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541cm" fo:margin-left="0cm" fo:margin-right="0.309cm" table:align="margins"/>
    </style:style>
    <style:style style:name="Tabla22.A" style:family="table-column">
      <style:table-column-properties style:column-width="1.928cm" style:rel-column-width="10074*"/>
    </style:style>
    <style:style style:name="Tabla22.B" style:family="table-column">
      <style:table-column-properties style:column-width="2.494cm" style:rel-column-width="13033*"/>
    </style:style>
    <style:style style:name="Tabla22.C" style:family="table-column">
      <style:table-column-properties style:column-width="4.015cm" style:rel-column-width="20978*"/>
    </style:style>
    <style:style style:name="Tabla22.D" style:family="table-column">
      <style:table-column-properties style:column-width="4.105cm" style:rel-column-width="21450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3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0.C2" style:family="table-cell">
      <style:table-cell-properties fo:padding="0.097cm" fo:border-left="0.002cm solid #000000" fo:border-right="none" fo:border-top="none" fo:border-bottom="0.002cm solid #000000"/>
    </style:style>
    <style:style style:name="Tabla3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8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3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1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0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2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3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4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8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line-height="50%"/>
    </style:style>
    <style:style style:name="P40" style:family="paragraph" style:parent-style-name="Standard">
      <style:paragraph-properties fo:line-height="50%" fo:text-align="center" style:justify-single-word="false"/>
    </style:style>
    <style:style style:name="P41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4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5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46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8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9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5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6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1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2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4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7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2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3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7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8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79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0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8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89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1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3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6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7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0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2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3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4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05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7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09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10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1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4" style:family="paragraph" style:parent-style-name="Table_20_Contents">
      <style:paragraph-properties fo:line-height="50%"/>
    </style:style>
    <style:style style:name="P11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6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1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0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3" style:family="paragraph" style:parent-style-name="Text_20_body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24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5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6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7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8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2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3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134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35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6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7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9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40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1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2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3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4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4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6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4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8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9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0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1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line-height="50%"/>
    </style:style>
    <style:style style:name="P153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asian="ArialMT" style:font-name-complex="ArialMT"/>
    </style:style>
    <style:style style:name="T23" style:family="text">
      <style:text-properties style:use-window-font-color="true" style:font-name="ArialMT" style:font-name-complex="ArialMT"/>
    </style:style>
    <style:style style:name="T24" style:family="text">
      <style:text-properties style:use-window-font-color="true" fo:font-size="10pt" style:font-size-asian="10pt" style:font-name-complex="ArialMT" style:font-size-complex="10pt"/>
    </style:style>
    <style:style style:name="T25" style:family="text">
      <style:text-properties fo:color="#ff0000"/>
    </style:style>
    <style:style style:name="T26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7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8" style:family="text">
      <style:text-properties fo:color="#000000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fo:font-size="12pt" style:font-name-asian="Hiragino Maru Gothic Pro" style:font-size-asian="12pt" style:font-size-complex="12pt"/>
    </style:style>
    <style:style style:name="T33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4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5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0pt" style:font-name-asian="Arial" style:font-size-asian="10pt" style:font-size-complex="10pt"/>
    </style:style>
    <style:style style:name="T39" style:family="text">
      <style:text-properties fo:color="#800000" style:font-name="STKaiti" style:font-name-asian="STKaiti"/>
    </style:style>
    <style:style style:name="T40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1" style:family="text">
      <style:text-properties fo:color="#808080" fo:font-size="12pt" style:font-name-asian="Hiragino Maru Gothic Pro" style:font-size-asian="12pt" style:font-size-complex="12pt"/>
    </style:style>
    <style:style style:name="T42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4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5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6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7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48" style:family="text">
      <style:text-properties fo:color="#808080" fo:font-weight="bold" style:font-name-asian="Hiragino Maru Gothic Pro" style:font-weight-asian="bold" style:font-weight-complex="bold"/>
    </style:style>
    <style:style style:name="T49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0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1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2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3" style:family="text">
      <style:text-properties fo:color="#808080" fo:font-weight="normal" style:font-weight-asian="normal" style:font-weight-complex="normal"/>
    </style:style>
    <style:style style:name="T54" style:family="text">
      <style:text-properties fo:color="#808080" style:font-name="Arial" fo:font-size="12pt" style:font-name-asian="Hiragino Maru Gothic Pro" style:font-size-asian="12pt" style:font-size-complex="12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style:text-underline-style="none"/>
    </style:style>
    <style:style style:name="T57" style:family="text">
      <style:text-properties style:font-name-complex="Arial1"/>
    </style:style>
    <style:style style:name="T58" style:family="text">
      <style:text-properties fo:font-size="12pt" style:font-name-asian="Hiragino Maru Gothic Pro" style:font-size-asian="12pt" style:font-size-complex="12pt"/>
    </style:style>
    <style:style style:name="T59" style:family="text">
      <style:text-properties fo:font-size="12pt" style:font-name-asian="Hiragino Maru Gothic Pro" style:font-size-asian="12pt" style:font-name-complex="HiraKakuProN-W3" style:font-size-complex="12pt"/>
    </style:style>
    <style:style style:name="T60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1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2" style:family="text">
      <style:text-properties style:font-name="Arial" fo:font-size="10pt" style:font-name-asian="Arial" style:font-size-asian="10pt" style:font-size-complex="10pt"/>
    </style:style>
    <style:style style:name="T63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4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5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6" style:family="text">
      <style:text-properties style:font-name="Arial" fo:font-size="12pt" style:font-name-asian="Hiragino Maru Gothic Pro" style:font-size-asian="12pt" style:font-size-complex="12pt"/>
    </style:style>
    <style:style style:name="T67" style:family="text">
      <style:text-properties style:font-name="Arial" style:font-name-asian="Arial"/>
    </style:style>
    <style:style style:name="T68" style:family="text">
      <style:text-properties style:font-name="Hiragino Maru Gothic Pro" style:font-name-asian="Hiragino Maru Gothic Pro"/>
    </style:style>
    <style:style style:name="T69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0" style:family="text">
      <style:text-properties style:font-name="Hiragino Maru Gothic Pro" fo:font-size="12pt" style:font-name-asian="Hiragino Maru Gothic Pro" style:font-size-asian="12pt" style:font-size-complex="12pt"/>
    </style:style>
    <style:style style:name="T71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2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3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4" style:family="text">
      <style:text-properties style:font-name-asian="Hiragino Maru Gothic Pro"/>
    </style:style>
    <style:style style:name="T75" style:family="text">
      <style:text-properties style:font-name-asian="Arial"/>
    </style:style>
    <style:style style:name="T76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77" style:family="text">
      <style:text-properties fo:color="#4c4c4c" fo:font-size="12pt" style:font-name-asian="Hiragino Maru Gothic Pro" style:font-size-asian="12pt" style:font-size-complex="12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9">漢字</text:p>
      <text:p text:style-name="P29"/>
      <text:p text:style-name="P20"><text:tab/><text:tab/><text:tab/></text:p>
      <text:p text:style-name="P6">10 – 9 - 8</text:p>
      <text:p text:style-name="P10"/>
      <text:p text:style-name="P11"/>
      <text:p text:style-name="P11"/>
      <text:p text:style-name="P11"/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20"><text:span text:style-name="T26"><text:s text:c="16"/></text:span><text:span text:style-name="T49">マヌ</text:span><text:span text:style-name="T39"><text:tab/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22"><text:tab/><text:tab/> <text:tab/></text:p>
      <text:p text:style-name="P22"/>
      <text:p text:style-name="P15">CLASIFICACIÓN</text:p>
      <text:p text:style-name="P15"/>
      <text:p text:style-name="P15"/>
      <text:p text:style-name="P15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9"><text:tab/><text:tab/><text:tab/><text:tab/><text:tab/></text:p>
      <text:p text:style-name="P1"><text:tab/><text:tab/><text:tab/><text:tab/><text:tab/><text:tab/><text:tab/>240</text:p>
      <text:p text:style-name="P8"/>
      <text:p text:style-name="P137">Notas: </text:p>
      <text:list xml:id="list1369617562519652794" text:style-name="L1">
        <text:list-item>
          <text:list>
            <text:list-item>
              <text:p text:style-name="P142">Excepciones en la lectura recalcados en gris; ejemplo: <text:ruby text:style-name="Ru1"><text:ruby-base><text:span text:style-name="T48">今日</text:span></text:ruby-base><text:ruby-text>きょう</text:ruby-text></text:ruby></text:p>
            </text:list-item>
          </text:list>
        </text:list-item>
      </text:list>
      <text:list xml:id="list8834018572626789055" text:style-name="L2">
        <text:list-item>
          <text:list>
            <text:list-item>
              <text:p text:style-name="P143">Contadores indicados entre corchetes: [ contador ]</text:p>
            </text:list-item>
            <text:list-item>
              <text:p text:style-name="P143">Aclaraciones o expresiones indicados entre “ ”; ejemplo “formal”</text:p>
            </text:list-item>
          </text:list>
        </text:list-item>
      </text:list>
      <text:p text:style-name="P14"/>
      <text:p text:style-name="P21"/>
      <text:p text:style-name="P115"/>
      <text:p text:style-name="P115"/>
      <text:p text:style-name="P115"/>
      <text:p text:style-name="P115"><text:soft-page-break/>CONCEPTOS</text:p>
      <text:p text:style-name="P13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51">神</text:p>
          </table:table-cell>
          <table:table-cell table:style-name="Tabla307.A1" office:value-type="string">
            <text:p text:style-name="P57">かみ</text:p>
          </table:table-cell>
          <table:table-cell table:style-name="Tabla307.C1" office:value-type="string">
            <text:p text:style-name="P114"><text:ruby text:style-name="Ru1"><text:ruby-base><text:span text:style-name="T70">神</text:span></text:ruby-base><text:ruby-text>かみ</text:ruby-text></text:ruby><text:span text:style-name="T70">さま</text:span><text:span text:style-name="T62"> <text:s text:c="17"/>Dios <text:s text:c="9"/></text:span></text:p>
          </table:table-cell>
          <table:table-cell table:style-name="Tabla307.D1" office:value-type="string">
            <text:p text:style-name="P43"/>
          </table:table-cell>
        </table:table-row>
        <table:table-row>
          <table:covered-table-cell/>
          <table:table-cell table:style-name="Tabla307.B2" office:value-type="string">
            <text:p text:style-name="P57">シン</text:p>
          </table:table-cell>
          <table:table-cell table:style-name="Tabla307.B2" office:value-type="string">
            <text:p text:style-name="P43"><text:ruby text:style-name="Ru1"><text:ruby-base><text:span text:style-name="T76">神</text:span></text:ruby-base><text:ruby-text>じん</text:ruby-text></text:ruby><text:ruby text:style-name="Ru1"><text:ruby-base><text:span text:style-name="T70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43"><text:ruby text:style-name="Ru1"><text:ruby-base><text:span text:style-name="T70">神</text:span></text:ruby-base><text:ruby-text>しん</text:ruby-text></text:ruby><text:ruby text:style-name="Ru1"><text:ruby-base><text:span text:style-name="T70">話</text:span></text:ruby-base><text:ruby-text>わ</text:ruby-text></text:ruby> <text:s text:c="23"/>mito <text:s text:c="16"/></text:p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1">天</text:p>
            </table:table-cell>
            <table:table-cell table:style-name="Tabla3.A1" table:number-rows-spanned="2" office:value-type="string">
              <text:p text:style-name="P57">テン</text:p>
            </table:table-cell>
            <table:table-cell table:style-name="Tabla3.C1" office:value-type="string">
              <text:p text:style-name="P60"><text:ruby text:style-name="Ru1"><text:ruby-base><text:span text:style-name="T58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40"><text:ruby text:style-name="Ru1"><text:ruby-base><text:span text:style-name="T58">天</text:span></text:ruby-base><text:ruby-text>てん</text:ruby-text></text:ruby><text:ruby text:style-name="Ru1"><text:ruby-base><text:span text:style-name="T58">文</text:span></text:ruby-base><text:ruby-text>もん</text:ruby-text></text:ruby><text:ruby text:style-name="Ru1"><text:ruby-base><text:span text:style-name="T58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60"><text:ruby text:style-name="Ru1"><text:ruby-base><text:span text:style-name="T58">天</text:span></text:ruby-base><text:ruby-text>てん</text:ruby-text></text:ruby><text:ruby text:style-name="Ru1"><text:ruby-base><text:span text:style-name="T58">気</text:span></text:ruby-base><text:ruby-text>き</text:ruby-text></text:ruby><text:span text:style-name="T62"> <text:s text:c="2"/></text:span></text:p>
            <text:p text:style-name="P43"><text:s text:c="3"/>tiempo meteorológico</text:p>
          </table:table-cell>
          <table:table-cell table:style-name="Tabla3.D2" office:value-type="string">
            <text:p text:style-name="P139"><text:ruby text:style-name="Ru1"><text:ruby-base><text:span text:style-name="T58">天</text:span></text:ruby-base><text:ruby-text>てん</text:ruby-text></text:ruby><text:ruby text:style-name="Ru1"><text:ruby-base><text:span text:style-name="T58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57">あま</text:p>
          </table:table-cell>
          <table:table-cell table:style-name="Tabla3.C2" office:value-type="string">
            <text:p text:style-name="P60"><text:ruby text:style-name="Ru1"><text:ruby-base><text:span text:style-name="T58">天</text:span></text:ruby-base><text:ruby-text>あま</text:ruby-text></text:ruby><text:span text:style-name="T58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8"/>
          </table:table-cell>
        </table:table-row>
      </table:table>
      <text:p text:style-name="P122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1">意</text:p>
          </table:table-cell>
          <table:table-cell table:style-name="Tabla248.A1" table:number-rows-spanned="2" office:value-type="string">
            <text:p text:style-name="P57">イ</text:p>
          </table:table-cell>
          <table:table-cell table:style-name="Tabla248.C1" office:value-type="string">
            <text:p text:style-name="P43"><text:ruby text:style-name="Ru1"><text:ruby-base><text:span text:style-name="T70">意</text:span></text:ruby-base><text:ruby-text>い</text:ruby-text></text:ruby> <text:s text:c="26"/>idea</text:p>
          </table:table-cell>
          <table:table-cell table:style-name="Tabla248.D1" office:value-type="string">
            <text:p text:style-name="P43"><text:ruby text:style-name="Ru1"><text:ruby-base><text:span text:style-name="T73">意</text:span></text:ruby-base><text:ruby-text>い</text:ruby-text></text:ruby><text:ruby text:style-name="Ru1"><text:ruby-base><text:span text:style-name="T73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3"><text:ruby text:style-name="Ru1"><text:ruby-base><text:span text:style-name="T70">意</text:span></text:ruby-base><text:ruby-text>い</text:ruby-text></text:ruby><text:ruby text:style-name="Ru1"><text:ruby-base><text:span text:style-name="T70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3"/>
          </table:table-cell>
        </table:table-row>
      </table:table>
      <text:p text:style-name="P13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1">公</text:p>
          </table:table-cell>
          <table:table-cell table:style-name="Tabla137.A1" office:value-type="string">
            <text:p text:style-name="P81">コウ</text:p>
          </table:table-cell>
          <table:table-cell table:style-name="Tabla137.A1" office:value-type="string">
            <text:p text:style-name="P100"><text:ruby text:style-name="Ru1"><text:ruby-base><text:span text:style-name="T70">公</text:span></text:ruby-base><text:ruby-text>こう</text:ruby-text></text:ruby><text:ruby text:style-name="Ru1"><text:ruby-base><text:span text:style-name="T70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00"/>
          </table:table-cell>
        </table:table-row>
      </table:table>
      <text:p text:style-name="P13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1">感</text:p>
          </table:table-cell>
          <table:table-cell table:style-name="Tabla250.A1" office:value-type="string">
            <text:p text:style-name="P57">カン</text:p>
          </table:table-cell>
          <table:table-cell table:style-name="Tabla250.A1" office:value-type="string">
            <text:p text:style-name="P43"><text:ruby text:style-name="Ru1"><text:ruby-base><text:span text:style-name="T70">感</text:span></text:ruby-base><text:ruby-text>かん</text:ruby-text></text:ruby><text:span text:style-name="T70">じ</text:span> <text:s text:c="10"/>sentimiento <text:s text:c="3"/></text:p>
          </table:table-cell>
          <table:table-cell table:style-name="Tabla250.D1" office:value-type="string">
            <text:p text:style-name="P43"><text:s text:c="2"/></text:p>
          </table:table-cell>
        </table:table-row>
      </table:table>
      <text:p text:style-name="P13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1">運</text:p>
          </table:table-cell>
          <table:table-cell table:style-name="Tabla249.A1" office:value-type="string">
            <text:p text:style-name="P57">ウン</text:p>
          </table:table-cell>
          <table:table-cell table:style-name="Tabla249.C1" office:value-type="string">
            <text:p text:style-name="P114"><text:ruby text:style-name="Ru1"><text:ruby-base><text:span text:style-name="T70">運</text:span></text:ruby-base><text:ruby-text>うん</text:ruby-text></text:ruby><text:span text:style-name="T62"> <text:s text:c="23"/>suerte <text:s text:c="9"/></text:span></text:p>
          </table:table-cell>
          <table:table-cell table:style-name="Tabla249.D1" office:value-type="string">
            <text:p text:style-name="P43"><text:ruby text:style-name="Ru1"><text:ruby-base><text:span text:style-name="T70">幸</text:span></text:ruby-base><text:ruby-text>こう</text:ruby-text></text:ruby><text:ruby text:style-name="Ru1"><text:ruby-base><text:span text:style-name="T70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7">はこ</text:p>
          </table:table-cell>
          <table:table-cell table:style-name="Tabla249.B2" office:value-type="string">
            <text:p text:style-name="P43"><text:ruby text:style-name="Ru1"><text:ruby-base><text:span text:style-name="T70">運</text:span></text:ruby-base><text:ruby-text>はこ</text:ruby-text></text:ruby><text:span text:style-name="T70">ぶ</text:span> <text:s text:c="11"/>transportar</text:p>
          </table:table-cell>
          <table:table-cell table:style-name="Tabla249.D2" office:value-type="string">
            <text:p text:style-name="P43"/>
          </table:table-cell>
        </table:table-row>
      </table:table>
      <text:p text:style-name="P13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51">真</text:p>
          </table:table-cell>
          <table:table-cell table:style-name="Tabla304.A1" office:value-type="string">
            <text:p text:style-name="P57">シン</text:p>
          </table:table-cell>
          <table:table-cell table:style-name="Tabla304.C1" office:value-type="string">
            <text:p text:style-name="P114"><text:ruby text:style-name="Ru1"><text:ruby-base><text:span text:style-name="T70">真</text:span></text:ruby-base><text:ruby-text>しん</text:ruby-text></text:ruby><text:span text:style-name="T62"> <text:s text:c="22"/>verdad <text:s text:c="9"/></text:span></text:p>
          </table:table-cell>
          <table:table-cell table:style-name="Tabla304.D1" office:value-type="string">
            <text:p text:style-name="P43"><text:ruby text:style-name="Ru1"><text:ruby-base><text:span text:style-name="T70">真</text:span></text:ruby-base><text:ruby-text>しん</text:ruby-text></text:ruby><text:ruby text:style-name="Ru1"><text:ruby-base><text:span text:style-name="T70">実</text:span></text:ruby-base><text:ruby-text>じつ</text:ruby-text></text:ruby> <text:s text:c="17"/>realidad</text:p>
          </table:table-cell>
        </table:table-row>
        <table:table-row>
          <table:covered-table-cell/>
          <table:table-cell table:style-name="Tabla304.B2" office:value-type="string">
            <text:p text:style-name="P57">ま</text:p>
          </table:table-cell>
          <table:table-cell table:style-name="Tabla304.B2" office:value-type="string">
            <text:p text:style-name="P43"><text:ruby text:style-name="Ru1"><text:ruby-base><text:span text:style-name="T70">真</text:span></text:ruby-base><text:ruby-text>ま</text:ruby-text></text:ruby><text:span text:style-name="T70">っ</text:span><text:ruby text:style-name="Ru1"><text:ruby-base><text:span text:style-name="T70">白</text:span></text:ruby-base><text:ruby-text>しろ</text:ruby-text></text:ruby> <text:s text:c="4"/></text:p>
            <text:p text:style-name="P43"><text:s text:c="2"/>completamente blanco</text:p>
          </table:table-cell>
          <table:table-cell table:style-name="Tabla304.D2" office:value-type="string">
            <text:p text:style-name="P43"><text:ruby text:style-name="Ru1"><text:ruby-base><text:span text:style-name="T70">真</text:span></text:ruby-base><text:ruby-text>ま</text:ruby-text></text:ruby><text:span text:style-name="T70">っ</text:span><text:ruby text:style-name="Ru1"><text:ruby-base><text:span text:style-name="T70">暗</text:span></text:ruby-base><text:ruby-text>くら</text:ruby-text></text:ruby> <text:s/></text:p>
            <text:p text:style-name="P43"><text:s text:c="3"/>completamente oscuro</text:p>
          </table:table-cell>
        </table:table-row>
      </table:table>
      <text:p text:style-name="P2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51">勝</text:p>
          </table:table-cell>
          <table:table-cell table:style-name="Tabla298.A1" office:value-type="string">
            <text:p text:style-name="P57">ショウ</text:p>
          </table:table-cell>
          <table:table-cell table:style-name="Tabla298.A1" office:value-type="string">
            <text:p text:style-name="P43"><text:ruby text:style-name="Ru1"><text:ruby-base><text:span text:style-name="T70">勝</text:span></text:ruby-base><text:ruby-text>しょう</text:ruby-text></text:ruby><text:span text:style-name="T70">り</text:span> <text:s text:c="15"/>victoria <text:s text:c="3"/></text:p>
          </table:table-cell>
          <table:table-cell table:style-name="Tabla298.D1" office:value-type="string">
            <text:p text:style-name="P43"><text:ruby text:style-name="Ru1"><text:ruby-base><text:span text:style-name="T70">決</text:span></text:ruby-base><text:ruby-text>けっ</text:ruby-text></text:ruby><text:ruby text:style-name="Ru1"><text:ruby-base><text:span text:style-name="T70">勝</text:span></text:ruby-base><text:ruby-text>しょう</text:ruby-text></text:ruby> <text:s text:c="2"/>partido decisivo <text:s text:c="3"/></text:p>
          </table:table-cell>
        </table:table-row>
      </table:table>
      <text:p text:style-name="P3"/>
      <text:p text:style-name="P3"/>
      <text:p text:style-name="P115">NATURALEZA - ELEMENTOS</text:p>
      <text:p text:style-name="P33"/>
      <text:p text:style-name="P3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1">空</text:p>
          </table:table-cell>
          <table:table-cell table:style-name="Tabla1.A1" office:value-type="string">
            <text:p text:style-name="P56">そら</text:p>
          </table:table-cell>
          <table:table-cell table:style-name="Tabla1.C1" office:value-type="string">
            <text:p text:style-name="P60"><text:ruby text:style-name="Ru1"><text:ruby-base><text:span text:style-name="T58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0"><text:ruby text:style-name="Ru1"><text:ruby-base><text:span text:style-name="T58">星</text:span></text:ruby-base><text:ruby-text>ほし</text:ruby-text></text:ruby><text:ruby text:style-name="Ru1"><text:ruby-base><text:span text:style-name="T42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7">あ</text:p>
          </table:table-cell>
          <table:table-cell table:style-name="Tabla1.C2" office:value-type="string">
            <text:p text:style-name="P60"><text:ruby text:style-name="Ru1"><text:ruby-base><text:span text:style-name="T58">空</text:span></text:ruby-base><text:ruby-text>あ</text:ruby-text></text:ruby><text:span text:style-name="T58">き</text:span><text:span text:style-name="T1"> <text:s text:c="13"/>　 <text:s text:c="2"/>vacío</text:span></text:p>
          </table:table-cell>
          <table:table-cell table:style-name="Tabla1.D2" office:value-type="string">
            <text:p text:style-name="P64"/>
          </table:table-cell>
        </table:table-row>
        <table:table-row>
          <table:covered-table-cell/>
          <table:table-cell table:style-name="Tabla1.B2" office:value-type="string">
            <text:p text:style-name="P57">クウ</text:p>
          </table:table-cell>
          <table:table-cell table:style-name="Tabla1.B2" office:value-type="string">
            <text:p text:style-name="P60"><text:ruby text:style-name="Ru1"><text:ruby-base><text:span text:style-name="T58">空</text:span></text:ruby-base><text:ruby-text>くう</text:ruby-text></text:ruby><text:ruby text:style-name="Ru1"><text:ruby-base><text:span text:style-name="T58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64"/>
          </table:table-cell>
        </table:table-row>
      </table:table>
      <text:p text:style-name="P12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1">雨</text:p>
            </table:table-cell>
            <table:table-cell table:style-name="Tabla5.A1" office:value-type="string">
              <text:p text:style-name="P57">あめ</text:p>
            </table:table-cell>
            <table:table-cell table:style-name="Tabla5.C1" office:value-type="string">
              <text:p text:style-name="P60"><text:ruby text:style-name="Ru1"><text:ruby-base><text:span text:style-name="T58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0"><text:ruby text:style-name="Ru1"><text:ruby-base><text:span text:style-name="T58">大</text:span></text:ruby-base><text:ruby-text>おお</text:ruby-text></text:ruby><text:ruby text:style-name="Ru1"><text:ruby-base><text:span text:style-name="T58">雨</text:span></text:ruby-base><text:ruby-text>あめ</text:ruby-text></text:ruby><text:span text:style-name="T62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7">あま</text:p>
          </table:table-cell>
          <table:table-cell table:style-name="Tabla5.C2" office:value-type="string">
            <text:p text:style-name="P60"><text:ruby text:style-name="Ru1"><text:ruby-base><text:span text:style-name="T58">雨</text:span></text:ruby-base><text:ruby-text>あま</text:ruby-text></text:ruby><text:ruby text:style-name="Ru1"><text:ruby-base><text:span text:style-name="T58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0"><text:ruby text:style-name="Ru1"><text:ruby-base><text:span text:style-name="T58">雨</text:span></text:ruby-base><text:ruby-text>あま</text:ruby-text></text:ruby><text:span text:style-name="T58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7">ウ</text:p>
          </table:table-cell>
          <table:table-cell table:style-name="Tabla5.C2" office:value-type="string">
            <text:p text:style-name="P60"><text:ruby text:style-name="Ru1"><text:ruby-base><text:span text:style-name="T58">雨</text:span></text:ruby-base><text:ruby-text>う</text:ruby-text></text:ruby><text:ruby text:style-name="Ru1"><text:ruby-base><text:span text:style-name="T58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0"/>
          </table:table-cell>
        </table:table-row>
      </table:table>
      <text:p text:style-name="P13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1">晴</text:p>
          </table:table-cell>
          <table:table-cell table:style-name="Tabla202.A1" office:value-type="string">
            <text:p text:style-name="P81">HA</text:p>
          </table:table-cell>
          <table:table-cell table:style-name="Tabla202.A1" office:value-type="string">
            <text:p text:style-name="P65"><text:ruby text:style-name="Ru1"><text:ruby-base><text:span text:style-name="T58">晴</text:span></text:ruby-base><text:ruby-text>は</text:ruby-text></text:ruby><text:span text:style-name="T58">れ <text:s text:c="6"/></text:span>(despejado)</text:p>
          </table:table-cell>
          <table:table-cell table:style-name="Tabla202.D1" office:value-type="string">
            <text:p text:style-name="P65"><text:ruby text:style-name="Ru1"><text:ruby-base><text:span text:style-name="T59">晴</text:span></text:ruby-base><text:ruby-text>は</text:ruby-text></text:ruby><text:span text:style-name="T59">れ</text:span><text:span text:style-name="T12">る</text:span><text:span text:style-name="T10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1">SEI</text:p>
          </table:table-cell>
          <table:table-cell table:style-name="Tabla202.B2" office:value-type="string">
            <text:p text:style-name="P65"><text:ruby text:style-name="Ru1"><text:ruby-base><text:span text:style-name="T58">晴</text:span></text:ruby-base><text:ruby-text>せい</text:ruby-text></text:ruby><text:ruby text:style-name="Ru1"><text:ruby-base><text:span text:style-name="T58">天</text:span></text:ruby-base><text:ruby-text>てん</text:ruby-text></text:ruby><text:span text:style-name="T58">　 <text:s/></text:span><text:span text:style-name="T74">(buen tiempo)</text:span></text:p>
          </table:table-cell>
          <table:table-cell table:style-name="Tabla202.D2" office:value-type="string">
            <text:p text:style-name="P65"/>
          </table:table-cell>
        </table:table-row>
      </table:table>
      <text:p text:style-name="P60"/>
      <text:p text:style-name="P60"><text:soft-page-break/></text:p>
      <text:p text:style-name="P60"/>
      <text:p text:style-name="P60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1">光</text:p>
          </table:table-cell>
          <table:table-cell table:style-name="Tabla108.A1" office:value-type="string">
            <text:p text:style-name="P81">HIKARI</text:p>
          </table:table-cell>
          <table:table-cell table:style-name="Tabla108.C1" office:value-type="string">
            <text:p text:style-name="P60"><text:ruby text:style-name="Ru1"><text:ruby-base><text:span text:style-name="T58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4"/>
          </table:table-cell>
        </table:table-row>
        <table:table-row>
          <table:covered-table-cell/>
          <table:table-cell table:style-name="Tabla108.B2" office:value-type="string">
            <text:p text:style-name="P81">HIKA</text:p>
          </table:table-cell>
          <table:table-cell table:style-name="Tabla108.C2" office:value-type="string">
            <text:p text:style-name="P78"><text:ruby text:style-name="Ru1"><text:ruby-base><text:span text:style-name="T11">光</text:span></text:ruby-base><text:ruby-text>ひか</text:ruby-text></text:ruby><text:span text:style-name="T58">る</text:span> <text:s text:c="12"/><text:span text:style-name="T1">(brillar)</text:span></text:p>
          </table:table-cell>
          <table:table-cell table:style-name="Tabla108.D2" office:value-type="string">
            <text:p text:style-name="P78"/>
          </table:table-cell>
        </table:table-row>
        <table:table-row>
          <table:covered-table-cell/>
          <table:table-cell table:style-name="Tabla108.B2" office:value-type="string">
            <text:p text:style-name="P82">KÔ</text:p>
          </table:table-cell>
          <table:table-cell table:style-name="Tabla108.C2" office:value-type="string">
            <text:p text:style-name="P78"><text:ruby text:style-name="Ru1"><text:ruby-base><text:span text:style-name="T42">日</text:span></text:ruby-base><text:ruby-text>にっ</text:ruby-text></text:ruby><text:ruby text:style-name="Ru1"><text:ruby-base><text:span text:style-name="T58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90"/>
          </table:table-cell>
        </table:table-row>
      </table:table>
      <text:p text:style-name="P13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51">音</text:p>
          </table:table-cell>
          <table:table-cell table:style-name="Tabla145.A1" office:value-type="string">
            <text:p text:style-name="P57">OTO</text:p>
          </table:table-cell>
          <table:table-cell table:style-name="Tabla145.C1" office:value-type="string">
            <text:p text:style-name="P43"><text:ruby text:style-name="Ru1"><text:ruby-base><text:span text:style-name="T70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3"><text:ruby text:style-name="Ru2"><text:ruby-base><text:span text:style-name="T70">足</text:span></text:ruby-base><text:ruby-text>あし</text:ruby-text></text:ruby><text:ruby text:style-name="Ru1"><text:ruby-base><text:span text:style-name="T70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7">ON</text:p>
          </table:table-cell>
          <table:table-cell table:style-name="Tabla145.B2" office:value-type="string">
            <text:p text:style-name="P43"><text:ruby text:style-name="Ru1"><text:ruby-base><text:span text:style-name="T70">音</text:span></text:ruby-base><text:ruby-text>おん</text:ruby-text></text:ruby><text:ruby text:style-name="Ru1"><text:ruby-base><text:span text:style-name="T70">楽</text:span></text:ruby-base><text:ruby-text>がく</text:ruby-text></text:ruby><text:ruby text:style-name="Ru1"><text:ruby-base><text:span text:style-name="T70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3"/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1">気</text:p>
            </table:table-cell>
            <table:table-cell table:style-name="Tabla4.A1" office:value-type="string">
              <text:p text:style-name="P57">KI</text:p>
            </table:table-cell>
            <table:table-cell table:style-name="Tabla4.A1" office:value-type="string">
              <text:p text:style-name="P60"><text:ruby text:style-name="Ru1"><text:ruby-base><text:span text:style-name="T58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60"><text:ruby text:style-name="Ru1"><text:ruby-base><text:span text:style-name="T58">気</text:span></text:ruby-base><text:ruby-text>き</text:ruby-text></text:ruby><text:span text:style-name="T58">もち</text:span> <text:s text:c="3"/><text:span text:style-name="T1">(sentimiento)</text:span></text:p>
            </table:table-cell>
          </table:table-row>
        </table:table-header-rows>
      </table:table>
      <text:p text:style-name="P43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1">元</text:p>
          </table:table-cell>
          <table:table-cell table:style-name="Tabla229.A1" office:value-type="string">
            <text:p text:style-name="P81">MOTO</text:p>
          </table:table-cell>
          <table:table-cell table:style-name="Tabla229.A1" office:value-type="string">
            <text:p text:style-name="P43"><text:ruby text:style-name="Ru1"><text:ruby-base><text:span text:style-name="T58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5"><text:s/></text:p>
          </table:table-cell>
        </table:table-row>
        <table:table-row>
          <table:covered-table-cell/>
          <table:table-cell table:style-name="Tabla229.B2" office:value-type="string">
            <text:p text:style-name="P82">GEN</text:p>
          </table:table-cell>
          <table:table-cell table:style-name="Tabla229.C2" office:value-type="string">
            <text:p text:style-name="P60"><text:ruby text:style-name="Ru1"><text:ruby-base><text:span text:style-name="T58">元</text:span></text:ruby-base><text:ruby-text>げん</text:ruby-text></text:ruby><text:ruby text:style-name="Ru1"><text:ruby-base><text:span text:style-name="T58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60"/>
          </table:table-cell>
        </table:table-row>
      </table:table>
      <text:p text:style-name="P73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1">星</text:p>
          </table:table-cell>
          <table:table-cell table:style-name="Tabla156.A1" office:value-type="string">
            <text:p text:style-name="P83">HOSHI</text:p>
          </table:table-cell>
          <table:table-cell table:style-name="Tabla156.A1" office:value-type="string">
            <text:p text:style-name="P60"><text:ruby text:style-name="Ru1"><text:ruby-base><text:span text:style-name="T58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8"><text:span text:style-name="T58">ながれ</text:span><text:ruby text:style-name="Ru1"><text:ruby-base><text:span text:style-name="T58">星</text:span></text:ruby-base><text:ruby-text>ほし</text:ruby-text></text:ruby></text:p>
            <text:p text:style-name="P78"><text:span text:style-name="T58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4">SEI</text:p>
          </table:table-cell>
          <table:table-cell table:style-name="Tabla156.C2" office:value-type="string">
            <text:p text:style-name="P78"><text:span text:style-name="T58">わく</text:span><text:ruby text:style-name="Ru1"><text:ruby-base><text:span text:style-name="T58">星</text:span></text:ruby-base><text:ruby-text>せい</text:ruby-text></text:ruby><text:span text:style-name="T58"> </text:span><text:s text:c="7"/><text:span text:style-name="T1">(planeta)</text:span></text:p>
          </table:table-cell>
          <table:table-cell table:style-name="Tabla156.D2" office:value-type="string">
            <text:p text:style-name="P90"><text:s/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    </table:table-cell>
        </table:table-row>
      </table:table>
      <text:p text:style-name="P3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1">風</text:p>
          </table:table-cell>
          <table:table-cell table:style-name="Tabla15.A1" office:value-type="string">
            <text:p text:style-name="P81">KAZE</text:p>
          </table:table-cell>
          <table:table-cell table:style-name="Tabla15.C1" office:value-type="string">
            <text:p text:style-name="P60"><text:ruby text:style-name="Ru1"><text:ruby-base><text:span text:style-name="T58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8"><text:ruby text:style-name="Ru1"><text:ruby-base><text:span text:style-name="T42">風</text:span></text:ruby-base><text:ruby-text>か</text:ruby-text></text:ruby><text:span text:style-name="T58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2">FÛ</text:p>
          </table:table-cell>
          <table:table-cell table:style-name="Tabla15.C2" office:value-type="string">
            <text:p text:style-name="P78"><text:ruby text:style-name="Ru1"><text:ruby-base><text:span text:style-name="T58">風</text:span></text:ruby-base><text:ruby-text>ふう</text:ruby-text></text:ruby><text:ruby text:style-name="Ru1"><text:ruby-base><text:span text:style-name="T58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8"><text:ruby text:style-name="Ru1"><text:ruby-base><text:span text:style-name="T58">風</text:span></text:ruby-base><text:ruby-text>ふう</text:ruby-text></text:ruby><text:ruby text:style-name="Ru1"><text:ruby-base><text:span text:style-name="T58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8"/>
      <text:p text:style-name="P3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1">月</text:p>
            </table:table-cell>
            <table:table-cell table:style-name="Tabla8.A1" office:value-type="string">
              <text:p text:style-name="P57">TSUKI</text:p>
            </table:table-cell>
            <table:table-cell table:style-name="Tabla8.C1" office:value-type="string">
              <text:p text:style-name="P60"><text:ruby text:style-name="Ru1"><text:ruby-base><text:span text:style-name="T58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7">GETSU</text:p>
          </table:table-cell>
          <table:table-cell table:style-name="Tabla8.B2" office:value-type="string">
            <text:p text:style-name="P60"><text:ruby text:style-name="Ru1"><text:ruby-base><text:span text:style-name="T58">月</text:span></text:ruby-base><text:ruby-text>げつ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60"><text:ruby text:style-name="Ru1"><text:ruby-base><text:span text:style-name="T58">今</text:span></text:ruby-base><text:ruby-text>こん</text:ruby-text></text:ruby><text:ruby text:style-name="Ru1"><text:ruby-base><text:span text:style-name="T58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4">GATSU</text:p>
          </table:table-cell>
          <table:table-cell table:style-name="Tabla8.B2" office:value-type="string">
            <text:p text:style-name="P60"/>
          </table:table-cell>
          <table:table-cell table:style-name="Tabla8.D2" office:value-type="string">
            <text:p text:style-name="P114"><text:span text:style-name="T63"><text:s text:c="4"/>(* </text:span><text:span text:style-name="T64">一</text:span><text:ruby text:style-name="Ru1"><text:ruby-base><text:span text:style-name="T64">月</text:span></text:ruby-base><text:ruby-text>がつ</text:ruby-text></text:ruby><text:span text:style-name="T64"> / 二</text:span><text:ruby text:style-name="Ru1"><text:ruby-base><text:span text:style-name="T64">月</text:span></text:ruby-base><text:ruby-text>がつ</text:ruby-text></text:ruby><text:span text:style-name="T64"> / 三</text:span><text:ruby text:style-name="Ru1"><text:ruby-base><text:span text:style-name="T64">月</text:span></text:ruby-base><text:ruby-text>がつ</text:ruby-text></text:ruby><text:span text:style-name="T63">)</text:span></text:p>
          </table:table-cell>
        </table:table-row>
      </table:table>
      <text:p text:style-name="P127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09">火</text:p>
            </table:table-cell>
            <table:table-cell table:style-name="Tabla242.A1" table:number-rows-spanned="2" office:value-type="string">
              <text:p text:style-name="P59">HI</text:p>
            </table:table-cell>
            <table:table-cell table:style-name="Tabla242.A1" office:value-type="string">
              <text:p text:style-name="P110"><text:ruby text:style-name="Ru1"><text:ruby-base><text:span text:style-name="T58">火</text:span></text:ruby-base><text:ruby-text>ひ</text:ruby-text></text:ruby> <text:s text:c="15"/><text:span text:style-name="T62">(fuego)</text:span></text:p>
            </table:table-cell>
            <table:table-cell table:style-name="Tabla242.D1" office:value-type="string">
              <text:p text:style-name="P110"><text:ruby text:style-name="Ru1"><text:ruby-base><text:span text:style-name="T58">花</text:span></text:ruby-base><text:ruby-text>はな</text:ruby-text></text:ruby><text:ruby text:style-name="Ru1"><text:ruby-base><text:span text:style-name="T42">火</text:span></text:ruby-base><text:ruby-text>び</text:ruby-text></text:ruby><text:span text:style-name="T40"> </text:span></text:p>
              <text:p text:style-name="P110"><text:span text:style-name="T66"><text:s text:c="8"/></text:span><text:span text:style-name="T62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10"><text:ruby text:style-name="Ru1"><text:ruby-base><text:span text:style-name="T58">火</text:span></text:ruby-base><text:ruby-text>ひ</text:ruby-text></text:ruby><text:ruby text:style-name="Ru1"><text:ruby-base><text:span text:style-name="T42">花</text:span></text:ruby-base><text:ruby-text>ばな</text:ruby-text></text:ruby> <text:s text:c="11"/><text:span text:style-name="T62">(chispa)</text:span></text:p>
          </table:table-cell>
          <table:table-cell table:style-name="Tabla242.D2" office:value-type="string">
            <text:p text:style-name="P110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59">KA</text:p>
          </table:table-cell>
          <table:table-cell table:style-name="Tabla242.C2" office:value-type="string">
            <text:p text:style-name="P110"><text:ruby text:style-name="Ru1"><text:ruby-base><text:span text:style-name="T58">火</text:span></text:ruby-base><text:ruby-text>か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8"/><text:span text:style-name="T62">(martes)</text:span></text:p>
          </table:table-cell>
          <table:table-cell table:style-name="Tabla242.D3" office:value-type="string">
            <text:p text:style-name="P110"><text:ruby text:style-name="Ru1"><text:ruby-base><text:span text:style-name="T58">火</text:span></text:ruby-base><text:ruby-text>か</text:ruby-text></text:ruby><text:span text:style-name="T58">じ</text:span> <text:s text:c="9"/><text:span text:style-name="T62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10"><text:ruby text:style-name="Ru1"><text:ruby-base><text:span text:style-name="T58">火</text:span></text:ruby-base><text:ruby-text>か</text:ruby-text></text:ruby><text:ruby text:style-name="Ru1"><text:ruby-base><text:span text:style-name="T58">口</text:span></text:ruby-base><text:ruby-text>こう</text:ruby-text></text:ruby> <text:s text:c="12"/><text:span text:style-name="T62">(cráter)</text:span></text:p>
          </table:table-cell>
          <table:table-cell table:style-name="Tabla242.D3" office:value-type="string">
            <text:p text:style-name="P110"/>
          </table:table-cell>
        </table:table-row>
      </table:table>
      <text:p text:style-name="P3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1">水</text:p>
            </table:table-cell>
            <table:table-cell table:style-name="Tabla11.A1" table:number-rows-spanned="2" office:value-type="string">
              <text:p text:style-name="P57">MIZU</text:p>
            </table:table-cell>
            <table:table-cell table:style-name="Tabla11.C1" office:value-type="string">
              <text:p text:style-name="P60"><text:ruby text:style-name="Ru1"><text:ruby-base><text:span text:style-name="T58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60"><text:ruby text:style-name="Ru1"><text:ruby-base><text:span text:style-name="T58">水</text:span></text:ruby-base><text:ruby-text>みず</text:ruby-text></text:ruby><text:span text:style-name="T58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0"><text:ruby text:style-name="Ru1"><text:ruby-base><text:span text:style-name="T58">水</text:span></text:ruby-base><text:ruby-text>みず</text:ruby-text></text:ruby><text:ruby text:style-name="Ru1"><text:ruby-base><text:span text:style-name="T58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60"/>
          </table:table-cell>
        </table:table-row>
        <table:table-row>
          <table:covered-table-cell/>
          <table:table-cell table:style-name="Tabla11.B3" office:value-type="string">
            <text:p text:style-name="P57">SUI</text:p>
          </table:table-cell>
          <table:table-cell table:style-name="Tabla11.C2" office:value-type="string">
            <text:p text:style-name="P60"><text:ruby text:style-name="Ru1"><text:ruby-base><text:span text:style-name="T58">水</text:span></text:ruby-base><text:ruby-text>すい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60"><text:ruby text:style-name="Ru1"><text:ruby-base><text:span text:style-name="T58">水</text:span></text:ruby-base><text:ruby-text>すい</text:ruby-text></text:ruby><text:span text:style-name="T58">そう</text:span> <text:s text:c="7"/><text:span text:style-name="T1">(depósito)</text:span></text:p>
          </table:table-cell>
        </table:table-row>
      </table:table>
      <text:p text:style-name="P12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2">木</text:p>
            </table:table-cell>
            <table:table-cell table:style-name="Tabla12.A1" office:value-type="string">
              <text:p text:style-name="P57">KI</text:p>
            </table:table-cell>
            <table:table-cell table:style-name="Tabla12.C1" office:value-type="string">
              <text:p text:style-name="P60"><text:ruby text:style-name="Ru1"><text:ruby-base><text:span text:style-name="T58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7">MOKU</text:p>
          </table:table-cell>
          <table:table-cell table:style-name="Tabla12.C2" office:value-type="string">
            <text:p text:style-name="P60"><text:ruby text:style-name="Ru1"><text:ruby-base><text:span text:style-name="T58">木</text:span></text:ruby-base><text:ruby-text>もく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60"/>
          </table:table-cell>
        </table:table-row>
        <table:table-row>
          <table:covered-table-cell/>
          <table:table-cell table:style-name="Tabla12.B2" office:value-type="string">
            <text:p text:style-name="P57">BOKU</text:p>
          </table:table-cell>
          <table:table-cell table:style-name="Tabla12.C2" office:value-type="string">
            <text:p text:style-name="P60"><text:ruby text:style-name="Ru1"><text:ruby-base><text:span text:style-name="T58">大</text:span></text:ruby-base><text:ruby-text>たい</text:ruby-text></text:ruby><text:ruby text:style-name="Ru1"><text:ruby-base><text:span text:style-name="T58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60"/>
          </table:table-cell>
        </table:table-row>
      </table:table>
      <text:p text:style-name="P122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1">金</text:p>
            </table:table-cell>
            <table:table-cell table:style-name="Tabla14.A1" office:value-type="string">
              <text:p text:style-name="P57">KANE</text:p>
            </table:table-cell>
            <table:table-cell table:style-name="Tabla14.C1" office:value-type="string">
              <text:p text:style-name="P60"><text:span text:style-name="T58">お</text:span><text:ruby text:style-name="Ru1"><text:ruby-base><text:span text:style-name="T58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7">KIN</text:p>
          </table:table-cell>
          <table:table-cell table:style-name="Tabla14.C2" office:value-type="string">
            <text:p text:style-name="P60"><text:ruby text:style-name="Ru1"><text:ruby-base><text:span text:style-name="T58">金</text:span></text:ruby-base><text:ruby-text>きん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7"/><text:span text:style-name="T1">(viernes)</text:span></text:p>
          </table:table-cell>
          <table:table-cell table:style-name="Tabla14.D2" office:value-type="string">
            <text:p text:style-name="P96"><text:ruby text:style-name="Ru1"><text:ruby-base><text:span text:style-name="T60">金</text:span></text:ruby-base><text:ruby-text>きん</text:ruby-text></text:ruby><text:span text:style-name="T60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0"><text:ruby text:style-name="Ru1"><text:ruby-base><text:span text:style-name="T58">金</text:span></text:ruby-base><text:ruby-text>きん</text:ruby-text></text:ruby><text:ruby text:style-name="Ru1"><text:ruby-base><text:span text:style-name="T58">色</text:span></text:ruby-base><text:ruby-text>いろ</text:ruby-text></text:ruby><text:span text:style-name="T58">い</text:span> <text:s text:c="7"/><text:span text:style-name="T1">(dorado)</text:span></text:p>
          </table:table-cell>
          <table:table-cell table:style-name="Tabla14.D2" office:value-type="string">
            <text:p text:style-name="P61"/>
          </table:table-cell>
        </table:table-row>
        <table:table-row>
          <table:covered-table-cell/>
          <table:table-cell table:style-name="Tabla14.B2" office:value-type="string">
            <text:p text:style-name="P57">KANA</text:p>
          </table:table-cell>
          <table:table-cell table:style-name="Tabla14.C2" office:value-type="string">
            <text:p text:style-name="P60"><text:ruby text:style-name="Ru1"><text:ruby-base><text:span text:style-name="T58">金</text:span></text:ruby-base><text:ruby-text>かな</text:ruby-text></text:ruby><text:span text:style-name="T58">づち</text:span> <text:s text:c="7"/><text:span text:style-name="T1">(martillo)</text:span></text:p>
          </table:table-cell>
          <table:table-cell table:style-name="Tabla14.D2" office:value-type="string">
            <text:p text:style-name="P61"/>
          </table:table-cell>
        </table:table-row>
      </table:table>
      <text:p text:style-name="P122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2">土</text:p>
            </table:table-cell>
            <table:table-cell table:style-name="Tabla13.A1" office:value-type="string">
              <text:p text:style-name="P57">TSUCHI</text:p>
            </table:table-cell>
            <table:table-cell table:style-name="Tabla13.C1" office:value-type="string">
              <text:p text:style-name="P60"><text:ruby text:style-name="Ru1"><text:ruby-base><text:span text:style-name="T58">土</text:span></text:ruby-base><text:ruby-text>つち</text:ruby-text></text:ruby><text:span text:style-name="T58"> </text:span><text:s text:c="16"/><text:span text:style-name="T1">(tierra)</text:span></text:p>
            </table:table-cell>
            <table:table-cell table:style-name="Tabla13.D1" office:value-type="string">
              <text:p text:style-name="P60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7">DO</text:p>
          </table:table-cell>
          <table:table-cell table:style-name="Tabla13.C2" office:value-type="string">
            <text:p text:style-name="P60"><text:ruby text:style-name="Ru1"><text:ruby-base><text:span text:style-name="T58">土</text:span></text:ruby-base><text:ruby-text>ど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6"/><text:span text:style-name="T1"><text:s/>(sábado)</text:span></text:p>
          </table:table-cell>
          <table:table-cell table:style-name="Tabla13.D2" office:value-type="string">
            <text:p text:style-name="P60"><text:span text:style-name="T58">ねん</text:span><text:ruby text:style-name="Ru1"><text:ruby-base><text:span text:style-name="T58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1">日</text:p>
            </table:table-cell>
            <table:table-cell table:style-name="Tabla10.A1" table:number-rows-spanned="2" office:value-type="string">
              <text:p text:style-name="P57">HI <text:s text:c="3"/></text:p>
            </table:table-cell>
            <table:table-cell table:style-name="Tabla10.C1" office:value-type="string">
              <text:p text:style-name="P60"><text:ruby text:style-name="Ru1"><text:ruby-base><text:span text:style-name="T58">日</text:span></text:ruby-base><text:ruby-text>ひ</text:ruby-text></text:ruby><text:span text:style-name="T58"> </text:span><text:s text:c="16"/><text:span text:style-name="T1"><text:s text:c="4"/>(Sol)</text:span></text:p>
            </table:table-cell>
            <table:table-cell table:style-name="Tabla10.D1" office:value-type="string">
              <text:p text:style-name="P60"><text:ruby text:style-name="Ru1"><text:ruby-base><text:span text:style-name="T58">朝</text:span></text:ruby-base><text:ruby-text>あさ</text:ruby-text></text:ruby><text:ruby text:style-name="Ru1"><text:ruby-base><text:span text:style-name="T58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3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入</text:span></text:ruby-base><text:ruby-text>い</text:ruby-text></text:ruby><text:span text:style-name="T58">り</text:span> </text:p>
            <text:p text:style-name="P43"><text:s text:c="13"/>(puesta del sol)</text:p>
          </table:table-cell>
          <table:table-cell table:style-name="Tabla10.D2" office:value-type="string">
            <text:p text:style-name="P43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3">BI</text:p>
          </table:table-cell>
          <table:table-cell table:style-name="Tabla10.C2" office:value-type="string">
            <text:p text:style-name="P43"><text:span text:style-name="T58">たん</text:span><text:ruby text:style-name="Ru1"><text:ruby-base><text:span text:style-name="T42">生</text:span></text:ruby-base><text:ruby-text>じょう</text:ruby-text></text:ruby><text:ruby text:style-name="Ru1"><text:ruby-base><text:span text:style-name="T58">日</text:span></text:ruby-base><text:ruby-text>び</text:ruby-text></text:ruby> <text:s text:c="3"/>(cumple)</text:p>
          </table:table-cell>
          <table:table-cell table:style-name="Tabla10.D2" office:value-type="string">
            <text:p text:style-name="P46"><text:s text:c="23"/>( * <text:ruby text:style-name="Ru1"><text:ruby-base><text:span text:style-name="T74">曜</text:span></text:ruby-base><text:ruby-text>よう</text:ruby-text></text:ruby><text:ruby text:style-name="Ru1"><text:ruby-base><text:span text:style-name="T74">日</text:span></text:ruby-base><text:ruby-text>び</text:ruby-text></text:ruby><text:span text:style-name="T74"> </text:span>)</text:p>
          </table:table-cell>
        </table:table-row>
        <table:table-row>
          <table:covered-table-cell/>
          <table:table-cell table:style-name="Tabla10.B3" office:value-type="string">
            <text:p text:style-name="P57">NI </text:p>
          </table:table-cell>
          <table:table-cell table:style-name="Tabla10.C2" office:value-type="string">
            <text:p text:style-name="P60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span text:style-name="T58"> <text:s/></text:span><text:s text:c="10"/><text:span text:style-name="T1">(Japón)</text:span></text:p>
          </table:table-cell>
          <table:table-cell table:style-name="Tabla10.D4" office:value-type="string">
            <text:p text:style-name="P43"/>
          </table:table-cell>
        </table:table-row>
        <table:table-row>
          <table:covered-table-cell/>
          <table:table-cell table:style-name="Tabla10.B3" office:value-type="string">
            <text:p text:style-name="P57">NICHI</text:p>
          </table:table-cell>
          <table:table-cell table:style-name="Tabla10.C2" office:value-type="string">
            <text:p text:style-name="P60"><text:ruby text:style-name="Ru1"><text:ruby-base><text:span text:style-name="T58">日</text:span></text:ruby-base><text:ruby-text>にち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text:s/></text:span><text:s text:c="4"/><text:span text:style-name="T1">(domingo)</text:span></text:p>
          </table:table-cell>
          <table:table-cell table:style-name="Tabla10.D4" office:value-type="string">
            <text:p text:style-name="P60"><text:ruby text:style-name="Ru1"><text:ruby-base><text:span text:style-name="T42">日</text:span></text:ruby-base><text:ruby-text>にっ</text:ruby-text></text:ruby><text:ruby text:style-name="Ru1"><text:ruby-base><text:span text:style-name="T58">中</text:span></text:ruby-base><text:ruby-text>ちゅう</text:ruby-text></text:ruby><text:span text:style-name="T58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7">KA</text:p>
          </table:table-cell>
          <table:table-cell table:style-name="Tabla10.C2" office:value-type="string">
            <text:p text:style-name="P60"/>
          </table:table-cell>
          <table:table-cell table:style-name="Tabla10.D4" office:value-type="string">
            <text:p text:style-name="P60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19"/>
      <text:p text:style-name="P19"/>
      <text:p text:style-name="P19"/>
      <text:p text:style-name="P19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1">地</text:p>
          </table:table-cell>
          <table:table-cell table:style-name="Tabla102.A1" table:number-rows-spanned="2" office:value-type="string">
            <text:p text:style-name="P81">CHI</text:p>
          </table:table-cell>
          <table:table-cell table:style-name="Tabla102.C1" office:value-type="string">
            <text:p text:style-name="P78"><text:ruby text:style-name="Ru1"><text:ruby-base><text:span text:style-name="T58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8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8"><text:ruby text:style-name="Ru1"><text:ruby-base><text:span text:style-name="T58">土</text:span></text:ruby-base><text:ruby-text>と</text:ruby-text></text:ruby><text:ruby text:style-name="Ru1"><text:ruby-base><text:span text:style-name="T58">地</text:span></text:ruby-base><text:ruby-text>ち</text:ruby-text></text:ruby><text:span text:style-name="T58"> </text:span><text:s text:c="10"/><text:span text:style-name="T1">(terreno)</text:span></text:p>
          </table:table-cell>
          <table:table-cell table:style-name="Tabla102.D2" office:value-type="string">
            <text:p text:style-name="P78"><text:ruby text:style-name="Ru1"><text:ruby-base><text:span text:style-name="T58">地</text:span></text:ruby-base><text:ruby-text>ち</text:ruby-text></text:ruby><text:ruby text:style-name="Ru1"><text:ruby-base><text:span text:style-name="T58">上</text:span></text:ruby-base><text:ruby-text>じょう</text:ruby-text></text:ruby><text:span text:style-name="T58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1">JI</text:p>
          </table:table-cell>
          <table:table-cell table:style-name="Tabla102.C2" office:value-type="string">
            <text:p text:style-name="P78"><text:ruby text:style-name="Ru1"><text:ruby-base><text:span text:style-name="T58">地</text:span></text:ruby-base><text:ruby-text>じ</text:ruby-text></text:ruby><text:span text:style-name="T58">めん </text:span><text:s text:c="5"/></text:p>
            <text:p text:style-name="P64"><text:s text:c="5"/>(superficie terrestre)</text:p>
          </table:table-cell>
          <table:table-cell table:style-name="Tabla102.D2" office:value-type="string">
            <text:p text:style-name="P90"/>
          </table:table-cell>
        </table:table-row>
      </table:table>
      <text:p text:style-name="P19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1">池</text:p>
          </table:table-cell>
          <table:table-cell table:style-name="Tabla103.A1" office:value-type="string">
            <text:p text:style-name="P81">IKE</text:p>
          </table:table-cell>
          <table:table-cell table:style-name="Tabla103.C1" office:value-type="string">
            <text:p text:style-name="P60"><text:ruby text:style-name="Ru1"><text:ruby-base><text:span text:style-name="T58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8"/>
          </table:table-cell>
        </table:table-row>
        <table:table-row>
          <table:covered-table-cell/>
          <table:table-cell table:style-name="Tabla103.B2" office:value-type="string">
            <text:p text:style-name="P82">CHI</text:p>
          </table:table-cell>
          <table:table-cell table:style-name="Tabla103.C2" office:value-type="string">
            <text:p text:style-name="P78"><text:ruby text:style-name="Ru1"><text:ruby-base><text:span text:style-name="T58">電</text:span></text:ruby-base><text:ruby-text>でん</text:ruby-text></text:ruby><text:ruby text:style-name="Ru1"><text:ruby-base><text:span text:style-name="T58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90"/>
          </table:table-cell>
        </table:table-row>
      </table:table>
      <text:p text:style-name="P76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1">雪</text:p>
          </table:table-cell>
          <table:table-cell table:style-name="Tabla97.A1" office:value-type="string">
            <text:p text:style-name="P57">YUKI</text:p>
          </table:table-cell>
          <table:table-cell table:style-name="Tabla97.A1" office:value-type="string">
            <text:p text:style-name="P60"><text:ruby text:style-name="Ru1"><text:ruby-base><text:span text:style-name="T58">雪</text:span></text:ruby-base><text:ruby-text>ゆき</text:ruby-text></text:ruby><text:span text:style-name="T58"> </text:span><text:s text:c="16"/><text:span text:style-name="T1">(nieve)</text:span></text:p>
          </table:table-cell>
          <table:table-cell table:style-name="Tabla97.D1" office:value-type="string">
            <text:p text:style-name="P60"/>
          </table:table-cell>
        </table:table-row>
      </table:table>
      <text:p text:style-name="P38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1">雲</text:p>
          </table:table-cell>
          <table:table-cell table:style-name="Tabla99.A1" office:value-type="string">
            <text:p text:style-name="P57">KUMO</text:p>
          </table:table-cell>
          <table:table-cell table:style-name="Tabla99.A1" office:value-type="string">
            <text:p text:style-name="P60"><text:ruby text:style-name="Ru1"><text:ruby-base><text:span text:style-name="T58">雲</text:span></text:ruby-base><text:ruby-text>くも</text:ruby-text></text:ruby><text:span text:style-name="T58"> </text:span><text:s text:c="16"/><text:span text:style-name="T1">(nube)</text:span></text:p>
          </table:table-cell>
          <table:table-cell table:style-name="Tabla99.D1" office:value-type="string">
            <text:p text:style-name="P60"/>
          </table:table-cell>
        </table:table-row>
      </table:table>
      <text:p text:style-name="P73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1">汽</text:p>
          </table:table-cell>
          <table:table-cell table:style-name="Tabla232.A1" office:value-type="string">
            <text:p text:style-name="P81">KI</text:p>
          </table:table-cell>
          <table:table-cell table:style-name="Tabla232.A1" office:value-type="string">
            <text:p text:style-name="P60"><text:ruby text:style-name="Ru1"><text:ruby-base><text:span text:style-name="T58">汽</text:span></text:ruby-base><text:ruby-text>き</text:ruby-text></text:ruby><text:span text:style-name="T58"> <text:s/></text:span><text:s text:c="14"/><text:span text:style-name="T1">(vapor)</text:span></text:p>
          </table:table-cell>
          <table:table-cell table:style-name="Tabla232.D1" office:value-type="string">
            <text:p text:style-name="P79"><text:ruby text:style-name="Ru1"><text:ruby-base><text:span text:style-name="T58">汽</text:span></text:ruby-base><text:ruby-text>き</text:ruby-text></text:ruby><text:ruby text:style-name="Ru1"><text:ruby-base><text:span text:style-name="T58">船</text:span></text:ruby-base><text:ruby-text>せん</text:ruby-text></text:ruby><text:span text:style-name="T58"> <text:s text:c="2"/></text:span><text:span text:style-name="T1">(barco de vapor)</text:span> <text:s text:c="2"/></text:p>
          </table:table-cell>
        </table:table-row>
      </table:table>
      <text:p text:style-name="P77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1">海</text:p>
          </table:table-cell>
          <table:table-cell table:style-name="Tabla197.A1" office:value-type="string">
            <text:p text:style-name="P57">うみ</text:p>
          </table:table-cell>
          <table:table-cell table:style-name="Tabla197.A1" office:value-type="string">
            <text:p text:style-name="P43"><text:ruby text:style-name="Ru1"><text:ruby-base><text:span text:style-name="T58">海</text:span></text:ruby-base><text:ruby-text>うみ</text:ruby-text></text:ruby><text:span text:style-name="T75"> <text:s text:c="26"/></text:span>mar</text:p>
          </table:table-cell>
          <table:table-cell table:style-name="Tabla197.D1" office:value-type="string">
            <text:p text:style-name="P65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2">カイ</text:p>
          </table:table-cell>
          <table:table-cell table:style-name="Tabla197.C2" office:value-type="string">
            <text:p text:style-name="P73"><text:ruby text:style-name="Ru1"><text:ruby-base><text:span text:style-name="T58">海</text:span></text:ruby-base><text:ruby-text>かい</text:ruby-text></text:ruby><text:ruby text:style-name="Ru1"><text:ruby-base><text:span text:style-name="T58">水</text:span></text:ruby-base><text:ruby-text>すい</text:ruby-text></text:ruby><text:span text:style-name="T75"> <text:s text:c="8"/></text:span>agua salada</text:p>
          </table:table-cell>
          <table:table-cell table:style-name="Tabla197.D2" office:value-type="string">
            <text:p text:style-name="P91">　 <text:s text:c="5"/></text:p>
          </table:table-cell>
        </table:table-row>
      </table:table>
      <text:p text:style-name="P13"/>
      <text:p text:style-name="P13"><text:soft-page-break/></text:p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1">岸</text:p>
          </table:table-cell>
          <table:table-cell table:style-name="Tabla245.A1" office:value-type="string">
            <text:p text:style-name="P57">きし</text:p>
          </table:table-cell>
          <table:table-cell table:style-name="Tabla245.A1" office:value-type="string">
            <text:p text:style-name="P43"><text:ruby text:style-name="Ru1"><text:ruby-base><text:span text:style-name="T58">岸</text:span></text:ruby-base><text:ruby-text>きし</text:ruby-text></text:ruby><text:span text:style-name="T58"> <text:s text:c="2"/></text:span><text:s text:c="20"/>costa</text:p>
          </table:table-cell>
          <table:table-cell table:style-name="Tabla245.D1" office:value-type="string">
            <text:p text:style-name="P65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2">ガン</text:p>
          </table:table-cell>
          <table:table-cell table:style-name="Tabla245.C2" office:value-type="string">
            <text:p text:style-name="P73"><text:ruby text:style-name="Ru1"><text:ruby-base><text:span text:style-name="T58">海</text:span></text:ruby-base><text:ruby-text>かい</text:ruby-text></text:ruby><text:ruby text:style-name="Ru1"><text:ruby-base><text:span text:style-name="T58">岸</text:span></text:ruby-base><text:ruby-text>がん</text:ruby-text></text:ruby><text:span text:style-name="T58"> <text:s text:c="2"/></text:span><text:s text:c="16"/>playa</text:p>
          </table:table-cell>
          <table:table-cell table:style-name="Tabla245.D2" office:value-type="string">
            <text:p text:style-name="P91">　 <text:s text:c="5"/></text:p>
          </table:table-cell>
        </table:table-row>
      </table:table>
      <text:p text:style-name="P13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7">川</text:p>
          </table:table-cell>
          <table:table-cell table:style-name="Tabla73.A1" office:value-type="string">
            <text:p text:style-name="P57">KAWA</text:p>
          </table:table-cell>
          <table:table-cell table:style-name="Tabla73.A1" office:value-type="string">
            <text:p text:style-name="P43"><text:ruby text:style-name="Ru1"><text:ruby-base><text:span text:style-name="T58">川</text:span></text:ruby-base><text:ruby-text>かわ</text:ruby-text></text:ruby> <text:s text:c="26"/>(río)</text:p>
          </table:table-cell>
          <table:table-cell table:style-name="Tabla73.D1" office:value-type="string">
            <text:p text:style-name="P97"><text:ruby text:style-name="Ru1"><text:ruby-base><text:span text:style-name="T41">小</text:span></text:ruby-base><text:ruby-text>お</text:ruby-text></text:ruby><text:ruby text:style-name="Ru1"><text:ruby-base><text:span text:style-name="T41">川</text:span></text:ruby-base><text:ruby-text>がわ</text:ruby-text></text:ruby><text:span text:style-name="T58"> </text:span><text:s text:c="12"/>(riachuelo)</text:p>
          </table:table-cell>
        </table:table-row>
      </table:table>
      <text:p text:style-name="P128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6">山</text:p>
          </table:table-cell>
          <table:table-cell table:style-name="Tabla72.A1" office:value-type="string">
            <text:p text:style-name="P57">YAMA</text:p>
          </table:table-cell>
          <table:table-cell table:style-name="Tabla72.A1" office:value-type="string">
            <text:p text:style-name="P43"><text:ruby text:style-name="Ru1"><text:ruby-base><text:span text:style-name="T58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3"><text:ruby text:style-name="Ru1"><text:ruby-base><text:span text:style-name="T58">山</text:span></text:ruby-base><text:ruby-text>やま</text:ruby-text></text:ruby><text:span text:style-name="T58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7">SAN</text:p>
          </table:table-cell>
          <table:table-cell table:style-name="Tabla72.C2" office:value-type="string">
            <text:p text:style-name="P43"><text:span text:style-name="T58">ふじ</text:span><text:ruby text:style-name="Ru1"><text:ruby-base><text:span text:style-name="T58">山</text:span></text:ruby-base><text:ruby-text>さん</text:ruby-text></text:ruby><text:span text:style-name="T58"> </text:span><text:s text:c="4"/>(monte <text:span text:style-name="T7">Fuji</text:span>)</text:p>
          </table:table-cell>
          <table:table-cell table:style-name="Tabla72.D2" office:value-type="string">
            <text:p text:style-name="P43"><text:ruby text:style-name="Ru1"><text:ruby-base><text:span text:style-name="T58">火</text:span></text:ruby-base><text:ruby-text>か</text:ruby-text></text:ruby><text:ruby text:style-name="Ru1"><text:ruby-base><text:span text:style-name="T42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2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1">谷</text:p>
          </table:table-cell>
          <table:table-cell table:style-name="Tabla152.A1" office:value-type="string">
            <text:p text:style-name="P81">TANI</text:p>
          </table:table-cell>
          <table:table-cell table:style-name="Tabla152.A1" office:value-type="string">
            <text:p text:style-name="P43"><text:ruby text:style-name="Ru1"><text:ruby-base><text:span text:style-name="T58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4"><text:ruby text:style-name="Ru1"><text:ruby-base><text:span text:style-name="T58">谷</text:span></text:ruby-base><text:ruby-text>たに</text:ruby-text></text:ruby><text:ruby text:style-name="Ru1"><text:ruby-base><text:span text:style-name="T42">川</text:span></text:ruby-base><text:ruby-text>がわ</text:ruby-text></text:ruby> <text:s text:c="9"/>(valle fluvial)</text:p>
          </table:table-cell>
        </table:table-row>
      </table:table>
      <text:p text:style-name="P35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7">湖</text:p>
          </table:table-cell>
          <table:table-cell table:style-name="Tabla246.A1" office:value-type="string">
            <text:p text:style-name="P57">みずうみ</text:p>
          </table:table-cell>
          <table:table-cell table:style-name="Tabla246.C1" office:value-type="string">
            <text:p text:style-name="P43"><text:ruby text:style-name="Ru1"><text:ruby-base><text:span text:style-name="T58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3"/>
          </table:table-cell>
        </table:table-row>
        <table:table-row>
          <table:covered-table-cell/>
          <table:table-cell table:style-name="Tabla246.B2" office:value-type="string">
            <text:p text:style-name="P94">コ</text:p>
          </table:table-cell>
          <table:table-cell table:style-name="Tabla246.C2" office:value-type="string">
            <text:p text:style-name="P99"><text:ruby text:style-name="Ru1"><text:ruby-base><text:span text:style-name="T58">湖</text:span></text:ruby-base><text:ruby-text>こ</text:ruby-text></text:ruby><text:ruby text:style-name="Ru1"><text:ruby-base><text:span text:style-name="T58">水</text:span></text:ruby-base><text:ruby-text>すい</text:ruby-text></text:ruby> <text:s text:c="22"/>lago</text:p>
          </table:table-cell>
          <table:table-cell table:style-name="Tabla246.D2" office:value-type="string">
            <text:p text:style-name="P43"/>
          </table:table-cell>
        </table:table-row>
      </table:table>
      <text:p text:style-name="P35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7">石</text:p>
          </table:table-cell>
          <table:table-cell table:style-name="Tabla76.A1" office:value-type="string">
            <text:p text:style-name="P57">ISHI</text:p>
          </table:table-cell>
          <table:table-cell table:style-name="Tabla76.C1" office:value-type="string">
            <text:p text:style-name="P43"><text:ruby text:style-name="Ru1"><text:ruby-base><text:span text:style-name="T58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3"/>
          </table:table-cell>
        </table:table-row>
        <table:table-row>
          <table:covered-table-cell/>
          <table:table-cell table:style-name="Tabla76.B2" office:value-type="string">
            <text:p text:style-name="P94">SEKI</text:p>
          </table:table-cell>
          <table:table-cell table:style-name="Tabla76.C2" office:value-type="string">
            <text:p text:style-name="P99"><text:ruby text:style-name="Ru1"><text:ruby-base><text:span text:style-name="T58">石</text:span></text:ruby-base><text:ruby-text>せき</text:ruby-text></text:ruby><text:span text:style-name="T58">ゆ</text:span> <text:s text:c="13"/>(petróleo)</text:p>
          </table:table-cell>
          <table:table-cell table:style-name="Tabla76.D2" office:value-type="string">
            <text:p text:style-name="P43"/>
          </table:table-cell>
        </table:table-row>
      </table:table>
      <text:p text:style-name="P35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1">岩</text:p>
          </table:table-cell>
          <table:table-cell table:style-name="Tabla101.A1" office:value-type="string">
            <text:p text:style-name="P57">IWA</text:p>
          </table:table-cell>
          <table:table-cell table:style-name="Tabla101.C1" office:value-type="string">
            <text:p text:style-name="P43"><text:ruby text:style-name="Ru1"><text:ruby-base><text:span text:style-name="T58">岩</text:span></text:ruby-base><text:ruby-text>いわ</text:ruby-text></text:ruby> <text:s text:c="23"/>(roca)</text:p>
          </table:table-cell>
          <table:table-cell table:style-name="Tabla101.D1" office:value-type="string">
            <text:p text:style-name="P43"><text:ruby text:style-name="Ru1"><text:ruby-base><text:span text:style-name="T58">岩</text:span></text:ruby-base><text:ruby-text>いわ</text:ruby-text></text:ruby><text:ruby text:style-name="Ru1"><text:ruby-base><text:span text:style-name="T58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7">GAN</text:p>
          </table:table-cell>
          <table:table-cell table:style-name="Tabla101.B2" office:value-type="string">
            <text:p text:style-name="P43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43"/>
          </table:table-cell>
        </table:table-row>
      </table:table>
      <text:p text:style-name="P35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7">銀</text:p>
          </table:table-cell>
          <table:table-cell table:style-name="Tabla247.A1" office:value-type="string">
            <text:p text:style-name="P57">しろがね</text:p>
          </table:table-cell>
          <table:table-cell table:style-name="Tabla247.C1" office:value-type="string">
            <text:p text:style-name="P43"><text:ruby text:style-name="Ru1"><text:ruby-base><text:span text:style-name="T58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3"/>
          </table:table-cell>
        </table:table-row>
        <table:table-row>
          <table:covered-table-cell/>
          <table:table-cell table:style-name="Tabla247.B2" office:value-type="string">
            <text:p text:style-name="P94">ギン</text:p>
          </table:table-cell>
          <table:table-cell table:style-name="Tabla247.C2" office:value-type="string">
            <text:p text:style-name="P99"><text:ruby text:style-name="Ru1"><text:ruby-base><text:span text:style-name="T58">銀</text:span></text:ruby-base><text:ruby-text>ぎん</text:ruby-text></text:ruby><text:ruby text:style-name="Ru1"><text:ruby-base><text:span text:style-name="T58">行</text:span></text:ruby-base><text:ruby-text>こう</text:ruby-text></text:ruby> <text:s text:c="19"/>banco</text:p>
          </table:table-cell>
          <table:table-cell table:style-name="Tabla247.D2" office:value-type="string">
            <text:p text:style-name="P43"/>
          </table:table-cell>
        </table:table-row>
      </table:table>
      <text:p text:style-name="P3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2">竹</text:p>
            </table:table-cell>
            <table:table-cell table:style-name="Tabla9.A1" office:value-type="string">
              <text:p text:style-name="P57">TAKE</text:p>
            </table:table-cell>
            <table:table-cell table:style-name="Tabla9.C1" office:value-type="string">
              <text:p text:style-name="P43"><text:ruby text:style-name="Ru1"><text:ruby-base><text:span text:style-name="T58">竹</text:span></text:ruby-base><text:ruby-text>たけ</text:ruby-text></text:ruby><text:span text:style-name="T58"> </text:span><text:s text:c="20"/>(bambú)</text:p>
            </table:table-cell>
            <table:table-cell table:style-name="Tabla9.D1" office:value-type="string">
              <text:p text:style-name="P13"><text:ruby text:style-name="Ru1"><text:ruby-base><text:span text:style-name="T58">竹</text:span></text:ruby-base><text:ruby-text>たけ</text:ruby-text></text:ruby><text:span text:style-name="T58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7">CHIKU</text:p>
          </table:table-cell>
          <table:table-cell table:style-name="Tabla9.C2" office:value-type="string">
            <text:p text:style-name="P43"><text:ruby text:style-name="Ru1"><text:ruby-base><text:span text:style-name="T58">竹</text:span></text:ruby-base><text:ruby-text>ちく</text:ruby-text></text:ruby><text:ruby text:style-name="Ru1"><text:ruby-base><text:span text:style-name="T58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3"/>
          </table:table-cell>
        </table:table-row>
      </table:table>
      <text:p text:style-name="P122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6">林</text:p>
          </table:table-cell>
          <table:table-cell table:style-name="Tabla74.A1" office:value-type="string">
            <text:p text:style-name="P57">HAYASHI</text:p>
          </table:table-cell>
          <table:table-cell table:style-name="Tabla74.C1" office:value-type="string">
            <text:p text:style-name="P50"><text:ruby text:style-name="Ru1"><text:ruby-base><text:span text:style-name="T58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3"/>
          </table:table-cell>
        </table:table-row>
        <table:table-row>
          <table:covered-table-cell/>
          <table:table-cell table:style-name="Tabla74.B2" office:value-type="string">
            <text:p text:style-name="P57">RIN</text:p>
          </table:table-cell>
          <table:table-cell table:style-name="Tabla74.C2" office:value-type="string">
            <text:p text:style-name="P50"><text:span text:style-name="T69"><text:s text:c="3"/>(* </text:span><text:ruby text:style-name="Ru1"><text:ruby-base><text:span text:style-name="T69">山</text:span></text:ruby-base><text:ruby-text>さん</text:ruby-text></text:ruby><text:ruby text:style-name="Ru1"><text:ruby-base><text:span text:style-name="T69">林</text:span></text:ruby-base><text:ruby-text>りん</text:ruby-text></text:ruby><text:span text:style-name="T69">/</text:span><text:ruby text:style-name="Ru1"><text:ruby-base><text:span text:style-name="T69">竹</text:span></text:ruby-base><text:ruby-text>ちく</text:ruby-text></text:ruby><text:ruby text:style-name="Ru1"><text:ruby-base><text:span text:style-name="T69">林</text:span></text:ruby-base><text:ruby-text>りん</text:ruby-text></text:ruby><text:span text:style-name="T69">/</text:span><text:ruby text:style-name="Ru1"><text:ruby-base><text:span text:style-name="T69">森</text:span></text:ruby-base><text:ruby-text>しん</text:ruby-text></text:ruby><text:ruby text:style-name="Ru1"><text:ruby-base><text:span text:style-name="T69">林</text:span></text:ruby-base><text:ruby-text>りん</text:ruby-text></text:ruby><text:span text:style-name="T69">)</text:span> </text:p>
          </table:table-cell>
          <table:table-cell table:style-name="Tabla74.D2" office:value-type="string">
            <text:p text:style-name="P43"/>
          </table:table-cell>
        </table:table-row>
      </table:table>
      <text:p text:style-name="P122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1">森</text:p>
          </table:table-cell>
          <table:table-cell table:style-name="Tabla75.A1" office:value-type="string">
            <text:p text:style-name="P57">MORI</text:p>
          </table:table-cell>
          <table:table-cell table:style-name="Tabla75.A1" office:value-type="string">
            <text:p text:style-name="P43"><text:ruby text:style-name="Ru1"><text:ruby-base><text:span text:style-name="T58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3"/>
          </table:table-cell>
        </table:table-row>
        <table:table-row>
          <table:covered-table-cell/>
          <table:table-cell table:style-name="Tabla75.B2" office:value-type="string">
            <text:p text:style-name="P57">SHIN</text:p>
          </table:table-cell>
          <table:table-cell table:style-name="Tabla75.B2" office:value-type="string">
            <text:p text:style-name="P50"><text:ruby text:style-name="Ru1"><text:ruby-base><text:span text:style-name="T58">森</text:span></text:ruby-base><text:ruby-text>しん</text:ruby-text></text:ruby><text:ruby text:style-name="Ru1"><text:ruby-base><text:span text:style-name="T58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3"/>
          </table:table-cell>
        </table:table-row>
      </table:table>
      <text:p text:style-name="P126"/>
      <text:p text:style-name="P126">CAMPO - COMIDA</text:p>
      <text:p text:style-name="P125"/>
      <text:p text:style-name="P128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1">野</text:p>
          </table:table-cell>
          <table:table-cell table:style-name="Tabla106.A1" office:value-type="string">
            <text:p text:style-name="P81">NO</text:p>
          </table:table-cell>
          <table:table-cell table:style-name="Tabla106.C1" office:value-type="string">
            <text:p text:style-name="P43"><text:ruby text:style-name="Ru1"><text:ruby-base><text:span text:style-name="T58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4"/>
          </table:table-cell>
        </table:table-row>
        <table:table-row>
          <table:covered-table-cell/>
          <table:table-cell table:style-name="Tabla106.B2" office:value-type="string">
            <text:p text:style-name="P82">YA</text:p>
          </table:table-cell>
          <table:table-cell table:style-name="Tabla106.C2" office:value-type="string">
            <text:p text:style-name="P64"><text:ruby text:style-name="Ru1"><text:ruby-base><text:span text:style-name="T58">野</text:span></text:ruby-base><text:ruby-text>や</text:ruby-text></text:ruby><text:span text:style-name="T58">さい</text:span> <text:s text:c="7"/>(verduras)</text:p>
          </table:table-cell>
          <table:table-cell table:style-name="Tabla106.D2" office:value-type="string">
            <text:p text:style-name="P99"><text:ruby text:style-name="Ru1"><text:ruby-base><text:span text:style-name="T58">分</text:span></text:ruby-base><text:ruby-text>ぶん</text:ruby-text></text:ruby><text:ruby text:style-name="Ru1"><text:ruby-base><text:span text:style-name="T58">野</text:span></text:ruby-base><text:ruby-text>や</text:ruby-text></text:ruby> <text:s/></text:p>
            <text:p text:style-name="P99"><text:s text:c="7"/>(campo académico)</text:p>
          </table:table-cell>
        </table:table-row>
      </table:table>
      <text:p text:style-name="P31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1"><text:soft-page-break/>原</text:p>
          </table:table-cell>
          <table:table-cell table:style-name="Tabla151.A1" office:value-type="string">
            <text:p text:style-name="P81">HARA</text:p>
          </table:table-cell>
          <table:table-cell table:style-name="Tabla151.C1" office:value-type="string">
            <text:p text:style-name="P43"><text:ruby text:style-name="Ru1"><text:ruby-base><text:span text:style-name="T58">野</text:span></text:ruby-base><text:ruby-text>の</text:ruby-text></text:ruby><text:ruby text:style-name="Ru1"><text:ruby-base><text:span text:style-name="T58">原</text:span></text:ruby-base><text:ruby-text>はら</text:ruby-text></text:ruby> </text:p>
            <text:p text:style-name="P43"><text:s text:c="10"/>(campo, pradera)</text:p>
          </table:table-cell>
          <table:table-cell table:style-name="Tabla151.D1" office:value-type="string">
            <text:p text:style-name="P64"><text:ruby text:style-name="Ru1"><text:ruby-base><text:span text:style-name="T58">原</text:span></text:ruby-base><text:ruby-text>はら</text:ruby-text></text:ruby><text:span text:style-name="T58">っぱ</text:span> <text:s text:c="4"/></text:p>
            <text:p text:style-name="P64"><text:s text:c="8"/><text:span text:style-name="T8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2">GEN</text:p>
          </table:table-cell>
          <table:table-cell table:style-name="Tabla151.B2" office:value-type="string">
            <text:p text:style-name="P64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 <text:s text:c="15"/>(átomo)</text:p>
          </table:table-cell>
          <table:table-cell table:style-name="Tabla151.D2" office:value-type="string">
            <text:p text:style-name="P64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<text:ruby text:style-name="Ru1"><text:ruby-base><text:span text:style-name="T58">力</text:span></text:ruby-base><text:ruby-text>りょく</text:ruby-text></text:ruby> </text:p>
            <text:p text:style-name="P64"><text:s text:c="12"/>(energía nuclear)</text:p>
          </table:table-cell>
        </table:table-row>
      </table:table>
      <text:p text:style-name="P12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1">花</text:p>
            </table:table-cell>
            <table:table-cell table:style-name="Tabla6.A1" table:number-rows-spanned="2" office:value-type="string">
              <text:p text:style-name="P57">HANA</text:p>
            </table:table-cell>
            <table:table-cell table:style-name="Tabla6.C1" office:value-type="string">
              <text:p text:style-name="P43"><text:ruby text:style-name="Ru1"><text:ruby-base><text:span text:style-name="T58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3"><text:ruby text:style-name="Ru1"><text:ruby-base><text:span text:style-name="T58">花</text:span></text:ruby-base><text:ruby-text>はな</text:ruby-text></text:ruby><text:span text:style-name="T58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3"><text:ruby text:style-name="Ru1"><text:ruby-base><text:span text:style-name="T58">草</text:span></text:ruby-base><text:ruby-text>くさ</text:ruby-text></text:ruby><text:ruby text:style-name="Ru1"><text:ruby-base><text:span text:style-name="T42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3"/>
          </table:table-cell>
        </table:table-row>
        <table:table-row>
          <table:covered-table-cell/>
          <table:table-cell table:style-name="Tabla6.B3" office:value-type="string">
            <text:p text:style-name="P57">KA</text:p>
          </table:table-cell>
          <table:table-cell table:style-name="Tabla6.C2" office:value-type="string">
            <text:p text:style-name="P43"><text:ruby text:style-name="Ru1"><text:ruby-base><text:span text:style-name="T58">花</text:span></text:ruby-base><text:ruby-text>か</text:ruby-text></text:ruby><text:span text:style-name="T58">びん </text:span><text:s text:c="11"/>(<text:span text:style-name="T56">florero</text:span>)</text:p>
          </table:table-cell>
          <table:table-cell table:style-name="Tabla6.D2" office:value-type="string">
            <text:p text:style-name="P43"><text:ruby text:style-name="Ru1"><text:ruby-base><text:span text:style-name="T58">花</text:span></text:ruby-base><text:ruby-text>か</text:ruby-text></text:ruby><text:span text:style-name="T58">だん</text:span> <text:s text:c="10"/>(parterre)</text:p>
          </table:table-cell>
        </table:table-row>
      </table:table>
      <text:p text:style-name="P3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2">草</text:p>
            </table:table-cell>
            <table:table-cell table:style-name="Tabla7.A1" office:value-type="string">
              <text:p text:style-name="P57">KUSA</text:p>
            </table:table-cell>
            <table:table-cell table:style-name="Tabla7.C1" office:value-type="string">
              <text:p text:style-name="P43"><text:ruby text:style-name="Ru1"><text:ruby-base><text:span text:style-name="T58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3"><text:ruby text:style-name="Ru1"><text:ruby-base><text:span text:style-name="T58">草</text:span></text:ruby-base><text:ruby-text>くさ</text:ruby-text></text:ruby><text:span text:style-name="T58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7">SÔ</text:p>
          </table:table-cell>
          <table:table-cell table:style-name="Tabla7.C2" office:value-type="string">
            <text:p text:style-name="P43"><text:ruby text:style-name="Ru1"><text:ruby-base><text:span text:style-name="T58">草</text:span></text:ruby-base><text:ruby-text>そう</text:ruby-text></text:ruby><text:ruby text:style-name="Ru1"><text:ruby-base><text:span text:style-name="T58">原</text:span></text:ruby-base><text:ruby-text>げん</text:ruby-text></text:ruby> <text:s text:c="15"/>(pradera)</text:p>
          </table:table-cell>
          <table:table-cell table:style-name="Tabla7.D2" office:value-type="string">
            <text:p text:style-name="P99"><text:span text:style-name="T58">れんげ</text:span><text:ruby text:style-name="Ru1"><text:ruby-base><text:span text:style-name="T58">草</text:span></text:ruby-base><text:ruby-text>そう</text:ruby-text></text:ruby> <text:s text:c="7"/>(flor loto)</text:p>
          </table:table-cell>
        </table:table-row>
      </table:table>
      <text:p text:style-name="P128"/>
      <text:p text:style-name="P128"/>
      <text:p text:style-name="P128"/>
      <text:p text:style-name="P128"/>
      <text:p text:style-name="P130">COMIDA</text:p>
      <text:p text:style-name="P125"/>
      <text:p text:style-name="P125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6">田</text:p>
          </table:table-cell>
          <table:table-cell table:style-name="Tabla71.A1" office:value-type="string">
            <text:p text:style-name="P57">た</text:p>
          </table:table-cell>
          <table:table-cell table:style-name="Tabla71.A1" office:value-type="string">
            <text:p text:style-name="P43"><text:ruby text:style-name="Ru1"><text:ruby-base><text:span text:style-name="T58">田</text:span></text:ruby-base><text:ruby-text>た</text:ruby-text></text:ruby><text:span text:style-name="T67"> <text:s text:c="22"/>arrozal</text:span></text:p>
          </table:table-cell>
          <table:table-cell table:style-name="Tabla71.D1" office:value-type="string">
            <text:p text:style-name="P104"/>
          </table:table-cell>
        </table:table-row>
      </table:table>
      <text:p text:style-name="P13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1">米</text:p>
          </table:table-cell>
          <table:table-cell table:style-name="Tabla116.A1" office:value-type="string">
            <text:p text:style-name="P81">こめ</text:p>
          </table:table-cell>
          <table:table-cell table:style-name="Tabla116.A1" office:value-type="string">
            <text:p text:style-name="P43"><text:ruby text:style-name="Ru1"><text:ruby-base><text:span text:style-name="T58">米</text:span></text:ruby-base><text:ruby-text>こめ</text:ruby-text></text:ruby> <text:s text:c="24"/>arroz</text:p>
          </table:table-cell>
          <table:table-cell table:style-name="Tabla116.D1" office:value-type="string">
            <text:p text:style-name="P65"><text:s text:c="8"/></text:p>
          </table:table-cell>
        </table:table-row>
        <table:table-row>
          <table:covered-table-cell/>
          <table:table-cell table:style-name="Tabla116.B2" office:value-type="string">
            <text:p text:style-name="P81">ベイ</text:p>
          </table:table-cell>
          <table:table-cell table:style-name="Tabla116.B2" office:value-type="string">
            <text:p text:style-name="P43"><text:ruby text:style-name="Ru1"><text:ruby-base><text:span text:style-name="T58">米</text:span></text:ruby-base><text:ruby-text>べい</text:ruby-text></text:ruby><text:ruby text:style-name="Ru1"><text:ruby-base><text:span text:style-name="T58">国</text:span></text:ruby-base><text:ruby-text>こく</text:ruby-text></text:ruby> <text:s text:c="18"/>EEUU</text:p>
          </table:table-cell>
          <table:table-cell table:style-name="Tabla116.D2" office:value-type="string">
            <text:p text:style-name="P65"/>
          </table:table-cell>
        </table:table-row>
      </table:table>
      <text:p text:style-name="P35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1">酒</text:p>
          </table:table-cell>
          <table:table-cell table:style-name="Tabla251.A1" office:value-type="string">
            <text:p text:style-name="P81">さけ</text:p>
          </table:table-cell>
          <table:table-cell table:style-name="Tabla251.A1" office:value-type="string">
            <text:p text:style-name="P43"><text:span text:style-name="T58">お</text:span><text:ruby text:style-name="Ru1"><text:ruby-base><text:span text:style-name="T58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5"/>
          </table:table-cell>
        </table:table-row>
      </table:table>
      <text:p text:style-name="P35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1">麦</text:p>
          </table:table-cell>
          <table:table-cell table:style-name="Tabla158.A1" office:value-type="string">
            <text:p text:style-name="P81">むぎ</text:p>
          </table:table-cell>
          <table:table-cell table:style-name="Tabla158.A1" office:value-type="string">
            <text:p text:style-name="P43"><text:ruby text:style-name="Ru1"><text:ruby-base><text:span text:style-name="T58">麦</text:span></text:ruby-base><text:ruby-text>むぎ</text:ruby-text></text:ruby><text:span text:style-name="T67"> <text:s text:c="25"/>trigo</text:span></text:p>
          </table:table-cell>
          <table:table-cell table:style-name="Tabla158.D1" office:value-type="string">
            <text:p text:style-name="P65"><text:ruby text:style-name="Ru1"><text:ruby-base><text:span text:style-name="T58">麦</text:span></text:ruby-base><text:ruby-text>むぎ</text:ruby-text></text:ruby><text:ruby text:style-name="Ru1"><text:ruby-base><text:span text:style-name="T58">茶</text:span></text:ruby-base><text:ruby-text>ちゃ</text:ruby-text></text:ruby> <text:s text:c="13"/>té de trigo</text:p>
          </table:table-cell>
        </table:table-row>
      </table:table>
      <text:p text:style-name="P13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53">茶</text:p>
          </table:table-cell>
          <table:table-cell table:style-name="Tabla173.A1" office:value-type="string">
            <text:p text:style-name="P81">チャ</text:p>
          </table:table-cell>
          <table:table-cell table:style-name="Tabla173.A1" office:value-type="string">
            <text:p text:style-name="P43"><text:span text:style-name="T58">お</text:span><text:ruby text:style-name="Ru1"><text:ruby-base><text:span text:style-name="T58">茶</text:span></text:ruby-base><text:ruby-text>ちゃ</text:ruby-text></text:ruby> <text:s text:c="25"/>té</text:p>
          </table:table-cell>
          <table:table-cell table:style-name="Tabla173.D1" office:value-type="string">
            <text:p text:style-name="P31"><text:ruby text:style-name="Ru1"><text:ruby-base><text:span text:style-name="T60">茶</text:span></text:ruby-base><text:ruby-text>ちゃ</text:ruby-text></text:ruby><text:ruby text:style-name="Ru1"><text:ruby-base><text:span text:style-name="T60">色</text:span></text:ruby-base><text:ruby-text>いろ</text:ruby-text></text:ruby><text:span text:style-name="T60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2">サ</text:p>
          </table:table-cell>
          <table:table-cell table:style-name="Tabla173.C2" office:value-type="string">
            <text:p text:style-name="P73"><text:ruby text:style-name="Ru1"><text:ruby-base><text:span text:style-name="T58">茶</text:span></text:ruby-base><text:ruby-text>さ</text:ruby-text></text:ruby><text:ruby text:style-name="Ru1"><text:ruby-base><text:span text:style-name="T58">道</text:span></text:ruby-base><text:ruby-text>どう</text:ruby-text></text:ruby> <text:s/>ceremonia del té</text:p>
          </table:table-cell>
          <table:table-cell table:style-name="Tabla173.D2" office:value-type="string">
            <text:p text:style-name="P91">　 <text:s text:c="5"/></text:p>
          </table:table-cell>
        </table:table-row>
      </table:table>
      <text:p text:style-name="P128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30"/>
      <text:p text:style-name="P130"/>
      <text:p text:style-name="P130">PERSONAS - FAMILIARES</text:p>
      <text:p text:style-name="P35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1">人</text:p>
            </table:table-cell>
            <table:table-cell table:style-name="Tabla16.A1" office:value-type="string">
              <text:p text:style-name="P57">HITO</text:p>
            </table:table-cell>
            <table:table-cell table:style-name="Tabla16.C1" office:value-type="string">
              <text:p text:style-name="P43"><text:ruby text:style-name="Ru1"><text:ruby-base><text:span text:style-name="T70">人</text:span></text:ruby-base><text:ruby-text>ひと</text:ruby-text></text:ruby><text:span text:style-name="T70"> </text:span><text:s text:c="17"/>(persona)</text:p>
            </table:table-cell>
            <table:table-cell table:style-name="Tabla16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7">JIN</text:p>
          </table:table-cell>
          <table:table-cell table:style-name="Tabla16.C2" office:value-type="string">
            <text:p text:style-name="P43"><text:ruby text:style-name="Ru1"><text:ruby-base><text:span text:style-name="T70">人</text:span></text:ruby-base><text:ruby-text>じん</text:ruby-text></text:ruby><text:ruby text:style-name="Ru1"><text:ruby-base><text:span text:style-name="T70">生</text:span></text:ruby-base><text:ruby-text>せい</text:ruby-text></text:ruby><text:span text:style-name="T70"> <text:s text:c="2"/></text:span><text:s text:c="2"/>(vida humana)</text:p>
          </table:table-cell>
          <table:table-cell table:style-name="Tabla16.D2" office:value-type="string">
            <text:p text:style-name="P43"><text:ruby text:style-name="Ru1"><text:ruby-base><text:span text:style-name="T70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7">NIN</text:p>
          </table:table-cell>
          <table:table-cell table:style-name="Tabla16.C2" office:value-type="string">
            <text:p text:style-name="P48"><text:ruby text:style-name="Ru1"><text:ruby-base><text:span text:style-name="T70">人</text:span></text:ruby-base><text:ruby-text>にん</text:ruby-text></text:ruby> <text:s text:c="13"/><text:span text:style-name="T55">[ personas ]</text:span></text:p>
          </table:table-cell>
          <table:table-cell table:style-name="Tabla16.D2" office:value-type="string">
            <text:p text:style-name="P43"/>
            <text:p text:style-name="P43"><text:s/></text:p>
          </table:table-cell>
        </table:table-row>
      </table:table>
      <text:p text:style-name="P13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ext:soft-page-break/>
        <table:table-row>
          <table:table-cell table:style-name="Tabla79.A1" table:number-rows-spanned="2" office:value-type="string">
            <text:p text:style-name="P51">方</text:p>
          </table:table-cell>
          <table:table-cell table:style-name="Tabla79.A1" office:value-type="string">
            <text:p text:style-name="P81">KATA</text:p>
          </table:table-cell>
          <table:table-cell table:style-name="Tabla79.A1" office:value-type="string">
            <text:p text:style-name="P65"><text:ruby text:style-name="Ru1"><text:ruby-base><text:span text:style-name="T70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5"><text:ruby text:style-name="Ru1"><text:ruby-base><text:span text:style-name="T70">方</text:span></text:ruby-base><text:ruby-text>かた</text:ruby-text></text:ruby> <text:s text:c="3"/></text:p>
            <text:p text:style-name="P65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1">HÔ</text:p>
          </table:table-cell>
          <table:table-cell table:style-name="Tabla79.C2" office:value-type="string">
            <text:p text:style-name="P43"><text:ruby text:style-name="Ru1"><text:ruby-base><text:span text:style-name="T70">方</text:span></text:ruby-base><text:ruby-text>ほう</text:ruby-text></text:ruby><text:ruby text:style-name="Ru1"><text:ruby-base><text:span text:style-name="T45">角</text:span></text:ruby-base><text:ruby-text>がく</text:ruby-text></text:ruby> <text:s/></text:p>
            <text:p text:style-name="P43"><text:s text:c="5"/>(dirección N-S-W-E)</text:p>
          </table:table-cell>
          <table:table-cell table:style-name="Tabla79.D2" office:value-type="string">
            <text:p text:style-name="P65"/>
          </table:table-cell>
        </table:table-row>
      </table:table>
      <text:p text:style-name="P43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1">活</text:p>
          </table:table-cell>
          <table:table-cell table:style-name="Tabla91.A1" office:value-type="string">
            <text:p text:style-name="P81">KATSU</text:p>
          </table:table-cell>
          <table:table-cell table:style-name="Tabla91.A1" office:value-type="string">
            <text:p text:style-name="P43"><text:ruby text:style-name="Ru1"><text:ruby-base><text:span text:style-name="T32">生</text:span></text:ruby-base><text:ruby-text>せい</text:ruby-text></text:ruby><text:ruby text:style-name="Ru1"><text:ruby-base><text:span text:style-name="T32">活</text:span></text:ruby-base><text:ruby-text>かつ</text:ruby-text></text:ruby><text:span text:style-name="T28"> <text:s text:c="3"/>(vida cotidiana)</text:span></text:p>
          </table:table-cell>
          <table:table-cell table:style-name="Tabla91.D1" office:value-type="string">
            <text:p text:style-name="P65"/>
          </table:table-cell>
        </table:table-row>
      </table:table>
      <text:p text:style-name="P7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1">子</text:p>
            </table:table-cell>
            <table:table-cell table:style-name="Tabla17.A1" office:value-type="string">
              <text:p text:style-name="P57">KO</text:p>
            </table:table-cell>
            <table:table-cell table:style-name="Tabla17.C1" office:value-type="string">
              <text:p text:style-name="P43"><text:ruby text:style-name="Ru1"><text:ruby-base><text:span text:style-name="T70">子</text:span></text:ruby-base><text:ruby-text>こ</text:ruby-text></text:ruby><text:span text:style-name="T70">ども </text:span><text:s text:c="14"/>(niño)</text:p>
            </table:table-cell>
            <table:table-cell table:style-name="Tabla17.D1" office:value-type="string">
              <text:p text:style-name="P43"><text:ruby text:style-name="Ru1"><text:ruby-base><text:span text:style-name="T70">親</text:span></text:ruby-base><text:ruby-text>おや</text:ruby-text></text:ruby><text:ruby text:style-name="Ru1"><text:ruby-base><text:span text:style-name="T70">子</text:span></text:ruby-base><text:ruby-text>こ</text:ruby-text></text:ruby><text:span text:style-name="T70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7">SHI</text:p>
          </table:table-cell>
          <table:table-cell table:style-name="Tabla17.C2" office:value-type="string">
            <text:p text:style-name="P43"><text:ruby text:style-name="Ru1"><text:ruby-base><text:span text:style-name="T70">女</text:span></text:ruby-base><text:ruby-text>じょ</text:ruby-text></text:ruby><text:ruby text:style-name="Ru1"><text:ruby-base><text:span text:style-name="T70">子</text:span></text:ruby-base><text:ruby-text>し</text:ruby-text></text:ruby> <text:s text:c="19"/>(niña)</text:p>
          </table:table-cell>
          <table:table-cell table:style-name="Tabla17.D2" office:value-type="string">
            <text:p text:style-name="P43"><text:ruby text:style-name="Ru1"><text:ruby-base><text:span text:style-name="T70">男</text:span></text:ruby-base><text:ruby-text>だん</text:ruby-text></text:ruby><text:ruby text:style-name="Ru1"><text:ruby-base><text:span text:style-name="T70">子</text:span></text:ruby-base><text:ruby-text>し</text:ruby-text></text:ruby><text:span text:style-name="T56"> <text:s text:c="18"/></text:span>(chico)</text:p>
          </table:table-cell>
        </table:table-row>
      </table:table>
      <text:p text:style-name="P17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1">女</text:p>
            </table:table-cell>
            <table:table-cell table:style-name="Tabla18.A1" office:value-type="string">
              <text:p text:style-name="P57">ONNA</text:p>
            </table:table-cell>
            <table:table-cell table:style-name="Tabla18.C1" office:value-type="string">
              <text:p text:style-name="P43"><text:ruby text:style-name="Ru1"><text:ruby-base><text:span text:style-name="T70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3"><text:ruby text:style-name="Ru1"><text:ruby-base><text:span text:style-name="T70">女</text:span></text:ruby-base><text:ruby-text>おんな</text:ruby-text></text:ruby><text:span text:style-name="T70">の</text:span><text:ruby text:style-name="Ru1"><text:ruby-base><text:span text:style-name="T70">子</text:span></text:ruby-base><text:ruby-text>こ</text:ruby-text></text:ruby><text:span text:style-name="T70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7">JHO</text:p>
          </table:table-cell>
          <table:table-cell table:style-name="Tabla18.B2" office:value-type="string">
            <text:p text:style-name="P43"><text:span text:style-name="T70">かの</text:span><text:ruby text:style-name="Ru1"><text:ruby-base><text:span text:style-name="T70">女</text:span></text:ruby-base><text:ruby-text>じょ</text:ruby-text></text:ruby><text:span text:style-name="T70"> </text:span><text:s text:c="12"/>(novia)</text:p>
          </table:table-cell>
          <table:table-cell table:style-name="Tabla18.D2" office:value-type="string">
            <text:p text:style-name="P43"><text:ruby text:style-name="Ru1"><text:ruby-base><text:span text:style-name="T70">女</text:span></text:ruby-base><text:ruby-text>じょ</text:ruby-text></text:ruby><text:ruby text:style-name="Ru1"><text:ruby-base><text:span text:style-name="T70">王</text:span></text:ruby-base><text:ruby-text>おう</text:ruby-text></text:ruby><text:span text:style-name="T70"> <text:s/></text:span><text:s text:c="16"/>(reina)</text:p>
          </table:table-cell>
        </table:table-row>
      </table:table>
      <text:p text:style-name="P122"/>
      <text:p text:style-name="P122"/>
      <text:p text:style-name="P122"/>
      <text:p text:style-name="P122"/>
      <text:p text:style-name="P122"/>
      <text:p text:style-name="P122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7">男</text:p>
            </table:table-cell>
            <table:table-cell table:style-name="Tabla20.B1" office:value-type="string">
              <text:p text:style-name="P57">OTOKO</text:p>
            </table:table-cell>
            <table:table-cell table:style-name="Tabla20.C1" office:value-type="string">
              <text:p text:style-name="P43"><text:ruby text:style-name="Ru1"><text:ruby-base><text:span text:style-name="T70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3"><text:ruby text:style-name="Ru1"><text:ruby-base><text:span text:style-name="T70">男</text:span></text:ruby-base><text:ruby-text>おとこ</text:ruby-text></text:ruby><text:span text:style-name="T70">の</text:span><text:ruby text:style-name="Ru1"><text:ruby-base><text:span text:style-name="T70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5">DAN</text:p>
          </table:table-cell>
          <table:table-cell table:style-name="Tabla20.C2" office:value-type="string">
            <text:p text:style-name="P43"><text:ruby text:style-name="Ru1"><text:ruby-base><text:span text:style-name="T70">男</text:span></text:ruby-base><text:ruby-text>だん</text:ruby-text></text:ruby><text:ruby text:style-name="Ru1"><text:ruby-base><text:span text:style-name="T70">女</text:span></text:ruby-base><text:ruby-text>じょ</text:ruby-text></text:ruby><text:span text:style-name="T70"> </text:span><text:s text:c="16"/>(<text:span text:style-name="T57">♂ y ♀</text:span>)</text:p>
          </table:table-cell>
          <table:table-cell table:style-name="Tabla20.D2" office:value-type="string">
            <text:p text:style-name="P43"/>
          </table:table-cell>
        </table:table-row>
      </table:table>
      <text:p text:style-name="P124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1">親</text:p>
          </table:table-cell>
          <table:table-cell table:style-name="Tabla39.A1" office:value-type="string">
            <text:p text:style-name="P56">OYA</text:p>
          </table:table-cell>
          <table:table-cell table:style-name="Tabla39.C1" office:value-type="string">
            <text:p text:style-name="P43"><text:ruby text:style-name="Ru1"><text:ruby-base><text:span text:style-name="T58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3"/>
          </table:table-cell>
        </table:table-row>
        <table:table-row>
          <table:covered-table-cell/>
          <table:table-cell table:style-name="Tabla39.B2" office:value-type="string">
            <text:p text:style-name="P56">SHIN</text:p>
          </table:table-cell>
          <table:table-cell table:style-name="Tabla39.C2" office:value-type="string">
            <text:p text:style-name="P63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3"/>
          </table:table-cell>
        </table:table-row>
      </table:table>
      <text:p text:style-name="P3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51">家</text:p>
          </table:table-cell>
          <table:table-cell table:style-name="Tabla40.A1" office:value-type="string">
            <text:p text:style-name="P56">IE</text:p>
          </table:table-cell>
          <table:table-cell table:style-name="Tabla40.C1" office:value-type="string">
            <text:p text:style-name="P43"><text:ruby text:style-name="Ru1"><text:ruby-base><text:span text:style-name="T58">家</text:span></text:ruby-base><text:ruby-text>いえ</text:ruby-text></text:ruby> <text:s text:c="22"/>(casa)</text:p>
          </table:table-cell>
          <table:table-cell table:style-name="Tabla40.D1" office:value-type="string">
            <text:p text:style-name="P43"><text:ruby text:style-name="Ru1"><text:ruby-base><text:span text:style-name="T58">家</text:span></text:ruby-base><text:ruby-text>いえ</text:ruby-text></text:ruby><text:ruby text:style-name="Ru1"><text:ruby-base><text:span text:style-name="T42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6">KA</text:p>
          </table:table-cell>
          <table:table-cell table:style-name="Tabla40.C2" office:value-type="string">
            <text:p text:style-name="P43"><text:ruby text:style-name="Ru1"><text:ruby-base><text:span text:style-name="T58">家</text:span></text:ruby-base><text:ruby-text>か</text:ruby-text></text:ruby><text:span text:style-name="T58">ぞく</text:span> <text:s text:c="11"/>(familia)</text:p>
          </table:table-cell>
          <table:table-cell table:style-name="Tabla40.D2" office:value-type="string">
            <text:p text:style-name="P65"><text:ruby text:style-name="Ru1"><text:ruby-base><text:span text:style-name="T58">画</text:span></text:ruby-base><text:ruby-text>が</text:ruby-text></text:ruby><text:ruby text:style-name="Ru1"><text:ruby-base><text:span text:style-name="T58">家</text:span></text:ruby-base><text:ruby-text>か</text:ruby-text></text:ruby> <text:s text:c="18"/>(pintor)</text:p>
          </table:table-cell>
        </table:table-row>
      </table:table>
      <text:p text:style-name="P3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1">母</text:p>
          </table:table-cell>
          <table:table-cell table:style-name="Tabla41.A1" office:value-type="string">
            <text:p text:style-name="P56">HAHA</text:p>
          </table:table-cell>
          <table:table-cell table:style-name="Tabla41.C1" office:value-type="string">
            <text:p text:style-name="P43"><text:ruby text:style-name="Ru1"><text:ruby-base><text:span text:style-name="T58">母</text:span></text:ruby-base><text:ruby-text>はは</text:ruby-text></text:ruby><text:span text:style-name="T58"> </text:span><text:s text:c="20"/>(mamá)</text:p>
          </table:table-cell>
          <table:table-cell table:style-name="Tabla41.D1" office:value-type="string">
            <text:p text:style-name="P43"/>
          </table:table-cell>
        </table:table-row>
        <table:table-row>
          <table:covered-table-cell/>
          <table:table-cell table:style-name="Tabla41.B2" office:value-type="string">
            <text:p text:style-name="P56">KAA</text:p>
          </table:table-cell>
          <table:table-cell table:style-name="Tabla41.C2" office:value-type="string">
            <text:p text:style-name="P43"><text:span text:style-name="T58">お</text:span><text:ruby text:style-name="Ru1"><text:ruby-base><text:span text:style-name="T58">母</text:span></text:ruby-base><text:ruby-text>かあ</text:ruby-text></text:ruby><text:span text:style-name="T58">さん</text:span> </text:p>
            <text:p text:style-name="P43"><text:s text:c="13"/>(madre de otro)</text:p>
          </table:table-cell>
          <table:table-cell table:style-name="Tabla41.D2" office:value-type="string">
            <text:p text:style-name="P43"/>
          </table:table-cell>
        </table:table-row>
        <table:table-row>
          <table:covered-table-cell/>
          <table:table-cell table:style-name="Tabla41.B2" office:value-type="string">
            <text:p text:style-name="P56">BO</text:p>
          </table:table-cell>
          <table:table-cell table:style-name="Tabla41.C2" office:value-type="string">
            <text:p text:style-name="P43"><text:span text:style-name="T58">そ</text:span><text:ruby text:style-name="Ru1"><text:ruby-base><text:span text:style-name="T58">母</text:span></text:ruby-base><text:ruby-text>ぼ</text:ruby-text></text:ruby> <text:s text:c="15"/>(abuela)</text:p>
          </table:table-cell>
          <table:table-cell table:style-name="Tabla41.D2" office:value-type="string">
            <text:p text:style-name="P43"/>
          </table:table-cell>
        </table:table-row>
      </table:table>
      <text:p text:style-name="P17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1">父</text:p>
          </table:table-cell>
          <table:table-cell table:style-name="Tabla42.A1" office:value-type="string">
            <text:p text:style-name="P56">CHICHI</text:p>
          </table:table-cell>
          <table:table-cell table:style-name="Tabla42.C1" office:value-type="string">
            <text:p text:style-name="P43"><text:ruby text:style-name="Ru1"><text:ruby-base><text:span text:style-name="T58">父</text:span></text:ruby-base><text:ruby-text>ちち</text:ruby-text></text:ruby><text:span text:style-name="T58"> </text:span><text:s text:c="22"/>(papá)</text:p>
          </table:table-cell>
          <table:table-cell table:style-name="Tabla42.D1" office:value-type="string">
            <text:p text:style-name="P43"/>
          </table:table-cell>
        </table:table-row>
        <table:table-row>
          <table:covered-table-cell/>
          <table:table-cell table:style-name="Tabla42.B2" office:value-type="string">
            <text:p text:style-name="P56">TÔ</text:p>
          </table:table-cell>
          <table:table-cell table:style-name="Tabla42.C2" office:value-type="string">
            <text:p text:style-name="P43"><text:span text:style-name="T58">お</text:span><text:ruby text:style-name="Ru1"><text:ruby-base><text:span text:style-name="T58">父</text:span></text:ruby-base><text:ruby-text>とう</text:ruby-text></text:ruby><text:span text:style-name="T58">さん</text:span> <text:s/></text:p>
            <text:p text:style-name="P43"><text:s text:c="14"/>(padre de otro)</text:p>
          </table:table-cell>
          <table:table-cell table:style-name="Tabla42.D2" office:value-type="string">
            <text:p text:style-name="P43"/>
          </table:table-cell>
        </table:table-row>
        <table:table-row>
          <table:covered-table-cell/>
          <table:table-cell table:style-name="Tabla42.B2" office:value-type="string">
            <text:p text:style-name="P56">FU</text:p>
          </table:table-cell>
          <table:table-cell table:style-name="Tabla42.C2" office:value-type="string">
            <text:p text:style-name="P43"><text:span text:style-name="T58">そ</text:span><text:ruby text:style-name="Ru1"><text:ruby-base><text:span text:style-name="T58">父</text:span></text:ruby-base><text:ruby-text>ふ</text:ruby-text></text:ruby> <text:s text:c="15"/>(abuelo)</text:p>
          </table:table-cell>
          <table:table-cell table:style-name="Tabla42.D2" office:value-type="string">
            <text:p text:style-name="P43"><text:ruby text:style-name="Ru1"><text:ruby-base><text:span text:style-name="T32">父</text:span></text:ruby-base><text:ruby-text>ふ</text:ruby-text></text:ruby><text:ruby text:style-name="Ru1"><text:ruby-base><text:span text:style-name="T32">母</text:span></text:ruby-base><text:ruby-text>ぼ</text:ruby-text></text:ruby> <text:s text:c="15"/>(padres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1">兄</text:p>
          </table:table-cell>
          <table:table-cell table:style-name="Tabla43.A1" office:value-type="string">
            <text:p text:style-name="P56">ANI</text:p>
          </table:table-cell>
          <table:table-cell table:style-name="Tabla43.C1" office:value-type="string">
            <text:p text:style-name="P43"><text:ruby text:style-name="Ru1"><text:ruby-base><text:span text:style-name="T58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3"/>
          </table:table-cell>
        </table:table-row>
        <table:table-row>
          <table:covered-table-cell/>
          <table:table-cell table:style-name="Tabla43.B2" office:value-type="string">
            <text:p text:style-name="P56">NII</text:p>
          </table:table-cell>
          <table:table-cell table:style-name="Tabla43.C2" office:value-type="string">
            <text:p text:style-name="P63">お<text:ruby text:style-name="Ru1"><text:ruby-base>兄</text:ruby-base><text:ruby-text>にい</text:ruby-text></text:ruby>さん</text:p>
            <text:p text:style-name="P43"><text:s text:c="5"/>(her. mayor “formal”)</text:p>
          </table:table-cell>
          <table:table-cell table:style-name="Tabla43.D2" office:value-type="string">
            <text:p text:style-name="P43"/>
          </table:table-cell>
        </table:table-row>
        <table:table-row>
          <table:covered-table-cell/>
          <table:table-cell table:style-name="Tabla43.B2" office:value-type="string">
            <text:p text:style-name="P56">KEI</text:p>
          </table:table-cell>
          <table:table-cell table:style-name="Tabla43.C2" office:value-type="string">
            <text:p text:style-name="P43"><text:ruby text:style-name="Ru1"><text:ruby-base><text:span text:style-name="T32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43"><text:s text:c="4"/>(padres y hermanos)</text:p>
          </table:table-cell>
          <table:table-cell table:style-name="Tabla43.D2" office:value-type="string">
            <text:p text:style-name="P43"/>
          </table:table-cell>
        </table:table-row>
      </table:table>
      <text:p text:style-name="P13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1">弟</text:p>
          </table:table-cell>
          <table:table-cell table:style-name="Tabla44.A1" office:value-type="string">
            <text:p text:style-name="P56">OTÔTO</text:p>
          </table:table-cell>
          <table:table-cell table:style-name="Tabla44.C1" office:value-type="string">
            <text:p text:style-name="P43"><text:ruby text:style-name="Ru1"><text:ruby-base><text:span text:style-name="T58">弟</text:span></text:ruby-base><text:ruby-text>おとうと</text:ruby-text></text:ruby> (hermano menor)</text:p>
          </table:table-cell>
          <table:table-cell table:style-name="Tabla44.D1" office:value-type="string">
            <text:p text:style-name="P43"/>
          </table:table-cell>
        </table:table-row>
        <table:table-row>
          <table:covered-table-cell/>
          <table:table-cell table:style-name="Tabla44.B2" office:value-type="string">
            <text:p text:style-name="P56">DAI</text:p>
          </table:table-cell>
          <table:table-cell table:style-name="Tabla44.C2" office:value-type="string">
            <text:p text:style-name="P43"><text:ruby text:style-name="Ru1"><text:ruby-base><text:span text:style-name="T42">兄</text:span></text:ruby-base><text:ruby-text>きょう</text:ruby-text></text:ruby><text:ruby text:style-name="Ru1"><text:ruby-base><text:span text:style-name="T58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3"/>
          </table:table-cell>
        </table:table-row>
      </table:table>
      <text:p text:style-name="P17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1">姉</text:p>
          </table:table-cell>
          <table:table-cell table:style-name="Tabla45.A1" office:value-type="string">
            <text:p text:style-name="P56">ANE</text:p>
          </table:table-cell>
          <table:table-cell table:style-name="Tabla45.C1" office:value-type="string">
            <text:p text:style-name="P43"><text:ruby text:style-name="Ru1"><text:ruby-base><text:span text:style-name="T58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3"/>
          </table:table-cell>
        </table:table-row>
        <table:table-row>
          <table:covered-table-cell/>
          <table:table-cell table:style-name="Tabla45.B2" office:value-type="string">
            <text:p text:style-name="P56">NEE</text:p>
          </table:table-cell>
          <table:table-cell table:style-name="Tabla45.C2" office:value-type="string">
            <text:p text:style-name="P63">お<text:ruby text:style-name="Ru1"><text:ruby-base>姉</text:ruby-base><text:ruby-text>ねえ</text:ruby-text></text:ruby>さん </text:p>
            <text:p text:style-name="P43"><text:s/>(herm. mayor “formal”)</text:p>
          </table:table-cell>
          <table:table-cell table:style-name="Tabla45.D2" office:value-type="string">
            <text:p text:style-name="P13"/>
          </table:table-cell>
        </table:table-row>
      </table:table>
      <text:p text:style-name="P35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1">妹</text:p>
          </table:table-cell>
          <table:table-cell table:style-name="Tabla46.A1" office:value-type="string">
            <text:p text:style-name="P56">IMÔTO</text:p>
          </table:table-cell>
          <table:table-cell table:style-name="Tabla46.C1" office:value-type="string">
            <text:p text:style-name="P43"><text:ruby text:style-name="Ru1"><text:ruby-base><text:span text:style-name="T58">妹</text:span></text:ruby-base><text:ruby-text>いもうと</text:ruby-text></text:ruby> (hermana menor)</text:p>
          </table:table-cell>
          <table:table-cell table:style-name="Tabla46.D1" office:value-type="string">
            <text:p text:style-name="P43"/>
          </table:table-cell>
        </table:table-row>
        <table:table-row>
          <table:covered-table-cell/>
          <table:table-cell table:style-name="Tabla46.B2" office:value-type="string">
            <text:p text:style-name="P56">MAI</text:p>
          </table:table-cell>
          <table:table-cell table:style-name="Tabla46.C2" office:value-type="string">
            <text:p text:style-name="P43"><text:ruby text:style-name="Ru1"><text:ruby-base><text:span text:style-name="T42">姉</text:span></text:ruby-base><text:ruby-text>し</text:ruby-text></text:ruby><text:ruby text:style-name="Ru1"><text:ruby-base><text:span text:style-name="T58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3"/>
          </table:table-cell>
        </table:table-row>
      </table:table>
      <text:p text:style-name="P35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1">友</text:p>
          </table:table-cell>
          <table:table-cell table:style-name="Tabla47.A1" office:value-type="string">
            <text:p text:style-name="P81">TOMO</text:p>
          </table:table-cell>
          <table:table-cell table:style-name="Tabla47.C1" office:value-type="string">
            <text:p text:style-name="P43"><text:ruby text:style-name="Ru1"><text:ruby-base><text:span text:style-name="T58">友</text:span></text:ruby-base><text:ruby-text>とも</text:ruby-text></text:ruby><text:span text:style-name="T58">だち</text:span> <text:s text:c="9"/>(amigos) <text:s text:c="8"/></text:p>
          </table:table-cell>
          <table:table-cell table:style-name="Tabla47.D1" office:value-type="string">
            <text:p text:style-name="P64"/>
          </table:table-cell>
        </table:table-row>
        <table:table-row>
          <table:covered-table-cell/>
          <table:table-cell table:style-name="Tabla47.B2" office:value-type="string">
            <text:p text:style-name="P82">YÛ</text:p>
          </table:table-cell>
          <table:table-cell table:style-name="Tabla47.C2" office:value-type="string">
            <text:p text:style-name="P64"><text:ruby text:style-name="Ru1"><text:ruby-base><text:span text:style-name="T58">親</text:span></text:ruby-base><text:ruby-text>しん</text:ruby-text></text:ruby><text:ruby text:style-name="Ru1"><text:ruby-base><text:span text:style-name="T58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99"><text:ruby text:style-name="Ru1"><text:ruby-base><text:span text:style-name="T58">友</text:span></text:ruby-base><text:ruby-text>ゆう</text:ruby-text></text:ruby><text:ruby text:style-name="Ru1"><text:ruby-base><text:span text:style-name="T58">人</text:span></text:ruby-base><text:ruby-text>じん</text:ruby-text></text:ruby> <text:s text:c="4"/>(amigo “formal”)</text:p>
          </table:table-cell>
        </table:table-row>
      </table:table>
      <text:p text:style-name="P129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PROFESIONES</text:p>
      <text:p text:style-name="P13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1">工</text:p>
          </table:table-cell>
          <table:table-cell table:style-name="Tabla142.A1" office:value-type="string">
            <text:p text:style-name="P81">ク</text:p>
          </table:table-cell>
          <table:table-cell table:style-name="Tabla142.A1" office:value-type="string">
            <text:p text:style-name="P43"><text:ruby text:style-name="Ru1"><text:ruby-base><text:span text:style-name="T70">大</text:span></text:ruby-base><text:ruby-text>だい</text:ruby-text></text:ruby><text:ruby text:style-name="Ru1"><text:ruby-base><text:span text:style-name="T70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5"/>
          </table:table-cell>
        </table:table-row>
        <table:table-row>
          <table:covered-table-cell/>
          <table:table-cell table:style-name="Tabla142.B2" office:value-type="string">
            <text:p text:style-name="P81">コウ</text:p>
          </table:table-cell>
          <table:table-cell table:style-name="Tabla142.C2" office:value-type="string">
            <text:p text:style-name="P65"><text:ruby text:style-name="Ru1"><text:ruby-base><text:span text:style-name="T70">人</text:span></text:ruby-base><text:ruby-text>じん</text:ruby-text></text:ruby><text:ruby text:style-name="Ru1"><text:ruby-base><text:span text:style-name="T70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5"/>
          </table:table-cell>
        </table:table-row>
      </table:table>
      <text:p text:style-name="P13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1">員</text:p>
          </table:table-cell>
          <table:table-cell table:style-name="Tabla254.A1" office:value-type="string">
            <text:p text:style-name="P81">イン</text:p>
          </table:table-cell>
          <table:table-cell table:style-name="Tabla254.A1" office:value-type="string">
            <text:p text:style-name="P43"><text:ruby text:style-name="Ru1"><text:ruby-base><text:span text:style-name="T32">定</text:span></text:ruby-base><text:ruby-text>てい</text:ruby-text></text:ruby><text:ruby text:style-name="Ru1"><text:ruby-base><text:span text:style-name="T32">員</text:span></text:ruby-base><text:ruby-text>いん</text:ruby-text></text:ruby><text:span text:style-name="T28"> <text:s text:c="8"/>dependiente</text:span></text:p>
          </table:table-cell>
          <table:table-cell table:style-name="Tabla254.D1" office:value-type="string">
            <text:p text:style-name="P65"><text:ruby text:style-name="Ru1"><text:ruby-base><text:span text:style-name="T58">会</text:span></text:ruby-base><text:ruby-text>かい</text:ruby-text></text:ruby><text:ruby text:style-name="Ru1"><text:ruby-base><text:span text:style-name="T58">員</text:span></text:ruby-base><text:ruby-text>いん</text:ruby-text></text:ruby> <text:s text:c="21"/>socio</text:p>
          </table:table-cell>
        </table:table-row>
      </table:table>
      <text:p text:style-name="P45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1">学</text:p>
            </table:table-cell>
            <table:table-cell table:style-name="Tabla21.A1" office:value-type="string">
              <text:p text:style-name="P94">ガク</text:p>
            </table:table-cell>
            <table:table-cell table:style-name="Tabla21.C1" office:value-type="string">
              <text:p text:style-name="P43"><text:ruby text:style-name="Ru1"><text:ruby-base><text:span text:style-name="T58">学</text:span></text:ruby-base><text:ruby-text>がく</text:ruby-text></text:ruby><text:ruby text:style-name="Ru1"><text:ruby-base><text:span text:style-name="T58">生</text:span></text:ruby-base><text:ruby-text>せい</text:ruby-text></text:ruby><text:span text:style-name="T67"> <text:s text:c="12"/>estudiante</text:span></text:p>
            </table:table-cell>
            <table:table-cell table:style-name="Tabla21.D1" office:value-type="string">
              <text:p text:style-name="P93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7">まな</text:p>
          </table:table-cell>
          <table:table-cell table:style-name="Tabla21.C2" office:value-type="string">
            <text:p text:style-name="P43"><text:ruby text:style-name="Ru1"><text:ruby-base><text:span text:style-name="T58">学</text:span></text:ruby-base><text:ruby-text>まな</text:ruby-text></text:ruby><text:span text:style-name="T58">ぶ</text:span><text:span text:style-name="T67"> <text:s text:c="17"/>estudio</text:span></text:p>
          </table:table-cell>
          <table:table-cell table:style-name="Tabla21.D2" office:value-type="string">
            <text:p text:style-name="P43"/>
          </table:table-cell>
        </table:table-row>
      </table:table>
      <text:p text:style-name="P35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1">医</text:p>
          </table:table-cell>
          <table:table-cell table:style-name="Tabla244.A1" office:value-type="string">
            <text:p text:style-name="P81">イ</text:p>
          </table:table-cell>
          <table:table-cell table:style-name="Tabla244.A1" office:value-type="string">
            <text:p text:style-name="P43"><text:ruby text:style-name="Ru1"><text:ruby-base><text:span text:style-name="T32">医</text:span></text:ruby-base><text:ruby-text>い</text:ruby-text></text:ruby><text:ruby text:style-name="Ru1"><text:ruby-base><text:span text:style-name="T32">者</text:span></text:ruby-base><text:ruby-text>しゃ</text:ruby-text></text:ruby><text:span text:style-name="T28"> <text:s text:c="16"/>médico</text:span></text:p>
          </table:table-cell>
          <table:table-cell table:style-name="Tabla244.D1" office:value-type="string">
            <text:p text:style-name="P65"/>
          </table:table-cell>
        </table:table-row>
      </table:table>
      <text:p text:style-name="P43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1">主</text:p>
          </table:table-cell>
          <table:table-cell table:style-name="Tabla271.A1" office:value-type="string">
            <text:p text:style-name="P57">シュ</text:p>
          </table:table-cell>
          <table:table-cell table:style-name="Tabla271.A1" office:value-type="string">
            <text:p text:style-name="P43"><text:ruby text:style-name="Ru1"><text:ruby-base><text:span text:style-name="T58">主</text:span></text:ruby-base><text:ruby-text>しゅ</text:ruby-text></text:ruby><text:ruby text:style-name="Ru1"><text:ruby-base><text:span text:style-name="T58">人</text:span></text:ruby-base><text:ruby-text>じん</text:ruby-text></text:ruby><text:ruby text:style-name="Ru1"><text:ruby-base><text:span text:style-name="T58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3"/>
          </table:table-cell>
        </table:table-row>
      </table:table>
      <text:p text:style-name="P121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1">王</text:p>
          </table:table-cell>
          <table:table-cell table:style-name="Tabla65.A1" office:value-type="string">
            <text:p text:style-name="P57">オウ</text:p>
          </table:table-cell>
          <table:table-cell table:style-name="Tabla65.A1" office:value-type="string">
            <text:p text:style-name="P43"><text:ruby text:style-name="Ru1"><text:ruby-base><text:span text:style-name="T58">王</text:span></text:ruby-base><text:ruby-text>おう</text:ruby-text></text:ruby><text:span text:style-name="T58">さま</text:span> <text:s text:c="19"/>rey</text:p>
          </table:table-cell>
          <table:table-cell table:style-name="Tabla65.D1" office:value-type="string">
            <text:p text:style-name="P43"><text:ruby text:style-name="Ru1"><text:ruby-base><text:span text:style-name="T58">王</text:span></text:ruby-base><text:ruby-text>おう</text:ruby-text></text:ruby><text:ruby text:style-name="Ru1"><text:ruby-base><text:span text:style-name="T42">国</text:span></text:ruby-base><text:ruby-text>ごく</text:ruby-text></text:ruby><text:span text:style-name="T58"> </text:span><text:s text:c="21"/>reino</text:p>
          </table:table-cell>
        </table:table-row>
      </table:table>
      <text:p text:style-name="P121"/>
      <text:p text:style-name="P75"/>
      <text:p text:style-name="P130">ANIMALES</text:p>
      <text:p text:style-name="P126"><text:soft-page-break/></text:p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1">犬</text:p>
          </table:table-cell>
          <table:table-cell table:style-name="Tabla68.A1" office:value-type="string">
            <text:p text:style-name="P57">INU</text:p>
          </table:table-cell>
          <table:table-cell table:style-name="Tabla68.C1" office:value-type="string">
            <text:p text:style-name="P43"><text:ruby text:style-name="Ru1"><text:ruby-base><text:span text:style-name="T58">犬</text:span></text:ruby-base><text:ruby-text>いぬ</text:ruby-text></text:ruby><text:span text:style-name="T58"> </text:span><text:s text:c="21"/>(perro)</text:p>
          </table:table-cell>
          <table:table-cell table:style-name="Tabla68.D1" office:value-type="string">
            <text:p text:style-name="P43"/>
          </table:table-cell>
        </table:table-row>
        <table:table-row>
          <table:covered-table-cell/>
          <table:table-cell table:style-name="Tabla68.B2" office:value-type="string">
            <text:p text:style-name="P57">KEN</text:p>
          </table:table-cell>
          <table:table-cell table:style-name="Tabla68.C2" office:value-type="string">
            <text:p text:style-name="P63">けいさつ<text:ruby text:style-name="Ru1"><text:ruby-base>犬</text:ruby-base><text:ruby-text>けん</text:ruby-text></text:ruby></text:p>
            <text:p text:style-name="P43"><text:s text:c="16"/>(perro policía)</text:p>
          </table:table-cell>
          <table:table-cell table:style-name="Tabla68.D2" office:value-type="string">
            <text:p text:style-name="P43"><text:span text:style-name="T58">もうどう</text:span><text:ruby text:style-name="Ru1"><text:ruby-base><text:span text:style-name="T58">犬</text:span></text:ruby-base><text:ruby-text>けん</text:ruby-text></text:ruby><text:span text:style-name="T58"> </text:span><text:s text:c="5"/></text:p>
            <text:p text:style-name="P43"><text:s text:c="20"/>(perro guía)</text:p>
          </table:table-cell>
        </table:table-row>
      </table:table>
      <text:p text:style-name="P35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1">鳥</text:p>
          </table:table-cell>
          <table:table-cell table:style-name="Tabla94.A1" office:value-type="string">
            <text:p text:style-name="P57">TORI</text:p>
          </table:table-cell>
          <table:table-cell table:style-name="Tabla94.A1" office:value-type="string">
            <text:p text:style-name="P43"><text:ruby text:style-name="Ru1"><text:ruby-base><text:span text:style-name="T58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3"/>
          </table:table-cell>
        </table:table-row>
        <table:table-row>
          <table:covered-table-cell/>
          <table:table-cell table:style-name="Tabla94.B2" office:value-type="string">
            <text:p text:style-name="P57">CHÔ</text:p>
          </table:table-cell>
          <table:table-cell table:style-name="Tabla94.B2" office:value-type="string">
            <text:p text:style-name="P43"><text:ruby text:style-name="Ru1"><text:ruby-base><text:span text:style-name="T58">九</text:span></text:ruby-base><text:ruby-text>きゅう</text:ruby-text></text:ruby><text:span text:style-name="T58">かん</text:span><text:ruby text:style-name="Ru1"><text:ruby-base><text:span text:style-name="T58">鳥</text:span></text:ruby-base><text:ruby-text>ちょう</text:ruby-text></text:ruby> <text:s text:c="3"/></text:p>
            <text:p text:style-name="P43"><text:s text:c="13"/>(pájaro “Myna”)</text:p>
          </table:table-cell>
          <table:table-cell table:style-name="Tabla94.D2" office:value-type="string">
            <text:p text:style-name="P43"/>
          </table:table-cell>
        </table:table-row>
      </table:table>
      <text:p text:style-name="P35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1">馬</text:p>
          </table:table-cell>
          <table:table-cell table:style-name="Tabla95.A1" office:value-type="string">
            <text:p text:style-name="P57">UMA</text:p>
          </table:table-cell>
          <table:table-cell table:style-name="Tabla95.C1" office:value-type="string">
            <text:p text:style-name="P43"><text:ruby text:style-name="Ru1"><text:ruby-base><text:span text:style-name="T58">馬</text:span></text:ruby-base><text:ruby-text>うま</text:ruby-text></text:ruby><text:span text:style-name="T58"> </text:span><text:s text:c="18"/>(caballo)</text:p>
          </table:table-cell>
          <table:table-cell table:style-name="Tabla95.D1" office:value-type="string">
            <text:p text:style-name="P43"/>
          </table:table-cell>
        </table:table-row>
        <table:table-row>
          <table:covered-table-cell/>
          <table:table-cell table:style-name="Tabla95.B2" office:value-type="string">
            <text:p text:style-name="P85">BA</text:p>
          </table:table-cell>
          <table:table-cell table:style-name="Tabla95.C2" office:value-type="string">
            <text:p text:style-name="P112"><text:ruby text:style-name="Ru1"><text:ruby-base><text:span text:style-name="T32">馬</text:span></text:ruby-base><text:ruby-text>ば</text:ruby-text></text:ruby><text:ruby text:style-name="Ru1"><text:ruby-base><text:span text:style-name="T32">車</text:span></text:ruby-base><text:ruby-text>しゃ</text:ruby-text></text:ruby> <text:s text:c="13"/><text:span text:style-name="T28">(carruaje)</text:span></text:p>
          </table:table-cell>
          <table:table-cell table:style-name="Tabla95.D2" office:value-type="string">
            <text:p text:style-name="P112"/>
          </table:table-cell>
        </table:table-row>
      </table:table>
      <text:p text:style-name="P35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1">牛</text:p>
          </table:table-cell>
          <table:table-cell table:style-name="Tabla51.A1" office:value-type="string">
            <text:p text:style-name="P81">USHI</text:p>
          </table:table-cell>
          <table:table-cell table:style-name="Tabla51.C1" office:value-type="string">
            <text:p text:style-name="P43"><text:ruby text:style-name="Ru1"><text:ruby-base><text:span text:style-name="T58">牛</text:span></text:ruby-base><text:ruby-text>うし</text:ruby-text></text:ruby> <text:s text:c="22"/>(vaca)</text:p>
          </table:table-cell>
          <table:table-cell table:style-name="Tabla51.D1" office:value-type="string">
            <text:p text:style-name="P64"><text:ruby text:style-name="Ru1"><text:ruby-base><text:span text:style-name="T58">子</text:span></text:ruby-base><text:ruby-text>こ</text:ruby-text></text:ruby><text:ruby text:style-name="Ru1"><text:ruby-base><text:span text:style-name="T58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4">GYÛ</text:p>
          </table:table-cell>
          <table:table-cell table:style-name="Tabla51.C2" office:value-type="string">
            <text:p text:style-name="P97"><text:ruby text:style-name="Ru1"><text:ruby-base><text:span text:style-name="T58">牛</text:span></text:ruby-base><text:ruby-text>ぎゅう</text:ruby-text></text:ruby><text:ruby text:style-name="Ru1"><text:ruby-base><text:span text:style-name="T58">肉</text:span></text:ruby-base><text:ruby-text>にく</text:ruby-text></text:ruby><text:span text:style-name="T58"> </text:span><text:s text:c="5"/>(carne vaca)</text:p>
          </table:table-cell>
          <table:table-cell table:style-name="Tabla51.D2" office:value-type="string">
            <text:p text:style-name="P99"><text:ruby text:style-name="Ru1"><text:ruby-base><text:span text:style-name="T60">牛</text:span></text:ruby-base><text:ruby-text>ぎゅう</text:ruby-text></text:ruby><text:span text:style-name="T60">にゅう</text:span>　 <text:s text:c="4"/>(leche)</text:p>
          </table:table-cell>
        </table:table-row>
      </table:table>
      <text:p text:style-name="P35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1">魚</text:p>
          </table:table-cell>
          <table:table-cell table:style-name="Tabla50.A1" office:value-type="string">
            <text:p text:style-name="P81">SAKANA</text:p>
          </table:table-cell>
          <table:table-cell table:style-name="Tabla50.C1" office:value-type="string">
            <text:p text:style-name="P43"><text:ruby text:style-name="Ru1"><text:ruby-base><text:span text:style-name="T58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4"/>
          </table:table-cell>
        </table:table-row>
        <table:table-row>
          <table:covered-table-cell/>
          <table:table-cell table:style-name="Tabla50.B2" office:value-type="string">
            <text:p text:style-name="P82">GYO</text:p>
          </table:table-cell>
          <table:table-cell table:style-name="Tabla50.C2" office:value-type="string">
            <text:p text:style-name="P73"><text:ruby text:style-name="Ru1"><text:ruby-base><text:span text:style-name="T58">金</text:span></text:ruby-base><text:ruby-text>きん</text:ruby-text></text:ruby><text:ruby text:style-name="Ru1"><text:ruby-base><text:span text:style-name="T58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2"/>
          </table:table-cell>
        </table:table-row>
        <table:table-row>
          <table:covered-table-cell/>
          <table:table-cell table:style-name="Tabla50.B2" office:value-type="string">
            <text:p text:style-name="P82">UO</text:p>
          </table:table-cell>
          <table:table-cell table:style-name="Tabla50.C2" office:value-type="string">
            <text:p text:style-name="P43"><text:ruby text:style-name="Ru1"><text:ruby-base><text:span text:style-name="T58">魚</text:span></text:ruby-base><text:ruby-text>うお</text:ruby-text></text:ruby><text:ruby text:style-name="Ru1"><text:ruby-base><text:span text:style-name="T58">市</text:span></text:ruby-base><text:ruby-text>いち</text:ruby-text></text:ruby><text:ruby text:style-name="Ru1"><text:ruby-base><text:span text:style-name="T58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2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7">虫</text:p>
          </table:table-cell>
          <table:table-cell table:style-name="Tabla77.A1" table:number-rows-spanned="2" office:value-type="string">
            <text:p text:style-name="P57">MUSHI</text:p>
          </table:table-cell>
          <table:table-cell table:style-name="Tabla77.C1" office:value-type="string">
            <text:p text:style-name="P43"><text:ruby text:style-name="Ru1"><text:ruby-base><text:span text:style-name="T58">虫</text:span></text:ruby-base><text:ruby-text>むし</text:ruby-text></text:ruby><text:span text:style-name="T58"> </text:span><text:s text:c="21"/>(bicho)</text:p>
          </table:table-cell>
          <table:table-cell table:style-name="Tabla77.D1" office:value-type="string">
            <text:p text:style-name="P43"><text:ruby text:style-name="Ru1"><text:ruby-base><text:span text:style-name="T58">虫</text:span></text:ruby-base><text:ruby-text>むし</text:ruby-text></text:ruby><text:span text:style-name="T58">かご</text:span> <text:s text:c="3"/></text:p>
            <text:p text:style-name="P43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3"><text:ruby text:style-name="Ru1"><text:ruby-base><text:span text:style-name="T58">虫</text:span></text:ruby-base><text:ruby-text>むし</text:ruby-text></text:ruby><text:span text:style-name="T58">めがね</text:span> <text:s text:c="10"/>(lupa)</text:p>
          </table:table-cell>
          <table:table-cell table:style-name="Tabla77.D2" office:value-type="string">
            <text:p text:style-name="P43"><text:s/><text:ruby text:style-name="Ru1"><text:ruby-base><text:span text:style-name="T58">虫</text:span></text:ruby-base><text:ruby-text>むし</text:ruby-text></text:ruby><text:span text:style-name="T58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7">CHÛ</text:p>
          </table:table-cell>
          <table:table-cell table:style-name="Tabla77.C2" office:value-type="string">
            <text:p text:style-name="P43"><text:span text:style-name="T58">こん</text:span><text:ruby text:style-name="Ru1"><text:ruby-base><text:span text:style-name="T58">虫</text:span></text:ruby-base><text:ruby-text>ちゅう</text:ruby-text></text:ruby><text:span text:style-name="T58"> <text:s/></text:span><text:s text:c="6"/>(insecto)</text:p>
          </table:table-cell>
          <table:table-cell table:style-name="Tabla77.D2" office:value-type="string">
            <text:p text:style-name="P43"><text:s text:c="2"/></text:p>
          </table:table-cell>
        </table:table-row>
      </table:table>
      <text:p text:style-name="P122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1">貝</text:p>
          </table:table-cell>
          <table:table-cell table:style-name="Tabla80.A1" office:value-type="string">
            <text:p text:style-name="P57">KAI</text:p>
          </table:table-cell>
          <table:table-cell table:style-name="Tabla80.A1" office:value-type="string">
            <text:p text:style-name="P43"><text:ruby text:style-name="Ru1"><text:ruby-base><text:span text:style-name="T58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3"><text:ruby text:style-name="Ru1"><text:ruby-base><text:span text:style-name="T58">貝</text:span></text:ruby-base><text:ruby-text>かい</text:ruby-text></text:ruby><text:span text:style-name="T58">がら</text:span> <text:s text:c="9"/>(caracola)</text:p>
          </table:table-cell>
        </table:table-row>
      </table:table>
      <text:p text:style-name="P35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1">羽</text:p>
          </table:table-cell>
          <table:table-cell table:style-name="Tabla154.A1" office:value-type="string">
            <text:p text:style-name="P57">HANE</text:p>
          </table:table-cell>
          <table:table-cell table:style-name="Tabla154.A1" office:value-type="string">
            <text:p text:style-name="P43"><text:ruby text:style-name="Ru1"><text:ruby-base><text:span text:style-name="T58">羽</text:span></text:ruby-base><text:ruby-text>はね</text:ruby-text></text:ruby> <text:s text:c="24"/>(alas)</text:p>
          </table:table-cell>
          <table:table-cell table:style-name="Tabla154.D1" office:value-type="string">
            <text:p text:style-name="P43"/>
          </table:table-cell>
        </table:table-row>
        <table:table-row>
          <table:covered-table-cell/>
          <table:table-cell table:style-name="Tabla154.B2" office:value-type="string">
            <text:p text:style-name="P57">WA</text:p>
          </table:table-cell>
          <table:table-cell table:style-name="Tabla154.B2" office:value-type="string">
            <text:p text:style-name="P43"><text:ruby text:style-name="Ru1"><text:ruby-base><text:span text:style-name="T58">羽</text:span></text:ruby-base><text:ruby-text>わ</text:ruby-text></text:ruby> <text:s text:c="21"/>[ aves ]</text:p>
          </table:table-cell>
          <table:table-cell table:style-name="Tabla154.D2" office:value-type="string">
            <text:p text:style-name="P43"/>
          </table:table-cell>
        </table:table-row>
      </table:table>
      <text:p text:style-name="P13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1">角</text:p>
          </table:table-cell>
          <table:table-cell table:style-name="Tabla93.A1" office:value-type="string">
            <text:p text:style-name="P81">TSUNO</text:p>
          </table:table-cell>
          <table:table-cell table:style-name="Tabla93.A1" office:value-type="string">
            <text:p text:style-name="P43"><text:ruby text:style-name="Ru1"><text:ruby-base><text:span text:style-name="T58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5"/>
          </table:table-cell>
        </table:table-row>
        <table:table-row>
          <table:covered-table-cell/>
          <table:table-cell table:style-name="Tabla93.B2" office:value-type="string">
            <text:p text:style-name="P82">KAKU</text:p>
          </table:table-cell>
          <table:table-cell table:style-name="Tabla93.C2" office:value-type="string">
            <text:p text:style-name="P73"><text:ruby text:style-name="Ru1"><text:ruby-base><text:span text:style-name="T58">三</text:span></text:ruby-base><text:ruby-text>さん</text:ruby-text></text:ruby><text:ruby text:style-name="Ru1"><text:ruby-base><text:span text:style-name="T58">角</text:span></text:ruby-base><text:ruby-text>かく</text:ruby-text></text:ruby><text:span text:style-name="T58"> </text:span><text:s text:c="11"/>(triángulo)</text:p>
          </table:table-cell>
          <table:table-cell table:style-name="Tabla93.D2" office:value-type="string">
            <text:p text:style-name="P73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2">KADO</text:p>
          </table:table-cell>
          <table:table-cell table:style-name="Tabla93.C2" office:value-type="string">
            <text:p text:style-name="P43"><text:ruby text:style-name="Ru1"><text:ruby-base><text:span text:style-name="T58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3"/>
          </table:table-cell>
        </table:table-row>
      </table:table>
      <text:p text:style-name="P13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1">肉</text:p>
          </table:table-cell>
          <table:table-cell table:style-name="Tabla166.A1" table:number-rows-spanned="2" office:value-type="string">
            <text:p text:style-name="P81">NIKU</text:p>
          </table:table-cell>
          <table:table-cell table:style-name="Tabla166.A1" office:value-type="string">
            <text:p text:style-name="P43"><text:ruby text:style-name="Ru1"><text:ruby-base><text:span text:style-name="T58">肉</text:span></text:ruby-base><text:ruby-text>にく</text:ruby-text></text:ruby><text:span text:style-name="T58"> <text:s/></text:span><text:s text:c="18"/>(carne)</text:p>
          </table:table-cell>
          <table:table-cell table:style-name="Tabla166.D1" office:value-type="string">
            <text:p text:style-name="P65"><text:ruby text:style-name="Ru1"><text:ruby-base><text:span text:style-name="T58">鳥</text:span></text:ruby-base><text:ruby-text>とり</text:ruby-text></text:ruby><text:ruby text:style-name="Ru1"><text:ruby-base><text:span text:style-name="T58">肉</text:span></text:ruby-base><text:ruby-text>にく</text:ruby-text></text:ruby><text:span text:style-name="T58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3"><text:span text:style-name="T58">ぶた</text:span><text:ruby text:style-name="Ru1"><text:ruby-base><text:span text:style-name="T58">肉</text:span></text:ruby-base><text:ruby-text>にく</text:ruby-text></text:ruby><text:span text:style-name="T58"> </text:span><text:s text:c="2"/>(carne cerdo)</text:p>
          </table:table-cell>
          <table:table-cell table:style-name="Tabla166.D2" office:value-type="string">
            <text:p text:style-name="P73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5"/>
      <text:p text:style-name="P35"/>
      <text:p text:style-name="P35"/>
      <text:p text:style-name="P35"/>
      <text:p text:style-name="P117">PARTES DEL CUERPO</text:p>
      <text:p text:style-name="P117"><text:soft-page-break/></text:p>
      <text:p text:style-name="P117"/>
      <text:p text:style-name="P117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1">体</text:p>
          </table:table-cell>
          <table:table-cell table:style-name="Tabla32.A1" office:value-type="string">
            <text:p text:style-name="P81">からだ</text:p>
          </table:table-cell>
          <table:table-cell table:style-name="Tabla32.A1" office:value-type="string">
            <text:p text:style-name="P43"><text:ruby text:style-name="Ru1"><text:ruby-base><text:span text:style-name="T70">体</text:span></text:ruby-base><text:ruby-text>からだ</text:ruby-text></text:ruby><text:span text:style-name="T70"> </text:span><text:s text:c="19"/>cuerpo <text:s/></text:p>
          </table:table-cell>
          <table:table-cell table:style-name="Tabla32.D1" office:value-type="string">
            <text:p text:style-name="P65"/>
          </table:table-cell>
        </table:table-row>
        <table:table-row>
          <table:covered-table-cell/>
          <table:table-cell table:style-name="Tabla32.B2" office:value-type="string">
            <text:p text:style-name="P81">タイ</text:p>
          </table:table-cell>
          <table:table-cell table:style-name="Tabla32.B2" office:value-type="string">
            <text:p text:style-name="P65"><text:ruby text:style-name="Ru1"><text:ruby-base><text:span text:style-name="T70">肉</text:span></text:ruby-base><text:ruby-text>にく</text:ruby-text></text:ruby><text:ruby text:style-name="Ru1"><text:ruby-base><text:span text:style-name="T70">体</text:span></text:ruby-base><text:ruby-text>たい</text:ruby-text></text:ruby><text:span text:style-name="T70"> </text:span><text:s text:c="8"/>fuerza física</text:p>
          </table:table-cell>
          <table:table-cell table:style-name="Tabla32.D2" office:value-type="string">
            <text:p text:style-name="P65"><text:ruby text:style-name="Ru1"><text:ruby-base><text:span text:style-name="T70">体</text:span></text:ruby-base><text:ruby-text>たい</text:ruby-text></text:ruby><text:ruby text:style-name="Ru1"><text:ruby-base><text:span text:style-name="T70">育</text:span></text:ruby-base><text:ruby-text>いく</text:ruby-text></text:ruby><text:span text:style-name="T70"> </text:span><text:s text:c="14"/>gimnasia</text:p>
          </table:table-cell>
        </table:table-row>
      </table:table>
      <text:p text:style-name="P121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51">身</text:p>
          </table:table-cell>
          <table:table-cell table:style-name="Tabla303.A1" office:value-type="string">
            <text:p text:style-name="P81">み</text:p>
          </table:table-cell>
          <table:table-cell table:style-name="Tabla303.A1" office:value-type="string">
            <text:p text:style-name="P43"><text:ruby text:style-name="Ru1"><text:ruby-base><text:span text:style-name="T70">身</text:span></text:ruby-base><text:ruby-text>み</text:ruby-text></text:ruby><text:span text:style-name="T70"> </text:span><text:s text:c="21"/>cuerpo </text:p>
          </table:table-cell>
          <table:table-cell table:style-name="Tabla303.D1" office:value-type="string">
            <text:p text:style-name="P65"><text:ruby text:style-name="Ru1"><text:ruby-base><text:span text:style-name="T70">身</text:span></text:ruby-base><text:ruby-text>み</text:ruby-text></text:ruby><text:ruby text:style-name="Ru1"><text:ruby-base><text:span text:style-name="T70">分</text:span></text:ruby-base><text:ruby-text>ぶん</text:ruby-text></text:ruby><text:span text:style-name="T70"> </text:span><text:s text:c="5"/>posición social </text:p>
          </table:table-cell>
        </table:table-row>
      </table:table>
      <text:p text:style-name="P37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7">力</text:p>
          </table:table-cell>
          <table:table-cell table:style-name="Tabla165.A1" office:value-type="string">
            <text:p text:style-name="P57">CHIKARA</text:p>
          </table:table-cell>
          <table:table-cell table:style-name="Tabla165.A1" office:value-type="string">
            <text:p text:style-name="P43"><text:ruby text:style-name="Ru1"><text:ruby-base><text:span text:style-name="T58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3"><text:ruby text:style-name="Ru1"><text:ruby-base><text:span text:style-name="T58">力</text:span></text:ruby-base><text:ruby-text>ちから</text:ruby-text></text:ruby><text:span text:style-name="T58">いっぱい</text:span> <text:s text:c="11"/></text:p>
            <text:p text:style-name="P43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82">RYOKU</text:p>
          </table:table-cell>
          <table:table-cell table:style-name="Tabla165.C2" office:value-type="string">
            <text:p text:style-name="P65"><text:ruby text:style-name="Ru1"><text:ruby-base><text:span text:style-name="T70">体</text:span></text:ruby-base><text:ruby-text>たい</text:ruby-text></text:ruby><text:ruby text:style-name="Ru1"><text:ruby-base><text:span text:style-name="T70">力</text:span></text:ruby-base><text:ruby-text>りょく</text:ruby-text></text:ruby><text:span text:style-name="T70"> </text:span><text:s text:c="4"/>(fuerza física)</text:p>
          </table:table-cell>
          <table:table-cell table:style-name="Tabla165.D2" office:value-type="string">
            <text:p text:style-name="P43"/>
          </table:table-cell>
        </table:table-row>
      </table:table>
      <text:p text:style-name="P13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1">頭</text:p>
          </table:table-cell>
          <table:table-cell table:style-name="Tabla33.A1" office:value-type="string">
            <text:p text:style-name="P81">あたま</text:p>
          </table:table-cell>
          <table:table-cell table:style-name="Tabla33.A1" office:value-type="string">
            <text:p text:style-name="P43"><text:ruby text:style-name="Ru1"><text:ruby-base><text:span text:style-name="T70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65"><text:s text:c="7"/></text:p>
          </table:table-cell>
        </table:table-row>
        <table:table-row>
          <table:covered-table-cell/>
          <table:table-cell table:style-name="Tabla33.B2" office:value-type="string">
            <text:p text:style-name="P94">トウ</text:p>
          </table:table-cell>
          <table:table-cell table:style-name="Tabla33.C2" office:value-type="string">
            <text:p text:style-name="P107"><text:ruby text:style-name="Ru1"><text:ruby-base>頭</text:ruby-base><text:ruby-text>とう</text:ruby-text></text:ruby><text:span text:style-name="T62"> <text:s text:c="2"/>[animales grandes]</text:span></text:p>
          </table:table-cell>
          <table:table-cell table:style-name="Tabla33.D2" office:value-type="string">
            <text:p text:style-name="P91">　 <text:s text:c="5"/></text:p>
          </table:table-cell>
        </table:table-row>
      </table:table>
      <text:p text:style-name="P13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1">顔</text:p>
          </table:table-cell>
          <table:table-cell table:style-name="Tabla35.A1" office:value-type="string">
            <text:p text:style-name="P81">かお</text:p>
          </table:table-cell>
          <table:table-cell table:style-name="Tabla35.A1" office:value-type="string">
            <text:p text:style-name="P43"><text:ruby text:style-name="Ru1"><text:ruby-base><text:span text:style-name="T70">顔</text:span></text:ruby-base><text:ruby-text>かお</text:ruby-text></text:ruby> <text:s text:c="25"/>cara</text:p>
          </table:table-cell>
          <table:table-cell table:style-name="Tabla35.D1" office:value-type="string">
            <text:p text:style-name="P65"/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5">目</text:p>
            </table:table-cell>
            <table:table-cell table:style-name="Tabla36.A1" office:value-type="string">
              <text:p text:style-name="P57">め</text:p>
            </table:table-cell>
            <table:table-cell table:style-name="Tabla36.A1" office:value-type="string">
              <text:p text:style-name="P43"><text:ruby text:style-name="Ru1"><text:ruby-base><text:span text:style-name="T70">目</text:span></text:ruby-base><text:ruby-text>め</text:ruby-text></text:ruby> <text:s text:c="28"/>ojo</text:p>
            </table:table-cell>
            <table:table-cell table:style-name="Tabla36.D1" office:value-type="string">
              <text:p text:style-name="P43"/>
            </table:table-cell>
          </table:table-row>
        </table:table-header-rows>
      </table:table>
      <text:p text:style-name="P122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4">耳</text:p>
            </table:table-cell>
            <table:table-cell table:style-name="Tabla37.A1" office:value-type="string">
              <text:p text:style-name="P57">みみ</text:p>
            </table:table-cell>
            <table:table-cell table:style-name="Tabla37.A1" office:value-type="string">
              <text:p text:style-name="P43"><text:ruby text:style-name="Ru1"><text:ruby-base><text:span text:style-name="T70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99"><text:ruby text:style-name="Ru1"><text:ruby-base><text:span text:style-name="T70">耳</text:span></text:ruby-base><text:ruby-text>みみ</text:ruby-text></text:ruby><text:span text:style-name="T70"> かざり</text:span> <text:s/>pendientes</text:p>
            </table:table-cell>
          </table:table-row>
        </table:table-header-rows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1">口</text:p>
            </table:table-cell>
            <table:table-cell table:style-name="Tabla146.A1" office:value-type="string">
              <text:p text:style-name="P57">KUCHI</text:p>
            </table:table-cell>
            <table:table-cell table:style-name="Tabla146.A1" office:value-type="string">
              <text:p text:style-name="P43"><text:ruby text:style-name="Ru1"><text:ruby-base><text:span text:style-name="T70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3"><text:span text:style-name="T7"><text:s text:c="7"/></text:span><text:span text:style-name="T69">(* </text:span><text:ruby text:style-name="Ru1"><text:ruby-base><text:span text:style-name="T69">出</text:span></text:ruby-base><text:ruby-text>で</text:ruby-text></text:ruby><text:ruby text:style-name="Ru1"><text:ruby-base><text:span text:style-name="T47">口</text:span></text:ruby-base><text:ruby-text>ぐち</text:ruby-text></text:ruby><text:span text:style-name="T69"> <text:s/>/ </text:span><text:ruby text:style-name="Ru1"><text:ruby-base><text:span text:style-name="T69">入</text:span></text:ruby-base><text:ruby-text>い</text:ruby-text></text:ruby><text:span text:style-name="T69">り</text:span><text:ruby text:style-name="Ru1"><text:ruby-base><text:span text:style-name="T46">口</text:span></text:ruby-base><text:ruby-text>ぐち</text:ruby-text></text:ruby><text:span text:style-name="T69">)</text:span><text:span text:style-name="T68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7">KÔ</text:p>
          </table:table-cell>
          <table:table-cell table:style-name="Tabla146.C2" office:value-type="string">
            <text:p text:style-name="P64"><text:ruby text:style-name="Ru1"><text:ruby-base><text:span text:style-name="T70">人</text:span></text:ruby-base><text:ruby-text>じん</text:ruby-text></text:ruby><text:ruby text:style-name="Ru1"><text:ruby-base><text:span text:style-name="T70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3"/>
          </table:table-cell>
        </table:table-row>
      </table:table>
      <text:p text:style-name="P13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1">声</text:p>
          </table:table-cell>
          <table:table-cell table:style-name="Tabla198.A1" office:value-type="string">
            <text:p text:style-name="P81">KOE</text:p>
          </table:table-cell>
          <table:table-cell table:style-name="Tabla198.A1" office:value-type="string">
            <text:p text:style-name="P43"><text:ruby text:style-name="Ru1"><text:ruby-base><text:span text:style-name="T58">声</text:span></text:ruby-base><text:ruby-text>こえ</text:ruby-text></text:ruby> <text:s text:c="23"/>(voz)</text:p>
          </table:table-cell>
          <table:table-cell table:style-name="Tabla198.D1" office:value-type="string">
            <text:p text:style-name="P65"><text:ruby text:style-name="Ru1"><text:ruby-base><text:span text:style-name="T58">歌</text:span></text:ruby-base><text:ruby-text>うた</text:ruby-text></text:ruby><text:ruby text:style-name="Ru1"><text:ruby-base><text:span text:style-name="T42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81">SEI</text:p>
          </table:table-cell>
          <table:table-cell table:style-name="Tabla198.B2" office:value-type="string">
            <text:p text:style-name="P43"><text:ruby text:style-name="Ru1"><text:ruby-base><text:span text:style-name="T58">名</text:span></text:ruby-base><text:ruby-text>めい</text:ruby-text></text:ruby><text:ruby text:style-name="Ru1"><text:ruby-base><text:span text:style-name="T58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5"/>
          </table:table-cell>
        </table:table-row>
      </table:table>
      <text:p text:style-name="P15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1">毛</text:p>
          </table:table-cell>
          <table:table-cell table:style-name="Tabla160.A1" office:value-type="string">
            <text:p text:style-name="P81">け</text:p>
          </table:table-cell>
          <table:table-cell table:style-name="Tabla160.A1" office:value-type="string">
            <text:p text:style-name="P43"><text:s/><text:ruby text:style-name="Ru1"><text:ruby-base><text:span text:style-name="T58">毛</text:span></text:ruby-base><text:ruby-text>け</text:ruby-text></text:ruby> <text:s text:c="24"/>pelo</text:p>
          </table:table-cell>
          <table:table-cell table:style-name="Tabla160.D1" office:value-type="string">
            <text:p text:style-name="P65"><text:span text:style-name="T58">かみの</text:span><text:ruby text:style-name="Ru1"><text:ruby-base><text:span text:style-name="T58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1">モウ</text:p>
          </table:table-cell>
          <table:table-cell table:style-name="Tabla160.B2" office:value-type="string">
            <text:p text:style-name="P43"><text:s/><text:ruby text:style-name="Ru1"><text:ruby-base><text:span text:style-name="T58">毛</text:span></text:ruby-base><text:ruby-text>もう</text:ruby-text></text:ruby><text:span text:style-name="T58">ふ</text:span> <text:s text:c="17"/>manta</text:p>
          </table:table-cell>
          <table:table-cell table:style-name="Tabla160.D2" office:value-type="string">
            <text:p text:style-name="P65"/>
            <text:p text:style-name="P65"/>
          </table:table-cell>
        </table:table-row>
      </table:table>
      <text:p text:style-name="P13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1">首</text:p>
          </table:table-cell>
          <table:table-cell table:style-name="Tabla161.A1" office:value-type="string">
            <text:p text:style-name="P81">KUBI</text:p>
          </table:table-cell>
          <table:table-cell table:style-name="Tabla161.A1" office:value-type="string">
            <text:p text:style-name="P43"><text:ruby text:style-name="Ru1"><text:ruby-base><text:span text:style-name="T58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5"/>
          </table:table-cell>
        </table:table-row>
        <table:table-row>
          <table:covered-table-cell/>
          <table:table-cell table:style-name="Tabla161.B2" office:value-type="string">
            <text:p text:style-name="P82">SHU</text:p>
          </table:table-cell>
          <table:table-cell table:style-name="Tabla161.C2" office:value-type="string">
            <text:p text:style-name="P73"><text:ruby text:style-name="Ru1"><text:ruby-base><text:span text:style-name="T58">首</text:span></text:ruby-base><text:ruby-text>しゅ</text:ruby-text></text:ruby><text:span text:style-name="T58">と</text:span> <text:s text:c="2"/>(capital de país)</text:p>
          </table:table-cell>
          <table:table-cell table:style-name="Tabla161.D2" office:value-type="string">
            <text:p text:style-name="P105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1">心</text:p>
          </table:table-cell>
          <table:table-cell table:style-name="Tabla162.A1" office:value-type="string">
            <text:p text:style-name="P81">こころ</text:p>
          </table:table-cell>
          <table:table-cell table:style-name="Tabla162.A1" office:value-type="string">
            <text:p text:style-name="P43"><text:ruby text:style-name="Ru1"><text:ruby-base><text:span text:style-name="T58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65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2">シン</text:p>
          </table:table-cell>
          <table:table-cell table:style-name="Tabla162.C2" office:value-type="string">
            <text:p text:style-name="P73"><text:ruby text:style-name="Ru1"><text:ruby-base><text:span text:style-name="T58">安</text:span></text:ruby-base><text:ruby-text>あん</text:ruby-text></text:ruby><text:ruby text:style-name="Ru1"><text:ruby-base><text:span text:style-name="T58">心</text:span></text:ruby-base><text:ruby-text>しん</text:ruby-text></text:ruby><text:span text:style-name="T67"> <text:s text:c="9"/>tranquilidad</text:span></text:p>
          </table:table-cell>
          <table:table-cell table:style-name="Tabla162.D2" office:value-type="string">
            <text:p text:style-name="P73"><text:ruby text:style-name="Ru1"><text:ruby-base><text:span text:style-name="T58">心</text:span></text:ruby-base><text:ruby-text>しん</text:ruby-text></text:ruby><text:ruby text:style-name="Ru1"><text:ruby-base><text:span text:style-name="T58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3"><text:ruby text:style-name="Ru1"><text:ruby-base><text:span text:style-name="T58">中</text:span></text:ruby-base><text:ruby-text>ちゅう</text:ruby-text></text:ruby><text:ruby text:style-name="Ru1"><text:ruby-base><text:span text:style-name="T58">心</text:span></text:ruby-base><text:ruby-text>しん</text:ruby-text></text:ruby> <text:s text:c="16"/>centro</text:p>
          </table:table-cell>
          <table:table-cell table:style-name="Tabla162.D2" office:value-type="string">
            <text:p text:style-name="P73"/>
          </table:table-cell>
        </table:table-row>
      </table:table>
      <text:p text:style-name="P37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1">手</text:p>
            </table:table-cell>
            <table:table-cell table:style-name="Tabla163.A1" table:number-rows-spanned="2" office:value-type="string">
              <text:p text:style-name="P57">て</text:p>
            </table:table-cell>
            <table:table-cell table:style-name="Tabla163.A1" office:value-type="string">
              <text:p text:style-name="P43"><text:ruby text:style-name="Ru1"><text:ruby-base><text:span text:style-name="T58">手</text:span></text:ruby-base><text:ruby-text>て</text:ruby-text></text:ruby><text:span text:style-name="T67"> <text:s text:c="24"/>mano</text:span></text:p>
            </table:table-cell>
            <table:table-cell table:style-name="Tabla163.D1" office:value-type="string">
              <text:p text:style-name="P65"><text:ruby text:style-name="Ru1"><text:ruby-base><text:span text:style-name="T58">手</text:span></text:ruby-base><text:ruby-text>て</text:ruby-text></text:ruby><text:ruby text:style-name="Ru1"><text:ruby-base><text:span text:style-name="T58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0"><text:ruby text:style-name="Ru1"><text:ruby-base><text:span text:style-name="T58">手</text:span></text:ruby-base><text:ruby-text>て</text:ruby-text></text:ruby><text:span text:style-name="T58">つだう</text:span> <text:s text:c="9"/>ayudar</text:p>
          </table:table-cell>
          <table:table-cell table:style-name="Tabla163.D2" office:value-type="string">
            <text:p text:style-name="P112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57">シュ</text:p>
          </table:table-cell>
          <table:table-cell table:style-name="Tabla163.C2" office:value-type="string">
            <text:p text:style-name="P43"><text:span text:style-name="T58">せん</text:span><text:ruby text:style-name="Ru1"><text:ruby-base><text:span text:style-name="T58">手</text:span></text:ruby-base><text:ruby-text>しゅ</text:ruby-text></text:ruby> <text:s text:c="12"/>jugador</text:p>
          </table:table-cell>
          <table:table-cell table:style-name="Tabla163.D2" office:value-type="string">
            <text:p text:style-name="P43"><text:span text:style-name="T58">あく</text:span><text:ruby text:style-name="Ru1"><text:ruby-base><text:span text:style-name="T58">手</text:span></text:ruby-base><text:ruby-text>しゅ</text:ruby-text></text:ruby> <text:s text:c="2"/>darse la mano</text:p>
          </table:table-cell>
        </table:table-row>
      </table:table>
      <text:p text:style-name="P122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1">足</text:p>
            </table:table-cell>
            <table:table-cell table:style-name="Tabla164.A1" office:value-type="string">
              <text:p text:style-name="P57">ASHI</text:p>
            </table:table-cell>
            <table:table-cell table:style-name="Tabla164.A1" office:value-type="string">
              <text:p text:style-name="P43"><text:ruby text:style-name="Ru2"><text:ruby-base><text:span text:style-name="T58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5"><text:ruby text:style-name="Ru1"><text:ruby-base><text:span text:style-name="T58">足</text:span></text:ruby-base><text:ruby-text>あし</text:ruby-text></text:ruby><text:ruby text:style-name="Ru1"><text:ruby-base><text:span text:style-name="T58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7">SOKU</text:p>
          </table:table-cell>
          <table:table-cell table:style-name="Tabla164.C2" office:value-type="string">
            <text:p text:style-name="P43"><text:ruby text:style-name="Ru1"><text:ruby-base><text:span text:style-name="T58">足</text:span></text:ruby-base><text:ruby-text>そく</text:ruby-text></text:ruby><text:span text:style-name="T58"> <text:s text:c="13"/></text:span>[ pares ]</text:p>
          </table:table-cell>
          <table:table-cell table:style-name="Tabla164.D2" office:value-type="string">
            <text:p text:style-name="P43"/>
          </table:table-cell>
        </table:table-row>
        <table:table-row>
          <table:covered-table-cell/>
          <table:table-cell table:style-name="Tabla164.B2" office:value-type="string">
            <text:p text:style-name="P57">TA</text:p>
          </table:table-cell>
          <table:table-cell table:style-name="Tabla164.C2" office:value-type="string">
            <text:p text:style-name="P43"><text:ruby text:style-name="Ru1"><text:ruby-base><text:span text:style-name="T58">足</text:span></text:ruby-base><text:ruby-text>た</text:ruby-text></text:ruby><text:span text:style-name="T58">し</text:span><text:ruby text:style-name="Ru1"><text:ruby-base><text:span text:style-name="T42">算</text:span></text:ruby-base><text:ruby-text>ざん</text:ruby-text></text:ruby><text:span text:style-name="T58"> <text:s text:c="4"/></text:span>(suma “+”)</text:p>
          </table:table-cell>
          <table:table-cell table:style-name="Tabla164.D2" office:value-type="string">
            <text:p text:style-name="P43"><text:ruby text:style-name="Ru1"><text:ruby-base><text:span text:style-name="T58">足</text:span></text:ruby-base><text:ruby-text>た</text:ruby-text></text:ruby><text:span text:style-name="T58">りる <text:s/></text:span>(ser suficiente)</text:p>
          </table:table-cell>
        </table:table-row>
      </table:table>
      <text:p text:style-name="P30"/>
      <text:p text:style-name="P132"/>
      <text:p text:style-name="P132"/>
      <text:p text:style-name="P132"/>
      <text:p text:style-name="P132"/>
      <text:p text:style-name="P131"/>
      <text:p text:style-name="P131"/>
      <text:p text:style-name="P131">ESCRITURA – ESTUDIO</text:p>
      <text:p text:style-name="P131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6">本</text:p>
            </table:table-cell>
            <table:table-cell table:style-name="Tabla26.A1" office:value-type="string">
              <text:p text:style-name="P57">ホン</text:p>
            </table:table-cell>
            <table:table-cell table:style-name="Tabla26.A1" office:value-type="string">
              <text:p text:style-name="P50"><text:ruby text:style-name="Ru1"><text:ruby-base><text:span text:style-name="T70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2"><text:ruby text:style-name="Ru1"><text:ruby-base><text:span text:style-name="T17">本</text:span></text:ruby-base><text:ruby-text>ほん</text:ruby-text></text:ruby> <text:s text:c="2"/><text:span text:style-name="T8">[ objetos alargados ] </text:span></text:p>
            </table:table-cell>
          </table:table-row>
        </table:table-header-rows>
      </table:table>
      <text:p text:style-name="P122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1">字</text:p>
            </table:table-cell>
            <table:table-cell table:style-name="Tabla19.A1" table:number-rows-spanned="2" office:value-type="string">
              <text:p text:style-name="P57">ジ</text:p>
            </table:table-cell>
            <table:table-cell table:style-name="Tabla19.C1" office:value-type="string">
              <text:p text:style-name="P43"><text:ruby text:style-name="Ru1"><text:ruby-base><text:span text:style-name="T70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3"><text:ruby text:style-name="Ru1"><text:ruby-base><text:span text:style-name="T70">数</text:span></text:ruby-base><text:ruby-text>すう</text:ruby-text></text:ruby><text:ruby text:style-name="Ru1"><text:ruby-base><text:span text:style-name="T70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3"><text:span text:style-name="T70">ロ−マ</text:span><text:ruby text:style-name="Ru1"><text:ruby-base><text:span text:style-name="T70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3"/>
          </table:table-cell>
        </table:table-row>
      </table:table>
      <text:p text:style-name="P131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6">漢</text:p>
            </table:table-cell>
            <table:table-cell table:style-name="Tabla268.A1" office:value-type="string">
              <text:p text:style-name="P57">カン</text:p>
            </table:table-cell>
            <table:table-cell table:style-name="Tabla268.A1" office:value-type="string">
              <text:p text:style-name="P50"><text:ruby text:style-name="Ru1"><text:ruby-base><text:span text:style-name="T70">漢</text:span></text:ruby-base><text:ruby-text>かん</text:ruby-text></text:ruby><text:ruby text:style-name="Ru1"><text:ruby-base><text:span text:style-name="T70">字</text:span></text:ruby-base><text:ruby-text>じ</text:ruby-text></text:ruby> <text:s text:c="12"/><text:span text:style-name="T55"><text:s text:c="6"/>“kanji”</text:span></text:p>
            </table:table-cell>
            <table:table-cell table:style-name="Tabla268.D1" office:value-type="string">
              <text:p text:style-name="P99"><text:s/></text:p>
            </table:table-cell>
          </table:table-row>
        </table:table-header-rows>
      </table:table>
      <text:p text:style-name="P122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2">文</text:p>
            </table:table-cell>
            <table:table-cell table:style-name="Tabla23.A1" office:value-type="string">
              <text:p text:style-name="P57">MO</text:p>
            </table:table-cell>
            <table:table-cell table:style-name="Tabla23.C1" office:value-type="string">
              <text:p text:style-name="P43"><text:ruby text:style-name="Ru1"><text:ruby-base><text:span text:style-name="T70">文</text:span></text:ruby-base><text:ruby-text>も</text:ruby-text></text:ruby><text:ruby text:style-name="Ru1"><text:ruby-base><text:span text:style-name="T70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7">BUN</text:p>
          </table:table-cell>
          <table:table-cell table:style-name="Tabla23.C2" office:value-type="string">
            <text:p text:style-name="P43"><text:ruby text:style-name="Ru1"><text:ruby-base><text:span text:style-name="T70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3"><text:ruby text:style-name="Ru1"><text:ruby-base><text:span text:style-name="T70">作</text:span></text:ruby-base><text:ruby-text>さく</text:ruby-text></text:ruby><text:ruby text:style-name="Ru1"><text:ruby-base><text:span text:style-name="T70">文</text:span></text:ruby-base><text:ruby-text>ぶん</text:ruby-text></text:ruby><text:span text:style-name="T70"> </text:span><text:s text:c="19"/>(texto)</text:p>
          </table:table-cell>
        </table:table-row>
      </table:table>
      <text:p text:style-name="P13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1">数</text:p>
          </table:table-cell>
          <table:table-cell table:style-name="Tabla204.A1" office:value-type="string">
            <text:p text:style-name="P81">KAZU</text:p>
          </table:table-cell>
          <table:table-cell table:style-name="Tabla204.A1" office:value-type="string">
            <text:p text:style-name="P43"><text:ruby text:style-name="Ru1"><text:ruby-base><text:span text:style-name="T70">数</text:span></text:ruby-base><text:ruby-text>かず</text:ruby-text></text:ruby><text:span text:style-name="T70"> <text:s text:c="2"/></text:span>(núm. “concepto”)</text:p>
          </table:table-cell>
          <table:table-cell table:style-name="Tabla204.D1" office:value-type="string">
            <text:p text:style-name="P65"><text:s text:c="8"/></text:p>
          </table:table-cell>
        </table:table-row>
        <table:table-row>
          <table:covered-table-cell/>
          <table:table-cell table:style-name="Tabla204.B2" office:value-type="string">
            <text:p text:style-name="P81">KAZO</text:p>
          </table:table-cell>
          <table:table-cell table:style-name="Tabla204.B2" office:value-type="string">
            <text:p text:style-name="P43"><text:ruby text:style-name="Ru1"><text:ruby-base><text:span text:style-name="T70">数</text:span></text:ruby-base><text:ruby-text>かぞ</text:ruby-text></text:ruby><text:span text:style-name="T70">える <text:s text:c="7"/></text:span>(contar)</text:p>
          </table:table-cell>
          <table:table-cell table:style-name="Tabla204.D2" office:value-type="string">
            <text:p text:style-name="P65"/>
          </table:table-cell>
        </table:table-row>
        <table:table-row>
          <table:covered-table-cell/>
          <table:table-cell table:style-name="Tabla204.B2" office:value-type="string">
            <text:p text:style-name="P82">SÛ</text:p>
          </table:table-cell>
          <table:table-cell table:style-name="Tabla204.C3" office:value-type="string">
            <text:p text:style-name="P73"><text:ruby text:style-name="Ru1"><text:ruby-base><text:span text:style-name="T70">数</text:span></text:ruby-base><text:ruby-text>すう</text:ruby-text></text:ruby><text:ruby text:style-name="Ru1"><text:ruby-base><text:span text:style-name="T70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3"><text:ruby text:style-name="Ru1"><text:ruby-base><text:span text:style-name="T70">人</text:span></text:ruby-base><text:ruby-text>にん</text:ruby-text></text:ruby><text:ruby text:style-name="Ru1"><text:ruby-base><text:span text:style-name="T70">数</text:span></text:ruby-base><text:ruby-text>すう</text:ruby-text></text:ruby> <text:s text:c="3"/>(núm. personas)</text:p>
          </table:table-cell>
        </table:table-row>
      </table:table>
      <text:p text:style-name="P13"><text:soft-page-break/></text:p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1">形</text:p>
          </table:table-cell>
          <table:table-cell table:style-name="Tabla169.A1" office:value-type="string">
            <text:p text:style-name="P81">KATACHI</text:p>
          </table:table-cell>
          <table:table-cell table:style-name="Tabla169.A1" office:value-type="string">
            <text:p text:style-name="P43"><text:ruby text:style-name="Ru1"><text:ruby-base><text:span text:style-name="T58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5"><text:s text:c="8"/></text:p>
          </table:table-cell>
        </table:table-row>
        <table:table-row>
          <table:covered-table-cell/>
          <table:table-cell table:style-name="Tabla169.B2" office:value-type="string">
            <text:p text:style-name="P94">GYÔ</text:p>
          </table:table-cell>
          <table:table-cell table:style-name="Tabla169.C2" office:value-type="string">
            <text:p text:style-name="P97"><text:ruby text:style-name="Ru1"><text:ruby-base><text:span text:style-name="T58">人</text:span></text:ruby-base><text:ruby-text>にん</text:ruby-text></text:ruby><text:ruby text:style-name="Ru1"><text:ruby-base><text:span text:style-name="T58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1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4">KEI</text:p>
          </table:table-cell>
          <table:table-cell table:style-name="Tabla169.C2" office:value-type="string">
            <text:p text:style-name="P97"><text:ruby text:style-name="Ru1"><text:ruby-base><text:span text:style-name="T58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3"><text:s/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1">紙</text:p>
          </table:table-cell>
          <table:table-cell table:style-name="Tabla150.A1" table:number-rows-spanned="2" office:value-type="string">
            <text:p text:style-name="P81">KAMI</text:p>
          </table:table-cell>
          <table:table-cell table:style-name="Tabla150.A1" office:value-type="string">
            <text:p text:style-name="P43"><text:ruby text:style-name="Ru1"><text:ruby-base><text:span text:style-name="T70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5"><text:ruby text:style-name="Ru1"><text:ruby-base><text:span text:style-name="T45">紙</text:span></text:ruby-base><text:ruby-text>がみ</text:ruby-text></text:ruby><text:span text:style-name="T70">しばい</text:span></text:p>
            <text:p text:style-name="P65"><text:span text:style-name="T70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5"><text:ruby text:style-name="Ru1"><text:ruby-base><text:span text:style-name="T70">手</text:span></text:ruby-base><text:ruby-text>て</text:ruby-text></text:ruby><text:ruby text:style-name="Ru1"><text:ruby-base><text:span text:style-name="T45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5"/>
          </table:table-cell>
        </table:table-row>
        <table:table-row>
          <table:covered-table-cell/>
          <table:table-cell table:style-name="Tabla150.C2" office:value-type="string">
            <text:p text:style-name="P94">SHI</text:p>
          </table:table-cell>
          <table:table-cell table:style-name="Tabla150.C3" office:value-type="string">
            <text:p text:style-name="P97"><text:ruby text:style-name="Ru1"><text:ruby-base><text:span text:style-name="T70">画</text:span></text:ruby-base><text:ruby-text>が</text:ruby-text></text:ruby><text:ruby text:style-name="Ru1"><text:ruby-base><text:span text:style-name="T70">用</text:span></text:ruby-base><text:ruby-text>よう</text:ruby-text></text:ruby><text:ruby text:style-name="Ru1"><text:ruby-base><text:span text:style-name="T70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7"><text:span text:style-name="T70">ひょう</text:span><text:ruby text:style-name="Ru1"><text:ruby-base><text:span text:style-name="T70">紙</text:span></text:ruby-base><text:ruby-text>し</text:ruby-text></text:ruby> <text:s text:c="7"/></text:p>
            <text:p text:style-name="P91"><text:span text:style-name="T8"><text:s text:c="11"/>(cubierta de </text:span><text:span text:style-name="T20">libro</text:span><text:span text:style-name="T8">)</text:span>　 <text:s text:c="5"/></text:p>
          </table:table-cell>
        </table:table-row>
      </table:table>
      <text:p text:style-name="P13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1">記</text:p>
          </table:table-cell>
          <table:table-cell table:style-name="Tabla175.A1" office:value-type="string">
            <text:p text:style-name="P81">KI</text:p>
          </table:table-cell>
          <table:table-cell table:style-name="Tabla175.A1" office:value-type="string">
            <text:p text:style-name="P43"><text:ruby text:style-name="Ru1"><text:ruby-base><text:span text:style-name="T42">日</text:span></text:ruby-base><text:ruby-text>にっ</text:ruby-text></text:ruby><text:ruby text:style-name="Ru1"><text:ruby-base><text:span text:style-name="T58">記</text:span></text:ruby-base><text:ruby-text>き</text:ruby-text></text:ruby><text:span text:style-name="T56"> <text:s text:c="16"/></text:span>(diario)</text:p>
          </table:table-cell>
          <table:table-cell table:style-name="Tabla175.D1" office:value-type="string">
            <text:p text:style-name="P65"><text:s text:c="10"/></text:p>
          </table:table-cell>
        </table:table-row>
      </table:table>
      <text:p text:style-name="P13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1">点</text:p>
          </table:table-cell>
          <table:table-cell table:style-name="Tabla120.A1" office:value-type="string">
            <text:p text:style-name="P81">TEN</text:p>
          </table:table-cell>
          <table:table-cell table:style-name="Tabla120.A1" office:value-type="string">
            <text:p text:style-name="P43"><text:ruby text:style-name="Ru1"><text:ruby-base><text:span text:style-name="T58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6"/>
          </table:table-cell>
        </table:table-row>
      </table:table>
      <text:p text:style-name="P13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1">絵</text:p>
          </table:table-cell>
          <table:table-cell table:style-name="Tabla168.A1" office:value-type="string">
            <text:p text:style-name="P81">E</text:p>
          </table:table-cell>
          <table:table-cell table:style-name="Tabla168.A1" office:value-type="string">
            <text:p text:style-name="P43"><text:ruby text:style-name="Ru1"><text:ruby-base><text:span text:style-name="T58">絵</text:span></text:ruby-base><text:ruby-text>え</text:ruby-text></text:ruby> <text:s text:c="20"/>(dibujo)</text:p>
          </table:table-cell>
          <table:table-cell table:style-name="Tabla168.D1" office:value-type="string">
            <text:p text:style-name="P65"><text:s/><text:ruby text:style-name="Ru1"><text:ruby-base><text:span text:style-name="T58">絵</text:span></text:ruby-base><text:ruby-text>え</text:ruby-text></text:ruby><text:ruby text:style-name="Ru1"><text:ruby-base><text:span text:style-name="T58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1">KAI</text:p>
          </table:table-cell>
          <table:table-cell table:style-name="Tabla168.B2" office:value-type="string">
            <text:p text:style-name="P43"><text:ruby text:style-name="Ru1"><text:ruby-base><text:span text:style-name="T58">絵</text:span></text:ruby-base><text:ruby-text>かい</text:ruby-text></text:ruby><text:ruby text:style-name="Ru1"><text:ruby-base><text:span text:style-name="T58">画</text:span></text:ruby-base><text:ruby-text>が</text:ruby-text></text:ruby> <text:s text:c="14"/>(pintura)</text:p>
          </table:table-cell>
          <table:table-cell table:style-name="Tabla168.D2" office:value-type="string">
            <text:p text:style-name="P65"/>
          </table:table-cell>
        </table:table-row>
      </table:table>
      <text:p text:style-name="P13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1">線</text:p>
          </table:table-cell>
          <table:table-cell table:style-name="Tabla170.A1" table:number-rows-spanned="2" office:value-type="string">
            <text:p text:style-name="P81">SEN</text:p>
          </table:table-cell>
          <table:table-cell table:style-name="Tabla170.A1" office:value-type="string">
            <text:p text:style-name="P43"><text:ruby text:style-name="Ru1"><text:ruby-base><text:span text:style-name="T58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5"><text:ruby text:style-name="Ru1"><text:ruby-base><text:span text:style-name="T58">点</text:span></text:ruby-base><text:ruby-text>てん</text:ruby-text></text:ruby><text:ruby text:style-name="Ru1"><text:ruby-base><text:span text:style-name="T58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3"><text:ruby text:style-name="Ru1"><text:ruby-base><text:span text:style-name="T58">電</text:span></text:ruby-base><text:ruby-text>でん</text:ruby-text></text:ruby><text:ruby text:style-name="Ru1"><text:ruby-base><text:span text:style-name="T58">線</text:span></text:ruby-base><text:ruby-text>せん</text:ruby-text></text:ruby><text:span text:style-name="T58"> <text:s/></text:span>(cable eléctrico)</text:p>
          </table:table-cell>
          <table:table-cell table:style-name="Tabla170.D2" office:value-type="string">
            <text:p text:style-name="P65"/>
          </table:table-cell>
        </table:table-row>
      </table:table>
      <text:p text:style-name="P13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1">丸</text:p>
          </table:table-cell>
          <table:table-cell table:style-name="Tabla227.A1" office:value-type="string">
            <text:p text:style-name="P81">MARU</text:p>
          </table:table-cell>
          <table:table-cell table:style-name="Tabla227.A1" office:value-type="string">
            <text:p text:style-name="P43"><text:ruby text:style-name="Ru1"><text:ruby-base><text:span text:style-name="T58">丸</text:span></text:ruby-base><text:ruby-text>まる</text:ruby-text></text:ruby><text:span text:style-name="T58"> </text:span><text:s text:c="18"/>(círculo)</text:p>
          </table:table-cell>
          <table:table-cell table:style-name="Tabla227.D1" office:value-type="string">
            <text:p text:style-name="P65"><text:ruby text:style-name="Ru1"><text:ruby-base><text:span text:style-name="T58">丸</text:span></text:ruby-base><text:ruby-text>まる</text:ruby-text></text:ruby><text:span text:style-name="T58">い</text:span> <text:s text:c="15"/>(circular)</text:p>
          </table:table-cell>
        </table:table-row>
      </table:table>
      <text:p text:style-name="P13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06">語</text:p>
          </table:table-cell>
          <table:table-cell table:style-name="Tabla182.A1" office:value-type="string">
            <text:p text:style-name="P81">GO</text:p>
          </table:table-cell>
          <table:table-cell table:style-name="Tabla182.A1" office:value-type="string">
            <text:p text:style-name="P65"><text:ruby text:style-name="Ru1"><text:ruby-base><text:span text:style-name="T58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5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ruby text:style-name="Ru1"><text:ruby-base><text:span text:style-name="T58">語</text:span></text:ruby-base><text:ruby-text>ご</text:ruby-text></text:ruby> 　 <text:s text:c="5"/>(japonés) <text:s text:c="8"/></text:p>
          </table:table-cell>
        </table:table-row>
      </table:table>
      <text:p text:style-name="P43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1">理</text:p>
          </table:table-cell>
          <table:table-cell table:style-name="Tabla230.A1" table:number-rows-spanned="2" office:value-type="string">
            <text:p text:style-name="P81">RI</text:p>
          </table:table-cell>
          <table:table-cell table:style-name="Tabla230.A1" office:value-type="string">
            <text:p text:style-name="P43"><text:ruby text:style-name="Ru1"><text:ruby-base><text:span text:style-name="T58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3"><text:ruby text:style-name="Ru1"><text:ruby-base><text:span text:style-name="T58">理</text:span></text:ruby-base><text:ruby-text>り</text:ruby-text></text:ruby><text:ruby text:style-name="Ru1"><text:ruby-base><text:span text:style-name="T58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5"><text:span text:style-name="T58">りょう</text:span><text:ruby text:style-name="Ru1"><text:ruby-base><text:span text:style-name="T58">理</text:span></text:ruby-base><text:ruby-text>り</text:ruby-text></text:ruby> <text:s text:c="6"/>(cocina)</text:p>
          </table:table-cell>
          <table:table-cell table:style-name="Tabla230.D2" office:value-type="string">
            <text:p text:style-name="P65"/>
          </table:table-cell>
        </table:table-row>
      </table:table>
      <text:p text:style-name="P43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1">科</text:p>
          </table:table-cell>
          <table:table-cell table:style-name="Tabla203.A1" office:value-type="string">
            <text:p text:style-name="P81">KA</text:p>
          </table:table-cell>
          <table:table-cell table:style-name="Tabla203.A1" office:value-type="string">
            <text:p text:style-name="P65"><text:ruby text:style-name="Ru1"><text:ruby-base><text:span text:style-name="T58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5"><text:ruby text:style-name="Ru1"><text:ruby-base><text:span text:style-name="T58">科</text:span></text:ruby-base><text:ruby-text>か</text:ruby-text></text:ruby><text:ruby text:style-name="Ru1"><text:ruby-base><text:span text:style-name="T58">学</text:span></text:ruby-base><text:ruby-text>がく</text:ruby-text></text:ruby> <text:s/></text:p>
            <text:p text:style-name="P65"><text:s text:c="7"/>(ciencias naturales)</text:p>
          </table:table-cell>
        </table:table-row>
      </table:table>
      <text:p text:style-name="P73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1">算</text:p>
          </table:table-cell>
          <table:table-cell table:style-name="Tabla236.A1" office:value-type="string">
            <text:p text:style-name="P81">SAN</text:p>
          </table:table-cell>
          <table:table-cell table:style-name="Tabla236.A1" office:value-type="string">
            <text:p text:style-name="P43"><text:ruby text:style-name="Ru1"><text:ruby-base><text:span text:style-name="T58">計</text:span></text:ruby-base><text:ruby-text>けい</text:ruby-text></text:ruby><text:ruby text:style-name="Ru1"><text:ruby-base><text:span text:style-name="T58">算</text:span></text:ruby-base><text:ruby-text>さん</text:ruby-text></text:ruby><text:span text:style-name="T58"> <text:s/></text:span><text:s text:c="11"/>(cálculo)</text:p>
          </table:table-cell>
          <table:table-cell table:style-name="Tabla236.D1" office:value-type="string">
            <text:p text:style-name="P65"><text:ruby text:style-name="Ru1"><text:ruby-base><text:span text:style-name="T58">算</text:span></text:ruby-base><text:ruby-text>さん</text:ruby-text></text:ruby><text:ruby text:style-name="Ru1"><text:ruby-base><text:span text:style-name="T58">数</text:span></text:ruby-base><text:ruby-text>すう</text:ruby-text></text:ruby> <text:s text:c="9"/>(aritmética)</text:p>
          </table:table-cell>
        </table:table-row>
      </table:table>
      <text:p text:style-name="P13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1">計</text:p>
          </table:table-cell>
          <table:table-cell table:style-name="Tabla135.A1" office:value-type="string">
            <text:p text:style-name="P81">KEI</text:p>
          </table:table-cell>
          <table:table-cell table:style-name="Tabla135.A1" office:value-type="string">
            <text:p text:style-name="P65"><text:ruby text:style-name="Ru1"><text:ruby-base><text:span text:style-name="T58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7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5"><text:s text:c="8"/>(economía familiar)</text:p>
          </table:table-cell>
        </table:table-row>
      </table:table>
      <text:p text:style-name="P73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1">用</text:p>
          </table:table-cell>
          <table:table-cell table:style-name="Tabla216.A1" office:value-type="string">
            <text:p text:style-name="P81">YÔ</text:p>
          </table:table-cell>
          <table:table-cell table:style-name="Tabla216.A1" office:value-type="string">
            <text:p text:style-name="P43"><text:ruby text:style-name="Ru1"><text:ruby-base><text:span text:style-name="T58">用</text:span></text:ruby-base><text:ruby-text>よう</text:ruby-text></text:ruby><text:span text:style-name="T58"> <text:s text:c="2"/></text:span>(cosas que hacer)</text:p>
          </table:table-cell>
          <table:table-cell table:style-name="Tabla216.D1" office:value-type="string">
            <text:p text:style-name="P65"><text:ruby text:style-name="Ru1"><text:ruby-base><text:span text:style-name="T58">用</text:span></text:ruby-base><text:ruby-text>よう</text:ruby-text></text:ruby><text:ruby text:style-name="Ru1"><text:ruby-base><text:span text:style-name="T58">心</text:span></text:ruby-base><text:ruby-text>じん</text:ruby-text></text:ruby><text:span text:style-name="T58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81">MOCHI</text:p>
          </table:table-cell>
          <table:table-cell table:style-name="Tabla216.B2" office:value-type="string">
            <text:p text:style-name="P43"><text:ruby text:style-name="Ru1"><text:ruby-base><text:span text:style-name="T58">用</text:span></text:ruby-base><text:ruby-text>もち</text:ruby-text></text:ruby><text:span text:style-name="T58">いる <text:s text:c="7"/></text:span>(utilizar)</text:p>
          </table:table-cell>
          <table:table-cell table:style-name="Tabla216.D2" office:value-type="string">
            <text:p text:style-name="P65"/>
          </table:table-cell>
        </table:table-row>
      </table:table>
      <text:p text:style-name="P13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ext:soft-page-break/>
        <table:table-row>
          <table:table-cell table:style-name="Tabla237.A1" office:value-type="string">
            <text:p text:style-name="P51">答</text:p>
          </table:table-cell>
          <table:table-cell table:style-name="Tabla237.A1" office:value-type="string">
            <text:p text:style-name="P81">KOTA</text:p>
          </table:table-cell>
          <table:table-cell table:style-name="Tabla237.A1" office:value-type="string">
            <text:p text:style-name="P65"><text:ruby text:style-name="Ru1"><text:ruby-base><text:span text:style-name="T58">答</text:span></text:ruby-base><text:ruby-text>こた</text:ruby-text></text:ruby><text:span text:style-name="T58">え <text:s/></text:span><text:s text:c="7"/>(respuesta)</text:p>
          </table:table-cell>
          <table:table-cell table:style-name="Tabla237.D1" office:value-type="string">
            <text:p text:style-name="P65"><text:ruby text:style-name="Ru1"><text:ruby-base><text:span text:style-name="T58">答</text:span></text:ruby-base><text:ruby-text>こた</text:ruby-text></text:ruby><text:span text:style-name="T58">える</text:span> <text:s text:c="7"/>(responder)</text:p>
          </table:table-cell>
        </table:table-row>
      </table:table>
      <text:p text:style-name="P30"/>
      <text:p text:style-name="P133"/>
      <text:p text:style-name="P134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LOCALIZACIÓN</text:p>
      <text:p text:style-name="P13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6">中</text:p>
            </table:table-cell>
            <table:table-cell table:style-name="Tabla28.A1" office:value-type="string">
              <text:p text:style-name="P57">なか</text:p>
            </table:table-cell>
            <table:table-cell table:style-name="Tabla28.A1" office:value-type="string">
              <text:p text:style-name="P43"><text:ruby text:style-name="Ru1"><text:ruby-base><text:span text:style-name="T58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3"><text:span text:style-name="T58">まん</text:span><text:ruby text:style-name="Ru1"><text:ruby-base><text:span text:style-name="T58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7">チュウ</text:p>
          </table:table-cell>
          <table:table-cell table:style-name="Tabla28.C2" office:value-type="string">
            <text:p text:style-name="P99"><text:ruby text:style-name="Ru1"><text:ruby-base><text:span text:style-name="T58">中</text:span></text:ruby-base><text:ruby-text>ちゅう</text:ruby-text></text:ruby><text:ruby text:style-name="Ru1"><text:ruby-base><text:span text:style-name="T42">学</text:span></text:ruby-base><text:ruby-text>がっ</text:ruby-text></text:ruby><text:ruby text:style-name="Ru1"><text:ruby-base><text:span text:style-name="T58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4"><text:ruby text:style-name="Ru1"><text:ruby-base><text:span text:style-name="T58">中</text:span></text:ruby-base><text:ruby-text>ちゅう</text:ruby-text></text:ruby><text:ruby text:style-name="Ru1"><text:ruby-base><text:span text:style-name="T42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9"><text:ruby text:style-name="Ru1"><text:ruby-base><text:span text:style-name="T58">水</text:span></text:ruby-base><text:ruby-text>すい</text:ruby-text></text:ruby><text:ruby text:style-name="Ru1"><text:ruby-base><text:span text:style-name="T58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4"/>
          </table:table-cell>
        </table:table-row>
      </table:table>
      <text:p text:style-name="P122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1">央</text:p>
            </table:table-cell>
            <table:table-cell table:style-name="Tabla259.A1" office:value-type="string">
              <text:p text:style-name="P57">オウ</text:p>
            </table:table-cell>
            <table:table-cell table:style-name="Tabla259.A1" office:value-type="string">
              <text:p text:style-name="P43"><text:ruby text:style-name="Ru1"><text:ruby-base><text:span text:style-name="T58">中</text:span></text:ruby-base><text:ruby-text>ちゅう</text:ruby-text></text:ruby><text:ruby text:style-name="Ru1"><text:ruby-base><text:span text:style-name="T58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3"><text:ruby text:style-name="Ru1"><text:ruby-base><text:span text:style-name="T58">月</text:span></text:ruby-base><text:ruby-text>げつ</text:ruby-text></text:ruby><text:ruby text:style-name="Ru1"><text:ruby-base><text:span text:style-name="T58">央</text:span></text:ruby-base><text:ruby-text>おう</text:ruby-text></text:ruby><text:span text:style-name="T67"> <text:s/>mediados de mes</text:span></text:p>
            </table:table-cell>
          </table:table-row>
        </table:table-header-rows>
      </table:table>
      <text:p text:style-name="P122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1">右</text:p>
            </table:table-cell>
            <table:table-cell table:style-name="Tabla29.A1" office:value-type="string">
              <text:p text:style-name="P57">みぎ</text:p>
            </table:table-cell>
            <table:table-cell table:style-name="Tabla29.A1" office:value-type="string">
              <text:p text:style-name="P43"><text:ruby text:style-name="Ru1"><text:ruby-base><text:span text:style-name="T58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43"><text:ruby text:style-name="Ru1"><text:ruby-base><text:span text:style-name="T58">右</text:span></text:ruby-base><text:ruby-text>みぎ</text:ruby-text></text:ruby><text:ruby text:style-name="Ru1"><text:ruby-base><text:span text:style-name="T58">手</text:span></text:ruby-base><text:ruby-text text:style-name="Rubies">て</text:ruby-text></text:ruby><text:span text:style-name="T67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7">ユウ</text:p>
          </table:table-cell>
          <table:table-cell table:style-name="Tabla29.C2" office:value-type="string">
            <text:p text:style-name="P43"><text:ruby text:style-name="Ru1"><text:ruby-base><text:span text:style-name="T58">左</text:span></text:ruby-base><text:ruby-text>さ</text:ruby-text></text:ruby><text:ruby text:style-name="Ru1"><text:ruby-base><text:span text:style-name="T58">右</text:span></text:ruby-base><text:ruby-text>ゆう</text:ruby-text></text:ruby><text:span text:style-name="T67"> <text:s text:c="11"/>izq. y dcha.</text:span></text:p>
          </table:table-cell>
          <table:table-cell table:style-name="Tabla29.D2" office:value-type="string">
            <text:p text:style-name="P43"><text:ruby text:style-name="Ru1"><text:ruby-base><text:span text:style-name="T54">右</text:span></text:ruby-base><text:ruby-text>う</text:ruby-text></text:ruby><text:span text:style-name="T66">せつ</text:span><text:span text:style-name="T67"> <text:s text:c="2"/>giro a la dcha.</text:span></text:p>
          </table:table-cell>
        </table:table-row>
      </table:table>
      <text:p text:style-name="P122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1">左</text:p>
            </table:table-cell>
            <table:table-cell table:style-name="Tabla30.A1" office:value-type="string">
              <text:p text:style-name="P57">ひだり</text:p>
            </table:table-cell>
            <table:table-cell table:style-name="Tabla30.A1" office:value-type="string">
              <text:p text:style-name="P43"><text:ruby text:style-name="Ru1"><text:ruby-base><text:span text:style-name="T58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43"><text:ruby text:style-name="Ru1"><text:ruby-base><text:span text:style-name="T58">左</text:span></text:ruby-base><text:ruby-text>ひだり</text:ruby-text></text:ruby><text:ruby text:style-name="Ru1"><text:ruby-base><text:span text:style-name="T58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7">サ</text:p>
          </table:table-cell>
          <table:table-cell table:style-name="Tabla30.C2" office:value-type="string">
            <text:p text:style-name="P64"><text:ruby text:style-name="Ru1"><text:ruby-base><text:span text:style-name="T58">左</text:span></text:ruby-base><text:ruby-text>さ</text:ruby-text></text:ruby><text:span text:style-name="T58">せつ</text:span> <text:s text:c="5"/>giro a la izq.</text:p>
          </table:table-cell>
          <table:table-cell table:style-name="Tabla30.D2" office:value-type="string">
            <text:p text:style-name="P43"/>
          </table:table-cell>
        </table:table-row>
      </table:table>
      <text:p text:style-name="P122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2">上</text:p>
            </table:table-cell>
            <table:table-cell table:style-name="Tabla34.A1" office:value-type="string">
              <text:p text:style-name="P57">UE</text:p>
            </table:table-cell>
            <table:table-cell table:style-name="Tabla34.A1" office:value-type="string">
              <text:p text:style-name="P43"><text:s/><text:ruby text:style-name="Ru1"><text:ruby-base><text:span text:style-name="T58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7">A</text:p>
          </table:table-cell>
          <table:table-cell table:style-name="Tabla34.C2" office:value-type="string">
            <text:p text:style-name="P43"><text:ruby text:style-name="Ru1"><text:ruby-base><text:span text:style-name="T58">上</text:span></text:ruby-base><text:ruby-text>あ</text:ruby-text></text:ruby><text:span text:style-name="T58">げる</text:span> <text:s text:c="3"/>　 <text:s text:c="6"/>(subir)</text:p>
          </table:table-cell>
          <table:table-cell table:style-name="Tabla34.D2" office:value-type="string">
            <text:p text:style-name="P43"><text:ruby text:style-name="Ru1"><text:ruby-base><text:span text:style-name="T58">上</text:span></text:ruby-base><text:ruby-text>あ</text:ruby-text></text:ruby><text:span text:style-name="T58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7">NOBO</text:p>
          </table:table-cell>
          <table:table-cell table:style-name="Tabla34.C2" office:value-type="string">
            <text:p text:style-name="P43"><text:ruby text:style-name="Ru1"><text:ruby-base><text:span text:style-name="T58">上</text:span></text:ruby-base><text:ruby-text>のぼ</text:ruby-text></text:ruby><text:span text:style-name="T58">る </text:span><text:s text:c="8"/>　 <text:s text:c="5"/>(subir)</text:p>
          </table:table-cell>
          <table:table-cell table:style-name="Tabla34.D2" office:value-type="string">
            <text:p text:style-name="P43"/>
          </table:table-cell>
        </table:table-row>
        <table:table-row>
          <table:covered-table-cell/>
          <table:table-cell table:style-name="Tabla34.B2" office:value-type="string">
            <text:p text:style-name="P57">JHÔ</text:p>
          </table:table-cell>
          <table:table-cell table:style-name="Tabla34.C2" office:value-type="string">
            <text:p text:style-name="P43"><text:ruby text:style-name="Ru1"><text:ruby-base><text:span text:style-name="T58">上</text:span></text:ruby-base><text:ruby-text>じょう</text:ruby-text></text:ruby><text:ruby text:style-name="Ru1"><text:ruby-base><text:span text:style-name="T58">手</text:span></text:ruby-base><text:ruby-text>ず</text:ruby-text></text:ruby> <text:s text:c="17"/>(hábil)</text:p>
          </table:table-cell>
          <table:table-cell table:style-name="Tabla34.D2" office:value-type="string">
            <text:p text:style-name="P43"><text:ruby text:style-name="Ru1"><text:ruby-base><text:span text:style-name="T58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5"> <text:s text:c="3"/></text:span><text:span text:style-name="T8">(arriba y abajo)</text:span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2"/>
              <text:p text:style-name="P51">下</text:p>
            </table:table-cell>
            <table:table-cell table:style-name="Tabla31.A1" office:value-type="string">
              <text:p text:style-name="P57">SHITA</text:p>
            </table:table-cell>
            <table:table-cell table:style-name="Tabla31.A1" office:value-type="string">
              <text:p text:style-name="P43"><text:ruby text:style-name="Ru1"><text:ruby-base><text:span text:style-name="T58">下</text:span></text:ruby-base><text:ruby-text>した</text:ruby-text></text:ruby><text:span text:style-name="T58"> </text:span><text:s text:c="19"/>(debajo)</text:p>
            </table:table-cell>
            <table:table-cell table:style-name="Tabla31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7">O</text:p>
          </table:table-cell>
          <table:table-cell table:style-name="Tabla31.C2" office:value-type="string">
            <text:p text:style-name="P43"><text:ruby text:style-name="Ru1"><text:ruby-base><text:span text:style-name="T58">下</text:span></text:ruby-base><text:ruby-text>お</text:ruby-text></text:ruby><text:span text:style-name="T58">ろす</text:span> <text:s text:c="14"/>(bajar)</text:p>
          </table:table-cell>
          <table:table-cell table:style-name="Tabla31.D2" office:value-type="string">
            <text:p text:style-name="P43"><text:ruby text:style-name="Ru1"><text:ruby-base><text:span text:style-name="T58">下</text:span></text:ruby-base><text:ruby-text>お</text:ruby-text></text:ruby><text:span text:style-name="T58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7">KUDA</text:p>
          </table:table-cell>
          <table:table-cell table:style-name="Tabla31.C2" office:value-type="string">
            <text:p text:style-name="P43"><text:ruby text:style-name="Ru1"><text:ruby-base><text:span text:style-name="T58">下</text:span></text:ruby-base><text:ruby-text>くだ</text:ruby-text></text:ruby><text:span text:style-name="T58">る <text:s/></text:span>(bajar escaleras)</text:p>
          </table:table-cell>
          <table:table-cell table:style-name="Tabla31.D2" office:value-type="string">
            <text:p text:style-name="P43"/>
          </table:table-cell>
        </table:table-row>
        <table:table-row>
          <table:covered-table-cell/>
          <table:table-cell table:style-name="Tabla31.B2" office:value-type="string">
            <text:p text:style-name="P82">KA</text:p>
          </table:table-cell>
          <table:table-cell table:style-name="Tabla31.C2" office:value-type="string">
            <text:p text:style-name="P64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<text:span text:style-name="T58">てつ</text:span> <text:s text:c="8"/>(metro)</text:p>
          </table:table-cell>
          <table:table-cell table:style-name="Tabla31.D2" office:value-type="string">
            <text:p text:style-name="P92"/>
          </table:table-cell>
        </table:table-row>
        <table:table-row>
          <table:covered-table-cell/>
          <table:table-cell table:style-name="Tabla31.B2" office:value-type="string">
            <text:p text:style-name="P94">HE</text:p>
          </table:table-cell>
          <table:table-cell table:style-name="Tabla31.C2" office:value-type="string">
            <text:p text:style-name="P99"><text:ruby text:style-name="Ru1"><text:ruby-base><text:span text:style-name="T58">下</text:span></text:ruby-base><text:ruby-text>へ</text:ruby-text></text:ruby><text:ruby text:style-name="Ru1"><text:ruby-base><text:span text:style-name="T58">手</text:span></text:ruby-base><text:ruby-text>た</text:ruby-text></text:ruby> <text:s text:c="18"/>(torpe)</text:p>
          </table:table-cell>
          <table:table-cell table:style-name="Tabla31.D2" office:value-type="string">
            <text:p text:style-name="P92"/>
          </table:table-cell>
        </table:table-row>
        <table:table-row>
          <table:covered-table-cell/>
          <table:table-cell table:style-name="Tabla31.B2" office:value-type="string">
            <text:p text:style-name="P94">GE</text:p>
          </table:table-cell>
          <table:table-cell table:style-name="Tabla31.C2" office:value-type="string">
            <text:p text:style-name="P99"><text:ruby text:style-name="Ru1"><text:ruby-base><text:span text:style-name="T58">下</text:span></text:ruby-base><text:ruby-text>げ</text:ruby-text></text:ruby><text:ruby text:style-name="Ru1"><text:ruby-base><text:span text:style-name="T58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2"/>
          </table:table-cell>
        </table:table-row>
        <table:table-row>
          <table:covered-table-cell/>
          <table:table-cell table:style-name="Tabla31.B2" office:value-type="string">
            <text:p text:style-name="P94">SHIMO</text:p>
          </table:table-cell>
          <table:table-cell table:style-name="Tabla31.C2" office:value-type="string">
            <text:p text:style-name="P99"><text:ruby text:style-name="Ru1"><text:ruby-base><text:span text:style-name="T58">下</text:span></text:ruby-base><text:ruby-text>しも</text:ruby-text></text:ruby><text:ruby text:style-name="Ru1"><text:ruby-base><text:span text:style-name="T58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99"><text:ruby text:style-name="Ru1"><text:ruby-base><text:span text:style-name="T58">川</text:span></text:ruby-base><text:ruby-text>かわ</text:ruby-text></text:ruby><text:ruby text:style-name="Ru1"><text:ruby-base><text:span text:style-name="T58">下</text:span></text:ruby-base><text:ruby-text>しも</text:ruby-text></text:ruby> <text:s text:c="13"/>(río abajo)</text:p>
          </table:table-cell>
        </table:table-row>
      </table:table>
      <text:p text:style-name="P122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1">所</text:p>
            </table:table-cell>
            <table:table-cell table:style-name="Tabla280.A1" office:value-type="string">
              <text:p text:style-name="P57">ところ</text:p>
            </table:table-cell>
            <table:table-cell table:style-name="Tabla280.A1" office:value-type="string">
              <text:p text:style-name="P43"><text:ruby text:style-name="Ru1"><text:ruby-base><text:span text:style-name="T58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57">ジョ</text:p>
          </table:table-cell>
          <table:table-cell table:style-name="Tabla280.C2" office:value-type="string">
            <text:p text:style-name="P64"><text:ruby text:style-name="Ru1"><text:ruby-base><text:span text:style-name="T58">名</text:span></text:ruby-base><text:ruby-text>めい</text:ruby-text></text:ruby><text:ruby text:style-name="Ru1"><text:ruby-base><text:span text:style-name="T58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64"><text:ruby text:style-name="Ru1"><text:ruby-base><text:span text:style-name="T58">長</text:span></text:ruby-base><text:ruby-text>ちょう</text:ruby-text></text:ruby><text:ruby text:style-name="Ru1"><text:ruby-base><text:span text:style-name="T58">所</text:span></text:ruby-base><text:ruby-text>しょ</text:ruby-text></text:ruby> <text:s text:c="8"/>punto fuerte</text:p>
          </table:table-cell>
        </table:table-row>
      </table:table>
      <text:p text:style-name="P128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1">外</text:p>
          </table:table-cell>
          <table:table-cell table:style-name="Tabla118.A1" office:value-type="string">
            <text:p text:style-name="P81">SOTO</text:p>
          </table:table-cell>
          <table:table-cell table:style-name="Tabla118.C1" office:value-type="string">
            <text:p text:style-name="P43"><text:ruby text:style-name="Ru1"><text:ruby-base><text:span text:style-name="T70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6"/>
          </table:table-cell>
        </table:table-row>
        <table:table-row>
          <table:covered-table-cell/>
          <table:table-cell table:style-name="Tabla118.B2" office:value-type="string">
            <text:p text:style-name="P81">HOKA</text:p>
          </table:table-cell>
          <table:table-cell table:style-name="Tabla118.C2" office:value-type="string">
            <text:p text:style-name="P43"><text:ruby text:style-name="Ru1"><text:ruby-base><text:span text:style-name="T70">外</text:span></text:ruby-base><text:ruby-text>ほか</text:ruby-text></text:ruby><text:span text:style-name="T70">に <text:s/></text:span><text:s/>(aparte de eso)</text:p>
          </table:table-cell>
          <table:table-cell table:style-name="Tabla118.D2" office:value-type="string">
            <text:p text:style-name="P66"/>
          </table:table-cell>
        </table:table-row>
        <table:table-row>
          <table:covered-table-cell/>
          <table:table-cell table:style-name="Tabla118.B2" office:value-type="string">
            <text:p text:style-name="P82">GAI</text:p>
          </table:table-cell>
          <table:table-cell table:style-name="Tabla118.C2" office:value-type="string">
            <text:p text:style-name="P73"><text:ruby text:style-name="Ru1"><text:ruby-base><text:span text:style-name="T70">外</text:span></text:ruby-base><text:ruby-text>がい</text:ruby-text></text:ruby><text:ruby text:style-name="Ru1"><text:ruby-base><text:span text:style-name="T70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3"><text:ruby text:style-name="Ru1"><text:ruby-base><text:span text:style-name="T70">海</text:span></text:ruby-base><text:ruby-text>かい</text:ruby-text></text:ruby><text:ruby text:style-name="Ru1"><text:ruby-base><text:span text:style-name="T70">外</text:span></text:ruby-base><text:ruby-text>がい</text:ruby-text></text:ruby> <text:s text:c="7"/>(el extranjero)</text:p>
          </table:table-cell>
        </table:table-row>
      </table:table>
      <text:p text:style-name="P13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1">内</text:p>
          </table:table-cell>
          <table:table-cell table:style-name="Tabla119.A1" office:value-type="string">
            <text:p text:style-name="P81">UCHI</text:p>
          </table:table-cell>
          <table:table-cell table:style-name="Tabla119.A1" office:value-type="string">
            <text:p text:style-name="P43"><text:ruby text:style-name="Ru1"><text:ruby-base><text:span text:style-name="T70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5"/>
          </table:table-cell>
        </table:table-row>
        <table:table-row>
          <table:covered-table-cell/>
          <table:table-cell table:style-name="Tabla119.B2" office:value-type="string">
            <text:p text:style-name="P82">NAI</text:p>
          </table:table-cell>
          <table:table-cell table:style-name="Tabla119.C2" office:value-type="string">
            <text:p text:style-name="P73"><text:ruby text:style-name="Ru1"><text:ruby-base><text:span text:style-name="T70">家</text:span></text:ruby-base><text:ruby-text>か</text:ruby-text></text:ruby><text:ruby text:style-name="Ru1"><text:ruby-base><text:span text:style-name="T70">内</text:span></text:ruby-base><text:ruby-text>ない</text:ruby-text></text:ruby> <text:s/></text:p>
            <text:p text:style-name="P73"><text:s text:c="4"/>(esposa “tradicional”)</text:p>
          </table:table-cell>
          <table:table-cell table:style-name="Tabla119.D2" office:value-type="string">
            <text:p text:style-name="P99"/>
          </table:table-cell>
        </table:table-row>
      </table:table>
      <text:p text:style-name="P13"/>
      <text:p text:style-name="P122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1">横</text:p>
            </table:table-cell>
            <table:table-cell table:style-name="Tabla260.A1" office:value-type="string">
              <text:p text:style-name="P57">オウ</text:p>
            </table:table-cell>
            <table:table-cell table:style-name="Tabla260.A1" office:value-type="string">
              <text:p text:style-name="P43"><text:ruby text:style-name="Ru1"><text:ruby-base><text:span text:style-name="T58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7">よこ</text:p>
          </table:table-cell>
          <table:table-cell table:style-name="Tabla260.C2" office:value-type="string">
            <text:p text:style-name="P64"/>
          </table:table-cell>
          <table:table-cell table:style-name="Tabla260.D2" office:value-type="string">
            <text:p text:style-name="P43"/>
          </table:table-cell>
        </table:table-row>
      </table:table>
      <text:p text:style-name="P122"/>
      <text:p text:style-name="P13"/>
      <text:p text:style-name="P13"/>
      <text:p text:style-name="P13"/>
      <text:p text:style-name="P13"/>
      <text:p text:style-name="P13"/>
      <text:p text:style-name="P13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1">間</text:p>
          </table:table-cell>
          <table:table-cell table:style-name="Tabla121.A1" office:value-type="string">
            <text:p text:style-name="P81">AIDA</text:p>
          </table:table-cell>
          <table:table-cell table:style-name="Tabla121.A1" office:value-type="string">
            <text:p text:style-name="P43"><text:ruby text:style-name="Ru1"><text:ruby-base><text:span text:style-name="T70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3"><text:span text:style-name="T70">この</text:span><text:ruby text:style-name="Ru1"><text:ruby-base><text:span text:style-name="T70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2">KAN</text:p>
          </table:table-cell>
          <table:table-cell table:style-name="Tabla121.C2" office:value-type="string">
            <text:p text:style-name="P89"><text:ruby text:style-name="Ru1"><text:ruby-base>間</text:ruby-base><text:ruby-text>かん</text:ruby-text></text:ruby></text:p>
            <text:p text:style-name="P73"><text:span text:style-name="T70"><text:s text:c="3"/></text:span>(intervalo de tiempo)</text:p>
          </table:table-cell>
          <table:table-cell table:style-name="Tabla121.D2" office:value-type="string">
            <text:p text:style-name="P73"><text:ruby text:style-name="Ru1"><text:ruby-base><text:span text:style-name="T70">夜</text:span></text:ruby-base><text:ruby-text>や</text:ruby-text></text:ruby><text:ruby text:style-name="Ru1"><text:ruby-base><text:span text:style-name="T70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2">MA</text:p>
          </table:table-cell>
          <table:table-cell table:style-name="Tabla121.C2" office:value-type="string">
            <text:p text:style-name="P44"><text:ruby text:style-name="Ru1"><text:ruby-base><text:span text:style-name="T35">昼</text:span></text:ruby-base><text:ruby-text>ひる</text:ruby-text></text:ruby><text:ruby text:style-name="Ru1"><text:ruby-base><text:span text:style-name="T17">間</text:span></text:ruby-base><text:ruby-text>ま</text:ruby-text></text:ruby><text:span text:style-name="T30"> </text:span><text:span text:style-name="T31">(durante la tarde)</text:span><text:span text:style-name="T30"> <text:s text:c="21"/></text:span></text:p>
          </table:table-cell>
          <table:table-cell table:style-name="Tabla121.D3" office:value-type="string">
            <text:p text:style-name="P74"/>
          </table:table-cell>
        </table:table-row>
        <table:table-row>
          <table:covered-table-cell/>
          <table:table-cell table:style-name="Tabla121.B2" office:value-type="string">
            <text:p text:style-name="P82">GEN</text:p>
          </table:table-cell>
          <table:table-cell table:style-name="Tabla121.C2" office:value-type="string">
            <text:p text:style-name="P44"><text:ruby text:style-name="Ru1"><text:ruby-base><text:span text:style-name="T37">人</text:span></text:ruby-base><text:ruby-text>にん</text:ruby-text></text:ruby><text:ruby text:style-name="Ru1"><text:ruby-base><text:span text:style-name="T37">間</text:span></text:ruby-base><text:ruby-text>げん</text:ruby-text></text:ruby><text:span text:style-name="T31"> <text:s text:c="6"/>(ser humano)</text:span><text:span text:style-name="T30"> <text:s text:c="19"/></text:span><text:s text:c="2"/></text:p>
          </table:table-cell>
          <table:table-cell table:style-name="Tabla121.D3" office:value-type="string">
            <text:p text:style-name="P74"/>
          </table:table-cell>
        </table:table-row>
      </table:table>
      <text:p text:style-name="P91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1">東</text:p>
          </table:table-cell>
          <table:table-cell table:style-name="Tabla114.A1" office:value-type="string">
            <text:p text:style-name="P81">HIGASHI</text:p>
          </table:table-cell>
          <table:table-cell table:style-name="Tabla114.C1" office:value-type="string">
            <text:p text:style-name="P43"><text:ruby text:style-name="Ru1"><text:ruby-base><text:span text:style-name="T58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6"/>
          </table:table-cell>
        </table:table-row>
        <table:table-row>
          <table:covered-table-cell/>
          <table:table-cell table:style-name="Tabla114.B2" office:value-type="string">
            <text:p text:style-name="P82">TÔ</text:p>
          </table:table-cell>
          <table:table-cell table:style-name="Tabla114.C2" office:value-type="string">
            <text:p text:style-name="P73"><text:ruby text:style-name="Ru1"><text:ruby-base><text:span text:style-name="T58">東</text:span></text:ruby-base><text:ruby-text>とう</text:ruby-text></text:ruby><text:ruby text:style-name="Ru1"><text:ruby-base><text:span text:style-name="T58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9"/>
          </table:table-cell>
        </table:table-row>
      </table:table>
      <text:p text:style-name="P13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1">南</text:p>
          </table:table-cell>
          <table:table-cell table:style-name="Tabla115.A1" office:value-type="string">
            <text:p text:style-name="P81">MINAMI</text:p>
          </table:table-cell>
          <table:table-cell table:style-name="Tabla115.A1" office:value-type="string">
            <text:p text:style-name="P43"><text:ruby text:style-name="Ru1"><text:ruby-base><text:span text:style-name="T58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7"><text:ruby text:style-name="Ru1"><text:ruby-base>南</text:ruby-base><text:ruby-text>みなみ</text:ruby-text></text:ruby>アメリカ</text:p>
            <text:p text:style-name="P65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1">NAN</text:p>
          </table:table-cell>
          <table:table-cell table:style-name="Tabla115.B2" office:value-type="string">
            <text:p text:style-name="P43"><text:ruby text:style-name="Ru1"><text:ruby-base><text:span text:style-name="T58">南</text:span></text:ruby-base><text:ruby-text>なん</text:ruby-text></text:ruby><text:ruby text:style-name="Ru1"><text:ruby-base><text:span text:style-name="T42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7"/>
          </table:table-cell>
        </table:table-row>
      </table:table>
      <text:p text:style-name="P13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1">北</text:p>
          </table:table-cell>
          <table:table-cell table:style-name="Tabla240.A1" office:value-type="string">
            <text:p text:style-name="P81">KITA</text:p>
          </table:table-cell>
          <table:table-cell table:style-name="Tabla240.A1" office:value-type="string">
            <text:p text:style-name="P43"><text:ruby text:style-name="Ru1"><text:ruby-base><text:span text:style-name="T58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5"><text:s text:c="7"/></text:p>
          </table:table-cell>
        </table:table-row>
        <table:table-row>
          <table:covered-table-cell/>
          <table:table-cell table:style-name="Tabla240.B2" office:value-type="string">
            <text:p text:style-name="P94">HO_</text:p>
          </table:table-cell>
          <table:table-cell table:style-name="Tabla240.C2" office:value-type="string">
            <text:p text:style-name="P107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2"><text:s text:c="7"/></text:span><text:span text:style-name="T63">(Hokaido)</text:span></text:p>
          </table:table-cell>
          <table:table-cell table:style-name="Tabla240.D2" office:value-type="string">
            <text:p text:style-name="P91">　 <text:s text:c="5"/></text:p>
          </table:table-cell>
        </table:table-row>
      </table:table>
      <text:p text:style-name="P13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1">西</text:p>
          </table:table-cell>
          <table:table-cell table:style-name="Tabla117.A1" office:value-type="string">
            <text:p text:style-name="P81">NISHI</text:p>
          </table:table-cell>
          <table:table-cell table:style-name="Tabla117.A1" office:value-type="string">
            <text:p text:style-name="P43"><text:ruby text:style-name="Ru1"><text:ruby-base><text:span text:style-name="T58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5"/>
          </table:table-cell>
        </table:table-row>
      </table:table>
      <text:p text:style-name="P91"><text:soft-page-break/></text:p>
      <text:p text:style-name="P50"/>
      <text:p text:style-name="P50"/>
      <text:p text:style-name="P50"/>
      <text:p text:style-name="P115"/>
      <text:p text:style-name="P115">NÚMEROS – CONTADORES</text:p>
      <text:p text:style-name="P13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1">一</text:p>
            </table:table-cell>
            <table:table-cell table:style-name="Tabla38.A1" office:value-type="string">
              <text:p text:style-name="P57">HITO</text:p>
            </table:table-cell>
            <table:table-cell table:style-name="Tabla38.A1" office:value-type="string">
              <text:p text:style-name="P43"><text:ruby text:style-name="Ru1"><text:ruby-base><text:span text:style-name="T58">一</text:span></text:ruby-base><text:ruby-text>ひと</text:ruby-text></text:ruby><text:span text:style-name="T58">つ</text:span> <text:s text:c="22"/>[ 1 ]</text:p>
            </table:table-cell>
            <table:table-cell table:style-name="Tabla38.D1" office:value-type="string">
              <text:p text:style-name="P43"><text:ruby text:style-name="Ru1"><text:ruby-base><text:span text:style-name="T58">一</text:span></text:ruby-base><text:ruby-text>ひと</text:ruby-text></text:ruby><text:ruby text:style-name="Ru1"><text:ruby-base><text:span text:style-name="T42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7">ICHI</text:p>
          </table:table-cell>
          <table:table-cell table:style-name="Tabla38.C2" office:value-type="string">
            <text:p text:style-name="P43"><text:ruby text:style-name="Ru1"><text:ruby-base><text:span text:style-name="T58">一</text:span></text:ruby-base><text:ruby-text>いち</text:ruby-text></text:ruby><text:ruby text:style-name="Ru1"><text:ruby-base><text:span text:style-name="T58">月</text:span></text:ruby-base><text:ruby-text>がつ</text:ruby-text></text:ruby> <text:s text:c="16"/>(Enero)</text:p>
          </table:table-cell>
          <table:table-cell table:style-name="Tabla38.D2" office:value-type="string">
            <text:p text:style-name="P43"><text:ruby text:style-name="Ru1"><text:ruby-base><text:span text:style-name="T58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3"><text:ruby text:style-name="Ru1"><text:ruby-base><text:span text:style-name="T42">一</text:span></text:ruby-base><text:ruby-text>いっ</text:ruby-text></text:ruby><text:ruby text:style-name="Ru1"><text:ruby-base><text:span text:style-name="T58">才</text:span></text:ruby-base><text:ruby-text>さい</text:ruby-text></text:ruby> <text:s/>(un año de edad)</text:p>
          </table:table-cell>
          <table:table-cell table:style-name="Tabla38.D2" office:value-type="string">
            <text:p text:style-name="P43"><text:ruby text:style-name="Ru1"><text:ruby-base><text:span text:style-name="T42">一</text:span></text:ruby-base><text:ruby-text>いっ</text:ruby-text></text:ruby><text:ruby text:style-name="Ru1"><text:ruby-base><text:span text:style-name="T58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7">TSUI</text:p>
          </table:table-cell>
          <table:table-cell table:style-name="Tabla38.C2" office:value-type="string">
            <text:p text:style-name="P43"><text:ruby text:style-name="Ru1"><text:ruby-base><text:span text:style-name="T58">一</text:span></text:ruby-base><text:ruby-text>つい</text:ruby-text></text:ruby><text:ruby text:style-name="Ru1"><text:ruby-base><text:span text:style-name="T42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3"/>
          </table:table-cell>
        </table:table-row>
      </table:table>
      <text:p text:style-name="P122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1">二</text:p>
            </table:table-cell>
            <table:table-cell table:style-name="Tabla55.A1" office:value-type="string">
              <text:p text:style-name="P57">FUTA</text:p>
            </table:table-cell>
            <table:table-cell table:style-name="Tabla55.A1" office:value-type="string">
              <text:p text:style-name="P44"><text:ruby text:style-name="Ru1"><text:ruby-base><text:span text:style-name="T42">二</text:span></text:ruby-base><text:ruby-text>ふつ</text:ruby-text></text:ruby><text:ruby text:style-name="Ru1"><text:ruby-base><text:span text:style-name="T58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3"><text:ruby text:style-name="Ru1"><text:ruby-base><text:span text:style-name="T58">二</text:span></text:ruby-base><text:ruby-text>ふた</text:ruby-text></text:ruby><text:ruby text:style-name="Ru1"><text:ruby-base><text:span text:style-name="T42">人</text:span></text:ruby-base><text:ruby-text>り</text:ruby-text></text:ruby><text:span text:style-name="T58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7">NI</text:p>
          </table:table-cell>
          <table:table-cell table:style-name="Tabla55.C2" office:value-type="string">
            <text:p text:style-name="P43"><text:ruby text:style-name="Ru1"><text:ruby-base><text:span text:style-name="T58">二</text:span></text:ruby-base><text:ruby-text>に</text:ruby-text></text:ruby><text:ruby text:style-name="Ru1"><text:ruby-base><text:span text:style-name="T58">月</text:span></text:ruby-base><text:ruby-text>がつ</text:ruby-text></text:ruby><text:span text:style-name="T58"> </text:span><text:s text:c="12"/>(Febrero)</text:p>
          </table:table-cell>
          <table:table-cell table:style-name="Tabla55.D2" office:value-type="string">
            <text:p text:style-name="P43"><text:ruby text:style-name="Ru1"><text:ruby-base><text:span text:style-name="T58">二</text:span></text:ruby-base><text:ruby-text>に</text:ruby-text></text:ruby><text:span text:style-name="T58"> </text:span><text:s text:c="29"/>(2)</text:p>
          </table:table-cell>
        </table:table-row>
      </table:table>
      <text:p text:style-name="P122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1">三</text:p>
            </table:table-cell>
            <table:table-cell table:style-name="Tabla54.A1" office:value-type="string">
              <text:p text:style-name="P57">MI</text:p>
            </table:table-cell>
            <table:table-cell table:style-name="Tabla54.A1" office:value-type="string">
              <text:p text:style-name="P43"><text:ruby text:style-name="Ru1"><text:ruby-base><text:span text:style-name="T42">三</text:span></text:ruby-base><text:ruby-text>みっ</text:ruby-text></text:ruby><text:ruby text:style-name="Ru1"><text:ruby-base><text:span text:style-name="T58">日</text:span></text:ruby-base><text:ruby-text>か</text:ruby-text></text:ruby><text:span text:style-name="T58"> </text:span><text:s text:c="17"/>(día 3)</text:p>
            </table:table-cell>
            <table:table-cell table:style-name="Tabla54.D1" office:value-type="string">
              <text:p text:style-name="P43"><text:ruby text:style-name="Ru1"><text:ruby-base><text:span text:style-name="T58">三</text:span></text:ruby-base><text:ruby-text>み</text:ruby-text></text:ruby><text:ruby text:style-name="Ru1"><text:ruby-base><text:span text:style-name="T58">日</text:span></text:ruby-base><text:ruby-text>か</text:ruby-text></text:ruby><text:ruby text:style-name="Ru1"><text:ruby-base><text:span text:style-name="T42">月</text:span></text:ruby-base><text:ruby-text>ずき</text:ruby-text></text:ruby><text:span text:style-name="T58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7">SAN</text:p>
          </table:table-cell>
          <table:table-cell table:style-name="Tabla54.C2" office:value-type="string">
            <text:p text:style-name="P43"><text:ruby text:style-name="Ru1"><text:ruby-base><text:span text:style-name="T58">三</text:span></text:ruby-base><text:ruby-text>さん</text:ruby-text></text:ruby><text:ruby text:style-name="Ru1"><text:ruby-base><text:span text:style-name="T58">月</text:span></text:ruby-base><text:ruby-text>がつ</text:ruby-text></text:ruby> <text:s text:c="16"/>(Marzo)</text:p>
          </table:table-cell>
          <table:table-cell table:style-name="Tabla54.D2" office:value-type="string">
            <text:p text:style-name="P43"><text:ruby text:style-name="Ru1"><text:ruby-base><text:span text:style-name="T58">三</text:span></text:ruby-base><text:ruby-text>さん</text:ruby-text></text:ruby> <text:s text:c="29"/>(3)</text:p>
          </table:table-cell>
        </table:table-row>
      </table:table>
      <text:p text:style-name="P122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1">四</text:p>
            </table:table-cell>
            <table:table-cell table:style-name="Tabla53.B1" office:value-type="string">
              <text:p text:style-name="P58"/>
              <text:p text:style-name="P58">YON　</text:p>
            </table:table-cell>
            <table:table-cell table:style-name="Tabla53.A1" office:value-type="string">
              <text:p text:style-name="P43"><text:ruby text:style-name="Ru1"><text:ruby-base><text:span text:style-name="T42">四</text:span></text:ruby-base><text:ruby-text>よっ</text:ruby-text></text:ruby><text:ruby text:style-name="Ru1"><text:ruby-base><text:span text:style-name="T58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3"><text:ruby text:style-name="Ru1"><text:ruby-base><text:span text:style-name="T58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8">YO</text:p>
          </table:table-cell>
          <table:table-cell table:style-name="Tabla53.B2" office:value-type="string">
            <text:p text:style-name="P43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3"/>
          </table:table-cell>
        </table:table-row>
        <table:table-row>
          <table:covered-table-cell/>
          <table:table-cell table:style-name="Tabla53.B2" office:value-type="string">
            <text:p text:style-name="P58">SHI</text:p>
          </table:table-cell>
          <table:table-cell table:style-name="Tabla53.C3" office:value-type="string">
            <text:p text:style-name="P43"><text:ruby text:style-name="Ru1"><text:ruby-base><text:span text:style-name="T58">四</text:span></text:ruby-base><text:ruby-text>し</text:ruby-text></text:ruby><text:ruby text:style-name="Ru1"><text:ruby-base><text:span text:style-name="T58">月</text:span></text:ruby-base><text:ruby-text>がつ</text:ruby-text></text:ruby> <text:s text:c="19"/>(Abril)</text:p>
          </table:table-cell>
          <table:table-cell table:style-name="Tabla53.D3" office:value-type="string">
            <text:p text:style-name="P43"/>
          </table:table-cell>
        </table:table-row>
      </table:table>
      <text:p text:style-name="P122"/>
      <text:p text:style-name="P122"/>
      <text:p text:style-name="P122"/>
      <text:p text:style-name="P122"/>
      <text:p text:style-name="P122"/>
      <text:p text:style-name="P122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1">五</text:p>
            </table:table-cell>
            <table:table-cell table:style-name="Tabla52.A1" office:value-type="string">
              <text:p text:style-name="P57">ITSU</text:p>
            </table:table-cell>
            <table:table-cell table:style-name="Tabla52.A1" office:value-type="string">
              <text:p text:style-name="P43"><text:ruby text:style-name="Ru1"><text:ruby-base><text:span text:style-name="T58">五</text:span></text:ruby-base><text:ruby-text>いつ</text:ruby-text></text:ruby><text:ruby text:style-name="Ru1"><text:ruby-base><text:span text:style-name="T58">日</text:span></text:ruby-base><text:ruby-text>か</text:ruby-text></text:ruby><text:span text:style-name="T58"> <text:s/></text:span><text:s text:c="16"/>(día 5)</text:p>
            </table:table-cell>
            <table:table-cell table:style-name="Tabla52.D1" office:value-type="string">
              <text:p text:style-name="P43"><text:ruby text:style-name="Ru1"><text:ruby-base><text:span text:style-name="T58">五</text:span></text:ruby-base><text:ruby-text>いつ</text:ruby-text></text:ruby><text:span text:style-name="T58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7">GO</text:p>
          </table:table-cell>
          <table:table-cell table:style-name="Tabla52.C2" office:value-type="string">
            <text:p text:style-name="P43"><text:ruby text:style-name="Ru1"><text:ruby-base><text:span text:style-name="T58">五</text:span></text:ruby-base><text:ruby-text>ご</text:ruby-text></text:ruby><text:ruby text:style-name="Ru1"><text:ruby-base><text:span text:style-name="T58">月</text:span></text:ruby-base><text:ruby-text>がつ</text:ruby-text></text:ruby> <text:s text:c="17"/>(Mayo)</text:p>
          </table:table-cell>
          <table:table-cell table:style-name="Tabla52.D2" office:value-type="string">
            <text:p text:style-name="P43"><text:ruby text:style-name="Ru1"><text:ruby-base><text:span text:style-name="T58">五</text:span></text:ruby-base><text:ruby-text>ご</text:ruby-text></text:ruby> <text:s text:c="29"/>(5)</text:p>
          </table:table-cell>
        </table:table-row>
      </table:table>
      <text:p text:style-name="P122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1">六</text:p>
            </table:table-cell>
            <table:table-cell table:style-name="Tabla56.A1" office:value-type="string">
              <text:p text:style-name="P57">MUI</text:p>
            </table:table-cell>
            <table:table-cell table:style-name="Tabla56.A1" office:value-type="string">
              <text:p text:style-name="P43"><text:ruby text:style-name="Ru1"><text:ruby-base><text:span text:style-name="T11">六</text:span></text:ruby-base><text:ruby-text>むい</text:ruby-text></text:ruby><text:ruby text:style-name="Ru1"><text:ruby-base><text:span text:style-name="T58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3"><text:ruby text:style-name="Ru1"><text:ruby-base><text:span text:style-name="T42">六</text:span></text:ruby-base><text:ruby-text>むっ</text:ruby-text></text:ruby><text:span text:style-name="T58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7">ROKU</text:p>
          </table:table-cell>
          <table:table-cell table:style-name="Tabla56.C2" office:value-type="string">
            <text:p text:style-name="P43"><text:ruby text:style-name="Ru1"><text:ruby-base><text:span text:style-name="T58">六</text:span></text:ruby-base><text:ruby-text>ろく</text:ruby-text></text:ruby><text:ruby text:style-name="Ru1"><text:ruby-base><text:span text:style-name="T58">月</text:span></text:ruby-base><text:ruby-text>がつ</text:ruby-text></text:ruby> <text:s text:c="17"/>(Junio)</text:p>
          </table:table-cell>
          <table:table-cell table:style-name="Tabla56.D2" office:value-type="string">
            <text:p text:style-name="P43"><text:ruby text:style-name="Ru1"><text:ruby-base><text:span text:style-name="T58">六</text:span></text:ruby-base><text:ruby-text>ろく</text:ruby-text></text:ruby><text:span text:style-name="T58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3"><text:ruby text:style-name="Ru1"><text:ruby-base><text:span text:style-name="T42">六</text:span></text:ruby-base><text:ruby-text>ろっ</text:ruby-text></text:ruby><text:ruby text:style-name="Ru1"><text:ruby-base><text:span text:style-name="T58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3"/>
          </table:table-cell>
        </table:table-row>
      </table:table>
      <text:p text:style-name="P122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1">七</text:p>
            </table:table-cell>
            <table:table-cell table:style-name="Tabla57.A1" office:value-type="string">
              <text:p text:style-name="P57">NANA</text:p>
            </table:table-cell>
            <table:table-cell table:style-name="Tabla57.A1" office:value-type="string">
              <text:p text:style-name="P43"><text:ruby text:style-name="Ru1"><text:ruby-base><text:span text:style-name="T58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7">NANO</text:p>
          </table:table-cell>
          <table:table-cell table:style-name="Tabla57.B2" office:value-type="string">
            <text:p text:style-name="P99"><text:ruby text:style-name="Ru1"><text:ruby-base><text:span text:style-name="T58">七</text:span></text:ruby-base><text:ruby-text>なの</text:ruby-text></text:ruby><text:ruby text:style-name="Ru1"><text:ruby-base><text:span text:style-name="T58">日</text:span></text:ruby-base><text:ruby-text>か</text:ruby-text></text:ruby> <text:s text:c="18"/>(día 7)</text:p>
          </table:table-cell>
          <table:table-cell table:style-name="Tabla57.D2" office:value-type="string">
            <text:p text:style-name="P43"/>
          </table:table-cell>
        </table:table-row>
        <table:table-row>
          <table:covered-table-cell/>
          <table:table-cell table:style-name="Tabla57.B2" office:value-type="string">
            <text:p text:style-name="P57">TANA</text:p>
          </table:table-cell>
          <table:table-cell table:style-name="Tabla57.B2" office:value-type="string">
            <text:p text:style-name="P99"><text:ruby text:style-name="Ru1"><text:ruby-base><text:span text:style-name="T33">七</text:span></text:ruby-base><text:ruby-text>たな</text:ruby-text></text:ruby><text:ruby text:style-name="Ru1"><text:ruby-base><text:span text:style-name="T42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3"/>
          </table:table-cell>
        </table:table-row>
        <table:table-row>
          <table:covered-table-cell/>
          <table:table-cell table:style-name="Tabla57.B2" office:value-type="string">
            <text:p text:style-name="P57">SHICHI</text:p>
          </table:table-cell>
          <table:table-cell table:style-name="Tabla57.C4" office:value-type="string">
            <text:p text:style-name="P43"><text:ruby text:style-name="Ru1"><text:ruby-base><text:span text:style-name="T58">七</text:span></text:ruby-base><text:ruby-text>しち</text:ruby-text></text:ruby><text:ruby text:style-name="Ru1"><text:ruby-base><text:span text:style-name="T58">月</text:span></text:ruby-base><text:ruby-text>がつ</text:ruby-text></text:ruby> <text:s text:c="18"/>(Julio)</text:p>
          </table:table-cell>
          <table:table-cell table:style-name="Tabla57.D4" office:value-type="string">
            <text:p text:style-name="P43"/>
          </table:table-cell>
        </table:table-row>
      </table:table>
      <text:p text:style-name="P122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1">八</text:p>
            </table:table-cell>
            <table:table-cell table:style-name="Tabla58.A1" office:value-type="string">
              <text:p text:style-name="P57">YÔ</text:p>
            </table:table-cell>
            <table:table-cell table:style-name="Tabla58.A1" office:value-type="string">
              <text:p text:style-name="P43"><text:ruby text:style-name="Ru1"><text:ruby-base><text:span text:style-name="T11">八</text:span></text:ruby-base><text:ruby-text>よう</text:ruby-text></text:ruby><text:ruby text:style-name="Ru1"><text:ruby-base><text:span text:style-name="T58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3"><text:ruby text:style-name="Ru1"><text:ruby-base><text:span text:style-name="T42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7">HACHI</text:p>
          </table:table-cell>
          <table:table-cell table:style-name="Tabla58.C2" office:value-type="string">
            <text:p text:style-name="P43"><text:ruby text:style-name="Ru1"><text:ruby-base><text:span text:style-name="T58">八</text:span></text:ruby-base><text:ruby-text>はち</text:ruby-text></text:ruby><text:ruby text:style-name="Ru1"><text:ruby-base><text:span text:style-name="T58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3"><text:ruby text:style-name="Ru1"><text:ruby-base><text:span text:style-name="T58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3"><text:ruby text:style-name="Ru1"><text:ruby-base><text:span text:style-name="T42">八</text:span></text:ruby-base><text:ruby-text>はっ</text:ruby-text></text:ruby><text:ruby text:style-name="Ru1"><text:ruby-base><text:span text:style-name="T58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3"/>
          </table:table-cell>
        </table:table-row>
      </table:table>
      <text:p text:style-name="P122"/>
      <text:p text:style-name="P122"/>
      <text:p text:style-name="P122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1">九</text:p>
          </table:table-cell>
          <table:table-cell table:style-name="Tabla59.A1" office:value-type="string">
            <text:p text:style-name="P57">KOKONO</text:p>
          </table:table-cell>
          <table:table-cell table:style-name="Tabla59.C1" office:value-type="string">
            <text:p text:style-name="P43"><text:ruby text:style-name="Ru1"><text:ruby-base><text:span text:style-name="T58">九</text:span></text:ruby-base><text:ruby-text>ここの</text:ruby-text></text:ruby><text:ruby text:style-name="Ru1"><text:ruby-base><text:span text:style-name="T58">日</text:span></text:ruby-base><text:ruby-text>か</text:ruby-text></text:ruby><text:span text:style-name="T58"> </text:span>　 <text:s text:c="10"/>(día 9)</text:p>
          </table:table-cell>
          <table:table-cell table:style-name="Tabla59.D1" office:value-type="string">
            <text:p text:style-name="P43"><text:ruby text:style-name="Ru1"><text:ruby-base><text:span text:style-name="T58">九</text:span></text:ruby-base><text:ruby-text>ここの</text:ruby-text></text:ruby><text:span text:style-name="T58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7">KU</text:p>
          </table:table-cell>
          <table:table-cell table:style-name="Tabla59.C2" office:value-type="string">
            <text:p text:style-name="P43"><text:ruby text:style-name="Ru1"><text:ruby-base><text:span text:style-name="T58">九</text:span></text:ruby-base><text:ruby-text>く</text:ruby-text></text:ruby><text:ruby text:style-name="Ru1"><text:ruby-base><text:span text:style-name="T58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3"/>
          </table:table-cell>
        </table:table-row>
        <table:table-row>
          <table:covered-table-cell/>
          <table:table-cell table:style-name="Tabla59.B2" office:value-type="string">
            <text:p text:style-name="P57">KYÛ</text:p>
          </table:table-cell>
          <table:table-cell table:style-name="Tabla59.C2" office:value-type="string">
            <text:p text:style-name="P43"><text:ruby text:style-name="Ru1"><text:ruby-base><text:span text:style-name="T58">九</text:span></text:ruby-base><text:ruby-text>きゅう</text:ruby-text></text:ruby> <text:s text:c="26"/>(9)</text:p>
          </table:table-cell>
          <table:table-cell table:style-name="Tabla59.D2" office:value-type="string">
            <text:p text:style-name="P43"/>
          </table:table-cell>
        </table:table-row>
      </table:table>
      <text:p text:style-name="P122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1">十</text:p>
          </table:table-cell>
          <table:table-cell table:style-name="Tabla60.A1" office:value-type="string">
            <text:p text:style-name="P57">TOO</text:p>
          </table:table-cell>
          <table:table-cell table:style-name="Tabla60.C1" office:value-type="string">
            <text:p text:style-name="P43"><text:ruby text:style-name="Ru1"><text:ruby-base><text:span text:style-name="T58">十</text:span></text:ruby-base><text:ruby-text>とお</text:ruby-text></text:ruby><text:ruby text:style-name="Ru1"><text:ruby-base><text:span text:style-name="T58">日</text:span></text:ruby-base><text:ruby-text>か</text:ruby-text></text:ruby> <text:s text:c="16"/>(día 10)</text:p>
          </table:table-cell>
          <table:table-cell table:style-name="Tabla60.D1" office:value-type="string">
            <text:p text:style-name="P43"><text:ruby text:style-name="Ru1"><text:ruby-base><text:span text:style-name="T42">二</text:span></text:ruby-base><text:ruby-text>は</text:ruby-text></text:ruby><text:ruby text:style-name="Ru1"><text:ruby-base><text:span text:style-name="T42">十</text:span></text:ruby-base><text:ruby-text>つ</text:ruby-text></text:ruby><text:ruby text:style-name="Ru1"><text:ruby-base><text:span text:style-name="T58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7">JHÛ</text:p>
          </table:table-cell>
          <table:table-cell table:style-name="Tabla60.C2" office:value-type="string">
            <text:p text:style-name="P43"><text:ruby text:style-name="Ru1"><text:ruby-base><text:span text:style-name="T58">十</text:span></text:ruby-base><text:ruby-text>じゅう</text:ruby-text></text:ruby><text:ruby text:style-name="Ru1"><text:ruby-base><text:span text:style-name="T58">月</text:span></text:ruby-base><text:ruby-text>がつ</text:ruby-text></text:ruby><text:span text:style-name="T58"> <text:s/></text:span><text:s text:c="9"/>(Octubre)</text:p>
          </table:table-cell>
          <table:table-cell table:style-name="Tabla60.D2" office:value-type="string">
            <text:p text:style-name="P43"><text:ruby text:style-name="Ru1"><text:ruby-base><text:span text:style-name="T58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3"><text:ruby text:style-name="Ru1"><text:ruby-base><text:span text:style-name="T42">十</text:span></text:ruby-base><text:ruby-text>じゅっ</text:ruby-text></text:ruby><text:ruby text:style-name="Ru1"><text:ruby-base><text:span text:style-name="T58">回</text:span></text:ruby-base><text:ruby-text>かい</text:ruby-text></text:ruby><text:span text:style-name="T58"> </text:span><text:s text:c="6"/>(diez veces)</text:p>
          </table:table-cell>
          <table:table-cell table:style-name="Tabla60.D2" office:value-type="string">
            <text:p text:style-name="P43"/>
          </table:table-cell>
        </table:table-row>
      </table:table>
      <text:p text:style-name="P122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6">百</text:p>
          </table:table-cell>
          <table:table-cell table:style-name="Tabla61.A1" table:number-rows-spanned="2" office:value-type="string">
            <text:p text:style-name="P57">HYAKU</text:p>
          </table:table-cell>
          <table:table-cell table:style-name="Tabla61.A1" office:value-type="string">
            <text:p text:style-name="P43"><text:ruby text:style-name="Ru1"><text:ruby-base><text:span text:style-name="T58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3"><text:ruby text:style-name="Ru1"><text:ruby-base><text:span text:style-name="T58">百</text:span></text:ruby-base><text:ruby-text>ひゃく</text:ruby-text></text:ruby><text:ruby text:style-name="Ru1"><text:ruby-base><text:span text:style-name="T58">円</text:span></text:ruby-base><text:ruby-text>えん</text:ruby-text></text:ruby><text:span text:style-name="T58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3"><text:ruby text:style-name="Ru1"><text:ruby-base><text:span text:style-name="T42">百</text:span></text:ruby-base><text:ruby-text>ひゃっ</text:ruby-text></text:ruby><text:ruby text:style-name="Ru1"><text:ruby-base><text:span text:style-name="T58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3"/>
          </table:table-cell>
        </table:table-row>
      </table:table>
      <text:p text:style-name="P122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6">千</text:p>
          </table:table-cell>
          <table:table-cell table:style-name="Tabla62.A1" office:value-type="string">
            <text:p text:style-name="P57">SEN</text:p>
          </table:table-cell>
          <table:table-cell table:style-name="Tabla62.A1" office:value-type="string">
            <text:p text:style-name="P43"><text:ruby text:style-name="Ru1"><text:ruby-base><text:span text:style-name="T70">千</text:span></text:ruby-base><text:ruby-text>せん</text:ruby-text></text:ruby> <text:s text:c="22"/>(1000)</text:p>
          </table:table-cell>
          <table:table-cell table:style-name="Tabla62.D1" office:value-type="string">
            <text:p text:style-name="P113"><text:ruby text:style-name="Ru1"><text:ruby-base>千</text:ruby-base><text:ruby-text>せん</text:ruby-text></text:ruby><text:ruby text:style-name="Ru1"><text:ruby-base><text:span text:style-name="T53">羽</text:span></text:ruby-base><text:ruby-text>ば</text:ruby-text></text:ruby>づる</text:p>
            <text:p text:style-name="P43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7">BAN</text:p>
          </table:table-cell>
          <table:table-cell table:style-name="Tabla62.B2" office:value-type="string">
            <text:p text:style-name="P43"><text:ruby text:style-name="Ru1"><text:ruby-base><text:span text:style-name="T70">万</text:span></text:ruby-base><text:ruby-text>ばん</text:ruby-text></text:ruby><text:ruby text:style-name="Ru1"><text:ruby-base><text:span text:style-name="T70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3"><text:ruby text:style-name="Ru1"><text:ruby-base>万</text:ruby-base><text:ruby-text>ばん</text:ruby-text></text:ruby><text:ruby text:style-name="Ru1"><text:ruby-base>国</text:ruby-base><text:ruby-text>こく</text:ruby-text></text:ruby><text:span text:style-name="T62"> <text:s text:c="12"/>(universal)</text:span></text:p>
          </table:table-cell>
        </table:table-row>
      </table:table>
      <text:p text:style-name="P43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1">万</text:p>
          </table:table-cell>
          <table:table-cell table:style-name="Tabla239.A1" office:value-type="string">
            <text:p text:style-name="P81">MAN</text:p>
          </table:table-cell>
          <table:table-cell table:style-name="Tabla239.A1" office:value-type="string">
            <text:p text:style-name="P43"><text:ruby text:style-name="Ru1"><text:ruby-base><text:span text:style-name="T70">万</text:span></text:ruby-base><text:ruby-text>まん</text:ruby-text></text:ruby><text:span text:style-name="T70"> </text:span><text:s text:c="18"/>(10.000)</text:p>
          </table:table-cell>
          <table:table-cell table:style-name="Tabla239.D1" office:value-type="string">
            <text:p text:style-name="P65"><text:s text:c="5"/>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1">回</text:p>
          </table:table-cell>
          <table:table-cell table:style-name="Tabla179.A1" office:value-type="string">
            <text:p text:style-name="P81">KAI</text:p>
          </table:table-cell>
          <table:table-cell table:style-name="Tabla179.A1" office:value-type="string">
            <text:p text:style-name="P43"><text:ruby text:style-name="Ru1"><text:ruby-base><text:span text:style-name="T70">回</text:span></text:ruby-base><text:ruby-text>かい</text:ruby-text></text:ruby><text:span text:style-name="T70"> </text:span><text:s text:c="18"/>[ veces ]</text:p>
          </table:table-cell>
          <table:table-cell table:style-name="Tabla179.D1" office:value-type="string">
            <text:p text:style-name="P100"><text:ruby text:style-name="Ru1"><text:ruby-base><text:span text:style-name="T70">回</text:span></text:ruby-base><text:ruby-text>かい</text:ruby-text></text:ruby><text:span text:style-name="T70">てんすし</text:span> <text:s text:c="11"/></text:p>
            <text:p text:style-name="P100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2">MAWA</text:p>
          </table:table-cell>
          <table:table-cell table:style-name="Tabla179.C2" office:value-type="string">
            <text:p text:style-name="P73"><text:ruby text:style-name="Ru1"><text:ruby-base><text:span text:style-name="T70">回</text:span></text:ruby-base><text:ruby-text>まわ</text:ruby-text></text:ruby><text:span text:style-name="T70">す</text:span> <text:s text:c="18"/>(girar)</text:p>
          </table:table-cell>
          <table:table-cell table:style-name="Tabla179.D2" office:value-type="string">
            <text:p text:style-name="P97"><text:ruby text:style-name="Ru1"><text:ruby-base><text:span text:style-name="T70">回</text:span></text:ruby-base><text:ruby-text>まわ</text:ruby-text></text:ruby><text:span text:style-name="T70">る <text:s text:c="2"/></text:span>　 <text:s/>(dar vueltas)</text:p>
          </table:table-cell>
        </table:table-row>
      </table:table>
      <text:p text:style-name="P35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1">台</text:p>
          </table:table-cell>
          <table:table-cell table:style-name="Tabla109.A1" table:number-rows-spanned="2" office:value-type="string">
            <text:p text:style-name="P81">DAI</text:p>
          </table:table-cell>
          <table:table-cell table:style-name="Tabla109.C1" office:value-type="string">
            <text:p text:style-name="P43"><text:ruby text:style-name="Ru1"><text:ruby-base><text:span text:style-name="T70">台</text:span></text:ruby-base><text:ruby-text>だい</text:ruby-text></text:ruby><text:span text:style-name="T70"> <text:s text:c="2"/></text:span><text:s text:c="2"/></text:p>
            <text:p text:style-name="P43"><text:s/>[ vehículos, máquinas ]</text:p>
          </table:table-cell>
          <table:table-cell table:style-name="Tabla109.D1" office:value-type="string">
            <text:p text:style-name="P65"><text:ruby text:style-name="Ru1"><text:ruby-base><text:span text:style-name="T70">台</text:span></text:ruby-base><text:ruby-text>だい</text:ruby-text></text:ruby><text:ruby text:style-name="Ru1"><text:ruby-base><text:span text:style-name="T44">所</text:span></text:ruby-base><text:ruby-text>どころ</text:ruby-text></text:ruby><text:span text:style-name="T70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3"><text:ruby text:style-name="Ru1"><text:ruby-base><text:span text:style-name="T44">台</text:span></text:ruby-base><text:ruby-text>たい</text:ruby-text></text:ruby><text:ruby text:style-name="Ru1"><text:ruby-base><text:span text:style-name="T70">風</text:span></text:ruby-base><text:ruby-text>ふう</text:ruby-text></text:ruby><text:span text:style-name="T70"> </text:span><text:s text:c="18"/>(tifón)</text:p>
          </table:table-cell>
          <table:table-cell table:style-name="Tabla109.D2" office:value-type="string">
            <text:p text:style-name="P65"><text:span text:style-name="T70">たべり</text:span><text:ruby text:style-name="Ru1"><text:ruby-base><text:span text:style-name="T70">台</text:span></text:ruby-base><text:ruby-text>だい</text:ruby-text></text:ruby><text:span text:style-name="T70"> <text:s text:c="2"/></text:span><text:s text:c="2"/>(tobogán)</text:p>
          </table:table-cell>
        </table:table-row>
      </table:table>
      <text:p text:style-name="P13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1">番</text:p>
          </table:table-cell>
          <table:table-cell table:style-name="Tabla136.A1" table:number-rows-spanned="2" office:value-type="string">
            <text:p text:style-name="P81">BAN</text:p>
          </table:table-cell>
          <table:table-cell table:style-name="Tabla136.A1" office:value-type="string">
            <text:p text:style-name="P43"><text:ruby text:style-name="Ru1"><text:ruby-base><text:span text:style-name="T70">一</text:span></text:ruby-base><text:ruby-text>いち</text:ruby-text></text:ruby><text:ruby text:style-name="Ru1"><text:ruby-base><text:span text:style-name="T70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5"><text:ruby text:style-name="Ru1"><text:ruby-base><text:span text:style-name="T70">一</text:span></text:ruby-base><text:ruby-text>いち</text:ruby-text></text:ruby><text:ruby text:style-name="Ru1"><text:ruby-base><text:span text:style-name="T70">番</text:span></text:ruby-base><text:ruby-text>ばん</text:ruby-text></text:ruby><text:ruby text:style-name="Ru1"><text:ruby-base><text:span text:style-name="T70">目</text:span></text:ruby-base><text:ruby-text>め</text:ruby-text></text:ruby><text:span text:style-name="T70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3"><text:ruby text:style-name="Ru1"><text:ruby-base><text:span text:style-name="T70">番</text:span></text:ruby-base><text:ruby-text>ばん</text:ruby-text></text:ruby><text:span text:style-name="T70">ごう</text:span> <text:s text:c="9"/>(número)</text:p>
          </table:table-cell>
          <table:table-cell table:style-name="Tabla136.D2" office:value-type="string">
            <text:p text:style-name="P73"><text:ruby text:style-name="Ru1"><text:ruby-base><text:span text:style-name="T70">番</text:span></text:ruby-base><text:ruby-text>ばん</text:ruby-text></text:ruby><text:ruby text:style-name="Ru1"><text:ruby-base><text:span text:style-name="T44">組</text:span></text:ruby-base><text:ruby-text>ぐみ</text:ruby-text></text:ruby> <text:s text:c="4"/>(programa TV)</text:p>
          </table:table-cell>
        </table:table-row>
      </table:table>
      <text:p text:style-name="P43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1">才</text:p>
          </table:table-cell>
          <table:table-cell table:style-name="Tabla241.A1" office:value-type="string">
            <text:p text:style-name="P81">サイ</text:p>
          </table:table-cell>
          <table:table-cell table:style-name="Tabla241.A1" office:value-type="string">
            <text:p text:style-name="P43"><text:ruby text:style-name="Ru1"><text:ruby-base><text:span text:style-name="T32">才</text:span></text:ruby-base><text:ruby-text>さい</text:ruby-text></text:ruby><text:span text:style-name="T28"> <text:s text:c="6"/>[ años de edad ]</text:span> <text:s text:c="9"/></text:p>
          </table:table-cell>
          <table:table-cell table:style-name="Tabla241.D1" office:value-type="string">
            <text:p text:style-name="P65"><text:ruby text:style-name="Ru1"><text:ruby-base><text:span text:style-name="T58">天</text:span></text:ruby-base><text:ruby-text>てん</text:ruby-text></text:ruby><text:ruby text:style-name="Ru1"><text:ruby-base><text:span text:style-name="T58">才</text:span></text:ruby-base><text:ruby-text>さい</text:ruby-text></text:ruby> <text:s text:c="20"/>genio <text:s text:c="5"/></text:p>
          </table:table-cell>
        </table:table-row>
      </table:table>
      <text:p text:style-name="P75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1">何</text:p>
          </table:table-cell>
          <table:table-cell table:style-name="Tabla69.A1" office:value-type="string">
            <text:p text:style-name="P81">NANI</text:p>
          </table:table-cell>
          <table:table-cell table:style-name="Tabla69.A1" office:value-type="string">
            <text:p text:style-name="P43"><text:ruby text:style-name="Ru1"><text:ruby-base><text:span text:style-name="T70">何</text:span></text:ruby-base><text:ruby-text>なに</text:ruby-text></text:ruby> <text:s text:c="22"/>(qué)</text:p>
          </table:table-cell>
          <table:table-cell table:style-name="Tabla69.D1" office:value-type="string">
            <text:p text:style-name="P68"/>
          </table:table-cell>
        </table:table-row>
        <table:table-row>
          <table:covered-table-cell/>
          <table:table-cell table:style-name="Tabla69.B2" office:value-type="string">
            <text:p text:style-name="P81">NAN</text:p>
          </table:table-cell>
          <table:table-cell table:style-name="Tabla69.B2" office:value-type="string">
            <text:p text:style-name="P68"><text:ruby text:style-name="Ru1"><text:ruby-base><text:span text:style-name="T70">何</text:span></text:ruby-base><text:ruby-text>なん</text:ruby-text></text:ruby><text:ruby text:style-name="Ru1"><text:ruby-base><text:span text:style-name="T70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8"/>
          </table:table-cell>
        </table:table-row>
      </table:table>
      <text:p text:style-name="P116"/>
      <text:p text:style-name="P116"><text:soft-page-break/></text:p>
      <text:p text:style-name="P116"/>
      <text:p text:style-name="P116"/>
      <text:p text:style-name="P116"/>
      <text:p text:style-name="P116"/>
      <text:p text:style-name="P116">ADJETIVOS – COLORES</text:p>
      <text:p text:style-name="P13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1">高</text:p>
          </table:table-cell>
          <table:table-cell table:style-name="Tabla217.A1" office:value-type="string">
            <text:p text:style-name="P81">たか</text:p>
          </table:table-cell>
          <table:table-cell table:style-name="Tabla217.A1" office:value-type="string">
            <text:p text:style-name="P43"><text:ruby text:style-name="Ru1"><text:ruby-base><text:span text:style-name="T58">高</text:span></text:ruby-base><text:ruby-text>たか</text:ruby-text></text:ruby><text:span text:style-name="T58">い</text:span> <text:s text:c="13"/>alto, caro</text:p>
          </table:table-cell>
          <table:table-cell table:style-name="Tabla217.D1" office:value-type="string">
            <text:p text:style-name="P65"><text:s text:c="5"/></text:p>
          </table:table-cell>
        </table:table-row>
        <table:table-row>
          <table:covered-table-cell/>
          <table:table-cell table:style-name="Tabla217.B2" office:value-type="string">
            <text:p text:style-name="P82">コウ</text:p>
          </table:table-cell>
          <table:table-cell table:style-name="Tabla217.C2" office:value-type="string">
            <text:p text:style-name="P73"><text:span text:style-name="T58">さい</text:span><text:ruby text:style-name="Ru1"><text:ruby-base><text:span text:style-name="T58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1">　 <text:s text:c="5"/></text:p>
          </table:table-cell>
        </table:table-row>
      </table:table>
      <text:p text:style-name="P16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1">暑</text:p>
          </table:table-cell>
          <table:table-cell table:style-name="Tabla292.A1" office:value-type="string">
            <text:p text:style-name="P81">あつ</text:p>
          </table:table-cell>
          <table:table-cell table:style-name="Tabla292.A1" office:value-type="string">
            <text:p text:style-name="P65"><text:ruby text:style-name="Ru1"><text:ruby-base><text:span text:style-name="T58">暑</text:span></text:ruby-base><text:ruby-text>あつ</text:ruby-text></text:ruby><text:span text:style-name="T58">い</text:span> <text:s text:c="20"/>calor</text:p>
          </table:table-cell>
          <table:table-cell table:style-name="Tabla292.D1" office:value-type="string">
            <text:p text:style-name="P65"><text:s text:c="6"/></text:p>
          </table:table-cell>
        </table:table-row>
      </table:table>
      <text:p text:style-name="P16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1">近</text:p>
          </table:table-cell>
          <table:table-cell table:style-name="Tabla155.A1" office:value-type="string">
            <text:p text:style-name="P81">ちか</text:p>
          </table:table-cell>
          <table:table-cell table:style-name="Tabla155.A1" office:value-type="string">
            <text:p text:style-name="P65"><text:ruby text:style-name="Ru1"><text:ruby-base><text:span text:style-name="T58">近</text:span></text:ruby-base><text:ruby-text>ちか</text:ruby-text></text:ruby><text:span text:style-name="T58">い</text:span><text:span text:style-name="T67"> <text:s text:c="19"/>cerca</text:span></text:p>
          </table:table-cell>
          <table:table-cell table:style-name="Tabla155.D1" office:value-type="string">
            <text:p text:style-name="P65"><text:ruby text:style-name="Ru1"><text:ruby-base><text:span text:style-name="T58">近</text:span></text:ruby-base><text:ruby-text>ちか</text:ruby-text></text:ruby><text:span text:style-name="T58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2">キン</text:p>
          </table:table-cell>
          <table:table-cell table:style-name="Tabla155.C2" office:value-type="string">
            <text:p text:style-name="P86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6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3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1">弱</text:p>
          </table:table-cell>
          <table:table-cell table:style-name="Tabla200.A1" office:value-type="string">
            <text:p text:style-name="P81">よわ</text:p>
          </table:table-cell>
          <table:table-cell table:style-name="Tabla200.A1" office:value-type="string">
            <text:p text:style-name="P43"><text:ruby text:style-name="Ru1"><text:ruby-base><text:span text:style-name="T58">弱</text:span></text:ruby-base><text:ruby-text>よわ</text:ruby-text></text:ruby><text:span text:style-name="T58">い</text:span> <text:s text:c="20"/>débil</text:p>
          </table:table-cell>
          <table:table-cell table:style-name="Tabla200.D1" office:value-type="string">
            <text:p text:style-name="P65"><text:ruby text:style-name="Ru1"><text:ruby-base><text:span text:style-name="T58">弱</text:span></text:ruby-base><text:ruby-text>よわ</text:ruby-text></text:ruby><text:ruby text:style-name="Ru1"><text:ruby-base><text:span text:style-name="T58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2">ジャク</text:p>
          </table:table-cell>
          <table:table-cell table:style-name="Tabla200.C2" office:value-type="string">
            <text:p text:style-name="P73"><text:ruby text:style-name="Ru1"><text:ruby-base><text:span text:style-name="T58">弱</text:span></text:ruby-base><text:ruby-text>じゃく</text:ruby-text></text:ruby><text:ruby text:style-name="Ru1"><text:ruby-base><text:span text:style-name="T58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1">　 <text:s text:c="5"/></text:p>
          </table:table-cell>
        </table:table-row>
      </table:table>
      <text:p text:style-name="P13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1">寒</text:p>
          </table:table-cell>
          <table:table-cell table:style-name="Tabla267.A1" office:value-type="string">
            <text:p text:style-name="P81">さむ</text:p>
          </table:table-cell>
          <table:table-cell table:style-name="Tabla267.A1" office:value-type="string">
            <text:p text:style-name="P43"><text:ruby text:style-name="Ru1"><text:ruby-base><text:span text:style-name="T58">寒</text:span></text:ruby-base><text:ruby-text>さむ</text:ruby-text></text:ruby><text:span text:style-name="T58">い</text:span> <text:s text:c="23"/>frío</text:p>
          </table:table-cell>
          <table:table-cell table:style-name="Tabla267.D1" office:value-type="string">
            <text:p text:style-name="P65"><text:s text:c="7"/></text:p>
          </table:table-cell>
        </table:table-row>
        <table:table-row>
          <table:covered-table-cell/>
          <table:table-cell table:style-name="Tabla267.B2" office:value-type="string">
            <text:p text:style-name="P82">カン</text:p>
          </table:table-cell>
          <table:table-cell table:style-name="Tabla267.C2" office:value-type="string">
            <text:p text:style-name="P73"><text:ruby text:style-name="Ru1"><text:ruby-base><text:span text:style-name="T58">寒</text:span></text:ruby-base><text:ruby-text>かん</text:ruby-text></text:ruby><text:span text:style-name="T58">だん</text:span><text:ruby text:style-name="Ru1"><text:ruby-base><text:span text:style-name="T58">計</text:span></text:ruby-base><text:ruby-text>けい</text:ruby-text></text:ruby> <text:s/>termómetro</text:p>
          </table:table-cell>
          <table:table-cell table:style-name="Tabla267.D2" office:value-type="string">
            <text:p text:style-name="P91">　 <text:s text:c="5"/></text:p>
          </table:table-cell>
        </table:table-row>
      </table:table>
      <text:p text:style-name="P102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1">大</text:p>
          </table:table-cell>
          <table:table-cell table:style-name="Tabla67.A1" office:value-type="string">
            <text:p text:style-name="P57">OO</text:p>
          </table:table-cell>
          <table:table-cell table:style-name="Tabla67.C1" office:value-type="string">
            <text:p text:style-name="P43"><text:ruby text:style-name="Ru1"><text:ruby-base><text:span text:style-name="T70">大</text:span></text:ruby-base><text:ruby-text>おお</text:ruby-text></text:ruby><text:span text:style-name="T70">きい</text:span> <text:s text:c="10"/>(grande)　 </text:p>
          </table:table-cell>
          <table:table-cell table:style-name="Tabla67.D1" office:value-type="string">
            <text:p text:style-name="P43"/>
          </table:table-cell>
        </table:table-row>
        <table:table-row>
          <table:covered-table-cell/>
          <table:table-cell table:style-name="Tabla67.B2" office:value-type="string">
            <text:p text:style-name="P82">DAI</text:p>
          </table:table-cell>
          <table:table-cell table:style-name="Tabla67.C2" office:value-type="string">
            <text:p text:style-name="P64"><text:ruby text:style-name="Ru1"><text:ruby-base><text:span text:style-name="T70">大</text:span></text:ruby-base><text:ruby-text>だい</text:ruby-text></text:ruby><text:ruby text:style-name="Ru1"><text:ruby-base><text:span text:style-name="T70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1"/>
          </table:table-cell>
        </table:table-row>
      </table:table>
      <text:p text:style-name="P13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1">多</text:p>
          </table:table-cell>
          <table:table-cell table:style-name="Tabla220.A1" office:value-type="string">
            <text:p text:style-name="P81">OO</text:p>
          </table:table-cell>
          <table:table-cell table:style-name="Tabla220.A1" office:value-type="string">
            <text:p text:style-name="P65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98"><text:s text:c="5"/></text:p>
          </table:table-cell>
        </table:table-row>
        <table:table-row>
          <table:covered-table-cell/>
          <table:table-cell table:style-name="Tabla220.B2" office:value-type="string">
            <text:p text:style-name="P82">TA</text:p>
          </table:table-cell>
          <table:table-cell table:style-name="Tabla220.C2" office:value-type="string">
            <text:p text:style-name="P89"><text:ruby text:style-name="Ru1"><text:ruby-base>多</text:ruby-base><text:ruby-text>た</text:ruby-text></text:ruby><text:ruby text:style-name="Ru1"><text:ruby-base>分</text:ruby-base><text:ruby-text>ぶん</text:ruby-text></text:ruby> <text:span text:style-name="T62">(probablemente)</text:span></text:p>
          </table:table-cell>
          <table:table-cell table:style-name="Tabla220.D2" office:value-type="string">
            <text:p text:style-name="P91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28">(más o menos)</text:span></text:p>
          </table:table-cell>
        </table:table-row>
      </table:table>
      <text:p text:style-name="P13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1">新</text:p>
          </table:table-cell>
          <table:table-cell table:style-name="Tabla218.A1" office:value-type="string">
            <text:p text:style-name="P81">ATARA</text:p>
          </table:table-cell>
          <table:table-cell table:style-name="Tabla218.A1" office:value-type="string">
            <text:p text:style-name="P43"><text:ruby text:style-name="Ru1"><text:ruby-base><text:span text:style-name="T58">新</text:span></text:ruby-base><text:ruby-text>あたら</text:ruby-text></text:ruby><text:span text:style-name="T58">しい</text:span> <text:s text:c="9"/>(nuevo)</text:p>
          </table:table-cell>
          <table:table-cell table:style-name="Tabla218.D1" office:value-type="string">
            <text:p text:style-name="P65"><text:s text:c="5"/></text:p>
          </table:table-cell>
        </table:table-row>
        <table:table-row>
          <table:covered-table-cell/>
          <table:table-cell table:style-name="Tabla218.B2" office:value-type="string">
            <text:p text:style-name="P82">SHIN</text:p>
          </table:table-cell>
          <table:table-cell table:style-name="Tabla218.C2" office:value-type="string">
            <text:p text:style-name="P73"><text:ruby text:style-name="Ru1"><text:ruby-base><text:span text:style-name="T58">新</text:span></text:ruby-base><text:ruby-text>しん</text:ruby-text></text:ruby><text:ruby text:style-name="Ru1"><text:ruby-base><text:span text:style-name="T58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1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28">(coche nuevo)</text:span> </text:p>
          </table:table-cell>
        </table:table-row>
      </table:table>
      <text:p text:style-name="P13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2">小</text:p>
          </table:table-cell>
          <table:table-cell table:style-name="Tabla66.A1" office:value-type="string">
            <text:p text:style-name="P57">CHII</text:p>
          </table:table-cell>
          <table:table-cell table:style-name="Tabla66.C1" office:value-type="string">
            <text:p text:style-name="P43"><text:ruby text:style-name="Ru1"><text:ruby-base><text:span text:style-name="T70">小</text:span></text:ruby-base><text:ruby-text>ちい</text:ruby-text></text:ruby><text:span text:style-name="T70">さい</text:span> <text:s text:c="7"/>(pequeño)</text:p>
          </table:table-cell>
          <table:table-cell table:style-name="Tabla66.D1" office:value-type="string">
            <text:p text:style-name="P43"/>
          </table:table-cell>
        </table:table-row>
        <table:table-row>
          <table:covered-table-cell/>
          <table:table-cell table:style-name="Tabla66.B2" office:value-type="string">
            <text:p text:style-name="P94">KO</text:p>
          </table:table-cell>
          <table:table-cell table:style-name="Tabla66.C2" office:value-type="string">
            <text:p text:style-name="P97"><text:ruby text:style-name="Ru1"><text:ruby-base><text:span text:style-name="T70">小</text:span></text:ruby-base><text:ruby-text>こ</text:ruby-text></text:ruby><text:ruby text:style-name="Ru1"><text:ruby-base><text:span text:style-name="T70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3"><text:ruby text:style-name="Ru1"><text:ruby-base><text:span text:style-name="T16">小</text:span></text:ruby-base><text:ruby-text>こ</text:ruby-text></text:ruby><text:ruby text:style-name="Ru1"><text:ruby-base><text:span text:style-name="T70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4">SHÔ</text:p>
          </table:table-cell>
          <table:table-cell table:style-name="Tabla66.C2" office:value-type="string">
            <text:p text:style-name="P97"><text:ruby text:style-name="Ru1"><text:ruby-base><text:span text:style-name="T70">小</text:span></text:ruby-base><text:ruby-text>しょう</text:ruby-text></text:ruby><text:ruby text:style-name="Ru1"><text:ruby-base><text:span text:style-name="T70">学</text:span></text:ruby-base><text:ruby-text>がく</text:ruby-text></text:ruby><text:ruby text:style-name="Ru1"><text:ruby-base><text:span text:style-name="T70">生</text:span></text:ruby-base><text:ruby-text>せい</text:ruby-text></text:ruby><text:span text:style-name="T70"> </text:span><text:s text:c="6"/>(primaria)</text:p>
          </table:table-cell>
          <table:table-cell table:style-name="Tabla66.D2" office:value-type="string">
            <text:p text:style-name="P13"/>
          </table:table-cell>
        </table:table-row>
      </table:table>
      <text:p text:style-name="P13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1">少</text:p>
          </table:table-cell>
          <table:table-cell table:style-name="Tabla221.A1" office:value-type="string">
            <text:p text:style-name="P81">SUKO</text:p>
          </table:table-cell>
          <table:table-cell table:style-name="Tabla221.A1" office:value-type="string">
            <text:p text:style-name="P43"><text:ruby text:style-name="Ru1"><text:ruby-base><text:span text:style-name="T70">少</text:span></text:ruby-base><text:ruby-text>すこ</text:ruby-text></text:ruby><text:span text:style-name="T70">しい</text:span> <text:s text:c="13"/>(poco)</text:p>
          </table:table-cell>
          <table:table-cell table:style-name="Tabla221.D1" office:value-type="string">
            <text:p text:style-name="P65"><text:s text:c="5"/></text:p>
          </table:table-cell>
        </table:table-row>
        <table:table-row>
          <table:covered-table-cell/>
          <table:table-cell table:style-name="Tabla221.B2" office:value-type="string">
            <text:p text:style-name="P81">SUKU</text:p>
          </table:table-cell>
          <table:table-cell table:style-name="Tabla221.B2" office:value-type="string">
            <text:p text:style-name="P43"><text:ruby text:style-name="Ru1"><text:ruby-base><text:span text:style-name="T70">少</text:span></text:ruby-base><text:ruby-text>すく</text:ruby-text></text:ruby><text:span text:style-name="T70">ない</text:span> <text:s text:c="10"/>(escaso)</text:p>
          </table:table-cell>
          <table:table-cell table:style-name="Tabla221.D2" office:value-type="string">
            <text:p text:style-name="P65"/>
          </table:table-cell>
        </table:table-row>
        <table:table-row>
          <table:covered-table-cell/>
          <table:table-cell table:style-name="Tabla221.B2" office:value-type="string">
            <text:p text:style-name="P82">SHÔ</text:p>
          </table:table-cell>
          <table:table-cell table:style-name="Tabla221.C3" office:value-type="string">
            <text:p text:style-name="P73"><text:ruby text:style-name="Ru1"><text:ruby-base><text:span text:style-name="T70">少</text:span></text:ruby-base><text:ruby-text>しょう</text:ruby-text></text:ruby><text:ruby text:style-name="Ru1"><text:ruby-base><text:span text:style-name="T70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3"><text:ruby text:style-name="Ru1"><text:ruby-base><text:span text:style-name="T70">少</text:span></text:ruby-base><text:ruby-text>しょう</text:ruby-text></text:ruby><text:ruby text:style-name="Ru1"><text:ruby-base><text:span text:style-name="T70">々</text:span></text:ruby-base><text:ruby-text>しょう</text:ruby-text></text:ruby><text:span text:style-name="T70"> </text:span><text:span text:style-name="T74">(un momento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ext:soft-page-break/>
        <table:table-row>
          <table:table-cell table:style-name="Tabla305.A1" table:number-rows-spanned="2" office:value-type="string">
            <text:p text:style-name="P51">深</text:p>
          </table:table-cell>
          <table:table-cell table:style-name="Tabla305.A1" office:value-type="string">
            <text:p text:style-name="P81">ふか</text:p>
          </table:table-cell>
          <table:table-cell table:style-name="Tabla305.A1" office:value-type="string">
            <text:p text:style-name="P43"><text:ruby text:style-name="Ru1"><text:ruby-base><text:span text:style-name="T58">深</text:span></text:ruby-base><text:ruby-text>ふか</text:ruby-text></text:ruby><text:span text:style-name="T58">い</text:span> <text:s text:c="14"/>profundo</text:p>
          </table:table-cell>
          <table:table-cell table:style-name="Tabla305.D1" office:value-type="string">
            <text:p text:style-name="P65"><text:s text:c="3"/></text:p>
          </table:table-cell>
        </table:table-row>
        <table:table-row>
          <table:covered-table-cell/>
          <table:table-cell table:style-name="Tabla305.B2" office:value-type="string">
            <text:p text:style-name="P82">シン</text:p>
          </table:table-cell>
          <table:table-cell table:style-name="Tabla305.C2" office:value-type="string">
            <text:p text:style-name="P43"><text:ruby text:style-name="Ru1"><text:ruby-base><text:span text:style-name="T58">深</text:span></text:ruby-base><text:ruby-text>しん</text:ruby-text></text:ruby><text:ruby text:style-name="Ru1"><text:ruby-base><text:span text:style-name="T58">海</text:span></text:ruby-base><text:ruby-text>かい</text:ruby-text></text:ruby><text:span text:style-name="T58"> <text:s/></text:span><text:s text:c="3"/></text:p>
            <text:p text:style-name="P43"><text:s/>profundidades marinas</text:p>
          </table:table-cell>
          <table:table-cell table:style-name="Tabla305.D2" office:value-type="string">
            <text:p text:style-name="P43"><text:ruby text:style-name="Ru1"><text:ruby-base><text:span text:style-name="T58">深</text:span></text:ruby-base><text:ruby-text>しん</text:ruby-text></text:ruby><text:ruby text:style-name="Ru1"><text:ruby-base><text:span text:style-name="T58">夜</text:span></text:ruby-base><text:ruby-text>や</text:ruby-text></text:ruby><text:span text:style-name="T58"> <text:s/></text:span><text:s/>noche avanzada</text:p>
          </table:table-cell>
        </table:table-row>
      </table:table>
      <text:p text:style-name="P13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1">遠</text:p>
          </table:table-cell>
          <table:table-cell table:style-name="Tabla192.A1" office:value-type="string">
            <text:p text:style-name="P81">TOO</text:p>
          </table:table-cell>
          <table:table-cell table:style-name="Tabla192.A1" office:value-type="string">
            <text:p text:style-name="P43"><text:ruby text:style-name="Ru1"><text:ruby-base><text:span text:style-name="T58">遠</text:span></text:ruby-base><text:ruby-text>とお</text:ruby-text></text:ruby><text:span text:style-name="T58">い</text:span> <text:s text:c="17"/>(lejos)</text:p>
          </table:table-cell>
          <table:table-cell table:style-name="Tabla192.D1" office:value-type="string">
            <text:p text:style-name="P65"><text:s text:c="3"/></text:p>
          </table:table-cell>
        </table:table-row>
        <table:table-row>
          <table:covered-table-cell/>
          <table:table-cell table:style-name="Tabla192.B2" office:value-type="string">
            <text:p text:style-name="P82">EN</text:p>
          </table:table-cell>
          <table:table-cell table:style-name="Tabla192.C2" office:value-type="string">
            <text:p text:style-name="P43"><text:ruby text:style-name="Ru1"><text:ruby-base><text:span text:style-name="T58">遠</text:span></text:ruby-base><text:ruby-text>えん</text:ruby-text></text:ruby><text:ruby text:style-name="Ru1"><text:ruby-base><text:span text:style-name="T58">足</text:span></text:ruby-base><text:ruby-text>そく</text:ruby-text></text:ruby><text:span text:style-name="T58"> <text:s/></text:span><text:s text:c="8"/>(excursión)</text:p>
          </table:table-cell>
          <table:table-cell table:style-name="Tabla192.D2" office:value-type="string">
            <text:p text:style-name="P43"><text:ruby text:style-name="Ru1"><text:ruby-base><text:span text:style-name="T58">遠</text:span></text:ruby-base><text:ruby-text>えん</text:ruby-text></text:ruby><text:ruby text:style-name="Ru1"><text:ruby-base><text:span text:style-name="T58">近</text:span></text:ruby-base><text:ruby-text>きん</text:ruby-text></text:ruby><text:span text:style-name="T58"> <text:s/></text:span><text:s text:c="11"/>(distancia)</text:p>
          </table:table-cell>
        </table:table-row>
      </table:table>
      <text:p text:style-name="P13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1">古</text:p>
          </table:table-cell>
          <table:table-cell table:style-name="Tabla219.A1" office:value-type="string">
            <text:p text:style-name="P81">FURU</text:p>
          </table:table-cell>
          <table:table-cell table:style-name="Tabla219.A1" office:value-type="string">
            <text:p text:style-name="P43"><text:ruby text:style-name="Ru1"><text:ruby-base><text:span text:style-name="T58">古</text:span></text:ruby-base><text:ruby-text>ふる</text:ruby-text></text:ruby><text:span text:style-name="T58">い</text:span> <text:s text:c="18"/>(viejo)</text:p>
          </table:table-cell>
          <table:table-cell table:style-name="Tabla219.D1" office:value-type="string">
            <text:p text:style-name="P65"><text:s text:c="5"/></text:p>
          </table:table-cell>
        </table:table-row>
      </table:table>
      <text:p text:style-name="P13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1">強</text:p>
          </table:table-cell>
          <table:table-cell table:style-name="Tabla196.A1" office:value-type="string">
            <text:p text:style-name="P82">つよ</text:p>
          </table:table-cell>
          <table:table-cell table:style-name="Tabla196.A1" office:value-type="string">
            <text:p text:style-name="P43"><text:ruby text:style-name="Ru1"><text:ruby-base><text:span text:style-name="T58">強</text:span></text:ruby-base><text:ruby-text>つよ</text:ruby-text></text:ruby><text:span text:style-name="T58">い</text:span><text:span text:style-name="T67"> <text:s text:c="19"/>fuerte</text:span></text:p>
          </table:table-cell>
          <table:table-cell table:style-name="Tabla196.D1" office:value-type="string">
            <text:p text:style-name="P65"><text:ruby text:style-name="Ru1"><text:ruby-base><text:span text:style-name="T58">強</text:span></text:ruby-base><text:ruby-text>つよ</text:ruby-text></text:ruby><text:ruby text:style-name="Ru1"><text:ruby-base><text:span text:style-name="T58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2">キョウ</text:p>
          </table:table-cell>
          <table:table-cell table:style-name="Tabla196.C2" office:value-type="string">
            <text:p text:style-name="P73"><text:ruby text:style-name="Ru1"><text:ruby-base><text:span text:style-name="T58">勉</text:span></text:ruby-base><text:ruby-text>べん</text:ruby-text></text:ruby><text:ruby text:style-name="Ru1"><text:ruby-base><text:span text:style-name="T58">強</text:span></text:ruby-base><text:ruby-text>きょう</text:ruby-text></text:ruby> <text:s text:c="13"/>estudiar</text:p>
          </table:table-cell>
          <table:table-cell table:style-name="Tabla196.D2" office:value-type="string">
            <text:p text:style-name="P91">　 <text:s text:c="5"/></text:p>
          </table:table-cell>
        </table:table-row>
      </table:table>
      <text:p text:style-name="P13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1">細</text:p>
          </table:table-cell>
          <table:table-cell table:style-name="Tabla226.A1" office:value-type="string">
            <text:p text:style-name="P81">HOSO</text:p>
          </table:table-cell>
          <table:table-cell table:style-name="Tabla226.A1" office:value-type="string">
            <text:p text:style-name="P43"><text:ruby text:style-name="Ru1"><text:ruby-base><text:span text:style-name="T70">細</text:span></text:ruby-base><text:ruby-text>ほそ</text:ruby-text></text:ruby><text:span text:style-name="T70">い</text:span> <text:s text:c="5"/>(fino, delgado)</text:p>
          </table:table-cell>
          <table:table-cell table:style-name="Tabla226.D1" office:value-type="string">
            <text:p text:style-name="P65"><text:ruby text:style-name="Ru1"><text:ruby-base><text:span text:style-name="T70">細</text:span></text:ruby-base><text:ruby-text>ほそ</text:ruby-text></text:ruby><text:ruby text:style-name="Ru1"><text:ruby-base><text:span text:style-name="T70">長</text:span></text:ruby-base><text:ruby-text>なが</text:ruby-text></text:ruby><text:span text:style-name="T70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2">KOMA</text:p>
          </table:table-cell>
          <table:table-cell table:style-name="Tabla226.C2" office:value-type="string">
            <text:p text:style-name="P73"><text:ruby text:style-name="Ru1"><text:ruby-base><text:span text:style-name="T70">細</text:span></text:ruby-base><text:ruby-text>こま</text:ruby-text></text:ruby><text:span text:style-name="T70">かい</text:span>(detallado, liso)</text:p>
          </table:table-cell>
          <table:table-cell table:style-name="Tabla226.D2" office:value-type="string">
            <text:p text:style-name="P91">　 <text:s text:c="5"/></text:p>
          </table:table-cell>
        </table:table-row>
      </table:table>
      <text:p text:style-name="P43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1">太</text:p>
          </table:table-cell>
          <table:table-cell table:style-name="Tabla228.A1" office:value-type="string">
            <text:p text:style-name="P81">ふと</text:p>
          </table:table-cell>
          <table:table-cell table:style-name="Tabla228.A1" office:value-type="string">
            <text:p text:style-name="P43"><text:ruby text:style-name="Ru1"><text:ruby-base><text:span text:style-name="T70">太</text:span></text:ruby-base><text:ruby-text>ふと</text:ruby-text></text:ruby><text:span text:style-name="T70">い</text:span><text:span text:style-name="T67"> <text:s text:c="17"/>grueso</text:span></text:p>
          </table:table-cell>
          <table:table-cell table:style-name="Tabla228.D1" office:value-type="string">
            <text:p text:style-name="P65"><text:ruby text:style-name="Ru1"><text:ruby-base><text:span text:style-name="T70">太</text:span></text:ruby-base><text:ruby-text>ふと</text:ruby-text></text:ruby><text:span text:style-name="T70">る</text:span> <text:s text:c="15"/>engordar</text:p>
          </table:table-cell>
        </table:table-row>
        <table:table-row>
          <table:covered-table-cell/>
          <table:table-cell table:style-name="Tabla228.B2" office:value-type="string">
            <text:p text:style-name="P81">タ</text:p>
          </table:table-cell>
          <table:table-cell table:style-name="Tabla228.B2" office:value-type="string">
            <text:p text:style-name="P43"><text:ruby text:style-name="Ru1"><text:ruby-base><text:span text:style-name="T58">丸</text:span></text:ruby-base><text:ruby-text>まる</text:ruby-text></text:ruby><text:ruby text:style-name="Ru1"><text:ruby-base><text:span text:style-name="T58">太</text:span></text:ruby-base><text:ruby-text>た</text:ruby-text></text:ruby><text:span text:style-name="T67"> <text:s text:c="18"/>tronco</text:span></text:p>
          </table:table-cell>
          <table:table-cell table:style-name="Tabla228.D2" office:value-type="string">
            <text:p text:style-name="P65"/>
          </table:table-cell>
        </table:table-row>
      </table:table>
      <text:p text:style-name="P43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1">重</text:p>
          </table:table-cell>
          <table:table-cell table:style-name="Tabla279.A1" office:value-type="string">
            <text:p text:style-name="P81">おも</text:p>
          </table:table-cell>
          <table:table-cell table:style-name="Tabla279.A1" office:value-type="string">
            <text:p text:style-name="P43"><text:ruby text:style-name="Ru1"><text:ruby-base><text:span text:style-name="T70">重</text:span></text:ruby-base><text:ruby-text>おも</text:ruby-text></text:ruby><text:span text:style-name="T70">い</text:span><text:span text:style-name="T67"> <text:s text:c="16"/>pesado</text:span></text:p>
          </table:table-cell>
          <table:table-cell table:style-name="Tabla279.D1" office:value-type="string">
            <text:p text:style-name="P65"/>
          </table:table-cell>
        </table:table-row>
        <table:table-row>
          <table:covered-table-cell/>
          <table:table-cell table:style-name="Tabla279.B2" office:value-type="string">
            <text:p text:style-name="P81">かさ</text:p>
          </table:table-cell>
          <table:table-cell table:style-name="Tabla279.B2" office:value-type="string">
            <text:p text:style-name="P43"><text:ruby text:style-name="Ru1"><text:ruby-base><text:span text:style-name="T58">重</text:span></text:ruby-base><text:ruby-text>かさ</text:ruby-text></text:ruby><text:span text:style-name="T58">ねる</text:span><text:span text:style-name="T67"> <text:s text:c="13"/>repetir</text:span></text:p>
          </table:table-cell>
          <table:table-cell table:style-name="Tabla279.D2" office:value-type="string">
            <text:p text:style-name="P65"><text:span text:style-name="T70">つみ</text:span><text:ruby text:style-name="Ru1"><text:ruby-base><text:span text:style-name="T58">重</text:span></text:ruby-base><text:ruby-text>かさ</text:ruby-text></text:ruby><text:span text:style-name="T70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1">ジュウ</text:p>
          </table:table-cell>
          <table:table-cell table:style-name="Tabla279.B2" office:value-type="string">
            <text:p text:style-name="P43"><text:ruby text:style-name="Ru1"><text:ruby-base><text:span text:style-name="T58">体</text:span></text:ruby-base><text:ruby-text>たい</text:ruby-text></text:ruby><text:ruby text:style-name="Ru1"><text:ruby-base><text:span text:style-name="T58">重</text:span></text:ruby-base><text:ruby-text>じゅう</text:ruby-text></text:ruby><text:span text:style-name="T75"> <text:s text:c="4"/>peso corporal</text:span></text:p>
          </table:table-cell>
          <table:table-cell table:style-name="Tabla279.D2" office:value-type="string">
            <text:p text:style-name="P65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1">温</text:p>
          </table:table-cell>
          <table:table-cell table:style-name="Tabla262.A1" office:value-type="string">
            <text:p text:style-name="P81">あたた</text:p>
          </table:table-cell>
          <table:table-cell table:style-name="Tabla262.A1" office:value-type="string">
            <text:p text:style-name="P43"><text:ruby text:style-name="Ru1"><text:ruby-base><text:span text:style-name="T70">温</text:span></text:ruby-base><text:ruby-text>あたた</text:ruby-text></text:ruby><text:span text:style-name="T70">かい</text:span><text:span text:style-name="T67"> <text:s text:c="7"/>templado</text:span></text:p>
          </table:table-cell>
          <table:table-cell table:style-name="Tabla262.D1" office:value-type="string">
            <text:p text:style-name="P65"/>
          </table:table-cell>
        </table:table-row>
        <table:table-row>
          <table:covered-table-cell/>
          <table:table-cell table:style-name="Tabla262.B2" office:value-type="string">
            <text:p text:style-name="P81">オン</text:p>
          </table:table-cell>
          <table:table-cell table:style-name="Tabla262.B2" office:value-type="string">
            <text:p text:style-name="P43"><text:ruby text:style-name="Ru1"><text:ruby-base><text:span text:style-name="T58">体</text:span></text:ruby-base><text:ruby-text>たい</text:ruby-text></text:ruby><text:ruby text:style-name="Ru1"><text:ruby-base><text:span text:style-name="T58">温</text:span></text:ruby-base><text:ruby-text>おん</text:ruby-text></text:ruby><text:span text:style-name="T67"> </text:span></text:p>
            <text:p text:style-name="P43"><text:s text:c="4"/>temperatura corporal</text:p>
          </table:table-cell>
          <table:table-cell table:style-name="Tabla262.D2" office:value-type="string">
            <text:p text:style-name="P65"/>
          </table:table-cell>
        </table:table-row>
      </table:table>
      <text:p text:style-name="P43"/>
      <text:p text:style-name="P43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1">長</text:p>
          </table:table-cell>
          <table:table-cell table:style-name="Tabla222.A1" office:value-type="string">
            <text:p text:style-name="P81">NAGA</text:p>
          </table:table-cell>
          <table:table-cell table:style-name="Tabla222.A1" office:value-type="string">
            <text:p text:style-name="P43"><text:ruby text:style-name="Ru1"><text:ruby-base><text:span text:style-name="T70">長</text:span></text:ruby-base><text:ruby-text>なが</text:ruby-text></text:ruby><text:span text:style-name="T70">い</text:span> <text:s text:c="17"/>(largo)</text:p>
          </table:table-cell>
          <table:table-cell table:style-name="Tabla222.D1" office:value-type="string">
            <text:p text:style-name="P65"><text:s text:c="5"/></text:p>
          </table:table-cell>
        </table:table-row>
        <table:table-row>
          <table:covered-table-cell/>
          <table:table-cell table:style-name="Tabla222.B2" office:value-type="string">
            <text:p text:style-name="P82">CHÔ</text:p>
          </table:table-cell>
          <table:table-cell table:style-name="Tabla222.C2" office:value-type="string">
            <text:p text:style-name="P73"><text:ruby text:style-name="Ru1"><text:ruby-base><text:span text:style-name="T70">社</text:span></text:ruby-base><text:ruby-text>しゃ</text:ruby-text></text:ruby><text:ruby text:style-name="Ru1"><text:ruby-base><text:span text:style-name="T70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1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0"> <text:s text:c="13"/>(alcalde</text:span><text:span text:style-name="T8">) </text:span><text:s text:c="2"/></text:p>
          </table:table-cell>
        </table:table-row>
      </table:table>
      <text:p text:style-name="P13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1">安</text:p>
          </table:table-cell>
          <table:table-cell table:style-name="Tabla224.A1" office:value-type="string">
            <text:p text:style-name="P81">やす</text:p>
          </table:table-cell>
          <table:table-cell table:style-name="Tabla224.A1" office:value-type="string">
            <text:p text:style-name="P43"><text:ruby text:style-name="Ru1"><text:ruby-base><text:span text:style-name="T58">安</text:span></text:ruby-base><text:ruby-text>やす</text:ruby-text></text:ruby><text:span text:style-name="T58">い</text:span> <text:s text:c="18"/>barato</text:p>
          </table:table-cell>
          <table:table-cell table:style-name="Tabla224.D1" office:value-type="string">
            <text:p text:style-name="P65"><text:s text:c="5"/></text:p>
          </table:table-cell>
        </table:table-row>
        <table:table-row>
          <table:covered-table-cell/>
          <table:table-cell table:style-name="Tabla224.B2" office:value-type="string">
            <text:p text:style-name="P82">アン</text:p>
          </table:table-cell>
          <table:table-cell table:style-name="Tabla224.C2" office:value-type="string">
            <text:p text:style-name="P73"><text:ruby text:style-name="Ru1"><text:ruby-base><text:span text:style-name="T58">安</text:span></text:ruby-base><text:ruby-text>あん</text:ruby-text></text:ruby><text:ruby text:style-name="Ru1"><text:ruby-base><text:span text:style-name="T58">心</text:span></text:ruby-base><text:ruby-text>しん</text:ruby-text></text:ruby> <text:s text:c="20"/>alivio</text:p>
          </table:table-cell>
          <table:table-cell table:style-name="Tabla224.D2" office:value-type="string">
            <text:p text:style-name="P91">　 <text:s text:c="5"/></text:p>
          </table:table-cell>
        </table:table-row>
      </table:table>
      <text:p text:style-name="P13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1">広</text:p>
          </table:table-cell>
          <table:table-cell table:style-name="Tabla223.A1" table:number-rows-spanned="2" office:value-type="string">
            <text:p text:style-name="P81">HIRO</text:p>
          </table:table-cell>
          <table:table-cell table:style-name="Tabla223.A1" office:value-type="string">
            <text:p text:style-name="P43"><text:ruby text:style-name="Ru1"><text:ruby-base><text:span text:style-name="T70">広</text:span></text:ruby-base><text:ruby-text>ひろ</text:ruby-text></text:ruby><text:span text:style-name="T70">い</text:span> <text:s text:c="15"/>(amplio)</text:p>
          </table:table-cell>
          <table:table-cell table:style-name="Tabla223.D1" office:value-type="string">
            <text:p text:style-name="P65"><text:ruby text:style-name="Ru1"><text:ruby-base><text:span text:style-name="T70">広</text:span></text:ruby-base><text:ruby-text>ひろ</text:ruby-text></text:ruby><text:ruby text:style-name="Ru1"><text:ruby-base><text:span text:style-name="T70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3"><text:s/><text:ruby text:style-name="Ru1"><text:ruby-base><text:span text:style-name="T70">広</text:span></text:ruby-base><text:ruby-text>ひろ</text:ruby-text></text:ruby><text:span text:style-name="T70">がる</text:span> <text:s text:c="8"/>(difundir) <text:s text:c="2"/></text:p>
          </table:table-cell>
          <table:table-cell table:style-name="Tabla223.D2" office:value-type="string">
            <text:p text:style-name="P91">　 <text:s text:c="5"/></text:p>
          </table:table-cell>
        </table:table-row>
      </table:table>
      <text:p text:style-name="P13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6">円</text:p>
          </table:table-cell>
          <table:table-cell table:style-name="Tabla63.A1" office:value-type="string">
            <text:p text:style-name="P57">MARU</text:p>
          </table:table-cell>
          <table:table-cell table:style-name="Tabla63.C1" office:value-type="string">
            <text:p text:style-name="P43"><text:ruby text:style-name="Ru1"><text:ruby-base><text:span text:style-name="T58">円</text:span></text:ruby-base><text:ruby-text>まる</text:ruby-text></text:ruby><text:span text:style-name="T58">い</text:span> <text:s text:c="13"/>(redondo)</text:p>
          </table:table-cell>
          <table:table-cell table:style-name="Tabla63.D1" office:value-type="string">
            <text:p text:style-name="P43"/>
          </table:table-cell>
        </table:table-row>
        <table:table-row>
          <table:covered-table-cell/>
          <table:table-cell table:style-name="Tabla63.B2" office:value-type="string">
            <text:p text:style-name="P57">EN</text:p>
          </table:table-cell>
          <table:table-cell table:style-name="Tabla63.C2" office:value-type="string">
            <text:p text:style-name="P43"><text:ruby text:style-name="Ru1"><text:ruby-base><text:span text:style-name="T58">円</text:span></text:ruby-base><text:ruby-text>えん</text:ruby-text></text:ruby> <text:s text:c="24"/>(yen)</text:p>
          </table:table-cell>
          <table:table-cell table:style-name="Tabla63.D2" office:value-type="string">
            <text:p text:style-name="P43"/>
          </table:table-cell>
        </table:table-row>
      </table:table>
      <text:p text:style-name="P13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ext:soft-page-break/>
        <table:table-row>
          <table:table-cell table:style-name="Tabla225.A1" table:number-rows-spanned="4" office:value-type="string">
            <text:p text:style-name="P51">楽</text:p>
          </table:table-cell>
          <table:table-cell table:style-name="Tabla225.A1" office:value-type="string">
            <text:p text:style-name="P81">TANO</text:p>
          </table:table-cell>
          <table:table-cell table:style-name="Tabla225.A1" office:value-type="string">
            <text:p text:style-name="P43"><text:ruby text:style-name="Ru1"><text:ruby-base><text:span text:style-name="T58">楽</text:span></text:ruby-base><text:ruby-text>たの</text:ruby-text></text:ruby><text:span text:style-name="T58">しい</text:span> <text:s text:c="7"/>(divertido)</text:p>
          </table:table-cell>
          <table:table-cell table:style-name="Tabla225.D1" office:value-type="string">
            <text:p text:style-name="P65"><text:ruby text:style-name="Ru1"><text:ruby-base><text:span text:style-name="T58">楽</text:span></text:ruby-base><text:ruby-text>たの</text:ruby-text></text:ruby><text:span text:style-name="T58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2">RAKU</text:p>
          </table:table-cell>
          <table:table-cell table:style-name="Tabla225.C2" office:value-type="string">
            <text:p text:style-name="P73"><text:ruby text:style-name="Ru1"><text:ruby-base><text:span text:style-name="T58">楽</text:span></text:ruby-base><text:ruby-text>らく</text:ruby-text></text:ruby><text:span text:style-name="T58">な</text:span> <text:s text:c="13"/>(cómodo) <text:s text:c="2"/></text:p>
          </table:table-cell>
          <table:table-cell table:style-name="Tabla225.D2" office:value-type="string">
            <text:p text:style-name="P91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3"><text:ruby text:style-name="Ru1"><text:ruby-base><text:span text:style-name="T58">楽</text:span></text:ruby-base><text:ruby-text>らく</text:ruby-text></text:ruby><text:ruby text:style-name="Ru1"><text:ruby-base><text:span text:style-name="T58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1"/>
          </table:table-cell>
        </table:table-row>
        <table:table-row>
          <table:covered-table-cell/>
          <table:table-cell table:style-name="Tabla225.B2" office:value-type="string">
            <text:p text:style-name="P82">GAKU</text:p>
          </table:table-cell>
          <table:table-cell table:style-name="Tabla225.C2" office:value-type="string">
            <text:p text:style-name="P73"><text:ruby text:style-name="Ru1"><text:ruby-base><text:span text:style-name="T70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91"/>
          </table:table-cell>
        </table:table-row>
      </table:table>
      <text:p text:style-name="P43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7">明</text:p>
          </table:table-cell>
          <table:table-cell table:style-name="Tabla49.A1" office:value-type="string">
            <text:p text:style-name="P95">AKA </text:p>
          </table:table-cell>
          <table:table-cell table:style-name="Tabla49.C1" office:value-type="string">
            <text:p text:style-name="P43"><text:ruby text:style-name="Ru1"><text:ruby-base><text:span text:style-name="T21">明</text:span></text:ruby-base><text:ruby-text>あか</text:ruby-text></text:ruby><text:span text:style-name="T21">るい</text:span><text:span text:style-name="T22"> <text:s text:c="2"/>claro, brillante</text:span></text:p>
          </table:table-cell>
          <table:table-cell table:style-name="Tabla49.D1" office:value-type="string">
            <text:p text:style-name="P103"/>
          </table:table-cell>
        </table:table-row>
        <table:table-row>
          <table:covered-table-cell/>
          <table:table-cell table:style-name="Tabla49.B2" office:value-type="string">
            <text:p text:style-name="P95">AKI</text:p>
          </table:table-cell>
          <table:table-cell table:style-name="Tabla49.C2" office:value-type="string">
            <text:p text:style-name="P63"><text:ruby text:style-name="Ru1"><text:ruby-base><text:span text:style-name="T23">明</text:span></text:ruby-base><text:ruby-text>あき</text:ruby-text></text:ruby><text:span text:style-name="T23">らか <text:s text:c="7"/></text:span><text:span text:style-name="T24">evidente</text:span></text:p>
          </table:table-cell>
          <table:table-cell table:style-name="Tabla49.D2" office:value-type="string">
            <text:p text:style-name="P63"/>
          </table:table-cell>
        </table:table-row>
        <table:table-row>
          <table:covered-table-cell/>
          <table:table-cell table:style-name="Tabla49.B2" office:value-type="string">
            <text:p text:style-name="P95">A</text:p>
          </table:table-cell>
          <table:table-cell table:style-name="Tabla49.C2" office:value-type="string">
            <text:p text:style-name="P43"><text:ruby text:style-name="Ru1"><text:ruby-base><text:span text:style-name="T21">明</text:span></text:ruby-base><text:ruby-text>あ</text:ruby-text></text:ruby><text:ruby text:style-name="Ru1"><text:ruby-base><text:span text:style-name="T50">日</text:span></text:ruby-base><text:ruby-text>した</text:ruby-text></text:ruby><text:span text:style-name="T52"> </text:span><text:span text:style-name="T22"><text:s text:c="15"/>mañana</text:span></text:p>
          </table:table-cell>
          <table:table-cell table:style-name="Tabla49.D2" office:value-type="string">
            <text:p text:style-name="P43"><text:ruby text:style-name="Ru1"><text:ruby-base><text:span text:style-name="T21">明</text:span></text:ruby-base><text:ruby-text>あ</text:ruby-text></text:ruby><text:ruby text:style-name="Ru1"><text:ruby-base><text:span text:style-name="T50">日</text:span></text:ruby-base><text:ruby-text>す</text:ruby-text></text:ruby><text:span text:style-name="T51"> </text:span><text:span text:style-name="T22"><text:s text:c="3"/></text:span></text:p>
            <text:p text:style-name="P108"><text:s text:c="9"/>mañana “coloquial”</text:p>
          </table:table-cell>
        </table:table-row>
      </table:table>
      <text:p text:style-name="P13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1">暗</text:p>
          </table:table-cell>
          <table:table-cell table:style-name="Tabla243.A1" office:value-type="string">
            <text:p text:style-name="P81">くら</text:p>
          </table:table-cell>
          <table:table-cell table:style-name="Tabla243.A1" office:value-type="string">
            <text:p text:style-name="P43"><text:ruby text:style-name="Ru1"><text:ruby-base><text:span text:style-name="T58">暗</text:span></text:ruby-base><text:ruby-text>くら</text:ruby-text></text:ruby><text:span text:style-name="T58">い</text:span> <text:s text:c="17"/>oscuro</text:p>
          </table:table-cell>
          <table:table-cell table:style-name="Tabla243.D1" office:value-type="string">
            <text:p text:style-name="P65"><text:s text:c="5"/></text:p>
          </table:table-cell>
        </table:table-row>
        <table:table-row>
          <table:covered-table-cell/>
          <table:table-cell table:style-name="Tabla243.B2" office:value-type="string">
            <text:p text:style-name="P82">アン</text:p>
          </table:table-cell>
          <table:table-cell table:style-name="Tabla243.C2" office:value-type="string">
            <text:p text:style-name="P73"/>
          </table:table-cell>
          <table:table-cell table:style-name="Tabla243.D2" office:value-type="string">
            <text:p text:style-name="P91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7">正</text:p>
            </table:table-cell>
            <table:table-cell table:style-name="Tabla27.A1" office:value-type="string">
              <text:p text:style-name="P57">TADA</text:p>
            </table:table-cell>
            <table:table-cell table:style-name="Tabla27.A1" office:value-type="string">
              <text:p text:style-name="P43"><text:ruby text:style-name="Ru1"><text:ruby-base><text:span text:style-name="T58">正</text:span></text:ruby-base><text:ruby-text>ただ</text:ruby-text></text:ruby><text:span text:style-name="T58">しい</text:span> <text:s text:c="9"/>(correcto)</text:p>
            </table:table-cell>
            <table:table-cell table:style-name="Tabla27.D1" office:value-type="string">
              <text:p text:style-name="P99"><text:ruby text:style-name="Ru1"><text:ruby-base><text:span text:style-name="T58">正</text:span></text:ruby-base><text:ruby-text>ただ</text:ruby-text></text:ruby><text:span text:style-name="T58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7">SHÔ</text:p>
          </table:table-cell>
          <table:table-cell table:style-name="Tabla27.C2" office:value-type="string">
            <text:p text:style-name="P43"><text:ruby text:style-name="Ru1"><text:ruby-base><text:span text:style-name="T58">正</text:span></text:ruby-base><text:ruby-text>しょう</text:ruby-text></text:ruby><text:ruby text:style-name="Ru1"><text:ruby-base><text:span text:style-name="T58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3"><text:ruby text:style-name="Ru1"><text:ruby-base><text:span text:style-name="T58">正</text:span></text:ruby-base><text:ruby-text>しょう</text:ruby-text></text:ruby><text:span text:style-name="T58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7">SEI</text:p>
          </table:table-cell>
          <table:table-cell table:style-name="Tabla27.C2" office:value-type="string">
            <text:p text:style-name="P65"><text:ruby text:style-name="Ru1"><text:ruby-base><text:span text:style-name="T11">正</text:span></text:ruby-base><text:ruby-text>せい</text:ruby-text></text:ruby><text:ruby text:style-name="Ru1"><text:ruby-base><text:span text:style-name="T58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3"/>
          </table:table-cell>
        </table:table-row>
      </table:table>
      <text:p text:style-name="P13"/>
      <text:p text:style-name="P13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1">悪</text:p>
          </table:table-cell>
          <table:table-cell table:style-name="Tabla159.A1" office:value-type="string">
            <text:p text:style-name="P81">わる</text:p>
          </table:table-cell>
          <table:table-cell table:style-name="Tabla159.A1" office:value-type="string">
            <text:p text:style-name="P43"><text:ruby text:style-name="Ru1"><text:ruby-base><text:span text:style-name="T58">悪</text:span></text:ruby-base><text:ruby-text>わる</text:ruby-text></text:ruby><text:span text:style-name="T58">い</text:span> <text:s text:c="20"/>malo</text:p>
          </table:table-cell>
          <table:table-cell table:style-name="Tabla159.D1" office:value-type="string">
            <text:p text:style-name="P65"><text:s text:c="5"/></text:p>
          </table:table-cell>
        </table:table-row>
        <table:table-row>
          <table:covered-table-cell/>
          <table:table-cell table:style-name="Tabla159.B2" office:value-type="string">
            <text:p text:style-name="P82">アク</text:p>
          </table:table-cell>
          <table:table-cell table:style-name="Tabla159.C2" office:value-type="string">
            <text:p text:style-name="P73"><text:ruby text:style-name="Ru1"><text:ruby-base><text:span text:style-name="T58">悪</text:span></text:ruby-base><text:ruby-text>あく</text:ruby-text></text:ruby><text:ruby text:style-name="Ru1"><text:ruby-base><text:span text:style-name="T58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1">　 <text:s text:c="5"/></text:p>
          </table:table-cell>
        </table:table-row>
      </table:table>
      <text:p text:style-name="P13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7">早</text:p>
          </table:table-cell>
          <table:table-cell table:style-name="Tabla84.A1" office:value-type="string">
            <text:p text:style-name="P57">HAYA</text:p>
          </table:table-cell>
          <table:table-cell table:style-name="Tabla84.C1" office:value-type="string">
            <text:p text:style-name="P43"><text:ruby text:style-name="Ru1"><text:ruby-base><text:span text:style-name="T58">早</text:span></text:ruby-base><text:ruby-text>はや</text:ruby-text></text:ruby><text:span text:style-name="T58">い</text:span> <text:s text:c="11"/>(temprano)</text:p>
          </table:table-cell>
          <table:table-cell table:style-name="Tabla84.D1" office:value-type="string">
            <text:p text:style-name="P43"><text:ruby text:style-name="Ru1"><text:ruby-base><text:span text:style-name="T58">早</text:span></text:ruby-base><text:ruby-text>はや</text:ruby-text></text:ruby><text:span text:style-name="T58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7">SÔ</text:p>
          </table:table-cell>
          <table:table-cell table:style-name="Tabla84.C2" office:value-type="string">
            <text:p text:style-name="P43"><text:ruby text:style-name="Ru1"><text:ruby-base><text:span text:style-name="T58">早</text:span></text:ruby-base><text:ruby-text>そう</text:ruby-text></text:ruby><text:ruby text:style-name="Ru1"><text:ruby-base><text:span text:style-name="T58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3"/>
          </table:table-cell>
        </table:table-row>
      </table:table>
      <text:p text:style-name="P122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7">名</text:p>
          </table:table-cell>
          <table:table-cell table:style-name="Tabla48.A1" office:value-type="string">
            <text:p text:style-name="P57">MEI</text:p>
          </table:table-cell>
          <table:table-cell table:style-name="Tabla48.C1" office:value-type="string">
            <text:p text:style-name="P43"><text:span text:style-name="T58">ゆう</text:span><text:ruby text:style-name="Ru1"><text:ruby-base><text:span text:style-name="T58">名</text:span></text:ruby-base><text:ruby-text>めい</text:ruby-text></text:ruby><text:span text:style-name="T58">な</text:span> <text:s text:c="5"/>(famoso)</text:p>
          </table:table-cell>
          <table:table-cell table:style-name="Tabla48.D1" office:value-type="string">
            <text:p text:style-name="P43"><text:ruby text:style-name="Ru1"><text:ruby-base><text:span text:style-name="T58">名</text:span></text:ruby-base><text:ruby-text>めい</text:ruby-text></text:ruby><text:ruby text:style-name="Ru1"><text:ruby-base><text:span text:style-name="T58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7">MYÔ</text:p>
          </table:table-cell>
          <table:table-cell table:style-name="Tabla48.C2" office:value-type="string">
            <text:p text:style-name="P50"><text:ruby text:style-name="Ru1"><text:ruby-base><text:span text:style-name="T58">名</text:span></text:ruby-base><text:ruby-text>みょう</text:ruby-text></text:ruby><text:ruby text:style-name="Ru1"><text:ruby-base><text:span text:style-name="T58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7"><text:ruby text:style-name="Ru1"><text:ruby-base><text:span text:style-name="T58">大</text:span></text:ruby-base><text:ruby-text>だい</text:ruby-text></text:ruby><text:ruby text:style-name="Ru1"><text:ruby-base><text:span text:style-name="T58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7">NA</text:p>
          </table:table-cell>
          <table:table-cell table:style-name="Tabla48.C2" office:value-type="string">
            <text:p text:style-name="P43"><text:ruby text:style-name="Ru1"><text:ruby-base><text:span text:style-name="T58">名</text:span></text:ruby-base><text:ruby-text>な</text:ruby-text></text:ruby><text:ruby text:style-name="Ru1"><text:ruby-base><text:span text:style-name="T58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3"/>
          </table:table-cell>
        </table:table-row>
      </table:table>
      <text:p text:style-name="P128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7">同</text:p>
          </table:table-cell>
          <table:table-cell table:style-name="Tabla238.A1" office:value-type="string">
            <text:p text:style-name="P57">ONA</text:p>
          </table:table-cell>
          <table:table-cell table:style-name="Tabla238.C1" office:value-type="string">
            <text:p text:style-name="P43"><text:ruby text:style-name="Ru1"><text:ruby-base><text:span text:style-name="T58">同</text:span></text:ruby-base><text:ruby-text>おな</text:ruby-text></text:ruby><text:span text:style-name="T58">じな</text:span> <text:s text:c="9"/>(idéntico)</text:p>
          </table:table-cell>
          <table:table-cell table:style-name="Tabla238.D1" office:value-type="string">
            <text:p text:style-name="P43"/>
          </table:table-cell>
        </table:table-row>
        <table:table-row>
          <table:covered-table-cell/>
          <table:table-cell table:style-name="Tabla238.B2" office:value-type="string">
            <text:p text:style-name="P57">DÔ</text:p>
          </table:table-cell>
          <table:table-cell table:style-name="Tabla238.C2" office:value-type="string">
            <text:p text:style-name="P43"><text:ruby text:style-name="Ru1"><text:ruby-base><text:span text:style-name="T58">同</text:span></text:ruby-base><text:ruby-text>どう</text:ruby-text></text:ruby><text:ruby text:style-name="Ru1"><text:ruby-base><text:span text:style-name="T58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3"/>
          </table:table-cell>
        </table:table-row>
      </table:table>
      <text:p text:style-name="P120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1">色</text:p>
          </table:table-cell>
          <table:table-cell table:style-name="Tabla81.A1" office:value-type="string">
            <text:p text:style-name="P81">IRO</text:p>
          </table:table-cell>
          <table:table-cell table:style-name="Tabla81.A1" office:value-type="string">
            <text:p text:style-name="P43"><text:ruby text:style-name="Ru1"><text:ruby-base><text:span text:style-name="T58">色</text:span></text:ruby-base><text:ruby-text>いろ</text:ruby-text></text:ruby> <text:s text:c="22"/>(color)</text:p>
          </table:table-cell>
          <table:table-cell table:style-name="Tabla81.D1" office:value-type="string">
            <text:p text:style-name="P65"><text:ruby text:style-name="Ru1"><text:ruby-base><text:span text:style-name="T58">色</text:span></text:ruby-base><text:ruby-text>いろ</text:ruby-text></text:ruby><text:ruby text:style-name="Ru1"><text:ruby-base><text:span text:style-name="T58">々</text:span></text:ruby-base><text:ruby-text>いろ</text:ruby-text></text:ruby><text:span text:style-name="T58">な</text:span> <text:s text:c="9"/>(colorido)</text:p>
          </table:table-cell>
        </table:table-row>
      </table:table>
      <text:p text:style-name="P13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7">白</text:p>
          </table:table-cell>
          <table:table-cell table:style-name="Tabla82.A1" table:number-rows-spanned="2" office:value-type="string">
            <text:p text:style-name="P57">SHIRO</text:p>
          </table:table-cell>
          <table:table-cell table:style-name="Tabla82.A1" office:value-type="string">
            <text:p text:style-name="P43"><text:ruby text:style-name="Ru1"><text:ruby-base><text:span text:style-name="T58">白</text:span></text:ruby-base><text:ruby-text>しろ</text:ruby-text></text:ruby><text:span text:style-name="T58">い <text:s/></text:span><text:s text:c="12"/>(blanco)</text:p>
          </table:table-cell>
          <table:table-cell table:style-name="Tabla82.D1" office:value-type="string">
            <text:p text:style-name="P63">まっ<text:ruby text:style-name="Ru1"><text:ruby-base>白</text:ruby-base><text:ruby-text>しろ</text:ruby-text></text:ruby></text:p>
            <text:p text:style-name="P43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3"><text:span text:style-name="T58">おも</text:span><text:ruby text:style-name="Ru1"><text:ruby-base><text:span text:style-name="T58">白</text:span></text:ruby-base><text:ruby-text>しろ</text:ruby-text></text:ruby><text:span text:style-name="T58">い</text:span> (interesante)</text:p>
          </table:table-cell>
          <table:table-cell table:style-name="Tabla82.D2" office:value-type="string">
            <text:p text:style-name="P43"/>
          </table:table-cell>
        </table:table-row>
      </table:table>
      <text:p text:style-name="P122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1"><text:soft-page-break/>黒</text:p>
          </table:table-cell>
          <table:table-cell table:style-name="Tabla83.A1" office:value-type="string">
            <text:p text:style-name="P81">KURO</text:p>
          </table:table-cell>
          <table:table-cell table:style-name="Tabla83.A1" office:value-type="string">
            <text:p text:style-name="P43"><text:ruby text:style-name="Ru1"><text:ruby-base><text:span text:style-name="T58">黒</text:span></text:ruby-base><text:ruby-text>くろ</text:ruby-text></text:ruby><text:span text:style-name="T58">い </text:span><text:s text:c="16"/>(negro)</text:p>
          </table:table-cell>
          <table:table-cell table:style-name="Tabla83.D1" office:value-type="string">
            <text:p text:style-name="P43"><text:ruby text:style-name="Ru1"><text:ruby-base><text:span text:style-name="T58">黒</text:span></text:ruby-base><text:ruby-text>くろ</text:ruby-text></text:ruby><text:span text:style-name="T58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2">KOKU</text:p>
          </table:table-cell>
          <table:table-cell table:style-name="Tabla83.C2" office:value-type="string">
            <text:p text:style-name="P73"><text:ruby text:style-name="Ru1"><text:ruby-base><text:span text:style-name="T58">黒</text:span></text:ruby-base><text:ruby-text>こく</text:ruby-text></text:ruby><text:ruby text:style-name="Ru1"><text:ruby-base><text:span text:style-name="T58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1">　 <text:s text:c="5"/></text:p>
          </table:table-cell>
        </table:table-row>
      </table:table>
      <text:p text:style-name="P13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1">黄</text:p>
          </table:table-cell>
          <table:table-cell table:style-name="Tabla167.A1" office:value-type="string">
            <text:p text:style-name="P81">KI</text:p>
          </table:table-cell>
          <table:table-cell table:style-name="Tabla167.A1" office:value-type="string">
            <text:p text:style-name="P43"><text:ruby text:style-name="Ru1"><text:ruby-base><text:span text:style-name="T58">黄</text:span></text:ruby-base><text:ruby-text>き</text:ruby-text></text:ruby><text:ruby text:style-name="Ru1"><text:ruby-base><text:span text:style-name="T58">色</text:span></text:ruby-base><text:ruby-text>いろ</text:ruby-text></text:ruby><text:span text:style-name="T58">い</text:span> <text:s text:c="8"/>(amarillo)</text:p>
          </table:table-cell>
          <table:table-cell table:style-name="Tabla167.D1" office:value-type="string">
            <text:p text:style-name="P65"><text:ruby text:style-name="Ru1"><text:ruby-base><text:span text:style-name="T58">黄</text:span></text:ruby-base><text:ruby-text>き</text:ruby-text></text:ruby><text:span text:style-name="T58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1">Ô</text:p>
          </table:table-cell>
          <table:table-cell table:style-name="Tabla167.B2" office:value-type="string">
            <text:p text:style-name="P43"><text:ruby text:style-name="Ru1"><text:ruby-base><text:span text:style-name="T58">黄</text:span></text:ruby-base><text:ruby-text>おう</text:ruby-text></text:ruby><text:ruby text:style-name="Ru1"><text:ruby-base><text:span text:style-name="T42">金</text:span></text:ruby-base><text:ruby-text>ごん</text:ruby-text></text:ruby> <text:s text:c="20"/>(oro)</text:p>
          </table:table-cell>
          <table:table-cell table:style-name="Tabla167.D2" office:value-type="string">
            <text:p text:style-name="P65"/>
          </table:table-cell>
        </table:table-row>
      </table:table>
      <text:p text:style-name="P13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7">赤</text:p>
          </table:table-cell>
          <table:table-cell table:style-name="Tabla171.A1" office:value-type="string">
            <text:p text:style-name="P57">AKA</text:p>
          </table:table-cell>
          <table:table-cell table:style-name="Tabla171.C1" office:value-type="string">
            <text:p text:style-name="P43"><text:ruby text:style-name="Ru1"><text:ruby-base><text:span text:style-name="T58">赤</text:span></text:ruby-base><text:ruby-text>あか</text:ruby-text></text:ruby><text:span text:style-name="T58">い</text:span> <text:s text:c="20"/>(rojo)</text:p>
          </table:table-cell>
          <table:table-cell table:style-name="Tabla171.D1" office:value-type="string">
            <text:p text:style-name="P43"><text:ruby text:style-name="Ru1"><text:ruby-base><text:span text:style-name="T58">赤</text:span></text:ruby-base><text:ruby-text>あか</text:ruby-text></text:ruby><text:span text:style-name="T58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7">SEKI</text:p>
          </table:table-cell>
          <table:table-cell table:style-name="Tabla171.B2" office:value-type="string">
            <text:p text:style-name="P43"><text:ruby text:style-name="Ru1"><text:ruby-base><text:span text:style-name="T58">赤</text:span></text:ruby-base><text:ruby-text>せき</text:ruby-text></text:ruby><text:ruby text:style-name="Ru1"><text:ruby-base><text:span text:style-name="T58">十</text:span></text:ruby-base><text:ruby-text>じゅう</text:ruby-text></text:ruby><text:ruby text:style-name="Ru1"><text:ruby-base><text:span text:style-name="T58">字</text:span></text:ruby-base><text:ruby-text>じ</text:ruby-text></text:ruby> <text:s text:c="5"/>(cruz roja)</text:p>
          </table:table-cell>
          <table:table-cell table:style-name="Tabla171.D2" office:value-type="string">
            <text:p text:style-name="P99"><text:ruby text:style-name="Ru1"><text:ruby-base><text:span text:style-name="T58">赤</text:span></text:ruby-base><text:ruby-text>せき</text:ruby-text></text:ruby><text:span text:style-name="T58">はん</text:span> </text:p>
            <text:p text:style-name="P99">(arroz de celebraciones)</text:p>
          </table:table-cell>
        </table:table-row>
      </table:table>
      <text:p text:style-name="P122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52">青</text:p>
          </table:table-cell>
          <table:table-cell table:style-name="Tabla172.A1" office:value-type="string">
            <text:p text:style-name="P57">AO</text:p>
          </table:table-cell>
          <table:table-cell table:style-name="Tabla172.C1" office:value-type="string">
            <text:p text:style-name="P43"><text:ruby text:style-name="Ru1"><text:ruby-base><text:span text:style-name="T58">青</text:span></text:ruby-base><text:ruby-text>あお</text:ruby-text></text:ruby><text:span text:style-name="T58">い</text:span> <text:s text:c="19"/>(azul)</text:p>
          </table:table-cell>
          <table:table-cell table:style-name="Tabla172.D1" office:value-type="string">
            <text:p text:style-name="P43"/>
          </table:table-cell>
        </table:table-row>
        <table:table-row>
          <table:covered-table-cell/>
          <table:table-cell table:style-name="Tabla172.B2" office:value-type="string">
            <text:p text:style-name="P94">SEI</text:p>
          </table:table-cell>
          <table:table-cell table:style-name="Tabla172.C2" office:value-type="string">
            <text:p text:style-name="P99"><text:ruby text:style-name="Ru1"><text:ruby-base><text:span text:style-name="T58">青</text:span></text:ruby-base><text:ruby-text>せい</text:ruby-text></text:ruby><text:ruby text:style-name="Ru1"><text:ruby-base><text:span text:style-name="T58">年</text:span></text:ruby-base><text:ruby-text>ねん</text:ruby-text></text:ruby><text:span text:style-name="T58"> </text:span>　 <text:s/>(veinteañero)</text:p>
          </table:table-cell>
          <table:table-cell table:style-name="Tabla172.D2" office:value-type="string">
            <text:p text:style-name="P64"><text:ruby text:style-name="Ru1"><text:ruby-base><text:span text:style-name="T58">青</text:span></text:ruby-base><text:ruby-text>せい</text:ruby-text></text:ruby><text:ruby text:style-name="Ru1"><text:ruby-base><text:span text:style-name="T58">天</text:span></text:ruby-base><text:ruby-text>てん</text:ruby-text></text:ruby> <text:s text:c="11"/>(cielo azul)</text:p>
          </table:table-cell>
        </table:table-row>
      </table:table>
      <text:p text:style-name="P119"/>
      <text:p text:style-name="P115">OBJETOS – VEHÍCULOS </text:p>
      <text:p text:style-name="P115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1">自</text:p>
          </table:table-cell>
          <table:table-cell table:style-name="Tabla195.A1" table:number-rows-spanned="2" office:value-type="string">
            <text:p text:style-name="P81">JI</text:p>
          </table:table-cell>
          <table:table-cell table:style-name="Tabla195.C1" office:value-type="string">
            <text:p text:style-name="P43"><text:ruby text:style-name="Ru1"><text:ruby-base><text:span text:style-name="T58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4"><text:ruby text:style-name="Ru1"><text:ruby-base><text:span text:style-name="T58">自</text:span></text:ruby-base><text:ruby-text>じ</text:ruby-text></text:ruby><text:ruby text:style-name="Ru1"><text:ruby-base><text:span text:style-name="T58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3"><text:ruby text:style-name="Ru1"><text:ruby-base><text:span text:style-name="T58">自</text:span></text:ruby-base><text:ruby-text>じ</text:ruby-text></text:ruby><text:span text:style-name="T58">どう</text:span><text:ruby text:style-name="Ru1"><text:ruby-base><text:span text:style-name="T58">車</text:span></text:ruby-base><text:ruby-text>しゃ</text:ruby-text></text:ruby> <text:s/>(automóvil)</text:p>
          </table:table-cell>
          <table:table-cell table:style-name="Tabla195.D2" office:value-type="string">
            <text:p text:style-name="P64"/>
          </table:table-cell>
        </table:table-row>
      </table:table>
      <text:p text:style-name="P35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1">車</text:p>
          </table:table-cell>
          <table:table-cell table:style-name="Tabla100.A1" office:value-type="string">
            <text:p text:style-name="P57">KURUMA</text:p>
          </table:table-cell>
          <table:table-cell table:style-name="Tabla100.C1" office:value-type="string">
            <text:p text:style-name="P43"><text:ruby text:style-name="Ru1"><text:ruby-base><text:span text:style-name="T58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3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7">SHA</text:p>
          </table:table-cell>
          <table:table-cell table:style-name="Tabla100.C2" office:value-type="string">
            <text:p text:style-name="P43"><text:ruby text:style-name="Ru1"><text:ruby-base><text:span text:style-name="T58">電</text:span></text:ruby-base><text:ruby-text>でん</text:ruby-text></text:ruby><text:ruby text:style-name="Ru1"><text:ruby-base><text:span text:style-name="T58">車</text:span></text:ruby-base><text:ruby-text>しゃ</text:ruby-text></text:ruby><text:span text:style-name="T58"> </text:span><text:s text:c="19"/>(tren)</text:p>
          </table:table-cell>
          <table:table-cell table:style-name="Tabla100.D2" office:value-type="string">
            <text:p text:style-name="P64"><text:ruby text:style-name="Ru1"><text:ruby-base><text:span text:style-name="T58">自</text:span></text:ruby-base><text:ruby-text>じ</text:ruby-text></text:ruby><text:span text:style-name="T58">てん</text:span><text:ruby text:style-name="Ru1"><text:ruby-base><text:span text:style-name="T58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3"><text:ruby text:style-name="Ru1"><text:ruby-base><text:span text:style-name="T58">車</text:span></text:ruby-base><text:ruby-text>しゃ</text:ruby-text></text:ruby><text:span text:style-name="T58">こ</text:span> <text:s text:c="16"/>(garaje)</text:p>
          </table:table-cell>
          <table:table-cell table:style-name="Tabla100.D2" office:value-type="string">
            <text:p text:style-name="P43"/>
          </table:table-cell>
        </table:table-row>
      </table:table>
      <text:p text:style-name="P43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1">船</text:p>
          </table:table-cell>
          <table:table-cell table:style-name="Tabla231.A1" office:value-type="string">
            <text:p text:style-name="P82">FUNE</text:p>
          </table:table-cell>
          <table:table-cell table:style-name="Tabla231.A1" office:value-type="string">
            <text:p text:style-name="P43"><text:ruby text:style-name="Ru1"><text:ruby-base><text:span text:style-name="T33">船</text:span></text:ruby-base><text:ruby-text>ふね</text:ruby-text></text:ruby><text:span text:style-name="T33"> <text:s/></text:span><text:span text:style-name="T29"><text:s text:c="19"/>(barco)</text:span> <text:s text:c="7"/></text:p>
          </table:table-cell>
          <table:table-cell table:style-name="Tabla231.D1" office:value-type="string">
            <text:p text:style-name="P65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2">SEN</text:p>
          </table:table-cell>
          <table:table-cell table:style-name="Tabla231.C2" office:value-type="string">
            <text:p text:style-name="P74"><text:ruby text:style-name="Ru1"><text:ruby-base><text:span text:style-name="T58">風</text:span></text:ruby-base><text:ruby-text>ふう</text:ruby-text></text:ruby><text:ruby text:style-name="Ru1"><text:ruby-base><text:span text:style-name="T58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1"><text:ruby text:style-name="Ru1"><text:ruby-base><text:span text:style-name="T32">船</text:span></text:ruby-base><text:ruby-text>せん</text:ruby-text></text:ruby><text:ruby text:style-name="Ru1"><text:ruby-base><text:span text:style-name="T32">長</text:span></text:ruby-base><text:ruby-text>ちょう</text:ruby-text></text:ruby><text:span text:style-name="T32"> <text:s text:c="2"/></text:span><text:span text:style-name="T28">(capitán barco)</text:span></text:p>
          </table:table-cell>
        </table:table-row>
      </table:table>
      <text:p text:style-name="P35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1">電</text:p>
          </table:table-cell>
          <table:table-cell table:style-name="Tabla78.A1" office:value-type="string">
            <text:p text:style-name="P57">DEN</text:p>
          </table:table-cell>
          <table:table-cell table:style-name="Tabla78.A1" office:value-type="string">
            <text:p text:style-name="P43"><text:ruby text:style-name="Ru1"><text:ruby-base><text:span text:style-name="T58">電</text:span></text:ruby-base><text:ruby-text>でん</text:ruby-text></text:ruby><text:ruby text:style-name="Ru1"><text:ruby-base><text:span text:style-name="T58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3"><text:ruby text:style-name="Ru1"><text:ruby-base><text:span text:style-name="T58">電</text:span></text:ruby-base><text:ruby-text>でん</text:ruby-text></text:ruby><text:ruby text:style-name="Ru1"><text:ruby-base><text:span text:style-name="T58">話</text:span></text:ruby-base><text:ruby-text>わ</text:ruby-text></text:ruby> <text:s text:c="14"/>(teléfono)</text:p>
          </table:table-cell>
        </table:table-row>
      </table:table>
      <text:p text:style-name="P13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1">門</text:p>
          </table:table-cell>
          <table:table-cell table:style-name="Tabla147.A1" table:number-rows-spanned="2" office:value-type="string">
            <text:p text:style-name="P81">MON</text:p>
          </table:table-cell>
          <table:table-cell table:style-name="Tabla147.A1" office:value-type="string">
            <text:p text:style-name="P43"><text:ruby text:style-name="Ru1"><text:ruby-base><text:span text:style-name="T58">門</text:span></text:ruby-base><text:ruby-text>もん</text:ruby-text></text:ruby><text:span text:style-name="T58"> </text:span><text:s text:c="19"/>(puerta)</text:p>
          </table:table-cell>
          <table:table-cell table:style-name="Tabla147.D1" office:value-type="string">
            <text:p text:style-name="P65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3"><text:ruby text:style-name="Ru1"><text:ruby-base><text:span text:style-name="T58">入</text:span></text:ruby-base><text:ruby-text>にゅう</text:ruby-text></text:ruby><text:ruby text:style-name="Ru1"><text:ruby-base><text:span text:style-name="T58">門</text:span></text:ruby-base><text:ruby-text>もん</text:ruby-text></text:ruby> <text:s text:c="2"/></text:p>
            <text:p text:style-name="P73"><text:s text:c="7"/>(curso principiante)</text:p>
          </table:table-cell>
          <table:table-cell table:style-name="Tabla147.D2" office:value-type="string">
            <text:p text:style-name="P86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1">荷</text:p>
          </table:table-cell>
          <table:table-cell table:style-name="Tabla263.A1" office:value-type="string">
            <text:p text:style-name="P81">に</text:p>
          </table:table-cell>
          <table:table-cell table:style-name="Tabla263.A1" office:value-type="string">
            <text:p text:style-name="P43"><text:ruby text:style-name="Ru1"><text:ruby-base><text:span text:style-name="T58">荷</text:span></text:ruby-base><text:ruby-text>に</text:ruby-text></text:ruby><text:ruby text:style-name="Ru1"><text:ruby-base><text:span text:style-name="T58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5"/>
          </table:table-cell>
        </table:table-row>
      </table:table>
      <text:p text:style-name="P36"/>
      <text:p text:style-name="P13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1">戸</text:p>
          </table:table-cell>
          <table:table-cell table:style-name="Tabla153.A1" office:value-type="string">
            <text:p text:style-name="P81">TO</text:p>
          </table:table-cell>
          <table:table-cell table:style-name="Tabla153.A1" office:value-type="string">
            <text:p text:style-name="P43"><text:ruby text:style-name="Ru1"><text:ruby-base><text:span text:style-name="T58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5"><text:ruby text:style-name="Ru1"><text:ruby-base><text:span text:style-name="T58">雨</text:span></text:ruby-base><text:ruby-text>あま</text:ruby-text></text:ruby><text:ruby text:style-name="Ru1"><text:ruby-base><text:span text:style-name="T40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1">KO</text:p>
          </table:table-cell>
          <table:table-cell table:style-name="Tabla153.B2" office:value-type="string">
            <text:p text:style-name="P43"><text:ruby text:style-name="Ru1"><text:ruby-base><text:span text:style-name="T58">戸</text:span></text:ruby-base><text:ruby-text>こ</text:ruby-text></text:ruby><text:ruby text:style-name="Ru1"><text:ruby-base><text:span text:style-name="T58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5"/>
          </table:table-cell>
        </table:table-row>
      </table:table>
      <text:p text:style-name="P36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ext:soft-page-break/>
        <table:table-row>
          <table:table-cell table:style-name="Tabla64.A1" office:value-type="string">
            <text:p text:style-name="P51">玉</text:p>
          </table:table-cell>
          <table:table-cell table:style-name="Tabla64.A1" office:value-type="string">
            <text:p text:style-name="P57">TAMA</text:p>
          </table:table-cell>
          <table:table-cell table:style-name="Tabla64.A1" office:value-type="string">
            <text:p text:style-name="P43"><text:ruby text:style-name="Ru1"><text:ruby-base><text:span text:style-name="T58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3">シャボン<text:ruby text:style-name="Ru1"><text:ruby-base><text:span text:style-name="T53">玉</text:span></text:ruby-base><text:ruby-text>だま</text:ruby-text></text:ruby></text:p>
            <text:p text:style-name="P43"><text:s text:c="16"/>(pompa jabón)</text:p>
          </table:table-cell>
        </table:table-row>
      </table:table>
      <text:p text:style-name="P122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1">糸</text:p>
          </table:table-cell>
          <table:table-cell table:style-name="Tabla70.A1" office:value-type="string">
            <text:p text:style-name="P57">ITO</text:p>
          </table:table-cell>
          <table:table-cell table:style-name="Tabla70.A1" office:value-type="string">
            <text:p text:style-name="P43"><text:ruby text:style-name="Ru1"><text:ruby-base><text:span text:style-name="T58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3"><text:ruby text:style-name="Ru1"><text:ruby-base><text:span text:style-name="T58">毛</text:span></text:ruby-base><text:ruby-text>け</text:ruby-text></text:ruby><text:ruby text:style-name="Ru1"><text:ruby-base><text:span text:style-name="T58">糸</text:span></text:ruby-base><text:ruby-text>いと</text:ruby-text></text:ruby> <text:s/>　 <text:s text:c="8"/>(hilo lana)</text:p>
          </table:table-cell>
        </table:table-row>
      </table:table>
      <text:p text:style-name="P13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1">組</text:p>
          </table:table-cell>
          <table:table-cell table:style-name="Tabla184.A1" office:value-type="string">
            <text:p text:style-name="P81">KUMI</text:p>
          </table:table-cell>
          <table:table-cell table:style-name="Tabla184.A1" office:value-type="string">
            <text:p text:style-name="P43"><text:ruby text:style-name="Ru1"><text:ruby-base><text:span text:style-name="T70">組</text:span></text:ruby-base><text:ruby-text>くみ</text:ruby-text></text:ruby><text:span text:style-name="T70"> </text:span><text:s text:c="9"/>(set, conjunto)</text:p>
          </table:table-cell>
          <table:table-cell table:style-name="Tabla184.D1" office:value-type="string">
            <text:p text:style-name="P65"><text:ruby text:style-name="Ru1"><text:ruby-base><text:span text:style-name="T70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82">KU</text:p>
          </table:table-cell>
          <table:table-cell table:style-name="Tabla184.B2" office:value-type="string">
            <text:p text:style-name="P73"><text:ruby text:style-name="Ru1"><text:ruby-base><text:span text:style-name="T70">組</text:span></text:ruby-base><text:ruby-text>く</text:ruby-text></text:ruby><text:span text:style-name="T70">む </text:span><text:s text:c="10"/>(combinar)</text:p>
          </table:table-cell>
          <table:table-cell table:style-name="Tabla184.D2" office:value-type="string">
            <text:p text:style-name="P73"><text:ruby text:style-name="Ru1"><text:ruby-base><text:span text:style-name="T70">組</text:span></text:ruby-base><text:ruby-text>く</text:ruby-text></text:ruby><text:span text:style-name="T70">み</text:span><text:ruby text:style-name="Ru1"><text:ruby-base><text:span text:style-name="T70">合</text:span></text:ruby-base><text:ruby-text>あ</text:ruby-text></text:ruby><text:span text:style-name="T70">わせ</text:span> <text:s text:c="12"/></text:p>
            <text:p text:style-name="P73"><text:s text:c="16"/>(combinación)</text:p>
          </table:table-cell>
        </table:table-row>
      </table:table>
      <text:p text:style-name="P43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1">刀</text:p>
          </table:table-cell>
          <table:table-cell table:style-name="Tabla233.A1" office:value-type="string">
            <text:p text:style-name="P81">KATANA</text:p>
          </table:table-cell>
          <table:table-cell table:style-name="Tabla233.A1" office:value-type="string">
            <text:p text:style-name="P43"><text:ruby text:style-name="Ru1"><text:ruby-base><text:span text:style-name="T70">刀</text:span></text:ruby-base><text:ruby-text>かたな</text:ruby-text></text:ruby><text:span text:style-name="T70"> </text:span><text:s text:c="16"/>(<text:span text:style-name="T7">Katana</text:span>)</text:p>
          </table:table-cell>
          <table:table-cell table:style-name="Tabla233.D1" office:value-type="string">
            <text:p text:style-name="P65"><text:s text:c="3"/></text:p>
          </table:table-cell>
        </table:table-row>
        <table:table-row>
          <table:covered-table-cell/>
          <table:table-cell table:style-name="Tabla233.B2" office:value-type="string">
            <text:p text:style-name="P82">TÔ</text:p>
          </table:table-cell>
          <table:table-cell table:style-name="Tabla233.C2" office:value-type="string">
            <text:p text:style-name="P89"><text:ruby text:style-name="Ru1"><text:ruby-base><text:span text:style-name="T8">木</text:span></text:ruby-base><text:ruby-text>ぼく</text:ruby-text></text:ruby><text:ruby text:style-name="Ru1"><text:ruby-base>刀</text:ruby-base><text:ruby-text>とう</text:ruby-text></text:ruby> <text:span text:style-name="T62">(espada madera)</text:span></text:p>
          </table:table-cell>
          <table:table-cell table:style-name="Tabla233.D2" office:value-type="string">
            <text:p text:style-name="P91">　 <text:s text:c="5"/></text:p>
          </table:table-cell>
        </table:table-row>
      </table:table>
      <text:p text:style-name="P43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1">矢</text:p>
          </table:table-cell>
          <table:table-cell table:style-name="Tabla234.A1" office:value-type="string">
            <text:p text:style-name="P81">YA</text:p>
          </table:table-cell>
          <table:table-cell table:style-name="Tabla234.A1" office:value-type="string">
            <text:p text:style-name="P43"><text:ruby text:style-name="Ru1"><text:ruby-base><text:span text:style-name="T70">矢</text:span></text:ruby-base><text:ruby-text>や</text:ruby-text></text:ruby><text:span text:style-name="T70"> </text:span><text:s text:c="19"/>(flecha)</text:p>
          </table:table-cell>
          <table:table-cell table:style-name="Tabla234.D1" office:value-type="string">
            <text:p text:style-name="P65"><text:s text:c="4"/></text:p>
          </table:table-cell>
        </table:table-row>
      </table:table>
      <text:p text:style-name="P43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1">弓</text:p>
          </table:table-cell>
          <table:table-cell table:style-name="Tabla235.A1" office:value-type="string">
            <text:p text:style-name="P81">YUMI</text:p>
          </table:table-cell>
          <table:table-cell table:style-name="Tabla235.A1" office:value-type="string">
            <text:p text:style-name="P43"><text:ruby text:style-name="Ru1"><text:ruby-base><text:span text:style-name="T70">弓</text:span></text:ruby-base><text:ruby-text>ゆみ</text:ruby-text></text:ruby> <text:s text:c="22"/>(arco)</text:p>
          </table:table-cell>
          <table:table-cell table:style-name="Tabla235.D1" office:value-type="string">
            <text:p text:style-name="P65"/>
          </table:table-cell>
        </table:table-row>
      </table:table>
      <text:p text:style-name="P43"/>
      <text:p text:style-name="P115">TIEMPO – ESTACIONES</text:p>
      <text:p text:style-name="P13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2">年</text:p>
            </table:table-cell>
            <table:table-cell table:style-name="Tabla25.A1" office:value-type="string">
              <text:p text:style-name="P57">TOSHI</text:p>
            </table:table-cell>
            <table:table-cell table:style-name="Tabla25.A1" office:value-type="string">
              <text:p text:style-name="P43"><text:ruby text:style-name="Ru1"><text:ruby-base><text:span text:style-name="T70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3"><text:ruby text:style-name="Ru1"><text:ruby-base><text:span text:style-name="T70">年</text:span></text:ruby-base><text:ruby-text>とし</text:ruby-text></text:ruby><text:ruby text:style-name="Ru1"><text:ruby-base><text:span text:style-name="T70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7">NEN</text:p>
          </table:table-cell>
          <table:table-cell table:style-name="Tabla25.C2" office:value-type="string">
            <text:p text:style-name="P43"><text:ruby text:style-name="Ru1"><text:ruby-base><text:span text:style-name="T70">一</text:span></text:ruby-base><text:ruby-text>いち</text:ruby-text></text:ruby><text:ruby text:style-name="Ru1"><text:ruby-base><text:span text:style-name="T70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3"/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51">時</text:p>
          </table:table-cell>
          <table:table-cell table:style-name="Tabla123.A1" office:value-type="string">
            <text:p text:style-name="P82">ジ</text:p>
          </table:table-cell>
          <table:table-cell table:style-name="Tabla123.A1" office:value-type="string">
            <text:p text:style-name="P73"><text:ruby text:style-name="Ru1"><text:ruby-base><text:span text:style-name="T70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73"><text:ruby text:style-name="Ru1"><text:ruby-base><text:span text:style-name="T70">時</text:span></text:ruby-base><text:ruby-text>じ</text:ruby-text></text:ruby><text:ruby text:style-name="Ru1"><text:ruby-base><text:span text:style-name="T70">間</text:span></text:ruby-base><text:ruby-text>かん</text:ruby-text></text:ruby><text:span text:style-name="T70"> <text:s/></text:span><text:s text:c="11"/>　[ horas ]</text:p>
          </table:table-cell>
        </table:table-row>
        <table:table-row>
          <table:covered-table-cell/>
          <table:table-cell table:style-name="Tabla123.B2" office:value-type="string">
            <text:p text:style-name="P81">とき</text:p>
          </table:table-cell>
          <table:table-cell table:style-name="Tabla123.B2" office:value-type="string">
            <text:p text:style-name="P43"><text:ruby text:style-name="Ru1"><text:ruby-base><text:span text:style-name="T70">時</text:span></text:ruby-base><text:ruby-text>とき</text:ruby-text></text:ruby><text:ruby text:style-name="Ru1"><text:ruby-base><text:span text:style-name="T70">々</text:span></text:ruby-base><text:ruby-text>どき</text:ruby-text></text:ruby> <text:s text:c="15"/>a veces</text:p>
          </table:table-cell>
          <table:table-cell table:style-name="Tabla123.D2" office:value-type="string">
            <text:p text:style-name="P65"><text:ruby text:style-name="Ru1"><text:ruby-base><text:span text:style-name="T44">時</text:span></text:ruby-base><text:ruby-text>と</text:ruby-text></text:ruby><text:ruby text:style-name="Ru1"><text:ruby-base><text:span text:style-name="T70">計</text:span></text:ruby-base><text:ruby-text>けい</text:ruby-text></text:ruby> <text:s text:c="23"/>reloj</text:p>
          </table:table-cell>
        </table:table-row>
      </table:table>
      <text:p text:style-name="P39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1">今</text:p>
          </table:table-cell>
          <table:table-cell table:style-name="Tabla132.A1" office:value-type="string">
            <text:p text:style-name="P81">いま</text:p>
          </table:table-cell>
          <table:table-cell table:style-name="Tabla132.A1" office:value-type="string">
            <text:p text:style-name="P43"><text:ruby text:style-name="Ru1"><text:ruby-base><text:span text:style-name="T70">今</text:span></text:ruby-base><text:ruby-text>いま</text:ruby-text></text:ruby> <text:s text:c="23"/>ahora</text:p>
          </table:table-cell>
          <table:table-cell table:style-name="Tabla132.D1" office:value-type="string">
            <text:p text:style-name="P65"><text:ruby text:style-name="Ru1"><text:ruby-base><text:span text:style-name="T45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2">コン</text:p>
          </table:table-cell>
          <table:table-cell table:style-name="Tabla132.C2" office:value-type="string">
            <text:p text:style-name="P73"><text:ruby text:style-name="Ru1"><text:ruby-base><text:span text:style-name="T70">今</text:span></text:ruby-base><text:ruby-text>こん</text:ruby-text></text:ruby><text:ruby text:style-name="Ru1"><text:ruby-base><text:span text:style-name="T70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73"><text:ruby text:style-name="Ru1"><text:ruby-base><text:span text:style-name="T44">今</text:span></text:ruby-base><text:ruby-text>こ</text:ruby-text></text:ruby><text:ruby text:style-name="Ru1"><text:ruby-base><text:span text:style-name="T70">年</text:span></text:ruby-base><text:ruby-text>とし</text:ruby-text></text:ruby><text:span text:style-name="T67"> <text:s text:c="15"/>este año</text:span></text:p>
          </table:table-cell>
        </table:table-row>
      </table:table>
      <text:p text:style-name="P13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1">期</text:p>
          </table:table-cell>
          <table:table-cell table:style-name="Tabla281.A1" office:value-type="string">
            <text:p text:style-name="P81">キ</text:p>
          </table:table-cell>
          <table:table-cell table:style-name="Tabla281.A1" office:value-type="string">
            <text:p text:style-name="P43"><text:ruby text:style-name="Ru1"><text:ruby-base><text:span text:style-name="T70">期</text:span></text:ruby-base><text:ruby-text>き</text:ruby-text></text:ruby><text:ruby text:style-name="Ru1"><text:ruby-base><text:span text:style-name="T70">間</text:span></text:ruby-base><text:ruby-text>かん</text:ruby-text></text:ruby><text:span text:style-name="T67"> <text:s text:c="16"/>periodo</text:span></text:p>
          </table:table-cell>
          <table:table-cell table:style-name="Tabla281.D1" office:value-type="string">
            <text:p text:style-name="P88"/>
          </table:table-cell>
        </table:table-row>
      </table:table>
      <text:p text:style-name="P13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1">去</text:p>
          </table:table-cell>
          <table:table-cell table:style-name="Tabla287.A1" office:value-type="string">
            <text:p text:style-name="P81">キョ</text:p>
          </table:table-cell>
          <table:table-cell table:style-name="Tabla287.A1" office:value-type="string">
            <text:p text:style-name="P43"><text:ruby text:style-name="Ru1"><text:ruby-base><text:span text:style-name="T70">去</text:span></text:ruby-base><text:ruby-text>きょ</text:ruby-text></text:ruby><text:ruby text:style-name="Ru1"><text:ruby-base><text:span text:style-name="T70">年</text:span></text:ruby-base><text:ruby-text>ねん</text:ruby-text></text:ruby><text:span text:style-name="T67"> <text:s text:c="9"/>año pasado</text:span></text:p>
          </table:table-cell>
          <table:table-cell table:style-name="Tabla287.D1" office:value-type="string">
            <text:p text:style-name="P88"/>
          </table:table-cell>
        </table:table-row>
      </table:table>
      <text:p text:style-name="P13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1">毎</text:p>
          </table:table-cell>
          <table:table-cell table:style-name="Tabla133.A1" table:number-rows-spanned="2" office:value-type="string">
            <text:p text:style-name="P81">MAI</text:p>
          </table:table-cell>
          <table:table-cell table:style-name="Tabla133.A1" office:value-type="string">
            <text:p text:style-name="P43"><text:ruby text:style-name="Ru1"><text:ruby-base><text:span text:style-name="T70">毎</text:span></text:ruby-base><text:ruby-text>まい</text:ruby-text></text:ruby><text:span text:style-name="T70"> </text:span><text:s text:c="17"/>(siempre)</text:p>
          </table:table-cell>
          <table:table-cell table:style-name="Tabla133.D1" office:value-type="string">
            <text:p text:style-name="P65"><text:ruby text:style-name="Ru1"><text:ruby-base><text:span text:style-name="T70">毎</text:span></text:ruby-base><text:ruby-text>まい</text:ruby-text></text:ruby><text:ruby text:style-name="Ru1"><text:ruby-base><text:span text:style-name="T70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3"><text:ruby text:style-name="Ru1"><text:ruby-base><text:span text:style-name="T70">毎</text:span></text:ruby-base><text:ruby-text>まい</text:ruby-text></text:ruby><text:ruby text:style-name="Ru1"><text:ruby-base><text:span text:style-name="T70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3"><text:ruby text:style-name="Ru1"><text:ruby-base><text:span text:style-name="T70">毎</text:span></text:ruby-base><text:ruby-text>まい</text:ruby-text></text:ruby><text:ruby text:style-name="Ru1"><text:ruby-base><text:span text:style-name="T70">年</text:span></text:ruby-base><text:ruby-text>とし</text:ruby-text></text:ruby> <text:s text:c="11"/>(cada año)</text:p>
          </table:table-cell>
        </table:table-row>
      </table:table>
      <text:p text:style-name="P13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1">先</text:p>
            </table:table-cell>
            <table:table-cell table:style-name="Tabla24.A1" office:value-type="string">
              <text:p text:style-name="P57">SAKI</text:p>
            </table:table-cell>
            <table:table-cell table:style-name="Tabla24.A1" office:value-type="string">
              <text:p text:style-name="P43"><text:ruby text:style-name="Ru1"><text:ruby-base><text:span text:style-name="T70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3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7">SEN</text:p>
          </table:table-cell>
          <table:table-cell table:style-name="Tabla24.C2" office:value-type="string">
            <text:p text:style-name="P113"><text:ruby text:style-name="Ru1"><text:ruby-base><text:span text:style-name="T55">先</text:span></text:ruby-base><text:ruby-text>せん</text:ruby-text></text:ruby><text:ruby text:style-name="Ru1"><text:ruby-base><text:span text:style-name="T55">週</text:span></text:ruby-base><text:ruby-text>しゅう</text:ruby-text></text:ruby><text:span text:style-name="T65">(semana pasada)</text:span></text:p>
          </table:table-cell>
          <table:table-cell table:style-name="Tabla24.D2" office:value-type="string">
            <text:p text:style-name="P111"/>
          </table:table-cell>
        </table:table-row>
      </table:table>
      <text:p text:style-name="P13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1">曜</text:p>
          </table:table-cell>
          <table:table-cell table:style-name="Tabla110.A1" office:value-type="string">
            <text:p text:style-name="P81">ヨウ</text:p>
          </table:table-cell>
          <table:table-cell table:style-name="Tabla110.A1" office:value-type="string">
            <text:p text:style-name="P43"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/text:p>
            <text:p text:style-name="P43"><text:s text:c="6"/><text:span text:style-name="T7">*días de la semana</text:span></text:p>
          </table:table-cell>
          <table:table-cell table:style-name="Tabla110.D1" office:value-type="string">
            <text:p text:style-name="P65"/>
          </table:table-cell>
        </table:table-row>
      </table:table>
      <text:p text:style-name="P35"/>
      <text:p text:style-name="P35"/>
      <text:p text:style-name="P35"/>
      <text:p text:style-name="P35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ext:soft-page-break/>
        <table:table-row>
          <table:table-cell table:style-name="Tabla111.A1" table:number-rows-spanned="2" office:value-type="string">
            <text:p text:style-name="P51">春</text:p>
          </table:table-cell>
          <table:table-cell table:style-name="Tabla111.A1" office:value-type="string">
            <text:p text:style-name="P81">HARU</text:p>
          </table:table-cell>
          <table:table-cell table:style-name="Tabla111.C1" office:value-type="string">
            <text:p text:style-name="P43"><text:ruby text:style-name="Ru1"><text:ruby-base><text:span text:style-name="T58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6"/>
          </table:table-cell>
        </table:table-row>
        <table:table-row>
          <table:covered-table-cell/>
          <table:table-cell table:style-name="Tabla111.B2" office:value-type="string">
            <text:p text:style-name="P82">SHUN</text:p>
          </table:table-cell>
          <table:table-cell table:style-name="Tabla111.C2" office:value-type="string">
            <text:p text:style-name="P73"><text:ruby text:style-name="Ru1"><text:ruby-base><text:span text:style-name="T58">青</text:span></text:ruby-base><text:ruby-text>せい</text:ruby-text></text:ruby><text:ruby text:style-name="Ru1"><text:ruby-base><text:span text:style-name="T58">春</text:span></text:ruby-base><text:ruby-text>しゅん</text:ruby-text></text:ruby><text:span text:style-name="T58"> </text:span><text:s/>(adolescencia)</text:p>
          </table:table-cell>
          <table:table-cell table:style-name="Tabla111.D2" office:value-type="string">
            <text:p text:style-name="P101">(*)</text:p>
          </table:table-cell>
        </table:table-row>
      </table:table>
      <text:p text:style-name="P13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1">夏</text:p>
          </table:table-cell>
          <table:table-cell table:style-name="Tabla112.A1" office:value-type="string">
            <text:p text:style-name="P81">NATSU</text:p>
          </table:table-cell>
          <table:table-cell table:style-name="Tabla112.A1" office:value-type="string">
            <text:p text:style-name="P43"><text:ruby text:style-name="Ru1"><text:ruby-base><text:span text:style-name="T58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5"><text:ruby text:style-name="Ru1"><text:ruby-base><text:span text:style-name="T58">夏</text:span></text:ruby-base><text:ruby-text>なつ</text:ruby-text></text:ruby><text:ruby text:style-name="Ru1"><text:ruby-base><text:span text:style-name="T58">休</text:span></text:ruby-base><text:ruby-text>やす</text:ruby-text></text:ruby><text:span text:style-name="T58">み</text:span> <text:s/></text:p>
            <text:p text:style-name="P65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2">KA</text:p>
          </table:table-cell>
          <table:table-cell table:style-name="Tabla112.C2" office:value-type="string">
            <text:p text:style-name="P73"/>
          </table:table-cell>
          <table:table-cell table:style-name="Tabla112.D2" office:value-type="string">
            <text:p text:style-name="P101">(*)</text:p>
          </table:table-cell>
        </table:table-row>
      </table:table>
      <text:p text:style-name="P13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1">秋</text:p>
          </table:table-cell>
          <table:table-cell table:style-name="Tabla113.A1" office:value-type="string">
            <text:p text:style-name="P81">AKI</text:p>
          </table:table-cell>
          <table:table-cell table:style-name="Tabla113.C1" office:value-type="string">
            <text:p text:style-name="P43"><text:ruby text:style-name="Ru1"><text:ruby-base><text:span text:style-name="T58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6"/>
          </table:table-cell>
        </table:table-row>
        <table:table-row>
          <table:covered-table-cell/>
          <table:table-cell table:style-name="Tabla113.B2" office:value-type="string">
            <text:p text:style-name="P82">SHÛ</text:p>
          </table:table-cell>
          <table:table-cell table:style-name="Tabla113.C2" office:value-type="string">
            <text:p text:style-name="P73"/>
          </table:table-cell>
          <table:table-cell table:style-name="Tabla113.D2" office:value-type="string">
            <text:p text:style-name="P101">(*)</text:p>
          </table:table-cell>
        </table:table-row>
      </table:table>
      <text:p text:style-name="P13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51">冬</text:p>
          </table:table-cell>
          <table:table-cell table:style-name="Tabla144.A1" office:value-type="string">
            <text:p text:style-name="P81">FUYU</text:p>
          </table:table-cell>
          <table:table-cell table:style-name="Tabla144.A1" office:value-type="string">
            <text:p text:style-name="P43"><text:ruby text:style-name="Ru1"><text:ruby-base><text:span text:style-name="T58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5"><text:ruby text:style-name="Ru1"><text:ruby-base><text:span text:style-name="T58">冬</text:span></text:ruby-base><text:ruby-text>ふゆ</text:ruby-text></text:ruby><text:ruby text:style-name="Ru1"><text:ruby-base><text:span text:style-name="T58">休</text:span></text:ruby-base><text:ruby-text>やす</text:ruby-text></text:ruby><text:span text:style-name="T58">み</text:span> <text:s text:c="5"/></text:p>
            <text:p text:style-name="P65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2">TÔ</text:p>
          </table:table-cell>
          <table:table-cell table:style-name="Tabla144.C2" office:value-type="string">
            <text:p text:style-name="P73"/>
          </table:table-cell>
          <table:table-cell table:style-name="Tabla144.D2" office:value-type="string">
            <text:p text:style-name="P73"><text:ruby text:style-name="Ru1"><text:ruby-base><text:span text:style-name="T58">春</text:span></text:ruby-base><text:ruby-text>しゅん</text:ruby-text></text:ruby><text:ruby text:style-name="Ru1"><text:ruby-base><text:span text:style-name="T58">夏</text:span></text:ruby-base><text:ruby-text>か</text:ruby-text></text:ruby><text:ruby text:style-name="Ru1"><text:ruby-base><text:span text:style-name="T58">秋</text:span></text:ruby-base><text:ruby-text>しゅう</text:ruby-text></text:ruby><text:ruby text:style-name="Ru1"><text:ruby-base><text:span text:style-name="T58">冬</text:span></text:ruby-base><text:ruby-text>とう</text:ruby-text></text:ruby> </text:p>
            <text:p text:style-name="P73"><text:s text:c="2"/>(*) (estaciones del año)</text:p>
          </table:table-cell>
        </table:table-row>
      </table:table>
      <text:p text:style-name="P128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1">週</text:p>
          </table:table-cell>
          <table:table-cell table:style-name="Tabla134.A1" office:value-type="string">
            <text:p text:style-name="P81">SHÛ</text:p>
          </table:table-cell>
          <table:table-cell table:style-name="Tabla134.A1" office:value-type="string">
            <text:p text:style-name="P43"><text:ruby text:style-name="Ru1"><text:ruby-base><text:span text:style-name="T58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5"><text:ruby text:style-name="Ru1"><text:ruby-base><text:span text:style-name="T58">来</text:span></text:ruby-base><text:ruby-text>らい</text:ruby-text></text:ruby><text:ruby text:style-name="Ru1"><text:ruby-base><text:span text:style-name="T58">週</text:span></text:ruby-base><text:ruby-text>しゅう</text:ruby-text></text:ruby></text:p>
            <text:p text:style-name="P65"><text:span text:style-name="T58"><text:s text:c="8"/></text:span>(próxima semana)</text:p>
          </table:table-cell>
        </table:table-row>
      </table:table>
      <text:p text:style-name="P13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1">分</text:p>
          </table:table-cell>
          <table:table-cell table:style-name="Tabla124.A1" office:value-type="string">
            <text:p text:style-name="P81">WA</text:p>
          </table:table-cell>
          <table:table-cell table:style-name="Tabla124.A1" office:value-type="string">
            <text:p text:style-name="P43"><text:ruby text:style-name="Ru1"><text:ruby-base><text:span text:style-name="T70">分</text:span></text:ruby-base><text:ruby-text>わ</text:ruby-text></text:ruby><text:span text:style-name="T70">ける <text:s text:c="4"/></text:span><text:s text:c="5"/>(dividir)</text:p>
          </table:table-cell>
          <table:table-cell table:style-name="Tabla124.D1" office:value-type="string">
            <text:p text:style-name="P65"><text:ruby text:style-name="Ru1"><text:ruby-base><text:span text:style-name="T70">分</text:span></text:ruby-base><text:ruby-text>わ</text:ruby-text></text:ruby><text:span text:style-name="T70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2">BUN</text:p>
          </table:table-cell>
          <table:table-cell table:style-name="Tabla124.C2" office:value-type="string">
            <text:p text:style-name="P73"><text:ruby text:style-name="Ru1"><text:ruby-base><text:span text:style-name="T70">半</text:span></text:ruby-base><text:ruby-text>はん</text:ruby-text></text:ruby><text:ruby text:style-name="Ru1"><text:ruby-base><text:span text:style-name="T70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70">Minutos</text:p>
            <text:p text:style-name="P70"><text:s text:c="6"/><text:span text:style-name="T68">(ふん / ぶん / ぷん</text:span>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1">半</text:p>
          </table:table-cell>
          <table:table-cell table:style-name="Tabla131.A1" office:value-type="string">
            <text:p text:style-name="P81">HAN</text:p>
          </table:table-cell>
          <table:table-cell table:style-name="Tabla131.A1" office:value-type="string">
            <text:p text:style-name="P43"><text:ruby text:style-name="Ru1"><text:ruby-base><text:span text:style-name="T70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2"/>
          </table:table-cell>
        </table:table-row>
      </table:table>
      <text:p text:style-name="P13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1">朝</text:p>
          </table:table-cell>
          <table:table-cell table:style-name="Tabla125.A1" table:number-rows-spanned="2" office:value-type="string">
            <text:p text:style-name="P81">ASA</text:p>
          </table:table-cell>
          <table:table-cell table:style-name="Tabla125.A1" office:value-type="string">
            <text:p text:style-name="P43"><text:ruby text:style-name="Ru1"><text:ruby-base><text:span text:style-name="T70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5"><text:ruby text:style-name="Ru1"><text:ruby-base><text:span text:style-name="T45">今</text:span></text:ruby-base><text:ruby-text>け</text:ruby-text></text:ruby><text:ruby text:style-name="Ru1"><text:ruby-base><text:span text:style-name="T45">朝</text:span></text:ruby-base><text:ruby-text>さ</text:ruby-text></text:ruby><text:span text:style-name="T43"> <text:s/></text:span><text:span text:style-name="T27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3"><text:ruby text:style-name="Ru1"><text:ruby-base>朝</text:ruby-base><text:ruby-text>あさ</text:ruby-text></text:ruby>ごはん</text:p>
            <text:p text:style-name="P43"><text:s text:c="20"/>(desayuno)</text:p>
          </table:table-cell>
          <table:table-cell table:style-name="Tabla125.D2" office:value-type="string">
            <text:p text:style-name="P65"><text:ruby text:style-name="Ru1"><text:ruby-base><text:span text:style-name="T70">毎</text:span></text:ruby-base><text:ruby-text>まい</text:ruby-text></text:ruby><text:ruby text:style-name="Ru1"><text:ruby-base><text:span text:style-name="T70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4">CHÔ</text:p>
          </table:table-cell>
          <table:table-cell table:style-name="Tabla125.C3" office:value-type="string">
            <text:p text:style-name="P107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2"><text:s text:c="5"/><text:span text:style-name="T8"><text:s/>(desayuno “formal”)</text:span></text:p>
          </table:table-cell>
          <table:table-cell table:style-name="Tabla125.D3" office:value-type="string">
            <text:p text:style-name="P73"/>
          </table:table-cell>
        </table:table-row>
      </table:table>
      <text:p text:style-name="P13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1">昼</text:p>
          </table:table-cell>
          <table:table-cell table:style-name="Tabla126.A1" table:number-rows-spanned="2" office:value-type="string">
            <text:p text:style-name="P81">HIRU</text:p>
          </table:table-cell>
          <table:table-cell table:style-name="Tabla126.A1" office:value-type="string">
            <text:p text:style-name="P43"><text:ruby text:style-name="Ru1"><text:ruby-base><text:span text:style-name="T70">昼</text:span></text:ruby-base><text:ruby-text>ひる</text:ruby-text></text:ruby><text:span text:style-name="T70"> <text:s/></text:span><text:s text:c="20"/>(tarde)</text:p>
          </table:table-cell>
          <table:table-cell table:style-name="Tabla126.D1" office:value-type="string">
            <text:p text:style-name="P43"><text:ruby text:style-name="Ru1"><text:ruby-base><text:span text:style-name="T70">昼</text:span></text:ruby-base><text:ruby-text>ひる</text:ruby-text></text:ruby><text:span text:style-name="T70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3"><text:ruby text:style-name="Ru1"><text:ruby-base><text:span text:style-name="T70">昼</text:span></text:ruby-base><text:ruby-text>ひる</text:ruby-text></text:ruby><text:ruby text:style-name="Ru1"><text:ruby-base><text:span text:style-name="T70">休</text:span></text:ruby-base><text:ruby-text>やす</text:ruby-text></text:ruby><text:span text:style-name="T70">み </text:span><text:s/></text:p>
            <text:p text:style-name="P43"><text:s text:c="4"/>(descanso mediodía)</text:p>
          </table:table-cell>
          <table:table-cell table:style-name="Tabla126.D2" office:value-type="string">
            <text:p text:style-name="P43"><text:ruby text:style-name="Ru1"><text:ruby-base><text:span text:style-name="T70">昼</text:span></text:ruby-base><text:ruby-text>ひる</text:ruby-text></text:ruby><text:span text:style-name="T70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4">CHÛ</text:p>
          </table:table-cell>
          <table:table-cell table:style-name="Tabla126.C3" office:value-type="string">
            <text:p text:style-name="P97"><text:ruby text:style-name="Ru1"><text:ruby-base><text:span text:style-name="T70">昼</text:span></text:ruby-base><text:ruby-text>ちゅう</text:ruby-text></text:ruby><text:ruby text:style-name="Ru1"><text:ruby-base><text:span text:style-name="T70">食</text:span></text:ruby-base><text:ruby-text>しょく</text:ruby-text></text:ruby> </text:p>
            <text:p text:style-name="P97"><text:s text:c="10"/>(comida “formal”)</text:p>
          </table:table-cell>
          <table:table-cell table:style-name="Tabla126.D3" office:value-type="string">
            <text:p text:style-name="P73"/>
          </table:table-cell>
        </table:table-row>
      </table:table>
      <text:p text:style-name="P13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1">夜</text:p>
          </table:table-cell>
          <table:table-cell table:style-name="Tabla127.A1" office:value-type="string">
            <text:p text:style-name="P81">YORU</text:p>
          </table:table-cell>
          <table:table-cell table:style-name="Tabla127.A1" office:value-type="string">
            <text:p text:style-name="P43"><text:ruby text:style-name="Ru1"><text:ruby-base><text:span text:style-name="T58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5"/>
          </table:table-cell>
        </table:table-row>
        <table:table-row>
          <table:covered-table-cell/>
          <table:table-cell table:style-name="Tabla127.B2" office:value-type="string">
            <text:p text:style-name="P82">YA</text:p>
          </table:table-cell>
          <table:table-cell table:style-name="Tabla127.C2" office:value-type="string">
            <text:p text:style-name="P73"><text:ruby text:style-name="Ru1"><text:ruby-base><text:span text:style-name="T58">今</text:span></text:ruby-base><text:ruby-text>こん</text:ruby-text></text:ruby><text:ruby text:style-name="Ru1"><text:ruby-base><text:span text:style-name="T58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3"/>
          </table:table-cell>
        </table:table-row>
        <table:table-row>
          <table:covered-table-cell/>
          <table:table-cell table:style-name="Tabla127.B2" office:value-type="string">
            <text:p text:style-name="P82">YO</text:p>
          </table:table-cell>
          <table:table-cell table:style-name="Tabla127.C2" office:value-type="string">
            <text:p text:style-name="P73"><text:ruby text:style-name="Ru1"><text:ruby-base><text:span text:style-name="T58">夜</text:span></text:ruby-base><text:ruby-text>よ</text:ruby-text></text:ruby><text:ruby text:style-name="Ru1"><text:ruby-base><text:span text:style-name="T58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3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2">夕</text:p>
          </table:table-cell>
          <table:table-cell table:style-name="Tabla88.A1" table:number-rows-spanned="2" office:value-type="string">
            <text:p text:style-name="P57">YÛ</text:p>
          </table:table-cell>
          <table:table-cell table:style-name="Tabla88.C1" office:value-type="string">
            <text:p text:style-name="P63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3"><text:ruby text:style-name="Ru1"><text:ruby-base><text:span text:style-name="T58">夕</text:span></text:ruby-base><text:ruby-text>ゆう</text:ruby-text></text:ruby><text:ruby text:style-name="Ru1"><text:ruby-base><text:span text:style-name="T58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3"><text:ruby text:style-name="Ru1"><text:ruby-base><text:span text:style-name="T70">夕</text:span></text:ruby-base><text:ruby-text>ゆう</text:ruby-text></text:ruby><text:span text:style-name="T70">やた</text:span> <text:s text:c="12"/>(ocaso)</text:p>
          </table:table-cell>
          <table:table-cell table:style-name="Tabla88.D2" office:value-type="string">
            <text:p text:style-name="P43"/>
          </table:table-cell>
        </table:table-row>
      </table:table>
      <text:p text:style-name="P122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1">前</text:p>
          </table:table-cell>
          <table:table-cell table:style-name="Tabla129.A1" office:value-type="string">
            <text:p text:style-name="P81">MAE</text:p>
          </table:table-cell>
          <table:table-cell table:style-name="Tabla129.A1" office:value-type="string">
            <text:p text:style-name="P43"><text:ruby text:style-name="Ru1"><text:ruby-base><text:span text:style-name="T70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5"/>
          </table:table-cell>
        </table:table-row>
        <table:table-row>
          <table:covered-table-cell/>
          <table:table-cell table:style-name="Tabla129.B2" office:value-type="string">
            <text:p text:style-name="P81">ZEN</text:p>
          </table:table-cell>
          <table:table-cell table:style-name="Tabla129.B2" office:value-type="string">
            <text:p text:style-name="P71"><text:ruby text:style-name="Ru1"><text:ruby-base><text:span text:style-name="T71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55">(AM)</text:span></text:p>
          </table:table-cell>
          <table:table-cell table:style-name="Tabla129.D2" office:value-type="string">
            <text:p text:style-name="P65"/>
          </table:table-cell>
        </table:table-row>
      </table:table>
      <text:p text:style-name="P13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51">後</text:p>
          </table:table-cell>
          <table:table-cell table:style-name="Tabla130.A1" office:value-type="string">
            <text:p text:style-name="P81">ATO</text:p>
          </table:table-cell>
          <table:table-cell table:style-name="Tabla130.A1" office:value-type="string">
            <text:p text:style-name="P43"><text:ruby text:style-name="Ru1"><text:ruby-base><text:span text:style-name="T70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5"/>
          </table:table-cell>
        </table:table-row>
        <table:table-row>
          <table:covered-table-cell/>
          <table:table-cell table:style-name="Tabla130.B2" office:value-type="string">
            <text:p text:style-name="P82">USHI</text:p>
          </table:table-cell>
          <table:table-cell table:style-name="Tabla130.C2" office:value-type="string">
            <text:p text:style-name="P73"><text:ruby text:style-name="Ru1"><text:ruby-base><text:span text:style-name="T70">後</text:span></text:ruby-base><text:ruby-text>うし</text:ruby-text></text:ruby><text:span text:style-name="T70">ろ </text:span><text:s text:c="15"/>(detrás)</text:p>
          </table:table-cell>
          <table:table-cell table:style-name="Tabla130.D2" office:value-type="string">
            <text:p text:style-name="P73"/>
          </table:table-cell>
        </table:table-row>
        <table:table-row>
          <table:covered-table-cell/>
          <table:table-cell table:style-name="Tabla130.B2" office:value-type="string">
            <text:p text:style-name="P82">GO</text:p>
          </table:table-cell>
          <table:table-cell table:style-name="Tabla130.C2" office:value-type="string">
            <text:p text:style-name="P49"><text:ruby text:style-name="Ru1"><text:ruby-base><text:span text:style-name="T35">午</text:span></text:ruby-base><text:ruby-text>ご</text:ruby-text></text:ruby><text:ruby text:style-name="Ru1"><text:ruby-base><text:span text:style-name="T17">後</text:span></text:ruby-base><text:ruby-text>ご</text:ruby-text></text:ruby><text:span text:style-name="T35"> </text:span><text:span text:style-name="T29"><text:s text:c="19"/>(PM)</text:span></text:p>
          </table:table-cell>
          <table:table-cell table:style-name="Tabla130.D2" office:value-type="string">
            <text:p text:style-name="P73"/>
          </table:table-cell>
        </table:table-row>
      </table:table>
      <text:p text:style-name="P13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1">午</text:p>
          </table:table-cell>
          <table:table-cell table:style-name="Tabla128.A1" office:value-type="string">
            <text:p text:style-name="P80">GO</text:p>
          </table:table-cell>
          <table:table-cell table:style-name="Tabla128.A1" office:value-type="string">
            <text:p text:style-name="P67"><text:ruby text:style-name="Ru1"><text:ruby-base><text:span text:style-name="T70">正</text:span></text:ruby-base><text:ruby-text>しょう</text:ruby-text></text:ruby><text:ruby text:style-name="Ru1"><text:ruby-base><text:span text:style-name="T70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7"><text:s text:c="14"/><text:span text:style-name="T68">* (午前 /</text:span><text:span text:style-name="T34"> 午後</text:span><text:span text:style-name="T68">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5"/>
      <text:p text:style-name="P115"/>
      <text:p text:style-name="P115"/>
      <text:p text:style-name="P115"/>
      <text:p text:style-name="P115">CIUDAD</text:p>
      <text:p text:style-name="P115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7">町</text:p>
          </table:table-cell>
          <table:table-cell table:style-name="Tabla86.A1" office:value-type="string">
            <text:p text:style-name="P57">MACHI</text:p>
          </table:table-cell>
          <table:table-cell table:style-name="Tabla86.A1" office:value-type="string">
            <text:p text:style-name="P50"><text:ruby text:style-name="Ru1"><text:ruby-base><text:span text:style-name="T58">町</text:span></text:ruby-base><text:ruby-text>まち</text:ruby-text></text:ruby> <text:s text:c="19"/>(ciudad)</text:p>
          </table:table-cell>
          <table:table-cell table:style-name="Tabla86.D1" office:value-type="string">
            <text:p text:style-name="P43"><text:ruby text:style-name="Ru1"><text:ruby-base><text:span text:style-name="T60">町</text:span></text:ruby-base><text:ruby-text>まち</text:ruby-text></text:ruby><text:span text:style-name="T58">はずれ</text:span> <text:s text:c="6"/>(afueras)</text:p>
          </table:table-cell>
        </table:table-row>
        <table:table-row>
          <table:covered-table-cell/>
          <table:table-cell table:style-name="Tabla86.B2" office:value-type="string">
            <text:p text:style-name="P57">CHÔ</text:p>
          </table:table-cell>
          <table:table-cell table:style-name="Tabla86.B2" office:value-type="string">
            <text:p text:style-name="P50"><text:ruby text:style-name="Ru1"><text:ruby-base><text:span text:style-name="T58">町</text:span></text:ruby-base><text:ruby-text>ちょう</text:ruby-text></text:ruby><text:ruby text:style-name="Ru1"><text:ruby-base><text:span text:style-name="T58">内</text:span></text:ruby-base><text:ruby-text>ない</text:ruby-text></text:ruby> <text:s text:c="7"/>(vecindario)</text:p>
          </table:table-cell>
          <table:table-cell table:style-name="Tabla86.D2" office:value-type="string">
            <text:p text:style-name="P43"/>
          </table:table-cell>
        </table:table-row>
      </table:table>
      <text:p text:style-name="P122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7">村</text:p>
          </table:table-cell>
          <table:table-cell table:style-name="Tabla87.A1" office:value-type="string">
            <text:p text:style-name="P57">MURA</text:p>
          </table:table-cell>
          <table:table-cell table:style-name="Tabla87.A1" office:value-type="string">
            <text:p text:style-name="P43"><text:ruby text:style-name="Ru1"><text:ruby-base><text:span text:style-name="T58">村</text:span></text:ruby-base><text:ruby-text>むら</text:ruby-text></text:ruby> <text:s text:c="19"/>(pueblo)</text:p>
          </table:table-cell>
          <table:table-cell table:style-name="Tabla87.D1" office:value-type="string">
            <text:p text:style-name="P92"/>
          </table:table-cell>
        </table:table-row>
      </table:table>
      <text:p text:style-name="P13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1">里</text:p>
          </table:table-cell>
          <table:table-cell table:style-name="Tabla105.A1" office:value-type="string">
            <text:p text:style-name="P81">SATO</text:p>
          </table:table-cell>
          <table:table-cell table:style-name="Tabla105.A1" office:value-type="string">
            <text:p text:style-name="P43"><text:ruby text:style-name="Ru1"><text:ruby-base><text:span text:style-name="T58">里</text:span></text:ruby-base><text:ruby-text>さと</text:ruby-text></text:ruby><text:span text:style-name="T58"> </text:span><text:s text:c="8"/>(pueblo origen)</text:p>
          </table:table-cell>
          <table:table-cell table:style-name="Tabla105.D1" office:value-type="string">
            <text:p text:style-name="P65"/>
          </table:table-cell>
        </table:table-row>
      </table:table>
      <text:p text:style-name="P13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1">京</text:p>
          </table:table-cell>
          <table:table-cell table:style-name="Tabla148.A1" office:value-type="string">
            <text:p text:style-name="P81">キョウ</text:p>
          </table:table-cell>
          <table:table-cell table:style-name="Tabla148.A1" office:value-type="string">
            <text:p text:style-name="P43"><text:ruby text:style-name="Ru1"><text:ruby-base><text:span text:style-name="T58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5"><text:ruby text:style-name="Ru1"><text:ruby-base><text:span text:style-name="T58">京</text:span></text:ruby-base><text:ruby-text>きょう</text:ruby-text></text:ruby><text:ruby text:style-name="Ru1"><text:ruby-base><text:span text:style-name="T58">都</text:span></text:ruby-base><text:ruby-text>と</text:ruby-text></text:ruby> <text:s text:c="18"/>Kyoto</text:p>
          </table:table-cell>
        </table:table-row>
      </table:table>
      <text:p text:style-name="P13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1">州</text:p>
          </table:table-cell>
          <table:table-cell table:style-name="Tabla273.A1" office:value-type="string">
            <text:p text:style-name="P81">シュウ</text:p>
          </table:table-cell>
          <table:table-cell table:style-name="Tabla273.A1" office:value-type="string">
            <text:p text:style-name="P43"><text:ruby text:style-name="Ru1"><text:ruby-base><text:span text:style-name="T58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5"><text:ruby text:style-name="Ru1"><text:ruby-base><text:span text:style-name="T58">本</text:span></text:ruby-base><text:ruby-text>ほん</text:ruby-text></text:ruby><text:ruby text:style-name="Ru1"><text:ruby-base><text:span text:style-name="T58">州</text:span></text:ruby-base><text:ruby-text>しゅう</text:ruby-text></text:ruby> <text:s text:c="15"/>Honshu</text:p>
          </table:table-cell>
        </table:table-row>
      </table:table>
      <text:p text:style-name="P13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1">国</text:p>
          </table:table-cell>
          <table:table-cell table:style-name="Tabla139.A1" office:value-type="string">
            <text:p text:style-name="P81">くに</text:p>
          </table:table-cell>
          <table:table-cell table:style-name="Tabla139.A1" office:value-type="string">
            <text:p text:style-name="P43"><text:ruby text:style-name="Ru1"><text:ruby-base><text:span text:style-name="T58">国</text:span></text:ruby-base><text:ruby-text>くに</text:ruby-text></text:ruby> <text:s text:c="25"/>país</text:p>
          </table:table-cell>
          <table:table-cell table:style-name="Tabla139.D1" office:value-type="string">
            <text:p text:style-name="P65"/>
          </table:table-cell>
        </table:table-row>
        <table:table-row>
          <table:covered-table-cell/>
          <table:table-cell table:style-name="Tabla139.B2" office:value-type="string">
            <text:p text:style-name="P82">コク</text:p>
          </table:table-cell>
          <table:table-cell table:style-name="Tabla139.B2" office:value-type="string">
            <text:p text:style-name="P73"><text:ruby text:style-name="Ru1"><text:ruby-base><text:span text:style-name="T58">外</text:span></text:ruby-base><text:ruby-text>がい</text:ruby-text></text:ruby><text:ruby text:style-name="Ru1"><text:ruby-base><text:span text:style-name="T58">国</text:span></text:ruby-base><text:ruby-text>こく</text:ruby-text></text:ruby><text:ruby text:style-name="Ru1"><text:ruby-base><text:span text:style-name="T58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3"><text:ruby text:style-name="Ru1"><text:ruby-base><text:span text:style-name="T58">国</text:span></text:ruby-base><text:ruby-text>こく</text:ruby-text></text:ruby><text:ruby text:style-name="Ru1"><text:ruby-base><text:span text:style-name="T58">語</text:span></text:ruby-base><text:ruby-text>ご</text:ruby-text></text:ruby><text:span text:style-name="T67"> <text:s text:c="19"/>lengua</text:span></text:p>
          </table:table-cell>
        </table:table-row>
      </table:table>
      <text:p text:style-name="P13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1">界</text:p>
          </table:table-cell>
          <table:table-cell table:style-name="Tabla265.A1" office:value-type="string">
            <text:p text:style-name="P81">カイ</text:p>
          </table:table-cell>
          <table:table-cell table:style-name="Tabla265.A1" office:value-type="string">
            <text:p text:style-name="P43"><text:ruby text:style-name="Ru1"><text:ruby-base><text:span text:style-name="T58">世</text:span></text:ruby-base><text:ruby-text>せ</text:ruby-text></text:ruby><text:ruby text:style-name="Ru1"><text:ruby-base><text:span text:style-name="T58">界</text:span></text:ruby-base><text:ruby-text>かい</text:ruby-text></text:ruby> <text:s text:c="17"/>mundo</text:p>
          </table:table-cell>
          <table:table-cell table:style-name="Tabla265.D1" office:value-type="string">
            <text:p text:style-name="P65"><text:span text:style-name="T58">げん</text:span><text:ruby text:style-name="Ru1"><text:ruby-base><text:span text:style-name="T58">界</text:span></text:ruby-base><text:ruby-text>かい</text:ruby-text></text:ruby> <text:s text:c="13"/>frontera</text:p>
          </table:table-cell>
        </table:table-row>
      </table:table>
      <text:p text:style-name="P118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1"><text:soft-page-break/>道</text:p>
          </table:table-cell>
          <table:table-cell table:style-name="Tabla122.A1" office:value-type="string">
            <text:p text:style-name="P81">みち</text:p>
          </table:table-cell>
          <table:table-cell table:style-name="Tabla122.A1" office:value-type="string">
            <text:p text:style-name="P43"><text:ruby text:style-name="Ru1"><text:ruby-base><text:span text:style-name="T70">道</text:span></text:ruby-base><text:ruby-text>みち</text:ruby-text></text:ruby> <text:s text:c="21"/>camino</text:p>
          </table:table-cell>
          <table:table-cell table:style-name="Tabla122.D1" office:value-type="string">
            <text:p text:style-name="P65"><text:ruby text:style-name="Ru1"><text:ruby-base><text:span text:style-name="T70">近</text:span></text:ruby-base><text:ruby-text>ちか</text:ruby-text></text:ruby><text:ruby text:style-name="Ru1"><text:ruby-base><text:span text:style-name="T70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2">ドウ</text:p>
          </table:table-cell>
          <table:table-cell table:style-name="Tabla122.C2" office:value-type="string">
            <text:p text:style-name="P73"><text:ruby text:style-name="Ru2"><text:ruby-base><text:span text:style-name="T70">水</text:span></text:ruby-base><text:ruby-text>すい</text:ruby-text></text:ruby><text:ruby text:style-name="Ru1"><text:ruby-base><text:span text:style-name="T70">道</text:span></text:ruby-base><text:ruby-text>どう</text:ruby-text></text:ruby> <text:s text:c="21"/>grifo</text:p>
          </table:table-cell>
          <table:table-cell table:style-name="Tabla122.D2" office:value-type="string">
            <text:p text:style-name="P73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5"/>
      <text:p text:style-name="P115">EDIFICIOS</text:p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1">寺</text:p>
          </table:table-cell>
          <table:table-cell table:style-name="Tabla157.A1" office:value-type="string">
            <text:p text:style-name="P81">てら</text:p>
          </table:table-cell>
          <table:table-cell table:style-name="Tabla157.A1" office:value-type="string">
            <text:p text:style-name="P43"><text:ruby text:style-name="Ru1"><text:ruby-base><text:span text:style-name="T70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5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2">ジ</text:p>
          </table:table-cell>
          <table:table-cell table:style-name="Tabla157.B2" office:value-type="string">
            <text:p text:style-name="P73"><text:ruby text:style-name="Ru1"><text:ruby-base><text:span text:style-name="T70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1">　 <text:s text:c="4"/></text:p>
          </table:table-cell>
        </table:table-row>
      </table:table>
      <text:p text:style-name="P123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51">園</text:p>
          </table:table-cell>
          <table:table-cell table:style-name="Tabla138.A1" office:value-type="string">
            <text:p text:style-name="P81">EN</text:p>
          </table:table-cell>
          <table:table-cell table:style-name="Tabla138.A1" office:value-type="string">
            <text:p text:style-name="P43"><text:ruby text:style-name="Ru1"><text:ruby-base><text:span text:style-name="T70">公</text:span></text:ruby-base><text:ruby-text>こう</text:ruby-text></text:ruby><text:ruby text:style-name="Ru1"><text:ruby-base><text:span text:style-name="T70">園</text:span></text:ruby-base><text:ruby-text>えん</text:ruby-text></text:ruby><text:span text:style-name="T70"> </text:span><text:s text:c="14"/>(parque)</text:p>
          </table:table-cell>
          <table:table-cell table:style-name="Tabla138.D1" office:value-type="string">
            <text:p text:style-name="P65"><text:span text:style-name="T70">ゆう</text:span><text:ruby text:style-name="Ru1"><text:ruby-base><text:span text:style-name="T70">園</text:span></text:ruby-base><text:ruby-text>えん</text:ruby-text></text:ruby><text:ruby text:style-name="Ru1"><text:ruby-base><text:span text:style-name="T70">地</text:span></text:ruby-base><text:ruby-text>ち</text:ruby-text></text:ruby><text:span text:style-name="T70"> </text:span><text:s/></text:p>
            <text:p text:style-name="P65"><text:s/>(parque de atracciones)</text:p>
          </table:table-cell>
        </table:table-row>
      </table:table>
      <text:p text:style-name="P1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1">図</text:p>
          </table:table-cell>
          <table:table-cell table:style-name="Tabla104.A1" office:value-type="string">
            <text:p text:style-name="P81">ト</text:p>
          </table:table-cell>
          <table:table-cell table:style-name="Tabla104.C1" office:value-type="string">
            <text:p text:style-name="P43"><text:ruby text:style-name="Ru1"><text:ruby-base><text:span text:style-name="T58">図</text:span></text:ruby-base><text:ruby-text>と</text:ruby-text></text:ruby><text:ruby text:style-name="Ru1"><text:ruby-base><text:span text:style-name="T58">書</text:span></text:ruby-base><text:ruby-text>しょ</text:ruby-text></text:ruby><text:ruby text:style-name="Ru1"><text:ruby-base><text:span text:style-name="T58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4"/>
          </table:table-cell>
        </table:table-row>
        <table:table-row>
          <table:covered-table-cell/>
          <table:table-cell table:style-name="Tabla104.B2" office:value-type="string">
            <text:p text:style-name="P82">ズ</text:p>
          </table:table-cell>
          <table:table-cell table:style-name="Tabla104.C2" office:value-type="string">
            <text:p text:style-name="P64"><text:ruby text:style-name="Ru1"><text:ruby-base><text:span text:style-name="T58">地</text:span></text:ruby-base><text:ruby-text>ち</text:ruby-text></text:ruby><text:ruby text:style-name="Ru1"><text:ruby-base><text:span text:style-name="T58">図</text:span></text:ruby-base><text:ruby-text>ず</text:ruby-text></text:ruby> <text:s text:c="19"/>mapa</text:p>
          </table:table-cell>
          <table:table-cell table:style-name="Tabla104.D2" office:value-type="string">
            <text:p text:style-name="P64"><text:ruby text:style-name="Ru1"><text:ruby-base><text:span text:style-name="T58">図</text:span></text:ruby-base><text:ruby-text>ず</text:ruby-text></text:ruby><text:ruby text:style-name="Ru1"><text:ruby-base><text:span text:style-name="T58">工</text:span></text:ruby-base><text:ruby-text>こう</text:ruby-text></text:ruby> <text:s text:c="5"/>artes manuales</text:p>
          </table:table-cell>
        </table:table-row>
      </table:table>
      <text:p text:style-name="P13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51">画</text:p>
          </table:table-cell>
          <table:table-cell table:style-name="Tabla174.A1" office:value-type="string">
            <text:p text:style-name="P81">ガ</text:p>
          </table:table-cell>
          <table:table-cell table:style-name="Tabla174.A1" office:value-type="string">
            <text:p text:style-name="P43"><text:span text:style-name="T58">えい</text:span><text:ruby text:style-name="Ru1"><text:ruby-base><text:span text:style-name="T58">画</text:span></text:ruby-base><text:ruby-text>が</text:ruby-text></text:ruby><text:ruby text:style-name="Ru1"><text:ruby-base><text:span text:style-name="T58">館</text:span></text:ruby-base><text:ruby-text>かん</text:ruby-text></text:ruby><text:span text:style-name="T75"> <text:s text:c="13"/></text:span>cine</text:p>
          </table:table-cell>
          <table:table-cell table:style-name="Tabla174.D1" office:value-type="string">
            <text:p text:style-name="P43"><text:span text:style-name="T58">えい</text:span><text:ruby text:style-name="Ru1"><text:ruby-base><text:span text:style-name="T58">画</text:span></text:ruby-base><text:ruby-text>が</text:ruby-text></text:ruby><text:span text:style-name="T58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94">カク</text:p>
          </table:table-cell>
          <table:table-cell table:style-name="Tabla174.C2" office:value-type="string">
            <text:p text:style-name="P97"><text:ruby text:style-name="Ru1"><text:ruby-base><text:span text:style-name="T58">計</text:span></text:ruby-base><text:ruby-text>けい</text:ruby-text></text:ruby><text:ruby text:style-name="Ru1"><text:ruby-base><text:span text:style-name="T58">画</text:span></text:ruby-base><text:ruby-text>かく</text:ruby-text></text:ruby><text:span text:style-name="T75"> <text:s text:c="17"/></text:span>horario</text:p>
          </table:table-cell>
          <table:table-cell table:style-name="Tabla174.D2" office:value-type="string">
            <text:p text:style-name="P91">　 <text:s text:c="3"/></text:p>
          </table:table-cell>
        </table:table-row>
      </table:table>
      <text:p text:style-name="P13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header-rows>
          <table:table-row>
            <table:table-cell table:style-name="Tabla22.A1" office:value-type="string">
              <text:p text:style-name="P51">校</text:p>
            </table:table-cell>
            <table:table-cell table:style-name="Tabla22.A1" office:value-type="string">
              <text:p text:style-name="P57">KÔ</text:p>
            </table:table-cell>
            <table:table-cell table:style-name="Tabla22.A1" office:value-type="string">
              <text:p text:style-name="P43"><text:ruby text:style-name="Ru1"><text:ruby-base><text:span text:style-name="T45">学</text:span></text:ruby-base><text:ruby-text>がっ</text:ruby-text></text:ruby><text:ruby text:style-name="Ru1"><text:ruby-base><text:span text:style-name="T70">校</text:span></text:ruby-base><text:ruby-text>こう</text:ruby-text></text:ruby> <text:s/>　 <text:s text:c="7"/>(escuela)</text:p>
            </table:table-cell>
            <table:table-cell table:style-name="Tabla22.D1" office:value-type="string">
              <text:p text:style-name="P43"><text:ruby text:style-name="Ru1"><text:ruby-base><text:span text:style-name="T70">校</text:span></text:ruby-base><text:ruby-text>こう</text:ruby-text></text:ruby><text:ruby text:style-name="Ru1"><text:ruby-base><text:span text:style-name="T70">内</text:span></text:ruby-base><text:ruby-text>ない</text:ruby-text></text:ruby> <text:s text:c="3"/>(recinto escolar)</text:p>
            </table:table-cell>
          </table:table-row>
        </table:table-header-rows>
      </table:table>
      <text:p text:style-name="P13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1">駅</text:p>
            </table:table-cell>
            <table:table-cell table:style-name="Tabla258.A1" office:value-type="string">
              <text:p text:style-name="P57">エキ</text:p>
            </table:table-cell>
            <table:table-cell table:style-name="Tabla258.A1" office:value-type="string">
              <text:p text:style-name="P43"><text:ruby text:style-name="Ru1"><text:ruby-base><text:span text:style-name="T70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3"/>
            </table:table-cell>
          </table:table-row>
        </table:table-header-rows>
      </table:table>
      <text:p text:style-name="P1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1">橋</text:p>
            </table:table-cell>
            <table:table-cell table:style-name="Tabla288.A1" office:value-type="string">
              <text:p text:style-name="P57">はし</text:p>
            </table:table-cell>
            <table:table-cell table:style-name="Tabla288.A1" office:value-type="string">
              <text:p text:style-name="P43"><text:ruby text:style-name="Ru1"><text:ruby-base><text:span text:style-name="T70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43"/>
            </table:table-cell>
          </table:table-row>
        </table:table-header-rows>
      </table:table>
      <text:p text:style-name="P13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1">院</text:p>
          </table:table-cell>
          <table:table-cell table:style-name="Tabla255.A1" office:value-type="string">
            <text:p text:style-name="P81">イン</text:p>
          </table:table-cell>
          <table:table-cell table:style-name="Tabla255.A1" office:value-type="string">
            <text:p text:style-name="P43"><text:ruby text:style-name="Ru1"><text:ruby-base><text:span text:style-name="T58">病</text:span></text:ruby-base><text:ruby-text>びょう</text:ruby-text></text:ruby><text:ruby text:style-name="Ru1"><text:ruby-base><text:span text:style-name="T58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4"/>
          </table:table-cell>
        </table:table-row>
      </table:table>
      <text:p text:style-name="P13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1">市</text:p>
          </table:table-cell>
          <table:table-cell table:style-name="Tabla140.A1" office:value-type="string">
            <text:p text:style-name="P82">いち</text:p>
          </table:table-cell>
          <table:table-cell table:style-name="Tabla140.A1" office:value-type="string">
            <text:p text:style-name="P73"><text:ruby text:style-name="Ru1"><text:ruby-base><text:span text:style-name="T70">市</text:span></text:ruby-base><text:ruby-text>いち</text:ruby-text></text:ruby><text:ruby text:style-name="Ru1"><text:ruby-base><text:span text:style-name="T70">場</text:span></text:ruby-base><text:ruby-text>ば</text:ruby-text></text:ruby> <text:s text:c="14"/>mercado</text:p>
          </table:table-cell>
          <table:table-cell table:style-name="Tabla140.D1" office:value-type="string">
            <text:p text:style-name="P65"/>
          </table:table-cell>
        </table:table-row>
        <table:table-row>
          <table:covered-table-cell/>
          <table:table-cell table:style-name="Tabla140.B2" office:value-type="string">
            <text:p text:style-name="P81">シ</text:p>
          </table:table-cell>
          <table:table-cell table:style-name="Tabla140.C2" office:value-type="string">
            <text:p text:style-name="P43"><text:ruby text:style-name="Ru1"><text:ruby-base><text:span text:style-name="T70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88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2"> <text:s text:c="3"/>ayuntamiento</text:span></text:p>
          </table:table-cell>
        </table:table-row>
      </table:table>
      <text:p text:style-name="P13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1">館</text:p>
          </table:table-cell>
          <table:table-cell table:style-name="Tabla269.A1" office:value-type="string">
            <text:p text:style-name="P81">カン</text:p>
          </table:table-cell>
          <table:table-cell table:style-name="Tabla269.A1" office:value-type="string">
            <text:p text:style-name="P64"><text:ruby text:style-name="Ru1"><text:ruby-base><text:span text:style-name="T58">旅</text:span></text:ruby-base><text:ruby-text>りょ</text:ruby-text></text:ruby><text:ruby text:style-name="Ru1"><text:ruby-base><text:span text:style-name="T58">館</text:span></text:ruby-base><text:ruby-text>かん</text:ruby-text></text:ruby> <text:s text:c="18"/>hostal</text:p>
          </table:table-cell>
          <table:table-cell table:style-name="Tabla269.D1" office:value-type="string">
            <text:p text:style-name="P64"><text:ruby text:style-name="Ru1"><text:ruby-base><text:span text:style-name="T58">美</text:span></text:ruby-base><text:ruby-text>び</text:ruby-text></text:ruby><text:span text:style-name="T58">じゅつ</text:span><text:ruby text:style-name="Ru1"><text:ruby-base><text:span text:style-name="T58">館</text:span></text:ruby-base><text:ruby-text>かん</text:ruby-text></text:ruby> <text:s text:c="6"/>museo</text:p>
          </table:table-cell>
        </table:table-row>
      </table:table>
      <text:p text:style-name="P13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51">宮</text:p>
          </table:table-cell>
          <table:table-cell table:style-name="Tabla286.A1" office:value-type="string">
            <text:p text:style-name="P81">キュウ</text:p>
          </table:table-cell>
          <table:table-cell table:style-name="Tabla286.A1" office:value-type="string">
            <text:p text:style-name="P43"><text:ruby text:style-name="Ru1"><text:ruby-base><text:span text:style-name="T58">宮</text:span></text:ruby-base><text:ruby-text>きゅう</text:ruby-text></text:ruby><text:span text:style-name="T58">でん</text:span> <text:s text:c="10"/>palacio</text:p>
          </table:table-cell>
          <table:table-cell table:style-name="Tabla286.D1" office:value-type="string">
            <text:p text:style-name="P64"/>
          </table:table-cell>
        </table:table-row>
      </table:table>
      <text:p text:style-name="P13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1">場</text:p>
          </table:table-cell>
          <table:table-cell table:style-name="Tabla141.A1" office:value-type="string">
            <text:p text:style-name="P81"/>
            <text:p text:style-name="P81">ジョウ</text:p>
          </table:table-cell>
          <table:table-cell table:style-name="Tabla141.A1" office:value-type="string">
            <text:p text:style-name="P43"><text:ruby text:style-name="Ru1"><text:ruby-base><text:span text:style-name="T35">工</text:span></text:ruby-base><text:ruby-text>こう</text:ruby-text></text:ruby><text:ruby text:style-name="Ru1"><text:ruby-base><text:span text:style-name="T35">場</text:span></text:ruby-base><text:ruby-text>じょう</text:ruby-text></text:ruby><text:span text:style-name="T29"> <text:s text:c="15"/>fábrica</text:span></text:p>
          </table:table-cell>
          <table:table-cell table:style-name="Tabla141.D1" office:value-type="string">
            <text:p text:style-name="P99"><text:span text:style-name="T70">ぼく</text:span><text:ruby text:style-name="Ru1"><text:ruby-base><text:span text:style-name="T70">場</text:span></text:ruby-base><text:ruby-text>じょう</text:ruby-text></text:ruby> <text:s text:c="13"/><text:span text:style-name="T29">granja</text:span></text:p>
          </table:table-cell>
        </table:table-row>
        <table:table-row>
          <table:covered-table-cell/>
          <table:table-cell table:style-name="Tabla141.B2" office:value-type="string">
            <text:p text:style-name="P81">ば</text:p>
          </table:table-cell>
          <table:table-cell table:style-name="Tabla141.B2" office:value-type="string">
            <text:p text:style-name="P43"><text:ruby text:style-name="Ru1"><text:ruby-base><text:span text:style-name="T35">場</text:span></text:ruby-base><text:ruby-text>ば</text:ruby-text></text:ruby><text:ruby text:style-name="Ru1"><text:ruby-base><text:span text:style-name="T35">所</text:span></text:ruby-base><text:ruby-text>じょ</text:ruby-text></text:ruby><text:span text:style-name="T29"> <text:s text:c="13"/>ubicación</text:span></text:p>
          </table:table-cell>
          <table:table-cell table:style-name="Tabla141.D2" office:value-type="string">
            <text:p text:style-name="P74"><text:ruby text:style-name="Ru1"><text:ruby-base><text:span text:style-name="T70">売</text:span></text:ruby-base><text:ruby-text>う</text:ruby-text></text:ruby><text:span text:style-name="T70">り</text:span><text:ruby text:style-name="Ru1"><text:ruby-base><text:span text:style-name="T70">場</text:span></text:ruby-base><text:ruby-text>ば</text:ruby-text></text:ruby><text:span text:style-name="T70"> <text:s text:c="8"/></text:span>sección</text:p>
          </table:table-cell>
        </table:table-row>
      </table:table>
      <text:p text:style-name="P39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1">店</text:p>
          </table:table-cell>
          <table:table-cell table:style-name="Tabla143.A1" office:value-type="string">
            <text:p text:style-name="P81">MISE</text:p>
          </table:table-cell>
          <table:table-cell table:style-name="Tabla143.A1" office:value-type="string">
            <text:p text:style-name="P43"><text:ruby text:style-name="Ru1"><text:ruby-base><text:span text:style-name="T70">店</text:span></text:ruby-base><text:ruby-text>みせ</text:ruby-text></text:ruby> <text:s text:c="20"/>(tienda)</text:p>
          </table:table-cell>
          <table:table-cell table:style-name="Tabla143.D1" office:value-type="string">
            <text:p text:style-name="P65"/>
          </table:table-cell>
        </table:table-row>
        <table:table-row>
          <table:covered-table-cell/>
          <table:table-cell table:style-name="Tabla143.B2" office:value-type="string">
            <text:p text:style-name="P82">TEN</text:p>
          </table:table-cell>
          <table:table-cell table:style-name="Tabla143.C2" office:value-type="string">
            <text:p text:style-name="P73"><text:ruby text:style-name="Ru1"><text:ruby-base><text:span text:style-name="T70">店</text:span></text:ruby-base><text:ruby-text>てん</text:ruby-text></text:ruby> <text:s text:c="8"/>(tienda “sufijo”)</text:p>
          </table:table-cell>
          <table:table-cell table:style-name="Tabla143.D2" office:value-type="string">
            <text:p text:style-name="P73"><text:span text:style-name="T70">きっ</text:span><text:ruby text:style-name="Ru1"><text:ruby-base><text:span text:style-name="T70">茶</text:span></text:ruby-base><text:ruby-text>さ</text:ruby-text></text:ruby><text:ruby text:style-name="Ru1"><text:ruby-base><text:span text:style-name="T70">店</text:span></text:ruby-base><text:ruby-text>てん</text:ruby-text></text:ruby><text:span text:style-name="T70"> <text:s text:c="3"/></text:span>(cafetería)</text:p>
          </table:table-cell>
        </table:table-row>
      </table:table>
      <text:p text:style-name="P13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1"><text:soft-page-break/>社</text:p>
          </table:table-cell>
          <table:table-cell table:style-name="Tabla194.A1" office:value-type="string">
            <text:p text:style-name="P81">YASHIRO</text:p>
          </table:table-cell>
          <table:table-cell table:style-name="Tabla194.A1" office:value-type="string">
            <text:p text:style-name="P43"><text:ruby text:style-name="Ru1"><text:ruby-base><text:span text:style-name="T58">社</text:span></text:ruby-base><text:ruby-text>やしろ</text:ruby-text></text:ruby> <text:s text:c="2"/>(santuario Shinto)</text:p>
          </table:table-cell>
          <table:table-cell table:style-name="Tabla194.D1" office:value-type="string">
            <text:p text:style-name="P65"/>
          </table:table-cell>
        </table:table-row>
        <table:table-row>
          <table:covered-table-cell/>
          <table:table-cell table:style-name="Tabla194.B2" office:value-type="string">
            <text:p text:style-name="P81">SHA</text:p>
          </table:table-cell>
          <table:table-cell table:style-name="Tabla194.C2" office:value-type="string">
            <text:p text:style-name="P43"><text:ruby text:style-name="Ru1"><text:ruby-base><text:span text:style-name="T33">会</text:span></text:ruby-base><text:ruby-text>かい</text:ruby-text></text:ruby><text:ruby text:style-name="Ru1"><text:ruby-base><text:span text:style-name="T58">社</text:span></text:ruby-base><text:ruby-text>しゃ</text:ruby-text></text:ruby><text:span text:style-name="T58"> <text:s text:c="3"/></text:span><text:s text:c="6"/>(empresa)</text:p>
          </table:table-cell>
          <table:table-cell table:style-name="Tabla194.D2" office:value-type="string">
            <text:p text:style-name="P65"/>
          </table:table-cell>
        </table:table-row>
      </table:table>
      <text:p text:style-name="P13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1">屋</text:p>
          </table:table-cell>
          <table:table-cell table:style-name="Tabla261.A1" office:value-type="string">
            <text:p text:style-name="P81">や</text:p>
          </table:table-cell>
          <table:table-cell table:style-name="Tabla261.A1" office:value-type="string">
            <text:p text:style-name="P43"><text:ruby text:style-name="Ru1"><text:ruby-base><text:span text:style-name="T58">屋</text:span></text:ruby-base><text:ruby-text>や</text:ruby-text></text:ruby><text:ruby text:style-name="Ru1"><text:ruby-base><text:span text:style-name="T58">根</text:span></text:ruby-base><text:ruby-text>ね</text:ruby-text></text:ruby> <text:s text:c="18"/>tejado</text:p>
          </table:table-cell>
          <table:table-cell table:style-name="Tabla261.D1" office:value-type="string">
            <text:p text:style-name="P65"/>
          </table:table-cell>
        </table:table-row>
        <table:table-row>
          <table:covered-table-cell/>
          <table:table-cell table:style-name="Tabla261.B2" office:value-type="string">
            <text:p text:style-name="P81">オク</text:p>
          </table:table-cell>
          <table:table-cell table:style-name="Tabla261.C2" office:value-type="string">
            <text:p text:style-name="P43"><text:ruby text:style-name="Ru1"><text:ruby-base><text:span text:style-name="T33">屋</text:span></text:ruby-base><text:ruby-text>おく</text:ruby-text></text:ruby><text:ruby text:style-name="Ru1"><text:ruby-base><text:span text:style-name="T33">上</text:span></text:ruby-base><text:ruby-text>じょう</text:ruby-text></text:ruby><text:span text:style-name="T58"> <text:s text:c="2"/></text:span><text:s text:c="12"/>azotea</text:p>
          </table:table-cell>
          <table:table-cell table:style-name="Tabla261.D2" office:value-type="string">
            <text:p text:style-name="P65"/>
          </table:table-cell>
        </table:table-row>
      </table:table>
      <text:p text:style-name="P13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1">室</text:p>
          </table:table-cell>
          <table:table-cell table:style-name="Tabla85.A1" table:number-rows-spanned="2" office:value-type="string">
            <text:p text:style-name="P81">シツ</text:p>
          </table:table-cell>
          <table:table-cell table:style-name="Tabla85.A1" office:value-type="string">
            <text:p text:style-name="P43"><text:ruby text:style-name="Ru1"><text:ruby-base><text:span text:style-name="T70">教</text:span></text:ruby-base><text:ruby-text>きょう</text:ruby-text></text:ruby><text:ruby text:style-name="Ru1"><text:ruby-base><text:span text:style-name="T70">室</text:span></text:ruby-base><text:ruby-text>しつ</text:ruby-text></text:ruby> <text:s text:c="19"/>aula</text:p>
          </table:table-cell>
          <table:table-cell table:style-name="Tabla85.D1" office:value-type="string">
            <text:p text:style-name="P65"><text:ruby text:style-name="Ru1"><text:ruby-base><text:span text:style-name="T70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3"><text:ruby text:style-name="Ru1"><text:ruby-base><text:span text:style-name="T70">会</text:span></text:ruby-base><text:ruby-text>かい</text:ruby-text></text:ruby><text:span text:style-name="T70">ぎ</text:span><text:ruby text:style-name="Ru1"><text:ruby-base><text:span text:style-name="T70">室</text:span></text:ruby-base><text:ruby-text>しつ</text:ruby-text></text:ruby> sala reuniones</text:p>
          </table:table-cell>
          <table:table-cell table:style-name="Tabla85.D2" office:value-type="string">
            <text:p text:style-name="P91"><text:ruby text:style-name="Ru1"><text:ruby-base><text:span text:style-name="T36">室</text:span></text:ruby-base><text:ruby-text>しつ</text:ruby-text></text:ruby><text:ruby text:style-name="Ru1"><text:ruby-base><text:span text:style-name="T36">内</text:span></text:ruby-base><text:ruby-text>ない</text:ruby-text></text:ruby>　 <text:s/><text:span text:style-name="T28"><text:s text:c="14"/>interior</text:span></text:p>
          </table:table-cell>
        </table:table-row>
      </table:table>
      <text:p text:style-name="P2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VERBOS</text:p>
      <text:p text:style-name="P115"/>
      <text:p text:style-name="P115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1">開</text:p>
          </table:table-cell>
          <table:table-cell table:style-name="Tabla266.A1" office:value-type="string">
            <text:p text:style-name="P81">あ</text:p>
          </table:table-cell>
          <table:table-cell table:style-name="Tabla266.A1" office:value-type="string">
            <text:p text:style-name="P43"><text:ruby text:style-name="Ru1"><text:ruby-base><text:span text:style-name="T58">開</text:span></text:ruby-base><text:ruby-text>あ</text:ruby-text></text:ruby><text:span text:style-name="T58">く</text:span> <text:s text:c="21"/>abrir</text:p>
          </table:table-cell>
          <table:table-cell table:style-name="Tabla266.D1" office:value-type="string">
            <text:p text:style-name="P65"><text:ruby text:style-name="Ru1"><text:ruby-base><text:span text:style-name="T58">開</text:span></text:ruby-base><text:ruby-text>あ</text:ruby-text></text:ruby><text:span text:style-name="T58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2">ひら</text:p>
          </table:table-cell>
          <table:table-cell table:style-name="Tabla266.C2" office:value-type="string">
            <text:p text:style-name="P43"><text:ruby text:style-name="Ru1"><text:ruby-base><text:span text:style-name="T58">開</text:span></text:ruby-base><text:ruby-text>ひら</text:ruby-text></text:ruby><text:span text:style-name="T58">く</text:span> <text:s text:c="13"/>inaugurar</text:p>
          </table:table-cell>
          <table:table-cell table:style-name="Tabla266.D2" office:value-type="string">
            <text:p text:style-name="P43"/>
          </table:table-cell>
        </table:table-row>
        <table:table-row>
          <table:covered-table-cell/>
          <table:table-cell table:style-name="Tabla266.B2" office:value-type="string">
            <text:p text:style-name="P82">カイ</text:p>
          </table:table-cell>
          <table:table-cell table:style-name="Tabla266.C2" office:value-type="string">
            <text:p text:style-name="P73"><text:ruby text:style-name="Ru1"><text:ruby-base><text:span text:style-name="T58">開</text:span></text:ruby-base><text:ruby-text>かい</text:ruby-text></text:ruby><text:ruby text:style-name="Ru1"><text:ruby-base><text:span text:style-name="T58">始</text:span></text:ruby-base><text:ruby-text>し</text:ruby-text></text:ruby><text:span text:style-name="T58">する</text:span><text:span text:style-name="T67"> <text:s text:c="5"/>empezar</text:span></text:p>
          </table:table-cell>
          <table:table-cell table:style-name="Tabla266.D2" office:value-type="string">
            <text:p text:style-name="P73"/>
          </table:table-cell>
        </table:table-row>
      </table:table>
      <text:p text:style-name="P119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ext:soft-page-break/>
        <table:table-row>
          <table:table-cell table:style-name="Tabla206.A1" table:number-rows-spanned="2" office:value-type="string">
            <text:p text:style-name="P51">歩</text:p>
          </table:table-cell>
          <table:table-cell table:style-name="Tabla206.A1" office:value-type="string">
            <text:p text:style-name="P81">ある</text:p>
          </table:table-cell>
          <table:table-cell table:style-name="Tabla206.A1" office:value-type="string">
            <text:p text:style-name="P43"><text:ruby text:style-name="Ru1"><text:ruby-base><text:span text:style-name="T58">歩</text:span></text:ruby-base><text:ruby-text>ある</text:ruby-text></text:ruby><text:span text:style-name="T58">く</text:span> <text:s text:c="19"/>andar</text:p>
          </table:table-cell>
          <table:table-cell table:style-name="Tabla206.D1" office:value-type="string">
            <text:p text:style-name="P65"><text:ruby text:style-name="Ru1"><text:ruby-base><text:span text:style-name="T58">歩</text:span></text:ruby-base><text:ruby-text>ある</text:ruby-text></text:ruby><text:span text:style-name="T58">き</text:span><text:ruby text:style-name="Ru1"><text:ruby-base><text:span text:style-name="T58">回</text:span></text:ruby-base><text:ruby-text>まわ</text:ruby-text></text:ruby><text:span text:style-name="T58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2">ホ</text:p>
          </table:table-cell>
          <table:table-cell table:style-name="Tabla206.C2" office:value-type="string">
            <text:p text:style-name="P73"><text:span text:style-name="T58">さん</text:span><text:ruby text:style-name="Ru1"><text:ruby-base><text:span text:style-name="T41">歩</text:span></text:ruby-base><text:ruby-text>ぽ</text:ruby-text></text:ruby> <text:s text:c="14"/>paseo</text:p>
          </table:table-cell>
          <table:table-cell table:style-name="Tabla206.D2" office:value-type="string">
            <text:p text:style-name="P73"><text:ruby text:style-name="Ru1"><text:ruby-base><text:span text:style-name="T58">歩</text:span></text:ruby-base><text:ruby-text>ほ</text:ruby-text></text:ruby><text:ruby text:style-name="Ru1"><text:ruby-base><text:span text:style-name="T58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19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51">消</text:p>
          </table:table-cell>
          <table:table-cell table:style-name="Tabla295.A1" office:value-type="string">
            <text:p text:style-name="P81">き</text:p>
          </table:table-cell>
          <table:table-cell table:style-name="Tabla295.A1" office:value-type="string">
            <text:p text:style-name="P43"><text:ruby text:style-name="Ru1"><text:ruby-base><text:span text:style-name="T58">消</text:span></text:ruby-base><text:ruby-text>き</text:ruby-text></text:ruby><text:span text:style-name="T58">える</text:span> <text:s text:c="3"/>apagar la luz</text:p>
          </table:table-cell>
          <table:table-cell table:style-name="Tabla295.D1" office:value-type="string">
            <text:p text:style-name="P65"><text:s text:c="10"/></text:p>
          </table:table-cell>
        </table:table-row>
      </table:table>
      <text:p text:style-name="P122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1">習</text:p>
          </table:table-cell>
          <table:table-cell table:style-name="Tabla274.A1" office:value-type="string">
            <text:p text:style-name="P81">なら</text:p>
          </table:table-cell>
          <table:table-cell table:style-name="Tabla274.A1" office:value-type="string">
            <text:p text:style-name="P43"><text:ruby text:style-name="Ru1"><text:ruby-base><text:span text:style-name="T58">習</text:span></text:ruby-base><text:ruby-text>なら</text:ruby-text></text:ruby><text:span text:style-name="T58">う</text:span><text:span text:style-name="T67"> <text:s text:c="13"/>aprender</text:span></text:p>
          </table:table-cell>
          <table:table-cell table:style-name="Tabla274.D1" office:value-type="string">
            <text:p text:style-name="P65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2">シュウ</text:p>
          </table:table-cell>
          <table:table-cell table:style-name="Tabla274.C2" office:value-type="string">
            <text:p text:style-name="P73"><text:ruby text:style-name="Ru1"><text:ruby-base><text:span text:style-name="T58">練</text:span></text:ruby-base><text:ruby-text>れん</text:ruby-text></text:ruby><text:ruby text:style-name="Ru1"><text:ruby-base><text:span text:style-name="T58">習</text:span></text:ruby-base><text:ruby-text>しゅう</text:ruby-text></text:ruby><text:span text:style-name="T67"> <text:s text:c="13"/>ejercicio</text:span></text:p>
          </table:table-cell>
          <table:table-cell table:style-name="Tabla274.D2" office:value-type="string">
            <text:p text:style-name="P73"><text:span text:style-name="T58">ふく</text:span><text:ruby text:style-name="Ru1"><text:ruby-base><text:span text:style-name="T58">習</text:span></text:ruby-base><text:ruby-text>しゅう</text:ruby-text></text:ruby> <text:s text:c="12"/>repaso</text:p>
          </table:table-cell>
        </table:table-row>
      </table:table>
      <text:p text:style-name="P13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1">直</text:p>
          </table:table-cell>
          <table:table-cell table:style-name="Tabla209.A1" office:value-type="string">
            <text:p text:style-name="P81">なお</text:p>
          </table:table-cell>
          <table:table-cell table:style-name="Tabla209.A1" office:value-type="string">
            <text:p text:style-name="P43"><text:ruby text:style-name="Ru1"><text:ruby-base><text:span text:style-name="T58">直</text:span></text:ruby-base><text:ruby-text>なお</text:ruby-text></text:ruby><text:span text:style-name="T58">す</text:span><text:span text:style-name="T67"> <text:s/></text:span>arreglar, reparar</text:p>
          </table:table-cell>
          <table:table-cell table:style-name="Tabla209.D1" office:value-type="string">
            <text:p text:style-name="P65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2">チョク</text:p>
          </table:table-cell>
          <table:table-cell table:style-name="Tabla209.C2" office:value-type="string">
            <text:p text:style-name="P73"><text:ruby text:style-name="Ru1"><text:ruby-base><text:span text:style-name="T58">直</text:span></text:ruby-base><text:ruby-text>ちょく</text:ruby-text></text:ruby><text:ruby text:style-name="Ru1"><text:ruby-base><text:span text:style-name="T58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1">　 <text:s text:c="5"/></text:p>
          </table:table-cell>
        </table:table-row>
      </table:table>
      <text:p text:style-name="P13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51">進</text:p>
          </table:table-cell>
          <table:table-cell table:style-name="Tabla306.A1" office:value-type="string">
            <text:p text:style-name="P81">すす</text:p>
          </table:table-cell>
          <table:table-cell table:style-name="Tabla306.A1" office:value-type="string">
            <text:p text:style-name="P43"><text:ruby text:style-name="Ru1"><text:ruby-base><text:span text:style-name="T58">進</text:span></text:ruby-base><text:ruby-text>すす</text:ruby-text></text:ruby><text:span text:style-name="T58">む</text:span> <text:s text:c="15"/>avanzar</text:p>
          </table:table-cell>
          <table:table-cell table:style-name="Tabla306.D1" office:value-type="string">
            <text:p text:style-name="P65"><text:s text:c="10"/></text:p>
          </table:table-cell>
        </table:table-row>
        <table:table-row>
          <table:covered-table-cell/>
          <table:table-cell table:style-name="Tabla306.B2" office:value-type="string">
            <text:p text:style-name="P82">シン</text:p>
          </table:table-cell>
          <table:table-cell table:style-name="Tabla306.C2" office:value-type="string">
            <text:p text:style-name="P73"><text:ruby text:style-name="Ru1"><text:ruby-base><text:span text:style-name="T58">進</text:span></text:ruby-base><text:ruby-text>しん</text:ruby-text></text:ruby><text:ruby text:style-name="Ru1"><text:ruby-base><text:span text:style-name="T77">歩</text:span></text:ruby-base><text:ruby-text>ぽ</text:ruby-text></text:ruby> <text:s text:c="14"/>progreso</text:p>
          </table:table-cell>
          <table:table-cell table:style-name="Tabla306.D2" office:value-type="string">
            <text:p text:style-name="P91"><text:ruby text:style-name="Ru1"><text:ruby-base><text:span text:style-name="T32">行</text:span></text:ruby-base><text:ruby-text>こう</text:ruby-text></text:ruby><text:ruby text:style-name="Ru1"><text:ruby-base><text:span text:style-name="T32">進</text:span></text:ruby-base><text:ruby-text>しん</text:ruby-text></text:ruby><text:span text:style-name="T28"> <text:s text:c="4"/>marcha, avance</text:span></text:p>
          </table:table-cell>
        </table:table-row>
      </table:table>
      <text:p text:style-name="P13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51">助</text:p>
          </table:table-cell>
          <table:table-cell table:style-name="Tabla293.A1" office:value-type="string">
            <text:p text:style-name="P81">たす</text:p>
          </table:table-cell>
          <table:table-cell table:style-name="Tabla293.A1" office:value-type="string">
            <text:p text:style-name="P43"><text:ruby text:style-name="Ru1"><text:ruby-base><text:span text:style-name="T58">助</text:span></text:ruby-base><text:ruby-text>たす</text:ruby-text></text:ruby><text:span text:style-name="T58">ける</text:span><text:span text:style-name="T67"> <text:s/>ayudar, salvar</text:span></text:p>
          </table:table-cell>
          <table:table-cell table:style-name="Tabla293.D1" office:value-type="string">
            <text:p text:style-name="P65"><text:s text:c="10"/></text:p>
          </table:table-cell>
        </table:table-row>
        <table:table-row>
          <table:covered-table-cell/>
          <table:table-cell table:style-name="Tabla293.B2" office:value-type="string">
            <text:p text:style-name="P82">ジョ</text:p>
          </table:table-cell>
          <table:table-cell table:style-name="Tabla293.C2" office:value-type="string">
            <text:p text:style-name="P73"><text:ruby text:style-name="Ru1"><text:ruby-base><text:span text:style-name="T58">助</text:span></text:ruby-base><text:ruby-text>じょ</text:ruby-text></text:ruby><text:ruby text:style-name="Ru1"><text:ruby-base><text:span text:style-name="T58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91"><text:ruby text:style-name="Ru1"><text:ruby-base><text:span text:style-name="T32">助</text:span></text:ruby-base><text:ruby-text>じょ</text:ruby-text></text:ruby><text:ruby text:style-name="Ru1"><text:ruby-base><text:span text:style-name="T32">言</text:span></text:ruby-base><text:ruby-text>げん</text:ruby-text></text:ruby><text:span text:style-name="T28"> <text:s text:c="17"/>consejo</text:span></text:p>
          </table:table-cell>
        </table:table-row>
      </table:table>
      <text:p text:style-name="P13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1">飲</text:p>
          </table:table-cell>
          <table:table-cell table:style-name="Tabla256.A1" office:value-type="string">
            <text:p text:style-name="P81">の</text:p>
          </table:table-cell>
          <table:table-cell table:style-name="Tabla256.A1" office:value-type="string">
            <text:p text:style-name="P43"><text:ruby text:style-name="Ru1"><text:ruby-base><text:span text:style-name="T58">飲</text:span></text:ruby-base><text:ruby-text>の</text:ruby-text></text:ruby><text:span text:style-name="T58">む </text:span><text:span text:style-name="T67"><text:s text:c="18"/>beber</text:span></text:p>
          </table:table-cell>
          <table:table-cell table:style-name="Tabla256.D1" office:value-type="string">
            <text:p text:style-name="P43"><text:ruby text:style-name="Ru1"><text:ruby-base><text:span text:style-name="T58">飲</text:span></text:ruby-base><text:ruby-text>の</text:ruby-text></text:ruby><text:span text:style-name="T58">み</text:span><text:ruby text:style-name="Ru1"><text:ruby-base><text:span text:style-name="T58">物</text:span></text:ruby-base><text:ruby-text>もの</text:ruby-text></text:ruby><text:span text:style-name="T58"> </text:span><text:span text:style-name="T67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2">イン</text:p>
          </table:table-cell>
          <table:table-cell table:style-name="Tabla256.C2" office:value-type="string">
            <text:p text:style-name="P73"><text:ruby text:style-name="Ru1"><text:ruby-base><text:span text:style-name="T58">飲</text:span></text:ruby-base><text:ruby-text>いん</text:ruby-text></text:ruby><text:ruby text:style-name="Ru1"><text:ruby-base><text:span text:style-name="T58">料</text:span></text:ruby-base><text:ruby-text>りょう</text:ruby-text></text:ruby><text:ruby text:style-name="Ru1"><text:ruby-base><text:span text:style-name="T58">水</text:span></text:ruby-base><text:ruby-text>すい</text:ruby-text></text:ruby> <text:s/>agua potable</text:p>
          </table:table-cell>
          <table:table-cell table:style-name="Tabla256.D2" office:value-type="string">
            <text:p text:style-name="P91">　 <text:s text:c="5"/></text:p>
          </table:table-cell>
        </table:table-row>
      </table:table>
      <text:p text:style-name="P122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1">歌</text:p>
          </table:table-cell>
          <table:table-cell table:style-name="Tabla176.A1" office:value-type="string">
            <text:p text:style-name="P81">うた</text:p>
          </table:table-cell>
          <table:table-cell table:style-name="Tabla176.A1" office:value-type="string">
            <text:p text:style-name="P65"><text:ruby text:style-name="Ru1"><text:ruby-base><text:span text:style-name="T58">歌</text:span></text:ruby-base><text:ruby-text>うた</text:ruby-text></text:ruby><text:span text:style-name="T58">う</text:span> <text:s text:c="18"/>cantar</text:p>
          </table:table-cell>
          <table:table-cell table:style-name="Tabla176.D1" office:value-type="string">
            <text:p text:style-name="P65"><text:ruby text:style-name="Ru1"><text:ruby-base><text:span text:style-name="T58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2">カ</text:p>
          </table:table-cell>
          <table:table-cell table:style-name="Tabla176.C2" office:value-type="string">
            <text:p text:style-name="P73"><text:ruby text:style-name="Ru1"><text:ruby-base><text:span text:style-name="T58">歌</text:span></text:ruby-base><text:ruby-text>か</text:ruby-text></text:ruby><text:ruby text:style-name="Ru1"><text:ruby-base><text:span text:style-name="T58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3"/>
          </table:table-cell>
        </table:table-row>
      </table:table>
      <text:p text:style-name="P13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1">合</text:p>
          </table:table-cell>
          <table:table-cell table:style-name="Tabla191.A1" office:value-type="string">
            <text:p text:style-name="P81">A</text:p>
          </table:table-cell>
          <table:table-cell table:style-name="Tabla191.A1" office:value-type="string">
            <text:p text:style-name="P43"><text:ruby text:style-name="Ru1"><text:ruby-base><text:span text:style-name="T58">合</text:span></text:ruby-base><text:ruby-text>あ</text:ruby-text></text:ruby><text:span text:style-name="T58">う</text:span> <text:s text:c="12"/>(coincidir)</text:p>
          </table:table-cell>
          <table:table-cell table:style-name="Tabla191.D1" office:value-type="string">
            <text:p text:style-name="P65"><text:s/><text:ruby text:style-name="Ru1"><text:ruby-base><text:span text:style-name="T58">合</text:span></text:ruby-base><text:ruby-text>あ</text:ruby-text></text:ruby><text:span text:style-name="T58">わせる</text:span> <text:s text:c="8"/></text:p>
            <text:p text:style-name="P65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2">AI</text:p>
          </table:table-cell>
          <table:table-cell table:style-name="Tabla191.C2" office:value-type="string">
            <text:p text:style-name="P73"><text:span text:style-name="T58">し</text:span><text:ruby text:style-name="Ru1"><text:ruby-base><text:span text:style-name="T58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3"><text:ruby text:style-name="Ru1"><text:ruby-base><text:span text:style-name="T58">合</text:span></text:ruby-base><text:ruby-text>あい</text:ruby-text></text:ruby><text:ruby text:style-name="Ru1"><text:ruby-base><text:span text:style-name="T58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2">GÔ</text:p>
          </table:table-cell>
          <table:table-cell table:style-name="Tabla191.C2" office:value-type="string">
            <text:p text:style-name="P73"><text:ruby text:style-name="Ru1"><text:ruby-base><text:span text:style-name="T58">合</text:span></text:ruby-base><text:ruby-text>ごう</text:ruby-text></text:ruby><text:ruby text:style-name="Ru1"><text:ruby-base><text:span text:style-name="T58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3"/>
          </table:table-cell>
        </table:table-row>
      </table:table>
      <text:p text:style-name="P34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1">食</text:p>
          </table:table-cell>
          <table:table-cell table:style-name="Tabla199.A1" office:value-type="string">
            <text:p text:style-name="P81">た</text:p>
          </table:table-cell>
          <table:table-cell table:style-name="Tabla199.A1" office:value-type="string">
            <text:p text:style-name="P43"><text:ruby text:style-name="Ru1"><text:ruby-base><text:span text:style-name="T58">食</text:span></text:ruby-base><text:ruby-text>た</text:ruby-text></text:ruby><text:span text:style-name="T58">べる</text:span> <text:s text:c="14"/>comer</text:p>
          </table:table-cell>
          <table:table-cell table:style-name="Tabla199.D1" office:value-type="string">
            <text:p text:style-name="P65"><text:ruby text:style-name="Ru1"><text:ruby-base><text:span text:style-name="T58">食</text:span></text:ruby-base><text:ruby-text>た</text:ruby-text></text:ruby><text:span text:style-name="T58">べ</text:span><text:ruby text:style-name="Ru1"><text:ruby-base><text:span text:style-name="T58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2">ショク</text:p>
          </table:table-cell>
          <table:table-cell table:style-name="Tabla199.C2" office:value-type="string">
            <text:p text:style-name="P73"><text:ruby text:style-name="Ru1"><text:ruby-base><text:span text:style-name="T58">食</text:span></text:ruby-base><text:ruby-text>しょく</text:ruby-text></text:ruby><text:ruby text:style-name="Ru1"><text:ruby-base><text:span text:style-name="T58">事</text:span></text:ruby-base><text:ruby-text>じ</text:ruby-text></text:ruby> <text:s/>comida (formal)</text:p>
          </table:table-cell>
          <table:table-cell table:style-name="Tabla199.D2" office:value-type="string">
            <text:p text:style-name="P73"><text:ruby text:style-name="Ru1"><text:ruby-base><text:span text:style-name="T58">食</text:span></text:ruby-base><text:ruby-text>しょく</text:ruby-text></text:ruby><text:span text:style-name="T58">どう</text:span> <text:s text:c="9"/>comedor<text:span text:style-name="T6">　 <text:s text:c="5"/></text:span></text:p>
          </table:table-cell>
        </table:table-row>
      </table:table>
      <text:p text:style-name="P13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1">買</text:p>
          </table:table-cell>
          <table:table-cell table:style-name="Tabla211.A1" office:value-type="string">
            <text:p text:style-name="P81">KA</text:p>
          </table:table-cell>
          <table:table-cell table:style-name="Tabla211.A1" office:value-type="string">
            <text:p text:style-name="P43"><text:ruby text:style-name="Ru1"><text:ruby-base><text:span text:style-name="T58">買</text:span></text:ruby-base><text:ruby-text>か</text:ruby-text></text:ruby><text:span text:style-name="T58">う</text:span> <text:s text:c="12"/>(comprar)</text:p>
          </table:table-cell>
          <table:table-cell table:style-name="Tabla211.D1" office:value-type="string">
            <text:p text:style-name="P65"><text:ruby text:style-name="Ru1"><text:ruby-base><text:span text:style-name="T58">買</text:span></text:ruby-base><text:ruby-text>か</text:ruby-text></text:ruby><text:span text:style-name="T58">いもの</text:span> <text:s text:c="12"/></text:p>
            <text:p text:style-name="P65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1">BAI</text:p>
          </table:table-cell>
          <table:table-cell table:style-name="Tabla211.B2" office:value-type="string">
            <text:p text:style-name="P73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65"/>
          </table:table-cell>
        </table:table-row>
      </table:table>
      <text:p text:style-name="P15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1">走</text:p>
          </table:table-cell>
          <table:table-cell table:style-name="Tabla205.A1" office:value-type="string">
            <text:p text:style-name="P81">HASHI</text:p>
          </table:table-cell>
          <table:table-cell table:style-name="Tabla205.A1" office:value-type="string">
            <text:p text:style-name="P43"><text:ruby text:style-name="Ru1"><text:ruby-base><text:span text:style-name="T58">走</text:span></text:ruby-base><text:ruby-text>はし</text:ruby-text></text:ruby><text:span text:style-name="T58">る </text:span><text:s text:c="16"/>(correr)</text:p>
          </table:table-cell>
          <table:table-cell table:style-name="Tabla205.D1" office:value-type="string">
            <text:p text:style-name="P65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1">SÔ</text:p>
          </table:table-cell>
          <table:table-cell table:style-name="Tabla205.B2" office:value-type="string">
            <text:p text:style-name="P43"><text:ruby text:style-name="Ru1"><text:ruby-base><text:span text:style-name="T58">走</text:span></text:ruby-base><text:ruby-text>そう</text:ruby-text></text:ruby><text:ruby text:style-name="Ru1"><text:ruby-base><text:span text:style-name="T58">行</text:span></text:ruby-base><text:ruby-text>こう</text:ruby-text></text:ruby><text:span text:style-name="T58"> </text:span><text:s text:c="11"/>(recorrido)</text:p>
          </table:table-cell>
          <table:table-cell table:style-name="Tabla205.D2" office:value-type="string">
            <text:p text:style-name="P65"/>
          </table:table-cell>
        </table:table-row>
      </table:table>
      <text:p text:style-name="P34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1">切</text:p>
          </table:table-cell>
          <table:table-cell table:style-name="Tabla201.A1" table:number-rows-spanned="2" office:value-type="string">
            <text:p text:style-name="P81">KI</text:p>
          </table:table-cell>
          <table:table-cell table:style-name="Tabla201.A1" office:value-type="string">
            <text:p text:style-name="P43"><text:ruby text:style-name="Ru1"><text:ruby-base><text:span text:style-name="T58">切</text:span></text:ruby-base><text:ruby-text>き</text:ruby-text></text:ruby><text:span text:style-name="T58">る</text:span> <text:s text:c="16"/>(cortar)</text:p>
          </table:table-cell>
          <table:table-cell table:style-name="Tabla201.D1" office:value-type="string">
            <text:p text:style-name="P74"><text:ruby text:style-name="Ru1"><text:ruby-base><text:span text:style-name="T70">切</text:span></text:ruby-base><text:ruby-text>き</text:ruby-text></text:ruby><text:span text:style-name="T70">れ</text:span><text:ruby text:style-name="Ru1"><text:ruby-base><text:span text:style-name="T70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3"><text:ruby text:style-name="Ru1"><text:ruby-base><text:span text:style-name="T42">切</text:span></text:ruby-base><text:ruby-text>きっ</text:ruby-text></text:ruby><text:span text:style-name="T58">ぷ</text:span> <text:s text:c="17"/>(ticket)</text:p>
          </table:table-cell>
          <table:table-cell table:style-name="Tabla201.D2" office:value-type="string">
            <text:p text:style-name="P74"><text:ruby text:style-name="Ru1"><text:ruby-base><text:span text:style-name="T41">切</text:span></text:ruby-base><text:ruby-text>きっ</text:ruby-text></text:ruby><text:ruby text:style-name="Ru1"><text:ruby-base><text:span text:style-name="T58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2">SETSU</text:p>
          </table:table-cell>
          <table:table-cell table:style-name="Tabla201.C3" office:value-type="string">
            <text:p text:style-name="P73"><text:ruby text:style-name="Ru1"><text:ruby-base><text:span text:style-name="T58">大</text:span></text:ruby-base><text:ruby-text>だい</text:ruby-text></text:ruby><text:ruby text:style-name="Ru1"><text:ruby-base><text:span text:style-name="T58">切</text:span></text:ruby-base><text:ruby-text>せつ</text:ruby-text></text:ruby><text:span text:style-name="T58">な <text:s text:c="2"/></text:span><text:s/>(importante)</text:p>
          </table:table-cell>
          <table:table-cell table:style-name="Tabla201.D3" office:value-type="string">
            <text:p text:style-name="P73"><text:ruby text:style-name="Ru1"><text:ruby-base><text:span text:style-name="T58">親</text:span></text:ruby-base><text:ruby-text>しん</text:ruby-text></text:ruby><text:ruby text:style-name="Ru1"><text:ruby-base><text:span text:style-name="T58">切</text:span></text:ruby-base><text:ruby-text>せつ</text:ruby-text></text:ruby><text:span text:style-name="T58"> <text:s text:c="2"/></text:span><text:s/>　 <text:s text:c="6"/>(amable)</text:p>
          </table:table-cell>
        </table:table-row>
      </table:table>
      <text:p text:style-name="P13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1">交</text:p>
          </table:table-cell>
          <table:table-cell table:style-name="Tabla183.A1" office:value-type="string">
            <text:p text:style-name="P81">MAJI</text:p>
          </table:table-cell>
          <table:table-cell table:style-name="Tabla183.A1" office:value-type="string">
            <text:p text:style-name="P65"><text:ruby text:style-name="Ru1"><text:ruby-base><text:span text:style-name="T60">交</text:span></text:ruby-base><text:ruby-text>まじ</text:ruby-text></text:ruby><text:span text:style-name="T60">わる</text:span><text:span text:style-name="T5"> <text:s text:c="11"/>(cruzar)</text:span> </text:p>
          </table:table-cell>
          <table:table-cell table:style-name="Tabla183.D1" office:value-type="string">
            <text:p text:style-name="P72"/>
          </table:table-cell>
        </table:table-row>
        <table:table-row>
          <table:covered-table-cell/>
          <table:table-cell table:style-name="Tabla183.B2" office:value-type="string">
            <text:p text:style-name="P81">MA</text:p>
          </table:table-cell>
          <table:table-cell table:style-name="Tabla183.B2" office:value-type="string">
            <text:p text:style-name="P65"><text:ruby text:style-name="Ru1"><text:ruby-base><text:span text:style-name="T60">交</text:span></text:ruby-base><text:ruby-text>ま</text:ruby-text></text:ruby><text:span text:style-name="T60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5"><text:s text:c="4"/></text:p>
          </table:table-cell>
        </table:table-row>
        <table:table-row>
          <table:covered-table-cell/>
          <table:table-cell table:style-name="Tabla183.B2" office:value-type="string">
            <text:p text:style-name="P82">KÔ</text:p>
          </table:table-cell>
          <table:table-cell table:style-name="Tabla183.C3" office:value-type="string">
            <text:p text:style-name="P91"><text:ruby text:style-name="Ru1"><text:ruby-base><text:span text:style-name="T32">交</text:span></text:ruby-base><text:ruby-text>こう</text:ruby-text></text:ruby><text:ruby text:style-name="Ru1"><text:ruby-base><text:span text:style-name="T32">番</text:span></text:ruby-base><text:ruby-text>ばん</text:ruby-text></text:ruby><text:span text:style-name="T28"> <text:s text:c="5"/>(garita policía)</text:span></text:p>
          </table:table-cell>
          <table:table-cell table:style-name="Tabla183.D3" office:value-type="string">
            <text:p text:style-name="P91"><text:ruby text:style-name="Ru1"><text:ruby-base><text:span text:style-name="T32">交</text:span></text:ruby-base><text:ruby-text>こう</text:ruby-text></text:ruby><text:span text:style-name="T32">さ</text:span><text:ruby text:style-name="Ru1"><text:ruby-base><text:span text:style-name="T32">点</text:span></text:ruby-base><text:ruby-text>てん</text:ruby-text></text:ruby><text:span text:style-name="T28"> <text:s text:c="14"/>(cruce)</text:span> <text:s text:c="5"/></text:p>
          </table:table-cell>
        </table:table-row>
      </table:table>
      <text:p text:style-name="P122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1">急</text:p>
          </table:table-cell>
          <table:table-cell table:style-name="Tabla283.A1" office:value-type="string">
            <text:p text:style-name="P81">いそ</text:p>
          </table:table-cell>
          <table:table-cell table:style-name="Tabla283.A1" office:value-type="string">
            <text:p text:style-name="P43"><text:ruby text:style-name="Ru1"><text:ruby-base><text:span text:style-name="T58">急</text:span></text:ruby-base><text:ruby-text>いそ</text:ruby-text></text:ruby><text:span text:style-name="T58">ぐ</text:span> <text:s text:c="10"/>darse prisa</text:p>
          </table:table-cell>
          <table:table-cell table:style-name="Tabla283.D1" office:value-type="string">
            <text:p text:style-name="P65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2">キュウ</text:p>
          </table:table-cell>
          <table:table-cell table:style-name="Tabla283.C2" office:value-type="string">
            <text:p text:style-name="P73"><text:ruby text:style-name="Ru1"><text:ruby-base><text:span text:style-name="T58">急</text:span></text:ruby-base><text:ruby-text>きゅう</text:ruby-text></text:ruby><text:ruby text:style-name="Ru1"><text:ruby-base><text:span text:style-name="T58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3"/>
          </table:table-cell>
        </table:table-row>
      </table:table>
      <text:p text:style-name="P15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1">言</text:p>
          </table:table-cell>
          <table:table-cell table:style-name="Tabla181.A1" office:value-type="string">
            <text:p text:style-name="P81">I</text:p>
          </table:table-cell>
          <table:table-cell table:style-name="Tabla181.A1" office:value-type="string">
            <text:p text:style-name="P43"><text:ruby text:style-name="Ru1"><text:ruby-base><text:span text:style-name="T58">言</text:span></text:ruby-base><text:ruby-text>い</text:ruby-text></text:ruby><text:span text:style-name="T58">う</text:span> <text:s text:c="18"/>(decir)</text:p>
          </table:table-cell>
          <table:table-cell table:style-name="Tabla181.D1" office:value-type="string">
            <text:p text:style-name="P65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2">GEN</text:p>
          </table:table-cell>
          <table:table-cell table:style-name="Tabla181.C2" office:value-type="string">
            <text:p text:style-name="P73"><text:ruby text:style-name="Ru1"><text:ruby-base><text:span text:style-name="T58">言</text:span></text:ruby-base><text:ruby-text>げん</text:ruby-text></text:ruby><text:ruby text:style-name="Ru1"><text:ruby-base><text:span text:style-name="T58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1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2">KOTO</text:p>
          </table:table-cell>
          <table:table-cell table:style-name="Tabla181.C2" office:value-type="string">
            <text:p text:style-name="P73"><text:ruby text:style-name="Ru1"><text:ruby-base><text:span text:style-name="T58">言</text:span></text:ruby-base><text:ruby-text>こと</text:ruby-text></text:ruby><text:span text:style-name="T58">ば</text:span> <text:s text:c="13"/>(palabra)</text:p>
          </table:table-cell>
          <table:table-cell table:style-name="Tabla181.D2" office:value-type="string">
            <text:p text:style-name="P91"/>
          </table:table-cell>
        </table:table-row>
      </table:table>
      <text:p text:style-name="P13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1">化</text:p>
          </table:table-cell>
          <table:table-cell table:style-name="Tabla264.A1" office:value-type="string">
            <text:p text:style-name="P81">ば</text:p>
          </table:table-cell>
          <table:table-cell table:style-name="Tabla264.A1" office:value-type="string">
            <text:p text:style-name="P43"><text:ruby text:style-name="Ru1"><text:ruby-base><text:span text:style-name="T58">化</text:span></text:ruby-base><text:ruby-text>ば</text:ruby-text></text:ruby><text:span text:style-name="T58">ける </text:span><text:s text:c="5"/>degradarse</text:p>
          </table:table-cell>
          <table:table-cell table:style-name="Tabla264.D1" office:value-type="string">
            <text:p text:style-name="P65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2">カ</text:p>
          </table:table-cell>
          <table:table-cell table:style-name="Tabla264.C2" office:value-type="string">
            <text:p text:style-name="P73"><text:ruby text:style-name="Ru1"><text:ruby-base><text:span text:style-name="T58">文</text:span></text:ruby-base><text:ruby-text>ぶん</text:ruby-text></text:ruby><text:ruby text:style-name="Ru1"><text:ruby-base><text:span text:style-name="T58">化</text:span></text:ruby-base><text:ruby-text>か</text:ruby-text></text:ruby> <text:s text:c="17"/>cultura</text:p>
          </table:table-cell>
          <table:table-cell table:style-name="Tabla264.D2" office:value-type="string">
            <text:p text:style-name="P91">　 <text:s text:c="5"/></text:p>
          </table:table-cell>
        </table:table-row>
      </table:table>
      <text:p text:style-name="P34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6">休</text:p>
          </table:table-cell>
          <table:table-cell table:style-name="Tabla90.A1" office:value-type="string">
            <text:p text:style-name="P57">YASU</text:p>
          </table:table-cell>
          <table:table-cell table:style-name="Tabla90.C1" office:value-type="string">
            <text:p text:style-name="P50"><text:ruby text:style-name="Ru1"><text:ruby-base><text:span text:style-name="T58">休</text:span></text:ruby-base><text:ruby-text>やす</text:ruby-text></text:ruby><text:span text:style-name="T58">む</text:span> <text:s text:c="9"/>(descansar)</text:p>
          </table:table-cell>
          <table:table-cell table:style-name="Tabla90.D1" office:value-type="string">
            <text:p text:style-name="P62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0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7">KYÛ</text:p>
          </table:table-cell>
          <table:table-cell table:style-name="Tabla90.C2" office:value-type="string">
            <text:p text:style-name="P50"><text:ruby text:style-name="Ru1"><text:ruby-base><text:span text:style-name="T58">休</text:span></text:ruby-base><text:ruby-text>きゅう</text:ruby-text></text:ruby><text:ruby text:style-name="Ru1"><text:ruby-base><text:span text:style-name="T41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50"><text:ruby text:style-name="Ru1"><text:ruby-base><text:span text:style-name="T58">休</text:span></text:ruby-base><text:ruby-text>きゅう</text:ruby-text></text:ruby><text:span text:style-name="T32">けい</text:span> <text:s text:c="4"/>(descanso)</text:p>
          </table:table-cell>
        </table:table-row>
      </table:table>
      <text:p text:style-name="P34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6">起</text:p>
          </table:table-cell>
          <table:table-cell table:style-name="Tabla270.A1" office:value-type="string">
            <text:p text:style-name="P57">お</text:p>
          </table:table-cell>
          <table:table-cell table:style-name="Tabla270.C1" office:value-type="string">
            <text:p text:style-name="P50"><text:ruby text:style-name="Ru1"><text:ruby-base><text:span text:style-name="T58">起</text:span></text:ruby-base><text:ruby-text>お</text:ruby-text></text:ruby><text:span text:style-name="T58">きる</text:span> <text:s text:c="5"/>despertarse</text:p>
          </table:table-cell>
          <table:table-cell table:style-name="Tabla270.D1" office:value-type="string">
            <text:p text:style-name="P50"/>
          </table:table-cell>
        </table:table-row>
        <table:table-row>
          <table:covered-table-cell/>
          <table:table-cell table:style-name="Tabla270.B2" office:value-type="string">
            <text:p text:style-name="P57">キ</text:p>
          </table:table-cell>
          <table:table-cell table:style-name="Tabla270.C2" office:value-type="string">
            <text:p text:style-name="P50"><text:ruby text:style-name="Ru1"><text:ruby-base><text:span text:style-name="T58">起</text:span></text:ruby-base><text:ruby-text>き</text:ruby-text></text:ruby><text:ruby text:style-name="Ru1"><text:ruby-base><text:span text:style-name="T58">立</text:span></text:ruby-base><text:ruby-text>りつ</text:ruby-text></text:ruby><text:span text:style-name="T75"> <text:s text:c="5"/>ponerse en pie</text:span></text:p>
          </table:table-cell>
          <table:table-cell table:style-name="Tabla270.D2" office:value-type="string">
            <text:p text:style-name="P50"/>
          </table:table-cell>
        </table:table-row>
      </table:table>
      <text:p text:style-name="P34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6">育</text:p>
          </table:table-cell>
          <table:table-cell table:style-name="Tabla253.A1" office:value-type="string">
            <text:p text:style-name="P57">そだ</text:p>
          </table:table-cell>
          <table:table-cell table:style-name="Tabla253.C1" office:value-type="string">
            <text:p text:style-name="P50"><text:ruby text:style-name="Ru1"><text:ruby-base><text:span text:style-name="T58">育</text:span></text:ruby-base><text:ruby-text>そだ</text:ruby-text></text:ruby><text:span text:style-name="T58">つ</text:span> <text:s text:c="17"/>educar</text:p>
          </table:table-cell>
          <table:table-cell table:style-name="Tabla253.D1" office:value-type="string">
            <text:p text:style-name="P50"/>
          </table:table-cell>
        </table:table-row>
        <table:table-row>
          <table:covered-table-cell/>
          <table:table-cell table:style-name="Tabla253.B2" office:value-type="string">
            <text:p text:style-name="P57">イク</text:p>
          </table:table-cell>
          <table:table-cell table:style-name="Tabla253.C2" office:value-type="string">
            <text:p text:style-name="P50"><text:ruby text:style-name="Ru1"><text:ruby-base><text:span text:style-name="T58">教</text:span></text:ruby-base><text:ruby-text>きょう</text:ruby-text></text:ruby><text:ruby text:style-name="Ru1"><text:ruby-base><text:span text:style-name="T58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0"/>
          </table:table-cell>
        </table:table-row>
      </table:table>
      <text:p text:style-name="P13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1">会</text:p>
          </table:table-cell>
          <table:table-cell table:style-name="Tabla180.A1" table:number-rows-spanned="2" office:value-type="string">
            <text:p text:style-name="P81">A</text:p>
          </table:table-cell>
          <table:table-cell table:style-name="Tabla180.A1" office:value-type="string">
            <text:p text:style-name="P43"><text:ruby text:style-name="Ru1"><text:ruby-base><text:span text:style-name="T58">会</text:span></text:ruby-base><text:ruby-text>あ</text:ruby-text></text:ruby><text:span text:style-name="T58">う</text:span> <text:s text:c="6"/>(encontrarse)</text:p>
          </table:table-cell>
          <table:table-cell table:style-name="Tabla180.D1" office:value-type="string">
            <text:p text:style-name="P65"><text:ruby text:style-name="Ru1"><text:ruby-base><text:span text:style-name="T58">出</text:span></text:ruby-base><text:ruby-text>で</text:ruby-text></text:ruby><text:ruby text:style-name="Ru1"><text:ruby-base><text:span text:style-name="T58">会</text:span></text:ruby-base><text:ruby-text>あ</text:ruby-text></text:ruby><text:span text:style-name="T58">う</text:span> <text:s text:c="3"/></text:p>
            <text:p text:style-name="P65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3"><text:ruby text:style-name="Ru1"><text:ruby-base><text:span text:style-name="T58">分</text:span></text:ruby-base><text:ruby-text>わ</text:ruby-text></text:ruby><text:span text:style-name="T58">け</text:span><text:ruby text:style-name="Ru1"><text:ruby-base><text:span text:style-name="T58">合</text:span></text:ruby-base><text:ruby-text>あ</text:ruby-text></text:ruby><text:span text:style-name="T58">う <text:s/></text:span>(compartir)</text:p>
          </table:table-cell>
          <table:table-cell table:style-name="Tabla180.D2" office:value-type="string">
            <text:p text:style-name="P65"/>
          </table:table-cell>
        </table:table-row>
        <table:table-row>
          <table:covered-table-cell/>
          <table:table-cell table:style-name="Tabla180.C2" office:value-type="string">
            <text:p text:style-name="P82">KAI</text:p>
          </table:table-cell>
          <table:table-cell table:style-name="Tabla180.C3" office:value-type="string">
            <text:p text:style-name="P73"><text:ruby text:style-name="Ru1"><text:ruby-base><text:span text:style-name="T58">教</text:span></text:ruby-base><text:ruby-text>きょう</text:ruby-text></text:ruby><text:ruby text:style-name="Ru1"><text:ruby-base><text:span text:style-name="T58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3"/>
          </table:table-cell>
        </table:table-row>
      </table:table>
      <text:p text:style-name="P13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1">教</text:p>
          </table:table-cell>
          <table:table-cell table:style-name="Tabla149.A1" office:value-type="string">
            <text:p text:style-name="P81">おし</text:p>
          </table:table-cell>
          <table:table-cell table:style-name="Tabla149.A1" office:value-type="string">
            <text:p text:style-name="P43"><text:ruby text:style-name="Ru1"><text:ruby-base><text:span text:style-name="T58">教</text:span></text:ruby-base><text:ruby-text>おし</text:ruby-text></text:ruby><text:span text:style-name="T58">える</text:span> <text:s text:c="11"/></text:p>
            <text:p text:style-name="P43"><text:s text:c="8"/>(enseñar, mostrar)</text:p>
          </table:table-cell>
          <table:table-cell table:style-name="Tabla149.D1" office:value-type="string">
            <text:p text:style-name="P65"/>
          </table:table-cell>
        </table:table-row>
        <table:table-row>
          <table:covered-table-cell/>
          <table:table-cell table:style-name="Tabla149.B2" office:value-type="string">
            <text:p text:style-name="P81">OSO</text:p>
          </table:table-cell>
          <table:table-cell table:style-name="Tabla149.B2" office:value-type="string">
            <text:p text:style-name="P43"><text:ruby text:style-name="Ru1"><text:ruby-base><text:span text:style-name="T58">教</text:span></text:ruby-base><text:ruby-text>おそ</text:ruby-text></text:ruby><text:span text:style-name="T58">わる</text:span>(ser enseñado)</text:p>
          </table:table-cell>
          <table:table-cell table:style-name="Tabla149.D2" office:value-type="string">
            <text:p text:style-name="P65"/>
          </table:table-cell>
        </table:table-row>
        <table:table-row>
          <table:covered-table-cell/>
          <table:table-cell table:style-name="Tabla149.B2" office:value-type="string">
            <text:p text:style-name="P82">キョウ</text:p>
          </table:table-cell>
          <table:table-cell table:style-name="Tabla149.C3" office:value-type="string">
            <text:p text:style-name="P43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7"><text:ruby text:style-name="Ru2"><text:ruby-base><text:span text:style-name="T58">教</text:span></text:ruby-base><text:ruby-text>きょう</text:ruby-text></text:ruby><text:span text:style-name="T58">し</text:span>　 <text:s text:c="8"/>(maestr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7"><text:soft-page-break/>入</text:p>
          </table:table-cell>
          <table:table-cell table:style-name="Tabla89.A1" office:value-type="string">
            <text:p text:style-name="P57">HAI</text:p>
          </table:table-cell>
          <table:table-cell table:style-name="Tabla89.C1" office:value-type="string">
            <text:p text:style-name="P50"><text:ruby text:style-name="Ru1"><text:ruby-base><text:span text:style-name="T58">入</text:span></text:ruby-base><text:ruby-text>はい</text:ruby-text></text:ruby><text:span text:style-name="T58">る</text:span> <text:s text:c="17"/>(entrar)</text:p>
          </table:table-cell>
          <table:table-cell table:style-name="Tabla89.D1" office:value-type="string">
            <text:p text:style-name="P50"/>
          </table:table-cell>
        </table:table-row>
        <table:table-row>
          <table:covered-table-cell/>
          <table:table-cell table:style-name="Tabla89.B2" office:value-type="string">
            <text:p text:style-name="P57">I</text:p>
          </table:table-cell>
          <table:table-cell table:style-name="Tabla89.C2" office:value-type="string">
            <text:p text:style-name="P50"><text:ruby text:style-name="Ru1"><text:ruby-base><text:span text:style-name="T58">入</text:span></text:ruby-base><text:ruby-text>い</text:ruby-text></text:ruby><text:span text:style-name="T58">れる</text:span>　 <text:s text:c="9"/>(meter)</text:p>
          </table:table-cell>
          <table:table-cell table:style-name="Tabla89.D2" office:value-type="string">
            <text:p text:style-name="P50"><text:ruby text:style-name="Ru1"><text:ruby-base><text:span text:style-name="T58">入</text:span></text:ruby-base><text:ruby-text>い</text:ruby-text></text:ruby><text:span text:style-name="T58">り</text:span><text:ruby text:style-name="Ru1"><text:ruby-base><text:span text:style-name="T58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7">NYÛ</text:p>
          </table:table-cell>
          <table:table-cell table:style-name="Tabla89.C2" office:value-type="string">
            <text:p text:style-name="P50"><text:ruby text:style-name="Ru1"><text:ruby-base><text:span text:style-name="T58">入</text:span></text:ruby-base><text:ruby-text>にゅう</text:ruby-text></text:ruby><text:ruby text:style-name="Ru1"><text:ruby-base><text:span text:style-name="T58">学</text:span></text:ruby-base><text:ruby-text>がく</text:ruby-text></text:ruby><text:span text:style-name="T58"> </text:span><text:s text:c="3"/></text:p>
            <text:p text:style-name="P50"><text:s text:c="6"/>(entrar a la escuela)</text:p>
          </table:table-cell>
          <table:table-cell table:style-name="Tabla89.D2" office:value-type="string">
            <text:p text:style-name="P50"/>
          </table:table-cell>
        </table:table-row>
      </table:table>
      <text:p text:style-name="P13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1">書</text:p>
          </table:table-cell>
          <table:table-cell table:style-name="Tabla96.A1" office:value-type="string">
            <text:p text:style-name="P81">KA</text:p>
          </table:table-cell>
          <table:table-cell table:style-name="Tabla96.A1" office:value-type="string">
            <text:p text:style-name="P43"><text:ruby text:style-name="Ru1"><text:ruby-base><text:span text:style-name="T58">書</text:span></text:ruby-base><text:ruby-text>か</text:ruby-text></text:ruby><text:span text:style-name="T58">く <text:s/></text:span><text:s text:c="12"/>(escribir)</text:p>
          </table:table-cell>
          <table:table-cell table:style-name="Tabla96.D1" office:value-type="string">
            <text:p text:style-name="P65"><text:s text:c="10"/></text:p>
          </table:table-cell>
        </table:table-row>
        <table:table-row>
          <table:covered-table-cell/>
          <table:table-cell table:style-name="Tabla96.B2" office:value-type="string">
            <text:p text:style-name="P82">SHO</text:p>
          </table:table-cell>
          <table:table-cell table:style-name="Tabla96.C2" office:value-type="string">
            <text:p text:style-name="P73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<text:ruby text:style-name="Ru1"><text:ruby-base><text:span text:style-name="T58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1">　 <text:s text:c="5"/></text:p>
          </table:table-cell>
        </table:table-row>
      </table:table>
      <text:p text:style-name="P15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1">聞</text:p>
          </table:table-cell>
          <table:table-cell table:style-name="Tabla213.A1" table:number-rows-spanned="2" office:value-type="string">
            <text:p text:style-name="P81">KI</text:p>
          </table:table-cell>
          <table:table-cell table:style-name="Tabla213.A1" office:value-type="string">
            <text:p text:style-name="P43"><text:ruby text:style-name="Ru1"><text:ruby-base><text:span text:style-name="T58">聞</text:span></text:ruby-base><text:ruby-text>き</text:ruby-text></text:ruby><text:span text:style-name="T58">く</text:span> <text:s text:c="21"/>(oir)</text:p>
          </table:table-cell>
          <table:table-cell table:style-name="Tabla213.D1" office:value-type="string">
            <text:p text:style-name="P65"><text:ruby text:style-name="Ru1"><text:ruby-base><text:span text:style-name="T58">聞</text:span></text:ruby-base><text:ruby-text>き</text:ruby-text></text:ruby><text:span text:style-name="T58">かせる</text:span> </text:p>
            <text:p text:style-name="P65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3"><text:ruby text:style-name="Ru1"><text:ruby-base><text:span text:style-name="T58">聞</text:span></text:ruby-base><text:ruby-text>き</text:ruby-text></text:ruby><text:span text:style-name="T58">こえる</text:span> <text:s text:c="2"/>(escuchar)</text:p>
          </table:table-cell>
          <table:table-cell table:style-name="Tabla213.D2" office:value-type="string">
            <text:p text:style-name="P65"/>
          </table:table-cell>
        </table:table-row>
        <table:table-row>
          <table:covered-table-cell/>
          <table:table-cell table:style-name="Tabla213.C2" office:value-type="string">
            <text:p text:style-name="P82">BUN</text:p>
          </table:table-cell>
          <table:table-cell table:style-name="Tabla213.C3" office:value-type="string">
            <text:p text:style-name="P73"><text:ruby text:style-name="Ru1"><text:ruby-base><text:span text:style-name="T58">新</text:span></text:ruby-base><text:ruby-text>しん</text:ruby-text></text:ruby><text:ruby text:style-name="Ru1"><text:ruby-base><text:span text:style-name="T58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1">　 <text:s text:c="5"/></text:p>
          </table:table-cell>
        </table:table-row>
      </table:table>
      <text:p text:style-name="P13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1">当</text:p>
          </table:table-cell>
          <table:table-cell table:style-name="Tabla215.A1" table:number-rows-spanned="2" office:value-type="string">
            <text:p text:style-name="P81">A</text:p>
          </table:table-cell>
          <table:table-cell table:style-name="Tabla215.A1" office:value-type="string">
            <text:p text:style-name="P43"><text:ruby text:style-name="Ru1"><text:ruby-base><text:span text:style-name="T58">当</text:span></text:ruby-base><text:ruby-text>あ</text:ruby-text></text:ruby><text:span text:style-name="T58">てる <text:s text:c="5"/></text:span></text:p>
            <text:p text:style-name="P43"><text:s text:c="10"/>(acertar, asignar)</text:p>
          </table:table-cell>
          <table:table-cell table:style-name="Tabla215.D1" office:value-type="string">
            <text:p text:style-name="P100"><text:ruby text:style-name="Ru1"><text:ruby-base><text:span text:style-name="T58">当</text:span></text:ruby-base><text:ruby-text>あ</text:ruby-text></text:ruby><text:span text:style-name="T58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3"><text:ruby text:style-name="Ru1"><text:ruby-base><text:span text:style-name="T58">手</text:span></text:ruby-base><text:ruby-text>て</text:ruby-text></text:ruby><text:ruby text:style-name="Ru1"><text:ruby-base><text:span text:style-name="T58">当</text:span></text:ruby-base><text:ruby-text>あ</text:ruby-text></text:ruby><text:span text:style-name="T58">て <text:s text:c="5"/></text:span>(pensión)</text:p>
          </table:table-cell>
          <table:table-cell table:style-name="Tabla215.D2" office:value-type="string">
            <text:p text:style-name="P100"/>
          </table:table-cell>
        </table:table-row>
        <table:table-row>
          <table:covered-table-cell/>
          <table:table-cell table:style-name="Tabla215.C2" office:value-type="string">
            <text:p text:style-name="P82">TÔ</text:p>
          </table:table-cell>
          <table:table-cell table:style-name="Tabla215.C3" office:value-type="string">
            <text:p text:style-name="P73"><text:ruby text:style-name="Ru1"><text:ruby-base><text:span text:style-name="T58">本</text:span></text:ruby-base><text:ruby-text>ほん</text:ruby-text></text:ruby><text:ruby text:style-name="Ru1"><text:ruby-base><text:span text:style-name="T58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7"><text:ruby text:style-name="Ru1"><text:ruby-base><text:span text:style-name="T58">当</text:span></text:ruby-base><text:ruby-text>とう</text:ruby-text></text:ruby><text:ruby text:style-name="Ru1"><text:ruby-base><text:span text:style-name="T58">番</text:span></text:ruby-base><text:ruby-text>ばん</text:ruby-text></text:ruby> <text:s/>(estar de servici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1">話</text:p>
          </table:table-cell>
          <table:table-cell table:style-name="Tabla212.A1" office:value-type="string">
            <text:p text:style-name="P81">HANA</text:p>
          </table:table-cell>
          <table:table-cell table:style-name="Tabla212.A1" office:value-type="string">
            <text:p text:style-name="P43"><text:ruby text:style-name="Ru1"><text:ruby-base><text:span text:style-name="T58">話</text:span></text:ruby-base><text:ruby-text>はな</text:ruby-text></text:ruby><text:span text:style-name="T58">す</text:span> <text:s text:c="15"/>(hablar)</text:p>
          </table:table-cell>
          <table:table-cell table:style-name="Tabla212.D1" office:value-type="string">
            <text:p text:style-name="P65"><text:ruby text:style-name="Ru1"><text:ruby-base><text:span text:style-name="T58">話</text:span></text:ruby-base><text:ruby-text>はな</text:ruby-text></text:ruby><text:span text:style-name="T58">し</text:span><text:ruby text:style-name="Ru1"><text:ruby-base><text:span text:style-name="T58">合</text:span></text:ruby-base><text:ruby-text>あ</text:ruby-text></text:ruby><text:span text:style-name="T58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2">HANASHI</text:p>
          </table:table-cell>
          <table:table-cell table:style-name="Tabla212.C2" office:value-type="string">
            <text:p text:style-name="P73"><text:ruby text:style-name="Ru1"><text:ruby-base><text:span text:style-name="T58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1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2">WA</text:p>
          </table:table-cell>
          <table:table-cell table:style-name="Tabla212.C2" office:value-type="string">
            <text:p text:style-name="P73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73"/>
          </table:table-cell>
        </table:table-row>
      </table:table>
      <text:p text:style-name="P13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1">作</text:p>
          </table:table-cell>
          <table:table-cell table:style-name="Tabla190.A1" office:value-type="string">
            <text:p text:style-name="P81">TSUKU</text:p>
          </table:table-cell>
          <table:table-cell table:style-name="Tabla190.A1" office:value-type="string">
            <text:p text:style-name="P63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5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2">SAKU</text:p>
          </table:table-cell>
          <table:table-cell table:style-name="Tabla190.C2" office:value-type="string">
            <text:p text:style-name="P73"><text:ruby text:style-name="Ru1"><text:ruby-base><text:span text:style-name="T58">工</text:span></text:ruby-base><text:ruby-text>こう</text:ruby-text></text:ruby><text:ruby text:style-name="Ru1"><text:ruby-base><text:span text:style-name="T58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3"><text:ruby text:style-name="Ru1"><text:ruby-base><text:span text:style-name="T41">作</text:span></text:ruby-base><text:ruby-text>さっ</text:ruby-text></text:ruby><text:ruby text:style-name="Ru1"><text:ruby-base><text:span text:style-name="T58">家</text:span></text:ruby-base><text:ruby-text>か</text:ruby-text></text:ruby> <text:s text:c="15"/>(escritor)</text:p>
          </table:table-cell>
        </table:table-row>
      </table:table>
      <text:p text:style-name="P13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1">行</text:p>
          </table:table-cell>
          <table:table-cell table:style-name="Tabla187.A1" office:value-type="string">
            <text:p text:style-name="P81">I</text:p>
          </table:table-cell>
          <table:table-cell table:style-name="Tabla187.A1" office:value-type="string">
            <text:p text:style-name="P43"><text:ruby text:style-name="Ru1"><text:ruby-base><text:span text:style-name="T58">行</text:span></text:ruby-base><text:ruby-text>い</text:ruby-text></text:ruby><text:span text:style-name="T58">く</text:span> <text:s text:c="23"/>(ir)</text:p>
          </table:table-cell>
          <table:table-cell table:style-name="Tabla187.D1" office:value-type="string">
            <text:p text:style-name="P65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2">KÔ</text:p>
          </table:table-cell>
          <table:table-cell table:style-name="Tabla187.C2" office:value-type="string">
            <text:p text:style-name="P73"><text:span text:style-name="T58">りょ</text:span><text:ruby text:style-name="Ru1"><text:ruby-base><text:span text:style-name="T58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3"/>
          </table:table-cell>
        </table:table-row>
        <table:table-row>
          <table:covered-table-cell/>
          <table:table-cell table:style-name="Tabla187.B2" office:value-type="string">
            <text:p text:style-name="P82">OKONA</text:p>
          </table:table-cell>
          <table:table-cell table:style-name="Tabla187.C2" office:value-type="string">
            <text:p text:style-name="P73"><text:ruby text:style-name="Ru1"><text:ruby-base><text:span text:style-name="T58">行</text:span></text:ruby-base><text:ruby-text>おこな</text:ruby-text></text:ruby><text:span text:style-name="T58">う</text:span> <text:s text:c="3"/>(llevar a cabo)</text:p>
          </table:table-cell>
          <table:table-cell table:style-name="Tabla187.D2" office:value-type="string">
            <text:p text:style-name="P73"/>
          </table:table-cell>
        </table:table-row>
      </table:table>
      <text:p text:style-name="P34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1">読</text:p>
          </table:table-cell>
          <table:table-cell table:style-name="Tabla208.A1" office:value-type="string">
            <text:p text:style-name="P81">YO</text:p>
          </table:table-cell>
          <table:table-cell table:style-name="Tabla208.A1" office:value-type="string">
            <text:p text:style-name="P43"><text:ruby text:style-name="Ru1"><text:ruby-base><text:span text:style-name="T58">読</text:span></text:ruby-base><text:ruby-text>よ</text:ruby-text></text:ruby><text:span text:style-name="T58">む</text:span> <text:s text:c="19"/>(leer)</text:p>
          </table:table-cell>
          <table:table-cell table:style-name="Tabla208.D1" office:value-type="string">
            <text:p text:style-name="P65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2">DOKU</text:p>
          </table:table-cell>
          <table:table-cell table:style-name="Tabla208.C2" office:value-type="string">
            <text:p text:style-name="P73"><text:ruby text:style-name="Ru1"><text:ruby-base><text:span text:style-name="T58">読</text:span></text:ruby-base><text:ruby-text>どく</text:ruby-text></text:ruby><text:span text:style-name="T58">しゃ</text:span> <text:s text:c="4"/></text:p>
            <text:p text:style-name="P73"><text:s/>(“me gusta leer libros”)</text:p>
          </table:table-cell>
          <table:table-cell table:style-name="Tabla208.D2" office:value-type="string">
            <text:p text:style-name="P91">　 <text:s text:c="5"/></text:p>
          </table:table-cell>
        </table:table-row>
      </table:table>
      <text:p text:style-name="P13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2">立</text:p>
          </table:table-cell>
          <table:table-cell table:style-name="Tabla98.A1" table:number-rows-spanned="2" office:value-type="string">
            <text:p text:style-name="P57">TA</text:p>
          </table:table-cell>
          <table:table-cell table:style-name="Tabla98.C1" office:value-type="string">
            <text:p text:style-name="P43"><text:ruby text:style-name="Ru1"><text:ruby-base><text:span text:style-name="T58">立</text:span></text:ruby-base><text:ruby-text>た</text:ruby-text></text:ruby><text:span text:style-name="T58">てる</text:span> <text:s text:c="9"/>(levantar)</text:p>
          </table:table-cell>
          <table:table-cell table:style-name="Tabla98.D1" office:value-type="string">
            <text:p text:style-name="P43"><text:ruby text:style-name="Ru1"><text:ruby-base><text:span text:style-name="T58">立</text:span></text:ruby-base><text:ruby-text>た</text:ruby-text></text:ruby><text:span text:style-name="T58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3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58">上</text:span></text:ruby-base><text:ruby-text>あ</text:ruby-text></text:ruby><text:span text:style-name="T58">がる</text:span> <text:s/></text:p>
            <text:p text:style-name="P43"><text:s text:c="19"/>(levantarse)</text:p>
          </table:table-cell>
          <table:table-cell table:style-name="Tabla98.D2" office:value-type="string">
            <text:p text:style-name="P43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42">止</text:span></text:ruby-base><text:ruby-text>ど</text:ruby-text></text:ruby><text:span text:style-name="T58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4">RITSU</text:p>
          </table:table-cell>
          <table:table-cell table:style-name="Tabla98.C2" office:value-type="string">
            <text:p text:style-name="P99"><text:ruby text:style-name="Ru1"><text:ruby-base><text:span text:style-name="T72">公</text:span></text:ruby-base><text:ruby-text>こう</text:ruby-text></text:ruby><text:ruby text:style-name="Ru1"><text:ruby-base><text:span text:style-name="T72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99"><text:span text:style-name="T60">し</text:span><text:ruby text:style-name="Ru1"><text:ruby-base><text:span text:style-name="T60">立</text:span></text:ruby-base><text:ruby-text>りつ</text:ruby-text></text:ruby> <text:s text:c="14"/>(privado)</text:p>
          </table:table-cell>
        </table:table-row>
      </table:table>
      <text:p text:style-name="P122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6"><text:soft-page-break/>見</text:p>
          </table:table-cell>
          <table:table-cell table:style-name="Tabla92.A1" table:number-rows-spanned="2" office:value-type="string">
            <text:p text:style-name="P57">み</text:p>
          </table:table-cell>
          <table:table-cell table:style-name="Tabla92.C1" office:value-type="string">
            <text:p text:style-name="P43"><text:ruby text:style-name="Ru1"><text:ruby-base><text:span text:style-name="T58">見</text:span></text:ruby-base><text:ruby-text>み</text:ruby-text></text:ruby><text:span text:style-name="T58">る</text:span> <text:s text:c="20"/>mirar</text:p>
          </table:table-cell>
          <table:table-cell table:style-name="Tabla92.D1" office:value-type="string">
            <text:p text:style-name="P64"><text:ruby text:style-name="Ru1"><text:ruby-base><text:span text:style-name="T58">花</text:span></text:ruby-base><text:ruby-text>はな</text:ruby-text></text:ruby><text:ruby text:style-name="Ru1"><text:ruby-base><text:span text:style-name="T58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3"><text:ruby text:style-name="Ru1"><text:ruby-base><text:span text:style-name="T58">見</text:span></text:ruby-base><text:ruby-text>み</text:ruby-text></text:ruby><text:span text:style-name="T58">つける</text:span> <text:s text:c="5"/>encontrar</text:p>
          </table:table-cell>
          <table:table-cell table:style-name="Tabla92.D2" office:value-type="string">
            <text:p text:style-name="P43"/>
          </table:table-cell>
        </table:table-row>
        <table:table-row table:style-name="Tabla92.3">
          <table:covered-table-cell/>
          <table:table-cell table:style-name="Tabla92.B3" office:value-type="string">
            <text:p text:style-name="P57">ケン</text:p>
          </table:table-cell>
          <table:table-cell table:style-name="Tabla92.C2" office:value-type="string">
            <text:p text:style-name="P43"><text:ruby text:style-name="Ru1"><text:ruby-base><text:span text:style-name="T58">見</text:span></text:ruby-base><text:ruby-text>けん</text:ruby-text></text:ruby><text:ruby text:style-name="Ru1"><text:ruby-base><text:span text:style-name="T58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3"/>
          </table:table-cell>
        </table:table-row>
      </table:table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1">生</text:p>
          </table:table-cell>
          <table:table-cell table:style-name="Tabla2.A1" office:value-type="string">
            <text:p text:style-name="P57">う </text:p>
          </table:table-cell>
          <table:table-cell table:style-name="Tabla2.C1" office:value-type="string">
            <text:p text:style-name="P43"><text:ruby text:style-name="Ru1"><text:ruby-base><text:span text:style-name="T58">生</text:span></text:ruby-base><text:ruby-text>う</text:ruby-text></text:ruby><text:span text:style-name="T58">まれる</text:span> <text:s text:c="11"/>nacer</text:p>
          </table:table-cell>
          <table:table-cell table:style-name="Tabla2.D1" office:value-type="string">
            <text:p text:style-name="P43"/>
          </table:table-cell>
        </table:table-row>
        <table:table-row>
          <table:covered-table-cell/>
          <table:table-cell table:style-name="Tabla2.B2" office:value-type="string">
            <text:p text:style-name="P57">は</text:p>
          </table:table-cell>
          <table:table-cell table:style-name="Tabla2.C2" office:value-type="string">
            <text:p text:style-name="P43"><text:ruby text:style-name="Ru1"><text:ruby-base><text:span text:style-name="T58">生</text:span></text:ruby-base><text:ruby-text>は</text:ruby-text></text:ruby><text:span text:style-name="T58">える</text:span> <text:s text:c="14"/>crecer</text:p>
          </table:table-cell>
          <table:table-cell table:style-name="Tabla2.D2" office:value-type="string">
            <text:p text:style-name="P43"/>
          </table:table-cell>
        </table:table-row>
        <table:table-row>
          <table:covered-table-cell/>
          <table:table-cell table:style-name="Tabla2.B2" office:value-type="string">
            <text:p text:style-name="P57">なま</text:p>
          </table:table-cell>
          <table:table-cell table:style-name="Tabla2.C2" office:value-type="string">
            <text:p text:style-name="P43"><text:ruby text:style-name="Ru1"><text:ruby-base><text:span text:style-name="T58">生</text:span></text:ruby-base><text:ruby-text>なま</text:ruby-text></text:ruby><text:span text:style-name="T58">な</text:span> <text:s text:c="19"/>crudo</text:p>
          </table:table-cell>
          <table:table-cell table:style-name="Tabla2.D2" office:value-type="string">
            <text:p text:style-name="P43"/>
          </table:table-cell>
        </table:table-row>
        <table:table-row>
          <table:covered-table-cell/>
          <table:table-cell table:style-name="Tabla2.B2" office:value-type="string">
            <text:p text:style-name="P57">セイ</text:p>
          </table:table-cell>
          <table:table-cell table:style-name="Tabla2.C2" office:value-type="string">
            <text:p text:style-name="P43"><text:ruby text:style-name="Ru1"><text:ruby-base><text:span text:style-name="T58">先</text:span></text:ruby-base><text:ruby-text>せん</text:ruby-text></text:ruby><text:ruby text:style-name="Ru1"><text:ruby-base><text:span text:style-name="T58">生</text:span></text:ruby-base><text:ruby-text>せい</text:ruby-text></text:ruby><text:span text:style-name="T67"> <text:s text:c="15"/>maestro</text:span></text:p>
          </table:table-cell>
          <table:table-cell table:style-name="Tabla2.D2" office:value-type="string">
            <text:p text:style-name="P43"><text:ruby text:style-name="Ru1"><text:ruby-base><text:span text:style-name="T58">生</text:span></text:ruby-base><text:ruby-text>せい</text:ruby-text></text:ruby><text:span text:style-name="T58">と</text:span> <text:s text:c="17"/>alumno</text:p>
          </table:table-cell>
        </table:table-row>
      </table:table>
      <text:p text:style-name="P15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1">泳</text:p>
          </table:table-cell>
          <table:table-cell table:style-name="Tabla257.A1" office:value-type="string">
            <text:p text:style-name="P81">およ</text:p>
          </table:table-cell>
          <table:table-cell table:style-name="Tabla257.A1" office:value-type="string">
            <text:p text:style-name="P63"><text:ruby text:style-name="Ru1"><text:ruby-base>泳</text:ruby-base><text:ruby-text>およ</text:ruby-text></text:ruby>ぐ <text:s text:c="13"/><text:span text:style-name="T38">nadar</text:span></text:p>
          </table:table-cell>
          <table:table-cell table:style-name="Tabla257.D1" office:value-type="string">
            <text:p text:style-name="P65"><text:s text:c="7"/></text:p>
          </table:table-cell>
        </table:table-row>
        <table:table-row>
          <table:covered-table-cell/>
          <table:table-cell table:style-name="Tabla257.B2" office:value-type="string">
            <text:p text:style-name="P82">エイ</text:p>
          </table:table-cell>
          <table:table-cell table:style-name="Tabla257.C2" office:value-type="string">
            <text:p text:style-name="P73"><text:ruby text:style-name="Ru1"><text:ruby-base><text:span text:style-name="T58">水</text:span></text:ruby-base><text:ruby-text>すい</text:ruby-text></text:ruby><text:ruby text:style-name="Ru1"><text:ruby-base><text:span text:style-name="T58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1">　 <text:s text:c="5"/></text:p>
          </table:table-cell>
        </table:table-row>
      </table:table>
      <text:p text:style-name="P18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1">止</text:p>
          </table:table-cell>
          <table:table-cell table:style-name="Tabla193.A1" office:value-type="string">
            <text:p text:style-name="P81">と</text:p>
          </table:table-cell>
          <table:table-cell table:style-name="Tabla193.A1" office:value-type="string">
            <text:p text:style-name="P63"><text:ruby text:style-name="Ru1"><text:ruby-base>止</text:ruby-base><text:ruby-text>と</text:ruby-text></text:ruby>める <text:span text:style-name="T38"><text:s/>parar, aparcar</text:span></text:p>
          </table:table-cell>
          <table:table-cell table:style-name="Tabla193.D1" office:value-type="string">
            <text:p text:style-name="P65"><text:ruby text:style-name="Ru1"><text:ruby-base><text:span text:style-name="T58">止</text:span></text:ruby-base><text:ruby-text>と</text:ruby-text></text:ruby><text:span text:style-name="T58">まる</text:span><text:span text:style-name="T67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2">シ</text:p>
          </table:table-cell>
          <table:table-cell table:style-name="Tabla193.C2" office:value-type="string">
            <text:p text:style-name="P73"><text:ruby text:style-name="Ru1"><text:ruby-base><text:span text:style-name="T58">中</text:span></text:ruby-base><text:ruby-text>ちゅう</text:ruby-text></text:ruby><text:ruby text:style-name="Ru1"><text:ruby-base><text:span text:style-name="T58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1">　 <text:s text:c="5"/></text:p>
          </table:table-cell>
        </table:table-row>
      </table:table>
      <text:p text:style-name="P17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1">思</text:p>
          </table:table-cell>
          <table:table-cell table:style-name="Tabla177.A1" table:number-rows-spanned="2" office:value-type="string">
            <text:p text:style-name="P81">OMO</text:p>
          </table:table-cell>
          <table:table-cell table:style-name="Tabla177.A1" office:value-type="string">
            <text:p text:style-name="P43"><text:ruby text:style-name="Ru1"><text:ruby-base><text:span text:style-name="T58">思</text:span></text:ruby-base><text:ruby-text>おも</text:ruby-text></text:ruby><text:span text:style-name="T58">う</text:span> <text:s text:c="4"/>(pensar, creer)</text:p>
          </table:table-cell>
          <table:table-cell table:style-name="Tabla177.D1" office:value-type="string">
            <text:p text:style-name="P65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だ</text:ruby-text></text:ruby><text:span text:style-name="T58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3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91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1">SHI</text:p>
          </table:table-cell>
          <table:table-cell table:style-name="Tabla177.C2" office:value-type="string">
            <text:p text:style-name="P73"/>
          </table:table-cell>
          <table:table-cell table:style-name="Tabla177.D2" office:value-type="string">
            <text:p text:style-name="P69">　　　 <text:s text:c="12"/>( * <text:ruby text:style-name="Ru1"><text:ruby-base><text:span text:style-name="T74">思</text:span></text:ruby-base><text:ruby-text>し</text:ruby-text></text:ruby><text:ruby text:style-name="Ru1"><text:ruby-base><text:span text:style-name="T74">考</text:span></text:ruby-base><text:ruby-text>こう</text:ruby-text></text:ruby><text:span text:style-name="T74"> </text:span>)</text:p>
          </table:table-cell>
        </table:table-row>
      </table:table>
      <text:p text:style-name="P13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1">考</text:p>
          </table:table-cell>
          <table:table-cell table:style-name="Tabla185.A1" office:value-type="string">
            <text:p text:style-name="P81">KANGA</text:p>
          </table:table-cell>
          <table:table-cell table:style-name="Tabla185.A1" office:value-type="string">
            <text:p text:style-name="P43"><text:ruby text:style-name="Ru1"><text:ruby-base><text:span text:style-name="T58">考</text:span></text:ruby-base><text:ruby-text>かんが</text:ruby-text></text:ruby><text:span text:style-name="T58">える</text:span> <text:s text:c="10"/></text:p>
            <text:p text:style-name="P43"><text:s text:c="4"/>(pensar - reflexionar)</text:p>
          </table:table-cell>
          <table:table-cell table:style-name="Tabla185.D1" office:value-type="string">
            <text:p text:style-name="P65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2">KÔ</text:p>
          </table:table-cell>
          <table:table-cell table:style-name="Tabla185.C2" office:value-type="string">
            <text:p text:style-name="P73"><text:ruby text:style-name="Ru1"><text:ruby-base><text:span text:style-name="T61">思</text:span></text:ruby-base><text:ruby-text>し</text:ruby-text></text:ruby><text:ruby text:style-name="Ru1"><text:ruby-base><text:span text:style-name="T58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91">　 <text:s text:c="4"/></text:p>
          </table:table-cell>
        </table:table-row>
      </table:table>
      <text:p text:style-name="P13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table:number-rows-spanned="2" office:value-type="string">
            <text:p text:style-name="P51">植</text:p>
          </table:table-cell>
          <table:table-cell table:style-name="Tabla300.A1" office:value-type="string">
            <text:p text:style-name="P81">う</text:p>
          </table:table-cell>
          <table:table-cell table:style-name="Tabla300.A1" office:value-type="string">
            <text:p text:style-name="P43"><text:ruby text:style-name="Ru1"><text:ruby-base><text:span text:style-name="T58">考</text:span></text:ruby-base><text:ruby-text>かんが</text:ruby-text></text:ruby><text:span text:style-name="T58">える</text:span> <text:s text:c="10"/></text:p>
            <text:p text:style-name="P43"><text:s text:c="4"/>(pensar - reflexionar)</text:p>
          </table:table-cell>
          <table:table-cell table:style-name="Tabla300.D1" office:value-type="string">
            <text:p text:style-name="P65"><text:s text:c="10"/></text:p>
          </table:table-cell>
        </table:table-row>
        <table:table-row>
          <table:covered-table-cell/>
          <table:table-cell table:style-name="Tabla300.B2" office:value-type="string">
            <text:p text:style-name="P82">KÔ</text:p>
          </table:table-cell>
          <table:table-cell table:style-name="Tabla300.C2" office:value-type="string">
            <text:p text:style-name="P73"><text:ruby text:style-name="Ru1"><text:ruby-base><text:span text:style-name="T61">思</text:span></text:ruby-base><text:ruby-text>し</text:ruby-text></text:ruby><text:ruby text:style-name="Ru1"><text:ruby-base><text:span text:style-name="T58">考</text:span></text:ruby-base><text:ruby-text>こう</text:ruby-text></text:ruby> <text:s text:c="5"/>(pensamiento)</text:p>
          </table:table-cell>
          <table:table-cell table:style-name="Tabla300.D2" office:value-type="string">
            <text:p text:style-name="P91">　 <text:s text:c="4"/></text:p>
          </table:table-cell>
        </table:table-row>
      </table:table>
      <text:p text:style-name="P13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51">植</text:p>
          </table:table-cell>
          <table:table-cell table:style-name="Tabla301.A1" office:value-type="string">
            <text:p text:style-name="P81">う</text:p>
          </table:table-cell>
          <table:table-cell table:style-name="Tabla301.A1" office:value-type="string">
            <text:p text:style-name="P43"><text:ruby text:style-name="Ru1"><text:ruby-base><text:span text:style-name="T58">植</text:span></text:ruby-base><text:ruby-text>う</text:ruby-text></text:ruby><text:span text:style-name="T58">える</text:span> <text:s text:c="13"/>plantar</text:p>
          </table:table-cell>
          <table:table-cell table:style-name="Tabla301.D1" office:value-type="string">
            <text:p text:style-name="P65"><text:s text:c="10"/></text:p>
          </table:table-cell>
        </table:table-row>
      </table:table>
      <text:p text:style-name="P15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1">守</text:p>
          </table:table-cell>
          <table:table-cell table:style-name="Tabla272.A1" office:value-type="string">
            <text:p text:style-name="P81">まも</text:p>
          </table:table-cell>
          <table:table-cell table:style-name="Tabla272.A1" office:value-type="string">
            <text:p text:style-name="P43"><text:ruby text:style-name="Ru1"><text:ruby-base><text:span text:style-name="T58">守</text:span></text:ruby-base><text:ruby-text>まも</text:ruby-text></text:ruby><text:span text:style-name="T58">る</text:span> <text:s text:c="15"/>proteger</text:p>
          </table:table-cell>
          <table:table-cell table:style-name="Tabla272.D1" office:value-type="string">
            <text:p text:style-name="P65"><text:s text:c="10"/></text:p>
          </table:table-cell>
        </table:table-row>
      </table:table>
      <text:p text:style-name="P34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1">受</text:p>
          </table:table-cell>
          <table:table-cell table:style-name="Tabla252.A1" office:value-type="string">
            <text:p text:style-name="P81">う</text:p>
          </table:table-cell>
          <table:table-cell table:style-name="Tabla252.A1" office:value-type="string">
            <text:p text:style-name="P43"><text:ruby text:style-name="Ru1"><text:ruby-base><text:span text:style-name="T58">受</text:span></text:ruby-base><text:ruby-text>う</text:ruby-text></text:ruby><text:span text:style-name="T58">ける</text:span> recibir, aceptar</text:p>
          </table:table-cell>
          <table:table-cell table:style-name="Tabla252.D1" office:value-type="string">
            <text:p text:style-name="P65"/>
          </table:table-cell>
        </table:table-row>
        <table:table-row>
          <table:covered-table-cell/>
          <table:table-cell table:style-name="Tabla252.B2" office:value-type="string">
            <text:p text:style-name="P82">うけ</text:p>
          </table:table-cell>
          <table:table-cell table:style-name="Tabla252.C2" office:value-type="string">
            <text:p text:style-name="P73"><text:ruby text:style-name="Ru1"><text:ruby-base><text:span text:style-name="T58">受</text:span></text:ruby-base><text:ruby-text>うけ</text:ruby-text></text:ruby><text:span text:style-name="T58">つけ</text:span><text:span text:style-name="T67"> <text:s text:c="8"/>recepción</text:span></text:p>
          </table:table-cell>
          <table:table-cell table:style-name="Tabla252.D2" office:value-type="string">
            <text:p text:style-name="P91">　 <text:s text:c="5"/></text:p>
          </table:table-cell>
        </table:table-row>
      </table:table>
      <text:p text:style-name="P34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1">鳴</text:p>
          </table:table-cell>
          <table:table-cell table:style-name="Tabla214.A1" table:number-rows-spanned="2" office:value-type="string">
            <text:p text:style-name="P81">NA</text:p>
          </table:table-cell>
          <table:table-cell table:style-name="Tabla214.A1" office:value-type="string">
            <text:p text:style-name="P43"><text:ruby text:style-name="Ru1"><text:ruby-base><text:span text:style-name="T58">鳴</text:span></text:ruby-base><text:ruby-text>な</text:ruby-text></text:ruby><text:span text:style-name="T58">る</text:span> <text:s text:c="16"/>(sonar)</text:p>
          </table:table-cell>
          <table:table-cell table:style-name="Tabla214.D1" office:value-type="string">
            <text:p text:style-name="P65"><text:ruby text:style-name="Ru1"><text:ruby-base><text:span text:style-name="T58">鳴</text:span></text:ruby-base><text:ruby-text>な</text:ruby-text></text:ruby><text:span text:style-name="T58">き</text:span><text:ruby text:style-name="Ru1"><text:ruby-base><text:span text:style-name="T58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3"><text:ruby text:style-name="Ru1"><text:ruby-base><text:span text:style-name="T58">鳴</text:span></text:ruby-base><text:ruby-text>な</text:ruby-text></text:ruby><text:span text:style-name="T58">く <text:s text:c="2"/></text:span>(piar, ladrar, ...)</text:p>
          </table:table-cell>
          <table:table-cell table:style-name="Tabla214.D2" office:value-type="string">
            <text:p text:style-name="P65"/>
          </table:table-cell>
        </table:table-row>
        <table:table-row>
          <table:covered-table-cell/>
          <table:table-cell table:style-name="Tabla214.C2" office:value-type="string">
            <text:p text:style-name="P82">MEI</text:p>
          </table:table-cell>
          <table:table-cell table:style-name="Tabla214.C3" office:value-type="string">
            <text:p text:style-name="P73"><text:span text:style-name="T58">ひ</text:span><text:ruby text:style-name="Ru1"><text:ruby-base><text:span text:style-name="T58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1">　 <text:s text:c="4"/></text:p>
          </table:table-cell>
        </table:table-row>
      </table:table>
      <text:p text:style-name="P13"/>
      <text:p text:style-name="P34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ext:soft-page-break/>
        <table:table-row table:style-name="Tabla278.1">
          <table:table-cell table:style-name="Tabla278.A1" office:value-type="string">
            <text:p text:style-name="P51">拾</text:p>
          </table:table-cell>
          <table:table-cell table:style-name="Tabla278.A1" office:value-type="string">
            <text:p text:style-name="P81">ひろ</text:p>
          </table:table-cell>
          <table:table-cell table:style-name="Tabla278.A1" office:value-type="string">
            <text:p text:style-name="P43"><text:ruby text:style-name="Ru1"><text:ruby-base><text:span text:style-name="T58">拾</text:span></text:ruby-base><text:ruby-text>ひろ</text:ruby-text></text:ruby><text:span text:style-name="T58">う</text:span> <text:s/>recoger, colectar</text:p>
          </table:table-cell>
          <table:table-cell table:style-name="Tabla278.D1" office:value-type="string">
            <text:p text:style-name="P65"/>
          </table:table-cell>
        </table:table-row>
      </table:table>
      <text:p text:style-name="P15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1">帰</text:p>
          </table:table-cell>
          <table:table-cell table:style-name="Tabla189.A1" office:value-type="string">
            <text:p text:style-name="P81">かえ</text:p>
          </table:table-cell>
          <table:table-cell table:style-name="Tabla189.A1" office:value-type="string">
            <text:p text:style-name="P43"><text:ruby text:style-name="Ru1"><text:ruby-base><text:span text:style-name="T58">帰</text:span></text:ruby-base><text:ruby-text>かえ</text:ruby-text></text:ruby><text:span text:style-name="T58">る</text:span> <text:s text:c="15"/>regresar</text:p>
          </table:table-cell>
          <table:table-cell table:style-name="Tabla189.D1" office:value-type="string">
            <text:p text:style-name="P65"><text:ruby text:style-name="Ru1"><text:ruby-base><text:span text:style-name="T58">帰</text:span></text:ruby-base><text:ruby-text>かえ</text:ruby-text></text:ruby><text:span text:style-name="T58">り</text:span><text:ruby text:style-name="Ru1"><text:ruby-base><text:span text:style-name="T58">道</text:span></text:ruby-base><text:ruby-text>みち</text:ruby-text></text:ruby> </text:p>
            <text:p text:style-name="P65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2">キ</text:p>
          </table:table-cell>
          <table:table-cell table:style-name="Tabla189.B2" office:value-type="string">
            <text:p text:style-name="P73"><text:ruby text:style-name="Ru1"><text:ruby-base><text:span text:style-name="T58">帰</text:span></text:ruby-base><text:ruby-text>き</text:ruby-text></text:ruby><text:ruby text:style-name="Ru1"><text:ruby-base><text:span text:style-name="T58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97"><text:ruby text:style-name="Ru1"><text:ruby-base><text:span text:style-name="T58">帰</text:span></text:ruby-base><text:ruby-text>き</text:ruby-text></text:ruby><text:ruby text:style-name="Ru1"><text:ruby-base><text:span text:style-name="T58">京</text:span></text:ruby-base><text:ruby-text>きょう</text:ruby-text></text:ruby>　 <text:s text:c="3"/></text:p>
            <text:p text:style-name="P97"><text:s text:c="8"/>“volver a tu ciudad”</text:p>
          </table:table-cell>
        </table:table-row>
      </table:table>
      <text:p text:style-name="P34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1">集</text:p>
          </table:table-cell>
          <table:table-cell table:style-name="Tabla276.A1" office:value-type="string">
            <text:p text:style-name="P81">あつ</text:p>
          </table:table-cell>
          <table:table-cell table:style-name="Tabla276.A1" office:value-type="string">
            <text:p text:style-name="P43"><text:ruby text:style-name="Ru1"><text:ruby-base><text:span text:style-name="T58">集</text:span></text:ruby-base><text:ruby-text>あつ</text:ruby-text></text:ruby><text:span text:style-name="T58">める</text:span> <text:s text:c="14"/>reunir</text:p>
          </table:table-cell>
          <table:table-cell table:style-name="Tabla276.D1" office:value-type="string">
            <text:p text:style-name="P65"><text:ruby text:style-name="Ru1"><text:ruby-base><text:span text:style-name="T58">集</text:span></text:ruby-base><text:ruby-text>あつ</text:ruby-text></text:ruby><text:span text:style-name="T58">まる</text:span> <text:s text:c="7"/>reunir (INT)</text:p>
          </table:table-cell>
        </table:table-row>
      </table:table>
      <text:p text:style-name="P34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1">知</text:p>
          </table:table-cell>
          <table:table-cell table:style-name="Tabla186.A1" table:number-rows-spanned="2" office:value-type="string">
            <text:p text:style-name="P81">SHI</text:p>
          </table:table-cell>
          <table:table-cell table:style-name="Tabla186.A1" office:value-type="string">
            <text:p text:style-name="P63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5"><text:ruby text:style-name="Ru1"><text:ruby-base><text:span text:style-name="T58">知</text:span></text:ruby-base><text:ruby-text>し</text:ruby-text></text:ruby><text:span text:style-name="T58">り</text:span><text:ruby text:style-name="Ru1"><text:ruby-base><text:span text:style-name="T58">合</text:span></text:ruby-base><text:ruby-text>あ</text:ruby-text></text:ruby><text:span text:style-name="T58">い</text:span> <text:s text:c="2"/></text:p>
            <text:p text:style-name="P65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6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3"/>
          </table:table-cell>
        </table:table-row>
        <table:table-row>
          <table:covered-table-cell/>
          <table:table-cell table:style-name="Tabla186.B3" office:value-type="string">
            <text:p text:style-name="P24">CHI</text:p>
          </table:table-cell>
          <table:table-cell table:style-name="Tabla186.C2" office:value-type="string">
            <text:p text:style-name="P86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3"><text:s text:c="7"/>(persona conocida)</text:p>
          </table:table-cell>
          <table:table-cell table:style-name="Tabla186.D2" office:value-type="string">
            <text:p text:style-name="P73"/>
          </table:table-cell>
        </table:table-row>
      </table:table>
      <text:p text:style-name="P13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6">出</text:p>
          </table:table-cell>
          <table:table-cell table:style-name="Tabla107.A1" table:number-rows-spanned="2" office:value-type="string">
            <text:p text:style-name="P57">DE</text:p>
          </table:table-cell>
          <table:table-cell table:style-name="Tabla107.C1" office:value-type="string">
            <text:p text:style-name="P50"><text:ruby text:style-name="Ru1"><text:ruby-base><text:span text:style-name="T58">出</text:span></text:ruby-base><text:ruby-text>で</text:ruby-text></text:ruby><text:span text:style-name="T58">る</text:span> <text:s text:c="19"/>(salir)</text:p>
          </table:table-cell>
          <table:table-cell table:style-name="Tabla107.D1" office:value-type="string">
            <text:p text:style-name="P50"><text:ruby text:style-name="Ru1"><text:ruby-base><text:span text:style-name="T58">出</text:span></text:ruby-base><text:ruby-text>で</text:ruby-text></text:ruby><text:ruby text:style-name="Ru1"><text:ruby-base><text:span text:style-name="T58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2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3"/>
          </table:table-cell>
        </table:table-row>
        <table:table-row>
          <table:covered-table-cell/>
          <table:table-cell table:style-name="Tabla107.C2" office:value-type="string">
            <text:p text:style-name="P57">DA</text:p>
          </table:table-cell>
          <table:table-cell table:style-name="Tabla107.C3" office:value-type="string">
            <text:p text:style-name="P50"><text:ruby text:style-name="Ru1"><text:ruby-base><text:span text:style-name="T58">出</text:span></text:ruby-base><text:ruby-text>だ</text:ruby-text></text:ruby><text:span text:style-name="T58">す</text:span> <text:s text:c="3"/>(sacar,entregar)</text:p>
          </table:table-cell>
          <table:table-cell table:style-name="Tabla107.D2" office:value-type="string">
            <text:p text:style-name="P43"/>
          </table:table-cell>
        </table:table-row>
        <table:table-row>
          <table:covered-table-cell/>
          <table:table-cell table:style-name="Tabla107.C2" office:value-type="string">
            <text:p text:style-name="P57">SHUTSU</text:p>
          </table:table-cell>
          <table:table-cell table:style-name="Tabla107.C3" office:value-type="string">
            <text:p text:style-name="P98"><text:ruby text:style-name="Ru1"><text:ruby-base><text:span text:style-name="T36">出</text:span></text:ruby-base><text:ruby-text>しゅつ</text:ruby-text></text:ruby><text:ruby text:style-name="Ru1"><text:ruby-base><text:span text:style-name="T36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8"><text:ruby text:style-name="Ru1"><text:ruby-base><text:span text:style-name="T36">外</text:span></text:ruby-base><text:ruby-text>がい</text:ruby-text></text:ruby><text:ruby text:style-name="Ru1"><text:ruby-base><text:span text:style-name="T36">出</text:span></text:ruby-base><text:ruby-text>しゅつ</text:ruby-text></text:ruby> <text:s text:c="5"/>(salir de viaje)</text:p>
          </table:table-cell>
        </table:table-row>
      </table:table>
      <text:p text:style-name="P13"/>
      <text:p text:style-name="P13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51">乗</text:p>
          </table:table-cell>
          <table:table-cell table:style-name="Tabla299.A1" office:value-type="string">
            <text:p text:style-name="P81">の</text:p>
          </table:table-cell>
          <table:table-cell table:style-name="Tabla299.A1" office:value-type="string">
            <text:p text:style-name="P43"><text:ruby text:style-name="Ru1"><text:ruby-base><text:span text:style-name="T58">乗</text:span></text:ruby-base><text:ruby-text>の</text:ruby-text></text:ruby><text:span text:style-name="T58">る</text:span> <text:s/></text:p>
            <text:p text:style-name="P43"><text:s text:c="5"/>subir a un transporte</text:p>
          </table:table-cell>
          <table:table-cell table:style-name="Tabla299.D1" office:value-type="string">
            <text:p text:style-name="P65"><text:ruby text:style-name="Ru1"><text:ruby-base><text:span text:style-name="T58">乗</text:span></text:ruby-base><text:ruby-text>の</text:ruby-text></text:ruby><text:span text:style-name="T58">り</text:span><text:ruby text:style-name="Ru1"><text:ruby-base><text:span text:style-name="T58">場</text:span></text:ruby-base><text:ruby-text>ば</text:ruby-text></text:ruby> <text:s text:c="2"/></text:p>
            <text:p text:style-name="P65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1">ジョウ</text:p>
          </table:table-cell>
          <table:table-cell table:style-name="Tabla299.B2" office:value-type="string">
            <text:p text:style-name="P43"><text:ruby text:style-name="Ru1"><text:ruby-base><text:span text:style-name="T58">乗</text:span></text:ruby-base><text:ruby-text>じょう</text:ruby-text></text:ruby><text:ruby text:style-name="Ru1"><text:ruby-base><text:span text:style-name="T58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65"/>
          </table:table-cell>
        </table:table-row>
      </table:table>
      <text:p text:style-name="P15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1">引</text:p>
          </table:table-cell>
          <table:table-cell table:style-name="Tabla178.A1" office:value-type="string">
            <text:p text:style-name="P81">HI</text:p>
          </table:table-cell>
          <table:table-cell table:style-name="Tabla178.A1" office:value-type="string">
            <text:p text:style-name="P43"><text:ruby text:style-name="Ru1"><text:ruby-base><text:span text:style-name="T58">引</text:span></text:ruby-base><text:ruby-text>ひ</text:ruby-text></text:ruby><text:span text:style-name="T58">く</text:span> <text:s text:c="9"/>(tirar - abrir)</text:p>
          </table:table-cell>
          <table:table-cell table:style-name="Tabla178.D1" office:value-type="string">
            <text:p text:style-name="P65"><text:ruby text:style-name="Ru1"><text:ruby-base><text:span text:style-name="T58">引</text:span></text:ruby-base><text:ruby-text>ひ</text:ruby-text></text:ruby><text:span text:style-name="T58">き</text:span><text:ruby text:style-name="Ru1"><text:ruby-base><text:span text:style-name="T58">出</text:span></text:ruby-base><text:ruby-text>だ</text:ruby-text></text:ruby><text:span text:style-name="T58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1">IN</text:p>
          </table:table-cell>
          <table:table-cell table:style-name="Tabla178.B2" office:value-type="string">
            <text:p text:style-name="P43"><text:ruby text:style-name="Ru1"><text:ruby-base><text:span text:style-name="T58">引</text:span></text:ruby-base><text:ruby-text>いん</text:ruby-text></text:ruby><text:ruby text:style-name="Ru1"><text:ruby-base><text:span text:style-name="T58">力</text:span></text:ruby-base><text:ruby-text>りょく</text:ruby-text></text:ruby> </text:p>
            <text:p text:style-name="P43"><text:s text:c="4"/>(fuerza de gravedad)</text:p>
          </table:table-cell>
          <table:table-cell table:style-name="Tabla178.D2" office:value-type="string">
            <text:p text:style-name="P65"/>
          </table:table-cell>
        </table:table-row>
      </table:table>
      <text:p text:style-name="P15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1">終</text:p>
          </table:table-cell>
          <table:table-cell table:style-name="Tabla275.A1" office:value-type="string">
            <text:p text:style-name="P81">お</text:p>
          </table:table-cell>
          <table:table-cell table:style-name="Tabla275.A1" office:value-type="string">
            <text:p text:style-name="P43"><text:ruby text:style-name="Ru1"><text:ruby-base><text:span text:style-name="T58">終</text:span></text:ruby-base><text:ruby-text>お</text:ruby-text></text:ruby><text:span text:style-name="T58">わる</text:span> <text:s text:c="10"/>terminar</text:p>
          </table:table-cell>
          <table:table-cell table:style-name="Tabla275.D1" office:value-type="string">
            <text:p text:style-name="P65"/>
          </table:table-cell>
        </table:table-row>
        <table:table-row>
          <table:covered-table-cell/>
          <table:table-cell table:style-name="Tabla275.B2" office:value-type="string">
            <text:p text:style-name="P82">シュウ</text:p>
          </table:table-cell>
          <table:table-cell table:style-name="Tabla275.B2" office:value-type="string">
            <text:p text:style-name="P73"><text:ruby text:style-name="Ru1"><text:ruby-base><text:span text:style-name="T58">終</text:span></text:ruby-base><text:ruby-text>しゅう</text:ruby-text></text:ruby><text:ruby text:style-name="Ru1"><text:ruby-base><text:span text:style-name="T58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97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1">通</text:p>
          </table:table-cell>
          <table:table-cell table:style-name="Tabla207.A1" office:value-type="string">
            <text:p text:style-name="P81">TOO</text:p>
          </table:table-cell>
          <table:table-cell table:style-name="Tabla207.A1" office:value-type="string">
            <text:p text:style-name="P43"><text:ruby text:style-name="Ru1"><text:ruby-base><text:span text:style-name="T58">通</text:span></text:ruby-base><text:ruby-text>とお</text:ruby-text></text:ruby><text:span text:style-name="T58">る</text:span> <text:s text:c="12"/>(transitar)</text:p>
          </table:table-cell>
          <table:table-cell table:style-name="Tabla207.D1" office:value-type="string">
            <text:p text:style-name="P65"><text:ruby text:style-name="Ru1"><text:ruby-base><text:span text:style-name="T58">大</text:span></text:ruby-base><text:ruby-text>おお</text:ruby-text></text:ruby><text:ruby text:style-name="Ru1"><text:ruby-base><text:span text:style-name="T42">通</text:span></text:ruby-base><text:ruby-text>どお</text:ruby-text></text:ruby><text:span text:style-name="T58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1">KAYO</text:p>
          </table:table-cell>
          <table:table-cell table:style-name="Tabla207.B2" office:value-type="string">
            <text:p text:style-name="P43"><text:ruby text:style-name="Ru1"><text:ruby-base><text:span text:style-name="T58">通</text:span></text:ruby-base><text:ruby-text>かよ</text:ruby-text></text:ruby><text:span text:style-name="T58">う <text:s text:c="2"/></text:span>( “ir al trabajo” )</text:p>
          </table:table-cell>
          <table:table-cell table:style-name="Tabla207.D2" office:value-type="string">
            <text:p text:style-name="P65"/>
          </table:table-cell>
        </table:table-row>
        <table:table-row>
          <table:covered-table-cell/>
          <table:table-cell table:style-name="Tabla207.B2" office:value-type="string">
            <text:p text:style-name="P82">TSÛ</text:p>
          </table:table-cell>
          <table:table-cell table:style-name="Tabla207.C3" office:value-type="string">
            <text:p text:style-name="P73"><text:ruby text:style-name="Ru1"><text:ruby-base><text:span text:style-name="T58">交</text:span></text:ruby-base><text:ruby-text>こう</text:ruby-text></text:ruby><text:ruby text:style-name="Ru1"><text:ruby-base><text:span text:style-name="T58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1"><text:ruby text:style-name="Ru1"><text:ruby-base><text:span text:style-name="T32">通</text:span></text:ruby-base><text:ruby-text>つう</text:ruby-text></text:ruby><text:ruby text:style-name="Ru1"><text:ruby-base><text:span text:style-name="T32">学</text:span></text:ruby-base><text:ruby-text>がく</text:ruby-text></text:ruby><text:span text:style-name="T28"> ( “ir a la escuela” )</text:span></text:p>
          </table:table-cell>
        </table:table-row>
      </table:table>
      <text:p text:style-name="P15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1">売</text:p>
          </table:table-cell>
          <table:table-cell table:style-name="Tabla210.A1" office:value-type="string">
            <text:p text:style-name="P81">U</text:p>
          </table:table-cell>
          <table:table-cell table:style-name="Tabla210.A1" office:value-type="string">
            <text:p text:style-name="P43"><text:ruby text:style-name="Ru1"><text:ruby-base><text:span text:style-name="T58">売</text:span></text:ruby-base><text:ruby-text>う</text:ruby-text></text:ruby><text:span text:style-name="T58">る</text:span> <text:s text:c="15"/>(vender)</text:p>
          </table:table-cell>
          <table:table-cell table:style-name="Tabla210.D1" office:value-type="string">
            <text:p text:style-name="P65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2">BAI</text:p>
          </table:table-cell>
          <table:table-cell table:style-name="Tabla210.C2" office:value-type="string">
            <text:p text:style-name="P73"><text:ruby text:style-name="Ru1"><text:ruby-base><text:span text:style-name="T58">売</text:span></text:ruby-base><text:ruby-text>ばい</text:ruby-text></text:ruby><text:ruby text:style-name="Ru1"><text:ruby-base><text:span text:style-name="T58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3"/>
          </table:table-cell>
        </table:table-row>
      </table:table>
      <text:p text:style-name="P13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1"><text:soft-page-break/>来</text:p>
          </table:table-cell>
          <table:table-cell table:style-name="Tabla188.A1" office:value-type="string">
            <text:p text:style-name="P81">KU</text:p>
          </table:table-cell>
          <table:table-cell table:style-name="Tabla188.A1" office:value-type="string">
            <text:p text:style-name="P43"><text:ruby text:style-name="Ru1"><text:ruby-base><text:span text:style-name="T58">来</text:span></text:ruby-base><text:ruby-text>く</text:ruby-text></text:ruby><text:span text:style-name="T58">る </text:span><text:s text:c="17"/>(venir)</text:p>
          </table:table-cell>
          <table:table-cell table:style-name="Tabla188.D1" office:value-type="string">
            <text:p text:style-name="P65"><text:ruby text:style-name="Ru1"><text:ruby-base><text:span text:style-name="T42">来</text:span></text:ruby-base><text:ruby-text>き</text:ruby-text></text:ruby><text:span text:style-name="T58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2">RAI</text:p>
          </table:table-cell>
          <table:table-cell table:style-name="Tabla188.C2" office:value-type="string">
            <text:p text:style-name="P73"><text:ruby text:style-name="Ru1"><text:ruby-base><text:span text:style-name="T58">来</text:span></text:ruby-base><text:ruby-text>らい</text:ruby-text></text:ruby><text:ruby text:style-name="Ru1"><text:ruby-base><text:span text:style-name="T58">年</text:span></text:ruby-base><text:ruby-text>ねん</text:ruby-text></text:ruby><text:span text:style-name="T58"> <text:s text:c="3"/></text:span><text:s/>(año próximo)</text:p>
          </table:table-cell>
          <table:table-cell table:style-name="Tabla188.D2" office:value-type="string">
            <text:p text:style-name="P73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5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1">住</text:p>
          </table:table-cell>
          <table:table-cell table:style-name="Tabla277.A1" office:value-type="string">
            <text:p text:style-name="P81">す</text:p>
          </table:table-cell>
          <table:table-cell table:style-name="Tabla277.A1" office:value-type="string">
            <text:p text:style-name="P43"><text:ruby text:style-name="Ru1"><text:ruby-base><text:span text:style-name="T58">住</text:span></text:ruby-base><text:ruby-text>す</text:ruby-text></text:ruby><text:span text:style-name="T58">む</text:span> <text:s text:c="22"/>vivir</text:p>
          </table:table-cell>
          <table:table-cell table:style-name="Tabla277.D1" office:value-type="string">
            <text:p text:style-name="P65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2">ジュウ</text:p>
          </table:table-cell>
          <table:table-cell table:style-name="Tabla277.C2" office:value-type="string">
            <text:p text:style-name="P73"><text:ruby text:style-name="Ru1"><text:ruby-base><text:span text:style-name="T58">住</text:span></text:ruby-base><text:ruby-text>じゅう</text:ruby-text></text:ruby><text:ruby text:style-name="Ru1"><text:ruby-base><text:span text:style-name="T58">民</text:span></text:ruby-base><text:ruby-text>みん</text:ruby-text></text:ruby> <text:s text:c="10"/>población</text:p>
          </table:table-cell>
          <table:table-cell table:style-name="Tabla277.D2" office:value-type="string">
            <text:p text:style-name="P73"><text:ruby text:style-name="Ru1"><text:ruby-base><text:span text:style-name="T58">住</text:span></text:ruby-base><text:ruby-text>じゅう</text:ruby-text></text:ruby><text:ruby text:style-name="Ru1"><text:ruby-base><text:span text:style-name="T58">所</text:span></text:ruby-base><text:ruby-text>しょ</text:ruby-text></text:ruby> <text:s text:c="13"/>domicilio</text:p>
          </table:table-cell>
        </table:table-row>
      </table:table>
      <text:p text:style-name="P40"/>
      <text:p text:style-name="P4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=======</text:p>
      <text:p text:style-name="P15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office:value-type="string">
            <text:p text:style-name="P51">章</text:p>
          </table:table-cell>
          <table:table-cell table:style-name="Tabla297.A1" office:value-type="string">
            <text:p text:style-name="P81">ショウ</text:p>
          </table:table-cell>
          <table:table-cell table:style-name="Tabla297.A1" office:value-type="string">
            <text:p text:style-name="P43"><text:ruby text:style-name="Ru1"><text:ruby-base><text:span text:style-name="T58">記</text:span></text:ruby-base><text:ruby-text>き</text:ruby-text></text:ruby><text:ruby text:style-name="Ru1"><text:ruby-base><text:span text:style-name="T58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65"/>
          </table:table-cell>
        </table:table-row>
      </table:table>
      <text:p text:style-name="P15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51">商</text:p>
          </table:table-cell>
          <table:table-cell table:style-name="Tabla296.A1" office:value-type="string">
            <text:p text:style-name="P81">ショウ</text:p>
          </table:table-cell>
          <table:table-cell table:style-name="Tabla296.A1" office:value-type="string">
            <text:p text:style-name="P43"><text:ruby text:style-name="Ru1"><text:ruby-base><text:span text:style-name="T58">商</text:span></text:ruby-base><text:ruby-text>しょう</text:ruby-text></text:ruby><text:ruby text:style-name="Ru1"><text:ruby-base><text:span text:style-name="T58">店</text:span></text:ruby-base><text:ruby-text>てん</text:ruby-text></text:ruby> <text:s/></text:p>
            <text:p text:style-name="P43"><text:s text:c="10"/>comercio (tienda)</text:p>
          </table:table-cell>
          <table:table-cell table:style-name="Tabla296.D1" office:value-type="string">
            <text:p text:style-name="P65"><text:ruby text:style-name="Ru1"><text:ruby-base><text:span text:style-name="T58">商</text:span></text:ruby-base><text:ruby-text>しょう</text:ruby-text></text:ruby><text:ruby text:style-name="Ru1"><text:ruby-base><text:span text:style-name="T58">売</text:span></text:ruby-base><text:ruby-text>ばい</text:ruby-text></text:ruby> <text:s text:c="5"/>trato, negocio <text:s text:c="3"/></text:p>
          </table:table-cell>
        </table:table-row>
      </table:table>
      <text:p text:style-name="P15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51">業</text:p>
          </table:table-cell>
          <table:table-cell table:style-name="Tabla290.A1" office:value-type="string">
            <text:p text:style-name="P81">ギョウ</text:p>
          </table:table-cell>
          <table:table-cell table:style-name="Tabla290.A1" office:value-type="string">
            <text:p text:style-name="P43"><text:ruby text:style-name="Ru1"><text:ruby-base><text:span text:style-name="T58">事</text:span></text:ruby-base><text:ruby-text>じ</text:ruby-text></text:ruby><text:ruby text:style-name="Ru1"><text:ruby-base><text:span text:style-name="T58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65"><text:s text:c="4"/></text:p>
          </table:table-cell>
        </table:table-row>
      </table:table>
      <text:p text:style-name="P15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1">客</text:p>
          </table:table-cell>
          <table:table-cell table:style-name="Tabla282.A1" office:value-type="string">
            <text:p text:style-name="P81">キャク</text:p>
          </table:table-cell>
          <table:table-cell table:style-name="Tabla282.A1" office:value-type="string">
            <text:p text:style-name="P43"><text:ruby text:style-name="Ru1"><text:ruby-base><text:span text:style-name="T58">客</text:span></text:ruby-base><text:ruby-text>きゃく</text:ruby-text></text:ruby><text:ruby text:style-name="Ru1"><text:ruby-base><text:span text:style-name="T58">間</text:span></text:ruby-base><text:ruby-text>ま</text:ruby-text></text:ruby> <text:s text:c="12"/>recibidor</text:p>
          </table:table-cell>
          <table:table-cell table:style-name="Tabla282.D1" office:value-type="string">
            <text:p text:style-name="P65"><text:ruby text:style-name="Ru1"><text:ruby-base><text:span text:style-name="T58">来</text:span></text:ruby-base><text:ruby-text>らい</text:ruby-text></text:ruby><text:ruby text:style-name="Ru1"><text:ruby-base><text:span text:style-name="T58">客</text:span></text:ruby-base><text:ruby-text>きゃく</text:ruby-text></text:ruby> <text:s text:c="13"/>huésped <text:s text:c="3"/></text:p>
          </table:table-cell>
        </table:table-row>
      </table:table>
      <text:p text:style-name="P15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51">宿</text:p>
          </table:table-cell>
          <table:table-cell table:style-name="Tabla291.A1" office:value-type="string">
            <text:p text:style-name="P81">シュク</text:p>
          </table:table-cell>
          <table:table-cell table:style-name="Tabla291.A1" office:value-type="string">
            <text:p text:style-name="P43"><text:ruby text:style-name="Ru1"><text:ruby-base><text:span text:style-name="T58">宿</text:span></text:ruby-base><text:ruby-text>しゅく</text:ruby-text></text:ruby><text:ruby text:style-name="Ru1"><text:ruby-base><text:span text:style-name="T58">題</text:span></text:ruby-base><text:ruby-text>だい</text:ruby-text></text:ruby> <text:s text:c="13"/>deberes</text:p>
          </table:table-cell>
          <table:table-cell table:style-name="Tabla291.D1" office:value-type="string">
            <text:p text:style-name="P65"><text:s text:c="3"/></text:p>
          </table:table-cell>
        </table:table-row>
      </table:table>
      <text:p text:style-name="P15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1">級</text:p>
          </table:table-cell>
          <table:table-cell table:style-name="Tabla284.A1" office:value-type="string">
            <text:p text:style-name="P81">キュウ</text:p>
          </table:table-cell>
          <table:table-cell table:style-name="Tabla284.A1" office:value-type="string">
            <text:p text:style-name="P43"><text:ruby text:style-name="Ru1"><text:ruby-base><text:span text:style-name="T58">高</text:span></text:ruby-base><text:ruby-text>こう</text:ruby-text></text:ruby><text:ruby text:style-name="Ru1"><text:ruby-base><text:span text:style-name="T58">級</text:span></text:ruby-base><text:ruby-text>きゅう</text:ruby-text></text:ruby> <text:s/>primera calidad</text:p>
          </table:table-cell>
          <table:table-cell table:style-name="Tabla284.D1" office:value-type="string">
            <text:p text:style-name="P65"/>
          </table:table-cell>
        </table:table-row>
      </table:table>
      <text:p text:style-name="P15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1">球</text:p>
          </table:table-cell>
          <table:table-cell table:style-name="Tabla285.A1" office:value-type="string">
            <text:p text:style-name="P81">たま</text:p>
          </table:table-cell>
          <table:table-cell table:style-name="Tabla285.A1" office:value-type="string">
            <text:p text:style-name="P43"><text:ruby text:style-name="Ru1"><text:ruby-base><text:span text:style-name="T58">球</text:span></text:ruby-base><text:ruby-text>たま</text:ruby-text></text:ruby> <text:s text:c="22"/>esfera</text:p>
          </table:table-cell>
          <table:table-cell table:style-name="Tabla285.D1" office:value-type="string">
            <text:p text:style-name="P65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2">キュウ</text:p>
          </table:table-cell>
          <table:table-cell table:style-name="Tabla285.C2" office:value-type="string">
            <text:p text:style-name="P73"><text:ruby text:style-name="Ru1"><text:ruby-base><text:span text:style-name="T58">地</text:span></text:ruby-base><text:ruby-text>ち</text:ruby-text></text:ruby><text:ruby text:style-name="Ru1"><text:ruby-base><text:span text:style-name="T58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64"><text:ruby text:style-name="Ru1"><text:ruby-base><text:span text:style-name="T58">野</text:span></text:ruby-base><text:ruby-text>や</text:ruby-text></text:ruby><text:ruby text:style-name="Ru1"><text:ruby-base><text:span text:style-name="T58">球</text:span></text:ruby-base><text:ruby-text>きゅう</text:ruby-text></text:ruby><text:span text:style-name="T67"> <text:s text:c="16"/>béisbol</text:span></text:p>
          </table:table-cell>
        </table:table-row>
      </table:table>
      <text:p text:style-name="P13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1">曲</text:p>
          </table:table-cell>
          <table:table-cell table:style-name="Tabla289.A1" office:value-type="string">
            <text:p text:style-name="P81">キョク</text:p>
          </table:table-cell>
          <table:table-cell table:style-name="Tabla289.A1" office:value-type="string">
            <text:p text:style-name="P43"><text:ruby text:style-name="Ru1"><text:ruby-base><text:span text:style-name="T70">作</text:span></text:ruby-base><text:ruby-text>さっ</text:ruby-text></text:ruby><text:ruby text:style-name="Ru1"><text:ruby-base><text:span text:style-name="T70">曲</text:span></text:ruby-base><text:ruby-text>きょく</text:ruby-text></text:ruby><text:ruby text:style-name="Ru1"><text:ruby-base><text:span text:style-name="T70">家</text:span></text:ruby-base><text:ruby-text>か</text:ruby-text></text:ruby> <text:s text:c="4"/>compositor</text:p>
          </table:table-cell>
          <table:table-cell table:style-name="Tabla289.D1" office:value-type="string">
            <text:p text:style-name="P65"><text:ruby text:style-name="Ru1"><text:ruby-base><text:span text:style-name="T70">曲</text:span></text:ruby-base><text:ruby-text>きょく</text:ruby-text></text:ruby> <text:s text:c="19"/>melodía</text:p>
          </table:table-cell>
        </table:table-row>
      </table:table>
      <text:p text:style-name="P13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51">昭</text:p>
          </table:table-cell>
          <table:table-cell table:style-name="Tabla294.A1" office:value-type="string">
            <text:p text:style-name="P81">ショウ</text:p>
          </table:table-cell>
          <table:table-cell table:style-name="Tabla294.A1" office:value-type="string">
            <text:p text:style-name="P43"><text:ruby text:style-name="Ru1"><text:ruby-base><text:span text:style-name="T70">昭</text:span></text:ruby-base><text:ruby-text>しょう</text:ruby-text></text:ruby><text:ruby text:style-name="Ru1"><text:ruby-base><text:span text:style-name="T70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65"/>
          </table:table-cell>
        </table:table-row>
      </table:table>
      <text:p text:style-name="P13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office:value-type="string">
            <text:p text:style-name="P51">申</text:p>
          </table:table-cell>
          <table:table-cell table:style-name="Tabla302.A1" office:value-type="string">
            <text:p text:style-name="P81"/>
          </table:table-cell>
          <table:table-cell table:style-name="Tabla302.A1" office:value-type="string">
            <text:p text:style-name="P43"/>
          </table:table-cell>
          <table:table-cell table:style-name="Tabla302.D1" office:value-type="string">
            <text:p text:style-name="P65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30</meta:editing-cycles>
    <meta:editing-duration>P4DT3H35M33S</meta:editing-duration>
    <dc:date>2013-07-18T19:57:06</dc:date>
    <meta:print-date>2012-10-14T14:04:10</meta:print-date>
    <meta:document-statistic meta:table-count="307" meta:image-count="0" meta:object-count="0" meta:page-count="31" meta:paragraph-count="1979" meta:word-count="4419" meta:character-count="25979"/>
  </office:meta>
</office:document-meta>
</file>